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78cm"/>
    </style:style>
    <style:style style:name="co2" style:family="table-column">
      <style:table-column-properties fo:break-before="auto" style:column-width="1.462cm"/>
    </style:style>
    <style:style style:name="co3" style:family="table-column">
      <style:table-column-properties fo:break-before="auto" style:column-width="1.321cm"/>
    </style:style>
    <style:style style:name="co4" style:family="table-column">
      <style:table-column-properties fo:break-before="auto" style:column-width="1.81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983cm"/>
    </style:style>
    <style:style style:name="co7" style:family="table-column">
      <style:table-column-properties fo:break-before="auto" style:column-width="1.543cm"/>
    </style:style>
    <style:style style:name="co8" style:family="table-column">
      <style:table-column-properties fo:break-before="auto" style:column-width="1.355cm"/>
    </style:style>
    <style:style style:name="co9" style:family="table-column">
      <style:table-column-properties fo:break-before="auto" style:column-width="1.261cm"/>
    </style:style>
    <style:style style:name="co10" style:family="table-column">
      <style:table-column-properties fo:break-before="auto" style:column-width="0.977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use-window-font-color="true" style:text-outline="false" style:text-line-through-style="none" style:font-name="Monac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9pt" style:language-asian="en" style:country-asian="US" style:font-style-asian="normal" style:font-weight-asian="normal" style:font-name-complex="Monaco" style:font-size-complex="5.09999990463257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 style:data-style-name="N60">
      <style:text-properties style:use-window-font-color="true" style:text-outline="false" style:text-line-through-style="none" style:font-name="Monac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9pt" style:language-asian="en" style:country-asian="US" style:font-style-asian="normal" style:font-weight-asian="normal" style:font-name-complex="Monaco" style:font-size-complex="5.09999990463257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>
            <text:p>1<text:span text:style-name="T1">st</text:span></text:p>
          </table:table-cell>
          <table:table-cell office:value-type="string">
            <text:p>2<text:span text:style-name="T1">nd</text:span></text:p>
          </table:table-cell>
          <table:table-cell office:value-type="string">
            <text:p>3<text:span text:style-name="T1">rd</text:span></text:p>
          </table:table-cell>
          <table:table-cell office:value-type="string">
            <text:p>4<text:span text:style-name="T1">th</text:span></text:p>
            <draw:frame table:end-cell-address="Sheet1.Q18" table:end-x="0.172cm" table:end-y="0.006cm" draw:z-index="0" draw:style-name="gr1" svg:width="25.055cm" svg:height="7.491cm" svg:x="1.766cm" svg:y="0.001cm">
              <draw:object draw:notify-on-update-of-ranges="Sheet1.B1:Sheet1.B1 Sheet1.B2:Sheet1.B101 Sheet1.C1:Sheet1.C1 Sheet1.C2:Sheet1.C1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float" office:value="0">
            <text:p>0</text:p>
          </table:table-cell>
          <table:table-cell table:formula="of:=POWER(([.A2]/99);3)" office:value-type="float" office:value="0">
            <text:p>0</text:p>
          </table:table-cell>
          <table:table-cell table:formula="of:=([.A2]-(99/2))/(99/2)" office:value-type="float" office:value="-1">
            <text:p>-1</text:p>
          </table:table-cell>
          <table:table-cell table:formula="of:=1-POWER(([.A2]/99);3)" office:value-type="float" office:value="1">
            <text:p>1</text:p>
          </table:table-cell>
          <table:table-cell table:formula="of:=0-([.A2]-(99/2))/(99/2)"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POWER(([.A3]/99);3)" office:value-type="float" office:value="0.00000103061015212836">
            <text:p>0</text:p>
          </table:table-cell>
          <table:table-cell table:formula="of:=([.A3]-(99/2))/(99/2)" office:value-type="float" office:value="-0.97979797979798">
            <text:p>-0,98</text:p>
          </table:table-cell>
          <table:table-cell table:formula="of:=1-POWER(([.A3]/99);3)" office:value-type="float" office:value="0.999998969389848">
            <text:p>1</text:p>
          </table:table-cell>
          <table:table-cell table:formula="of:=0-([.A3]-(99/2))/(99/2)" office:value-type="float" office:value="0.97979797979798">
            <text:p>0,98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POWER(([.A4]/99);3)" office:value-type="float" office:value="0.00000824488121702692">
            <text:p>0</text:p>
          </table:table-cell>
          <table:table-cell table:formula="of:=([.A4]-(99/2))/(99/2)" office:value-type="float" office:value="-0.95959595959596">
            <text:p>-0,96</text:p>
          </table:table-cell>
          <table:table-cell table:formula="of:=1-POWER(([.A4]/99);3)" office:value-type="float" office:value="0.999991755118783">
            <text:p>1</text:p>
          </table:table-cell>
          <table:table-cell table:formula="of:=0-([.A4]-(99/2))/(99/2)" office:value-type="float" office:value="0.95959595959596">
            <text:p>0,96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POWER(([.A5]/99);3)" office:value-type="float" office:value="0.0000278264741074658">
            <text:p>0</text:p>
          </table:table-cell>
          <table:table-cell table:formula="of:=([.A5]-(99/2))/(99/2)" office:value-type="float" office:value="-0.939393939393939">
            <text:p>-0,94</text:p>
          </table:table-cell>
          <table:table-cell table:formula="of:=1-POWER(([.A5]/99);3)" office:value-type="float" office:value="0.999972173525893">
            <text:p>1</text:p>
          </table:table-cell>
          <table:table-cell table:formula="of:=0-([.A5]-(99/2))/(99/2)" office:value-type="float" office:value="0.939393939393939">
            <text:p>0,94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POWER(([.A6]/99);3)" office:value-type="float" office:value="0.0000659590497362153">
            <text:p>0</text:p>
          </table:table-cell>
          <table:table-cell table:formula="of:=([.A6]-(99/2))/(99/2)" office:value-type="float" office:value="-0.919191919191919">
            <text:p>-0,92</text:p>
          </table:table-cell>
          <table:table-cell table:formula="of:=1-POWER(([.A6]/99);3)" office:value-type="float" office:value="0.999934040950264">
            <text:p>1</text:p>
          </table:table-cell>
          <table:table-cell table:formula="of:=0-([.A6]-(99/2))/(99/2)" office:value-type="float" office:value="0.919191919191919">
            <text:p>0,92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POWER(([.A7]/99);3)" office:value-type="float" office:value="0.000128826269016046">
            <text:p>0</text:p>
          </table:table-cell>
          <table:table-cell table:formula="of:=([.A7]-(99/2))/(99/2)" office:value-type="float" office:value="-0.898989898989899">
            <text:p>-0,9</text:p>
          </table:table-cell>
          <table:table-cell table:formula="of:=1-POWER(([.A7]/99);3)" office:value-type="float" office:value="0.999871173730984">
            <text:p>1</text:p>
          </table:table-cell>
          <table:table-cell table:formula="of:=0-([.A7]-(99/2))/(99/2)" office:value-type="float" office:value="0.898989898989899">
            <text:p>0,9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POWER(([.A8]/99);3)" office:value-type="float" office:value="0.000222611792859727">
            <text:p>0</text:p>
          </table:table-cell>
          <table:table-cell table:formula="of:=([.A8]-(99/2))/(99/2)" office:value-type="float" office:value="-0.878787878787879">
            <text:p>-0,88</text:p>
          </table:table-cell>
          <table:table-cell table:formula="of:=1-POWER(([.A8]/99);3)" office:value-type="float" office:value="0.99977738820714">
            <text:p>1</text:p>
          </table:table-cell>
          <table:table-cell table:formula="of:=0-([.A8]-(99/2))/(99/2)" office:value-type="float" office:value="0.878787878787879">
            <text:p>0,88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POWER(([.A9]/99);3)" office:value-type="float" office:value="0.000353499282180029">
            <text:p>0</text:p>
          </table:table-cell>
          <table:table-cell table:formula="of:=([.A9]-(99/2))/(99/2)" office:value-type="float" office:value="-0.858585858585859">
            <text:p>-0,86</text:p>
          </table:table-cell>
          <table:table-cell table:formula="of:=1-POWER(([.A9]/99);3)" office:value-type="float" office:value="0.99964650071782">
            <text:p>1</text:p>
          </table:table-cell>
          <table:table-cell table:formula="of:=0-([.A9]-(99/2))/(99/2)" office:value-type="float" office:value="0.858585858585859">
            <text:p>0,86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POWER(([.A10]/99);3)" office:value-type="float" office:value="0.000527672397889723">
            <text:p>0</text:p>
          </table:table-cell>
          <table:table-cell table:formula="of:=([.A10]-(99/2))/(99/2)" office:value-type="float" office:value="-0.838383838383838">
            <text:p>-0,84</text:p>
          </table:table-cell>
          <table:table-cell table:formula="of:=1-POWER(([.A10]/99);3)" office:value-type="float" office:value="0.99947232760211">
            <text:p>1</text:p>
          </table:table-cell>
          <table:table-cell table:formula="of:=0-([.A10]-(99/2))/(99/2)" office:value-type="float" office:value="0.838383838383838">
            <text:p>0,84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formula="of:=POWER(([.A11]/99);3)" office:value-type="float" office:value="0.000751314800901578">
            <text:p>0</text:p>
          </table:table-cell>
          <table:table-cell table:formula="of:=([.A11]-(99/2))/(99/2)" office:value-type="float" office:value="-0.818181818181818">
            <text:p>-0,82</text:p>
          </table:table-cell>
          <table:table-cell table:formula="of:=1-POWER(([.A11]/99);3)" office:value-type="float" office:value="0.999248685199098">
            <text:p>1</text:p>
          </table:table-cell>
          <table:table-cell table:formula="of:=0-([.A11]-(99/2))/(99/2)" office:value-type="float" office:value="0.818181818181818">
            <text:p>0,8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POWER(([.A12]/99);3)" office:value-type="float" office:value="0.00103061015212836">
            <text:p>0</text:p>
          </table:table-cell>
          <table:table-cell table:formula="of:=([.A12]-(99/2))/(99/2)" office:value-type="float" office:value="-0.797979797979798">
            <text:p>-0,8</text:p>
          </table:table-cell>
          <table:table-cell table:formula="of:=1-POWER(([.A12]/99);3)" office:value-type="float" office:value="0.998969389847872">
            <text:p>1</text:p>
          </table:table-cell>
          <table:table-cell table:formula="of:=0-([.A12]-(99/2))/(99/2)" office:value-type="float" office:value="0.797979797979798">
            <text:p>0,8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formula="of:=POWER(([.A13]/99);3)" office:value-type="float" office:value="0.00137174211248285">
            <text:p>0</text:p>
          </table:table-cell>
          <table:table-cell table:formula="of:=([.A13]-(99/2))/(99/2)" office:value-type="float" office:value="-0.777777777777778">
            <text:p>-0,78</text:p>
          </table:table-cell>
          <table:table-cell table:formula="of:=1-POWER(([.A13]/99);3)" office:value-type="float" office:value="0.998628257887517">
            <text:p>1</text:p>
          </table:table-cell>
          <table:table-cell table:formula="of:=0-([.A13]-(99/2))/(99/2)" office:value-type="float" office:value="0.777777777777778">
            <text:p>0,7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f:=POWER(([.A14]/99);3)" office:value-type="float" office:value="0.00178089434287781">
            <text:p>0</text:p>
          </table:table-cell>
          <table:table-cell table:formula="of:=([.A14]-(99/2))/(99/2)" office:value-type="float" office:value="-0.757575757575758">
            <text:p>-0,76</text:p>
          </table:table-cell>
          <table:table-cell table:formula="of:=1-POWER(([.A14]/99);3)" office:value-type="float" office:value="0.998219105657122">
            <text:p>1</text:p>
          </table:table-cell>
          <table:table-cell table:formula="of:=0-([.A14]-(99/2))/(99/2)" office:value-type="float" office:value="0.757575757575758">
            <text:p>0,76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formula="of:=POWER(([.A15]/99);3)" office:value-type="float" office:value="0.00226425050422602">
            <text:p>0</text:p>
          </table:table-cell>
          <table:table-cell table:formula="of:=([.A15]-(99/2))/(99/2)" office:value-type="float" office:value="-0.737373737373737">
            <text:p>-0,74</text:p>
          </table:table-cell>
          <table:table-cell table:formula="of:=1-POWER(([.A15]/99);3)" office:value-type="float" office:value="0.997735749495774">
            <text:p>1</text:p>
          </table:table-cell>
          <table:table-cell table:formula="of:=0-([.A15]-(99/2))/(99/2)" office:value-type="float" office:value="0.737373737373737">
            <text:p>0,7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formula="of:=POWER(([.A16]/99);3)" office:value-type="float" office:value="0.00282799425744023">
            <text:p>0</text:p>
          </table:table-cell>
          <table:table-cell table:formula="of:=([.A16]-(99/2))/(99/2)" office:value-type="float" office:value="-0.717171717171717">
            <text:p>-0,72</text:p>
          </table:table-cell>
          <table:table-cell table:formula="of:=1-POWER(([.A16]/99);3)" office:value-type="float" office:value="0.99717200574256">
            <text:p>1</text:p>
          </table:table-cell>
          <table:table-cell table:formula="of:=0-([.A16]-(99/2))/(99/2)" office:value-type="float" office:value="0.717171717171717">
            <text:p>0,72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POWER(([.A17]/99);3)" office:value-type="float" office:value="0.00347830926343323">
            <text:p>0</text:p>
          </table:table-cell>
          <table:table-cell table:formula="of:=([.A17]-(99/2))/(99/2)" office:value-type="float" office:value="-0.696969696969697">
            <text:p>-0,7</text:p>
          </table:table-cell>
          <table:table-cell table:formula="of:=1-POWER(([.A17]/99);3)" office:value-type="float" office:value="0.996521690736567">
            <text:p>1</text:p>
          </table:table-cell>
          <table:table-cell table:formula="of:=0-([.A17]-(99/2))/(99/2)" office:value-type="float" office:value="0.696969696969697">
            <text:p>0,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formula="of:=POWER(([.A18]/99);3)" office:value-type="float" office:value="0.00422137918311778">
            <text:p>0</text:p>
          </table:table-cell>
          <table:table-cell table:formula="of:=([.A18]-(99/2))/(99/2)" office:value-type="float" office:value="-0.676767676767677">
            <text:p>-0,68</text:p>
          </table:table-cell>
          <table:table-cell table:formula="of:=1-POWER(([.A18]/99);3)" office:value-type="float" office:value="0.995778620816882">
            <text:p>1</text:p>
          </table:table-cell>
          <table:table-cell table:formula="of:=0-([.A18]-(99/2))/(99/2)" office:value-type="float" office:value="0.676767676767677">
            <text:p>0,68</text:p>
            <draw:frame table:end-cell-address="Sheet1.Q34" table:end-x="0.243cm" table:end-y="0.35cm" draw:z-index="1" draw:style-name="gr1" svg:width="25.098cm" svg:height="7.005cm" svg:x="1.794cm" svg:y="0.374cm">
              <draw:object draw:notify-on-update-of-ranges="Sheet1.D1:Sheet1.D1 Sheet1.D2:Sheet1.D101 Sheet1.E1:Sheet1.E1 Sheet1.E2:Sheet1.E1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office:value-type="float" office:value="17">
            <text:p>17</text:p>
          </table:table-cell>
          <table:table-cell table:formula="of:=POWER(([.A19]/99);3)" office:value-type="float" office:value="0.00506338767740666">
            <text:p>0,01</text:p>
          </table:table-cell>
          <table:table-cell table:formula="of:=([.A19]-(99/2))/(99/2)" office:value-type="float" office:value="-0.656565656565657">
            <text:p>-0,66</text:p>
          </table:table-cell>
          <table:table-cell table:formula="of:=1-POWER(([.A19]/99);3)" office:value-type="float" office:value="0.994936612322593">
            <text:p>0,99</text:p>
          </table:table-cell>
          <table:table-cell table:formula="of:=0-([.A19]-(99/2))/(99/2)" office:value-type="float" office:value="0.656565656565657">
            <text:p>0,6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formula="of:=POWER(([.A20]/99);3)" office:value-type="float" office:value="0.00601051840721262">
            <text:p>0,01</text:p>
          </table:table-cell>
          <table:table-cell table:formula="of:=([.A20]-(99/2))/(99/2)" office:value-type="float" office:value="-0.636363636363636">
            <text:p>-0,64</text:p>
          </table:table-cell>
          <table:table-cell table:formula="of:=1-POWER(([.A20]/99);3)" office:value-type="float" office:value="0.993989481592787">
            <text:p>0,99</text:p>
          </table:table-cell>
          <table:table-cell table:formula="of:=0-([.A20]-(99/2))/(99/2)" office:value-type="float" office:value="0.636363636363636">
            <text:p>0,64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formula="of:=POWER(([.A21]/99);3)" office:value-type="float" office:value="0.00706895503344845">
            <text:p>0,01</text:p>
          </table:table-cell>
          <table:table-cell table:formula="of:=([.A21]-(99/2))/(99/2)" office:value-type="float" office:value="-0.616161616161616">
            <text:p>-0,62</text:p>
          </table:table-cell>
          <table:table-cell table:formula="of:=1-POWER(([.A21]/99);3)" office:value-type="float" office:value="0.992931044966552">
            <text:p>0,99</text:p>
          </table:table-cell>
          <table:table-cell table:formula="of:=0-([.A21]-(99/2))/(99/2)" office:value-type="float" office:value="0.616161616161616">
            <text:p>0,6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POWER(([.A22]/99);3)" office:value-type="float" office:value="0.00824488121702692">
            <text:p>0,01</text:p>
          </table:table-cell>
          <table:table-cell table:formula="of:=([.A22]-(99/2))/(99/2)" office:value-type="float" office:value="-0.595959595959596">
            <text:p>-0,6</text:p>
          </table:table-cell>
          <table:table-cell table:formula="of:=1-POWER(([.A22]/99);3)" office:value-type="float" office:value="0.991755118782973">
            <text:p>0,99</text:p>
          </table:table-cell>
          <table:table-cell table:formula="of:=0-([.A22]-(99/2))/(99/2)" office:value-type="float" office:value="0.595959595959596">
            <text:p>0,6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formula="of:=POWER(([.A23]/99);3)" office:value-type="float" office:value="0.00954448061886079">
            <text:p>0,01</text:p>
          </table:table-cell>
          <table:table-cell table:formula="of:=([.A23]-(99/2))/(99/2)" office:value-type="float" office:value="-0.575757575757576">
            <text:p>-0,58</text:p>
          </table:table-cell>
          <table:table-cell table:formula="of:=1-POWER(([.A23]/99);3)" office:value-type="float" office:value="0.990455519381139">
            <text:p>0,99</text:p>
          </table:table-cell>
          <table:table-cell table:formula="of:=0-([.A23]-(99/2))/(99/2)" office:value-type="float" office:value="0.575757575757576">
            <text:p>0,5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formula="of:=POWER(([.A24]/99);3)" office:value-type="float" office:value="0.0109739368998628">
            <text:p>0,01</text:p>
          </table:table-cell>
          <table:table-cell table:formula="of:=([.A24]-(99/2))/(99/2)" office:value-type="float" office:value="-0.555555555555556">
            <text:p>-0,56</text:p>
          </table:table-cell>
          <table:table-cell table:formula="of:=1-POWER(([.A24]/99);3)" office:value-type="float" office:value="0.989026063100137">
            <text:p>0,99</text:p>
          </table:table-cell>
          <table:table-cell table:formula="of:=0-([.A24]-(99/2))/(99/2)" office:value-type="float" office:value="0.555555555555556">
            <text:p>0,56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formula="of:=POWER(([.A25]/99);3)" office:value-type="float" office:value="0.0125394337209458">
            <text:p>0,01</text:p>
          </table:table-cell>
          <table:table-cell table:formula="of:=([.A25]-(99/2))/(99/2)" office:value-type="float" office:value="-0.535353535353535">
            <text:p>-0,54</text:p>
          </table:table-cell>
          <table:table-cell table:formula="of:=1-POWER(([.A25]/99);3)" office:value-type="float" office:value="0.987460566279054">
            <text:p>0,99</text:p>
          </table:table-cell>
          <table:table-cell table:formula="of:=0-([.A25]-(99/2))/(99/2)" office:value-type="float" office:value="0.535353535353535">
            <text:p>0,54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formula="of:=POWER(([.A26]/99);3)" office:value-type="float" office:value="0.0142471547430225">
            <text:p>0,01</text:p>
          </table:table-cell>
          <table:table-cell table:formula="of:=([.A26]-(99/2))/(99/2)" office:value-type="float" office:value="-0.515151515151515">
            <text:p>-0,52</text:p>
          </table:table-cell>
          <table:table-cell table:formula="of:=1-POWER(([.A26]/99);3)" office:value-type="float" office:value="0.985752845256977">
            <text:p>0,99</text:p>
          </table:table-cell>
          <table:table-cell table:formula="of:=0-([.A26]-(99/2))/(99/2)" office:value-type="float" office:value="0.515151515151515">
            <text:p>0,52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formula="of:=POWER(([.A27]/99);3)" office:value-type="float" office:value="0.0161032836270057">
            <text:p>0,02</text:p>
          </table:table-cell>
          <table:table-cell table:formula="of:=([.A27]-(99/2))/(99/2)" office:value-type="float" office:value="-0.494949494949495">
            <text:p>-0,49</text:p>
          </table:table-cell>
          <table:table-cell table:formula="of:=1-POWER(([.A27]/99);3)" office:value-type="float" office:value="0.983896716372994">
            <text:p>0,98</text:p>
          </table:table-cell>
          <table:table-cell table:formula="of:=0-([.A27]-(99/2))/(99/2)" office:value-type="float" office:value="0.494949494949495">
            <text:p>0,49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formula="of:=POWER(([.A28]/99);3)" office:value-type="float" office:value="0.0181140040338081">
            <text:p>0,02</text:p>
          </table:table-cell>
          <table:table-cell table:formula="of:=([.A28]-(99/2))/(99/2)" office:value-type="float" office:value="-0.474747474747475">
            <text:p>-0,47</text:p>
          </table:table-cell>
          <table:table-cell table:formula="of:=1-POWER(([.A28]/99);3)" office:value-type="float" office:value="0.981885995966192">
            <text:p>0,98</text:p>
          </table:table-cell>
          <table:table-cell table:formula="of:=0-([.A28]-(99/2))/(99/2)" office:value-type="float" office:value="0.474747474747475">
            <text:p>0,47</text:p>
          </table:table-cell>
        </table:table-row>
        <table:table-row table:style-name="ro2">
          <table:table-cell office:value-type="float" office:value="27">
            <text:p>27</text:p>
          </table:table-cell>
          <table:table-cell table:formula="of:=POWER(([.A29]/99);3)" office:value-type="float" office:value="0.0202854996243426">
            <text:p>0,02</text:p>
          </table:table-cell>
          <table:table-cell table:formula="of:=([.A29]-(99/2))/(99/2)" office:value-type="float" office:value="-0.454545454545455">
            <text:p>-0,45</text:p>
          </table:table-cell>
          <table:table-cell table:formula="of:=1-POWER(([.A29]/99);3)" office:value-type="float" office:value="0.979714500375657">
            <text:p>0,98</text:p>
          </table:table-cell>
          <table:table-cell table:formula="of:=0-([.A29]-(99/2))/(99/2)" office:value-type="float" office:value="0.454545454545455">
            <text:p>0,4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formula="of:=POWER(([.A30]/99);3)" office:value-type="float" office:value="0.0226239540595219">
            <text:p>0,02</text:p>
          </table:table-cell>
          <table:table-cell table:formula="of:=([.A30]-(99/2))/(99/2)" office:value-type="float" office:value="-0.434343434343434">
            <text:p>-0,43</text:p>
          </table:table-cell>
          <table:table-cell table:formula="of:=1-POWER(([.A30]/99);3)" office:value-type="float" office:value="0.977376045940478">
            <text:p>0,98</text:p>
          </table:table-cell>
          <table:table-cell table:formula="of:=0-([.A30]-(99/2))/(99/2)" office:value-type="float" office:value="0.434343434343434">
            <text:p>0,43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formula="of:=POWER(([.A31]/99);3)" office:value-type="float" office:value="0.0251355510002587">
            <text:p>0,03</text:p>
          </table:table-cell>
          <table:table-cell table:formula="of:=([.A31]-(99/2))/(99/2)" office:value-type="float" office:value="-0.414141414141414">
            <text:p>-0,41</text:p>
          </table:table-cell>
          <table:table-cell table:formula="of:=1-POWER(([.A31]/99);3)" office:value-type="float" office:value="0.974864448999741">
            <text:p>0,97</text:p>
          </table:table-cell>
          <table:table-cell table:formula="of:=0-([.A31]-(99/2))/(99/2)" office:value-type="float" office:value="0.414141414141414">
            <text:p>0,4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formula="of:=POWER(([.A32]/99);3)" office:value-type="float" office:value="0.0278264741074658">
            <text:p>0,03</text:p>
          </table:table-cell>
          <table:table-cell table:formula="of:=([.A32]-(99/2))/(99/2)" office:value-type="float" office:value="-0.393939393939394">
            <text:p>-0,39</text:p>
          </table:table-cell>
          <table:table-cell table:formula="of:=1-POWER(([.A32]/99);3)" office:value-type="float" office:value="0.972173525892534">
            <text:p>0,97</text:p>
          </table:table-cell>
          <table:table-cell table:formula="of:=0-([.A32]-(99/2))/(99/2)" office:value-type="float" office:value="0.393939393939394">
            <text:p>0,39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formula="of:=POWER(([.A33]/99);3)" office:value-type="float" office:value="0.0307029070420561">
            <text:p>0,03</text:p>
          </table:table-cell>
          <table:table-cell table:formula="of:=([.A33]-(99/2))/(99/2)" office:value-type="float" office:value="-0.373737373737374">
            <text:p>-0,37</text:p>
          </table:table-cell>
          <table:table-cell table:formula="of:=1-POWER(([.A33]/99);3)" office:value-type="float" office:value="0.969297092957944">
            <text:p>0,97</text:p>
          </table:table-cell>
          <table:table-cell table:formula="of:=0-([.A33]-(99/2))/(99/2)" office:value-type="float" office:value="0.373737373737374">
            <text:p>0,37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formula="of:=POWER(([.A34]/99);3)" office:value-type="float" office:value="0.0337710334649423">
            <text:p>0,03</text:p>
          </table:table-cell>
          <table:table-cell table:formula="of:=([.A34]-(99/2))/(99/2)" office:value-type="float" office:value="-0.353535353535353">
            <text:p>-0,35</text:p>
          </table:table-cell>
          <table:table-cell table:formula="of:=1-POWER(([.A34]/99);3)" office:value-type="float" office:value="0.966228966535058">
            <text:p>0,97</text:p>
          </table:table-cell>
          <table:table-cell table:formula="of:=0-([.A34]-(99/2))/(99/2)" office:value-type="float" office:value="0.353535353535353">
            <text:p>0,3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table:formula="of:=POWER(([.A35]/99);3)" office:value-type="float" office:value="0.037037037037037">
            <text:p>0,04</text:p>
          </table:table-cell>
          <table:table-cell table:formula="of:=([.A35]-(99/2))/(99/2)" office:value-type="float" office:value="-0.333333333333333">
            <text:p>-0,33</text:p>
          </table:table-cell>
          <table:table-cell table:formula="of:=1-POWER(([.A35]/99);3)" office:value-type="float" office:value="0.962962962962963">
            <text:p>0,96</text:p>
          </table:table-cell>
          <table:table-cell table:formula="of:=0-([.A35]-(99/2))/(99/2)" office:value-type="float" office:value="0.333333333333333">
            <text:p>0,3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formula="of:=POWER(([.A36]/99);3)" office:value-type="float" office:value="0.0405071014192532">
            <text:p>0,04</text:p>
          </table:table-cell>
          <table:table-cell table:formula="of:=([.A36]-(99/2))/(99/2)" office:value-type="float" office:value="-0.313131313131313">
            <text:p>-0,31</text:p>
          </table:table-cell>
          <table:table-cell table:formula="of:=1-POWER(([.A36]/99);3)" office:value-type="float" office:value="0.959492898580747">
            <text:p>0,96</text:p>
          </table:table-cell>
          <table:table-cell table:formula="of:=0-([.A36]-(99/2))/(99/2)" office:value-type="float" office:value="0.313131313131313">
            <text:p>0,31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formula="of:=POWER(([.A37]/99);3)" office:value-type="float" office:value="0.0441874102725036">
            <text:p>0,04</text:p>
          </table:table-cell>
          <table:table-cell table:formula="of:=([.A37]-(99/2))/(99/2)" office:value-type="float" office:value="-0.292929292929293">
            <text:p>-0,29</text:p>
          </table:table-cell>
          <table:table-cell table:formula="of:=1-POWER(([.A37]/99);3)" office:value-type="float" office:value="0.955812589727496">
            <text:p>0,96</text:p>
          </table:table-cell>
          <table:table-cell table:formula="of:=0-([.A37]-(99/2))/(99/2)" office:value-type="float" office:value="0.292929292929293">
            <text:p>0,29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formula="of:=POWER(([.A38]/99);3)" office:value-type="float" office:value="0.048084147257701">
            <text:p>0,05</text:p>
          </table:table-cell>
          <table:table-cell table:formula="of:=([.A38]-(99/2))/(99/2)" office:value-type="float" office:value="-0.272727272727273">
            <text:p>-0,27</text:p>
          </table:table-cell>
          <table:table-cell table:formula="of:=1-POWER(([.A38]/99);3)" office:value-type="float" office:value="0.951915852742299">
            <text:p>0,95</text:p>
          </table:table-cell>
          <table:table-cell table:formula="of:=0-([.A38]-(99/2))/(99/2)" office:value-type="float" office:value="0.272727272727273">
            <text:p>0,27</text:p>
          </table:table-cell>
        </table:table-row>
        <table:table-row table:style-name="ro2">
          <table:table-cell office:value-type="float" office:value="37">
            <text:p>37</text:p>
          </table:table-cell>
          <table:table-cell table:formula="of:=POWER(([.A39]/99);3)" office:value-type="float" office:value="0.0522034960357581">
            <text:p>0,05</text:p>
          </table:table-cell>
          <table:table-cell table:formula="of:=([.A39]-(99/2))/(99/2)" office:value-type="float" office:value="-0.252525252525252">
            <text:p>-0,25</text:p>
          </table:table-cell>
          <table:table-cell table:formula="of:=1-POWER(([.A39]/99);3)" office:value-type="float" office:value="0.947796503964242">
            <text:p>0,95</text:p>
          </table:table-cell>
          <table:table-cell table:formula="of:=0-([.A39]-(99/2))/(99/2)" office:value-type="float" office:value="0.252525252525252">
            <text:p>0,2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formula="of:=POWER(([.A40]/99);3)" office:value-type="float" office:value="0.0565516402675876">
            <text:p>0,06</text:p>
          </table:table-cell>
          <table:table-cell table:formula="of:=([.A40]-(99/2))/(99/2)" office:value-type="float" office:value="-0.232323232323232">
            <text:p>-0,23</text:p>
          </table:table-cell>
          <table:table-cell table:formula="of:=1-POWER(([.A40]/99);3)" office:value-type="float" office:value="0.943448359732412">
            <text:p>0,94</text:p>
          </table:table-cell>
          <table:table-cell table:formula="of:=0-([.A40]-(99/2))/(99/2)" office:value-type="float" office:value="0.232323232323232">
            <text:p>0,23</text:p>
          </table:table-cell>
        </table:table-row>
        <table:table-row table:style-name="ro2">
          <table:table-cell office:value-type="float" office:value="39">
            <text:p>39</text:p>
          </table:table-cell>
          <table:table-cell table:formula="of:=POWER(([.A41]/99);3)" office:value-type="float" office:value="0.0611347636141025">
            <text:p>0,06</text:p>
          </table:table-cell>
          <table:table-cell table:formula="of:=([.A41]-(99/2))/(99/2)" office:value-type="float" office:value="-0.212121212121212">
            <text:p>-0,21</text:p>
          </table:table-cell>
          <table:table-cell table:formula="of:=1-POWER(([.A41]/99);3)" office:value-type="float" office:value="0.938865236385898">
            <text:p>0,94</text:p>
          </table:table-cell>
          <table:table-cell table:formula="of:=0-([.A41]-(99/2))/(99/2)" office:value-type="float" office:value="0.212121212121212">
            <text:p>0,21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formula="of:=POWER(([.A42]/99);3)" office:value-type="float" office:value="0.0659590497362153">
            <text:p>0,07</text:p>
          </table:table-cell>
          <table:table-cell table:formula="of:=([.A42]-(99/2))/(99/2)" office:value-type="float" office:value="-0.191919191919192">
            <text:p>-0,19</text:p>
          </table:table-cell>
          <table:table-cell table:formula="of:=1-POWER(([.A42]/99);3)" office:value-type="float" office:value="0.934040950263785">
            <text:p>0,93</text:p>
          </table:table-cell>
          <table:table-cell table:formula="of:=0-([.A42]-(99/2))/(99/2)" office:value-type="float" office:value="0.191919191919192">
            <text:p>0,19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formula="of:=POWER(([.A43]/99);3)" office:value-type="float" office:value="0.071030682294839">
            <text:p>0,07</text:p>
          </table:table-cell>
          <table:table-cell table:formula="of:=([.A43]-(99/2))/(99/2)" office:value-type="float" office:value="-0.171717171717172">
            <text:p>-0,17</text:p>
          </table:table-cell>
          <table:table-cell table:formula="of:=1-POWER(([.A43]/99);3)" office:value-type="float" office:value="0.928969317705161">
            <text:p>0,93</text:p>
          </table:table-cell>
          <table:table-cell table:formula="of:=0-([.A43]-(99/2))/(99/2)" office:value-type="float" office:value="0.171717171717172">
            <text:p>0,17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formula="of:=POWER(([.A44]/99);3)" office:value-type="float" office:value="0.0763558449508863">
            <text:p>0,08</text:p>
          </table:table-cell>
          <table:table-cell table:formula="of:=([.A44]-(99/2))/(99/2)" office:value-type="float" office:value="-0.151515151515152">
            <text:p>-0,15</text:p>
          </table:table-cell>
          <table:table-cell table:formula="of:=1-POWER(([.A44]/99);3)" office:value-type="float" office:value="0.923644155049114">
            <text:p>0,92</text:p>
          </table:table-cell>
          <table:table-cell table:formula="of:=0-([.A44]-(99/2))/(99/2)" office:value-type="float" office:value="0.151515151515152">
            <text:p>0,1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formula="of:=POWER(([.A45]/99);3)" office:value-type="float" office:value="0.0819407213652699">
            <text:p>0,08</text:p>
          </table:table-cell>
          <table:table-cell table:formula="of:=([.A45]-(99/2))/(99/2)" office:value-type="float" office:value="-0.131313131313131">
            <text:p>-0,13</text:p>
          </table:table-cell>
          <table:table-cell table:formula="of:=1-POWER(([.A45]/99);3)" office:value-type="float" office:value="0.91805927863473">
            <text:p>0,92</text:p>
          </table:table-cell>
          <table:table-cell table:formula="of:=0-([.A45]-(99/2))/(99/2)" office:value-type="float" office:value="0.131313131313131">
            <text:p>0,13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formula="of:=POWER(([.A46]/99);3)" office:value-type="float" office:value="0.0877914951989026">
            <text:p>0,09</text:p>
          </table:table-cell>
          <table:table-cell table:formula="of:=([.A46]-(99/2))/(99/2)" office:value-type="float" office:value="-0.111111111111111">
            <text:p>-0,11</text:p>
          </table:table-cell>
          <table:table-cell table:formula="of:=1-POWER(([.A46]/99);3)" office:value-type="float" office:value="0.912208504801097">
            <text:p>0,91</text:p>
          </table:table-cell>
          <table:table-cell table:formula="of:=0-([.A46]-(99/2))/(99/2)" office:value-type="float" office:value="0.111111111111111">
            <text:p>0,11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formula="of:=POWER(([.A47]/99);3)" office:value-type="float" office:value="0.0939143501126972">
            <text:p>0,09</text:p>
          </table:table-cell>
          <table:table-cell table:formula="of:=([.A47]-(99/2))/(99/2)" office:value-type="float" office:value="-0.0909090909090909">
            <text:p>-0,09</text:p>
          </table:table-cell>
          <table:table-cell table:formula="of:=1-POWER(([.A47]/99);3)" office:value-type="float" office:value="0.906085649887303">
            <text:p>0,91</text:p>
          </table:table-cell>
          <table:table-cell table:formula="of:=0-([.A47]-(99/2))/(99/2)" office:value-type="float" office:value="0.0909090909090909">
            <text:p>0,0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formula="of:=POWER(([.A48]/99);3)" office:value-type="float" office:value="0.100315469767567">
            <text:p>0,1</text:p>
          </table:table-cell>
          <table:table-cell table:formula="of:=([.A48]-(99/2))/(99/2)" office:value-type="float" office:value="-0.0707070707070707">
            <text:p>-0,07</text:p>
          </table:table-cell>
          <table:table-cell table:formula="of:=1-POWER(([.A48]/99);3)" office:value-type="float" office:value="0.899684530232434">
            <text:p>0,9</text:p>
          </table:table-cell>
          <table:table-cell table:formula="of:=0-([.A48]-(99/2))/(99/2)" office:value-type="float" office:value="0.0707070707070707">
            <text:p>0,07</text:p>
          </table:table-cell>
        </table:table-row>
        <table:table-row table:style-name="ro2">
          <table:table-cell office:value-type="float" office:value="47">
            <text:p>47</text:p>
          </table:table-cell>
          <table:table-cell table:formula="of:=POWER(([.A49]/99);3)" office:value-type="float" office:value="0.107001037824423">
            <text:p>0,11</text:p>
          </table:table-cell>
          <table:table-cell table:formula="of:=([.A49]-(99/2))/(99/2)" office:value-type="float" office:value="-0.0505050505050505">
            <text:p>-0,05</text:p>
          </table:table-cell>
          <table:table-cell table:formula="of:=1-POWER(([.A49]/99);3)" office:value-type="float" office:value="0.892998962175577">
            <text:p>0,89</text:p>
          </table:table-cell>
          <table:table-cell table:formula="of:=0-([.A49]-(99/2))/(99/2)" office:value-type="float" office:value="0.0505050505050505">
            <text:p>0,05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f:=POWER(([.A50]/99);3)" office:value-type="float" office:value="0.11397723794418">
            <text:p>0,11</text:p>
          </table:table-cell>
          <table:table-cell table:formula="of:=([.A50]-(99/2))/(99/2)" office:value-type="float" office:value="-0.0303030303030303">
            <text:p>-0,03</text:p>
          </table:table-cell>
          <table:table-cell table:formula="of:=1-POWER(([.A50]/99);3)" office:value-type="float" office:value="0.88602276205582">
            <text:p>0,89</text:p>
          </table:table-cell>
          <table:table-cell table:formula="of:=0-([.A50]-(99/2))/(99/2)" office:value-type="float" office:value="0.0303030303030303">
            <text:p>0,03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formula="of:=POWER(([.A51]/99);3)" office:value-type="float" office:value="0.12125025378775">
            <text:p>0,12</text:p>
          </table:table-cell>
          <table:table-cell table:formula="of:=([.A51]-(99/2))/(99/2)" office:value-type="float" office:value="-0.0101010101010101">
            <text:p>-0,01</text:p>
          </table:table-cell>
          <table:table-cell table:formula="of:=1-POWER(([.A51]/99);3)" office:value-type="float" office:value="0.87874974621225">
            <text:p>0,88</text:p>
          </table:table-cell>
          <table:table-cell table:formula="of:=0-([.A51]-(99/2))/(99/2)" office:value-type="float" office:value="0.0101010101010101">
            <text:p>0,0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f:=POWER(([.A52]/99);3)" office:value-type="float" office:value="0.128826269016046">
            <text:p>0,13</text:p>
          </table:table-cell>
          <table:table-cell table:formula="of:=([.A52]-(99/2))/(99/2)" office:value-type="float" office:value="0.0101010101010101">
            <text:p>0,01</text:p>
          </table:table-cell>
          <table:table-cell table:formula="of:=1-POWER(([.A52]/99);3)" office:value-type="float" office:value="0.871173730983954">
            <text:p>0,87</text:p>
          </table:table-cell>
          <table:table-cell table:formula="of:=0-([.A52]-(99/2))/(99/2)" office:value-type="float" office:value="-0.0101010101010101">
            <text:p>-0,01</text:p>
          </table:table-cell>
        </table:table-row>
        <table:table-row table:style-name="ro2">
          <table:table-cell office:value-type="float" office:value="51">
            <text:p>51</text:p>
          </table:table-cell>
          <table:table-cell table:formula="of:=POWER(([.A53]/99);3)" office:value-type="float" office:value="0.13671146728998">
            <text:p>0,14</text:p>
          </table:table-cell>
          <table:table-cell table:formula="of:=([.A53]-(99/2))/(99/2)" office:value-type="float" office:value="0.0303030303030303">
            <text:p>0,03</text:p>
          </table:table-cell>
          <table:table-cell table:formula="of:=1-POWER(([.A53]/99);3)" office:value-type="float" office:value="0.86328853271002">
            <text:p>0,86</text:p>
          </table:table-cell>
          <table:table-cell table:formula="of:=0-([.A53]-(99/2))/(99/2)" office:value-type="float" office:value="-0.0303030303030303">
            <text:p>-0,03</text:p>
          </table:table-cell>
        </table:table-row>
        <table:table-row table:style-name="ro2">
          <table:table-cell office:value-type="float" office:value="52">
            <text:p>52</text:p>
          </table:table-cell>
          <table:table-cell table:formula="of:=POWER(([.A54]/99);3)" office:value-type="float" office:value="0.144912032270465">
            <text:p>0,14</text:p>
          </table:table-cell>
          <table:table-cell table:formula="of:=([.A54]-(99/2))/(99/2)" office:value-type="float" office:value="0.0505050505050505">
            <text:p>0,05</text:p>
          </table:table-cell>
          <table:table-cell table:formula="of:=1-POWER(([.A54]/99);3)" office:value-type="float" office:value="0.855087967729535">
            <text:p>0,86</text:p>
          </table:table-cell>
          <table:table-cell table:formula="of:=0-([.A54]-(99/2))/(99/2)" office:value-type="float" office:value="-0.0505050505050505">
            <text:p>-0,0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table:formula="of:=POWER(([.A55]/99);3)" office:value-type="float" office:value="0.153434147618415">
            <text:p>0,15</text:p>
          </table:table-cell>
          <table:table-cell table:formula="of:=([.A55]-(99/2))/(99/2)" office:value-type="float" office:value="0.0707070707070707">
            <text:p>0,07</text:p>
          </table:table-cell>
          <table:table-cell table:formula="of:=1-POWER(([.A55]/99);3)" office:value-type="float" office:value="0.846565852381585">
            <text:p>0,85</text:p>
          </table:table-cell>
          <table:table-cell table:formula="of:=0-([.A55]-(99/2))/(99/2)" office:value-type="float" office:value="-0.0707070707070707">
            <text:p>-0,07</text:p>
          </table:table-cell>
        </table:table-row>
        <table:table-row table:style-name="ro2">
          <table:table-cell office:value-type="float" office:value="54">
            <text:p>54</text:p>
          </table:table-cell>
          <table:table-cell table:formula="of:=POWER(([.A56]/99);3)" office:value-type="float" office:value="0.162283996994741">
            <text:p>0,16</text:p>
          </table:table-cell>
          <table:table-cell table:formula="of:=([.A56]-(99/2))/(99/2)" office:value-type="float" office:value="0.0909090909090909">
            <text:p>0,09</text:p>
          </table:table-cell>
          <table:table-cell table:formula="of:=1-POWER(([.A56]/99);3)" office:value-type="float" office:value="0.837716003005259">
            <text:p>0,84</text:p>
          </table:table-cell>
          <table:table-cell table:formula="of:=0-([.A56]-(99/2))/(99/2)" office:value-type="float" office:value="-0.0909090909090909">
            <text:p>-0,09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formula="of:=POWER(([.A57]/99);3)" office:value-type="float" office:value="0.171467764060357">
            <text:p>0,17</text:p>
          </table:table-cell>
          <table:table-cell table:formula="of:=([.A57]-(99/2))/(99/2)" office:value-type="float" office:value="0.111111111111111">
            <text:p>0,11</text:p>
          </table:table-cell>
          <table:table-cell table:formula="of:=1-POWER(([.A57]/99);3)" office:value-type="float" office:value="0.828532235939643">
            <text:p>0,83</text:p>
          </table:table-cell>
          <table:table-cell table:formula="of:=0-([.A57]-(99/2))/(99/2)" office:value-type="float" office:value="-0.111111111111111">
            <text:p>-0,11</text:p>
          </table:table-cell>
        </table:table-row>
        <table:table-row table:style-name="ro2">
          <table:table-cell office:value-type="float" office:value="56">
            <text:p>56</text:p>
          </table:table-cell>
          <table:table-cell table:formula="of:=POWER(([.A58]/99);3)" office:value-type="float" office:value="0.180991632476175">
            <text:p>0,18</text:p>
          </table:table-cell>
          <table:table-cell table:formula="of:=([.A58]-(99/2))/(99/2)" office:value-type="float" office:value="0.131313131313131">
            <text:p>0,13</text:p>
          </table:table-cell>
          <table:table-cell table:formula="of:=1-POWER(([.A58]/99);3)" office:value-type="float" office:value="0.819008367523825">
            <text:p>0,82</text:p>
          </table:table-cell>
          <table:table-cell table:formula="of:=0-([.A58]-(99/2))/(99/2)" office:value-type="float" office:value="-0.131313131313131">
            <text:p>-0,13</text:p>
          </table:table-cell>
        </table:table-row>
        <table:table-row table:style-name="ro2">
          <table:table-cell office:value-type="float" office:value="57">
            <text:p>57</text:p>
          </table:table-cell>
          <table:table-cell table:formula="of:=POWER(([.A59]/99);3)" office:value-type="float" office:value="0.190861785903108">
            <text:p>0,19</text:p>
          </table:table-cell>
          <table:table-cell table:formula="of:=([.A59]-(99/2))/(99/2)" office:value-type="float" office:value="0.151515151515152">
            <text:p>0,15</text:p>
          </table:table-cell>
          <table:table-cell table:formula="of:=1-POWER(([.A59]/99);3)" office:value-type="float" office:value="0.809138214096892">
            <text:p>0,81</text:p>
          </table:table-cell>
          <table:table-cell table:formula="of:=0-([.A59]-(99/2))/(99/2)" office:value-type="float" office:value="-0.151515151515152">
            <text:p>-0,1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table:formula="of:=POWER(([.A60]/99);3)" office:value-type="float" office:value="0.201084408002069">
            <text:p>0,2</text:p>
          </table:table-cell>
          <table:table-cell table:formula="of:=([.A60]-(99/2))/(99/2)" office:value-type="float" office:value="0.171717171717172">
            <text:p>0,17</text:p>
          </table:table-cell>
          <table:table-cell table:formula="of:=1-POWER(([.A60]/99);3)" office:value-type="float" office:value="0.79891559199793">
            <text:p>0,8</text:p>
          </table:table-cell>
          <table:table-cell table:formula="of:=0-([.A60]-(99/2))/(99/2)" office:value-type="float" office:value="-0.171717171717172">
            <text:p>-0,17</text:p>
          </table:table-cell>
        </table:table-row>
        <table:table-row table:style-name="ro2">
          <table:table-cell office:value-type="float" office:value="59">
            <text:p>59</text:p>
          </table:table-cell>
          <table:table-cell table:formula="of:=POWER(([.A61]/99);3)" office:value-type="float" office:value="0.211665682433971">
            <text:p>0,21</text:p>
          </table:table-cell>
          <table:table-cell table:formula="of:=([.A61]-(99/2))/(99/2)" office:value-type="float" office:value="0.191919191919192">
            <text:p>0,19</text:p>
          </table:table-cell>
          <table:table-cell table:formula="of:=1-POWER(([.A61]/99);3)" office:value-type="float" office:value="0.788334317566029">
            <text:p>0,79</text:p>
          </table:table-cell>
          <table:table-cell table:formula="of:=0-([.A61]-(99/2))/(99/2)" office:value-type="float" office:value="-0.191919191919192">
            <text:p>-0,19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formula="of:=POWER(([.A62]/99);3)" office:value-type="float" office:value="0.222611792859727">
            <text:p>0,22</text:p>
          </table:table-cell>
          <table:table-cell table:formula="of:=([.A62]-(99/2))/(99/2)" office:value-type="float" office:value="0.212121212121212">
            <text:p>0,21</text:p>
          </table:table-cell>
          <table:table-cell table:formula="of:=1-POWER(([.A62]/99);3)" office:value-type="float" office:value="0.777388207140273">
            <text:p>0,78</text:p>
          </table:table-cell>
          <table:table-cell table:formula="of:=0-([.A62]-(99/2))/(99/2)" office:value-type="float" office:value="-0.212121212121212">
            <text:p>-0,21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formula="of:=POWER(([.A63]/99);3)" office:value-type="float" office:value="0.233928922940248">
            <text:p>0,23</text:p>
          </table:table-cell>
          <table:table-cell table:formula="of:=([.A63]-(99/2))/(99/2)" office:value-type="float" office:value="0.232323232323232">
            <text:p>0,23</text:p>
          </table:table-cell>
          <table:table-cell table:formula="of:=1-POWER(([.A63]/99);3)" office:value-type="float" office:value="0.766071077059752">
            <text:p>0,77</text:p>
          </table:table-cell>
          <table:table-cell table:formula="of:=0-([.A63]-(99/2))/(99/2)" office:value-type="float" office:value="-0.232323232323232">
            <text:p>-0,23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formula="of:=POWER(([.A64]/99);3)" office:value-type="float" office:value="0.245623256336449">
            <text:p>0,25</text:p>
          </table:table-cell>
          <table:table-cell table:formula="of:=([.A64]-(99/2))/(99/2)" office:value-type="float" office:value="0.252525252525252">
            <text:p>0,25</text:p>
          </table:table-cell>
          <table:table-cell table:formula="of:=1-POWER(([.A64]/99);3)" office:value-type="float" office:value="0.754376743663551">
            <text:p>0,75</text:p>
          </table:table-cell>
          <table:table-cell table:formula="of:=0-([.A64]-(99/2))/(99/2)" office:value-type="float" office:value="-0.252525252525252">
            <text:p>-0,2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formula="of:=POWER(([.A65]/99);3)" office:value-type="float" office:value="0.257700976709241">
            <text:p>0,26</text:p>
          </table:table-cell>
          <table:table-cell table:formula="of:=([.A65]-(99/2))/(99/2)" office:value-type="float" office:value="0.272727272727273">
            <text:p>0,27</text:p>
          </table:table-cell>
          <table:table-cell table:formula="of:=1-POWER(([.A65]/99);3)" office:value-type="float" office:value="0.742299023290759">
            <text:p>0,74</text:p>
          </table:table-cell>
          <table:table-cell table:formula="of:=0-([.A65]-(99/2))/(99/2)" office:value-type="float" office:value="-0.272727272727273">
            <text:p>-0,27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formula="of:=POWER(([.A66]/99);3)" office:value-type="float" office:value="0.270168267719538">
            <text:p>0,27</text:p>
          </table:table-cell>
          <table:table-cell table:formula="of:=([.A66]-(99/2))/(99/2)" office:value-type="float" office:value="0.292929292929293">
            <text:p>0,29</text:p>
          </table:table-cell>
          <table:table-cell table:formula="of:=1-POWER(([.A66]/99);3)" office:value-type="float" office:value="0.729831732280462">
            <text:p>0,73</text:p>
          </table:table-cell>
          <table:table-cell table:formula="of:=0-([.A66]-(99/2))/(99/2)" office:value-type="float" office:value="-0.292929292929293">
            <text:p>-0,29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formula="of:=POWER(([.A67]/99);3)" office:value-type="float" office:value="0.283031313028252">
            <text:p>0,28</text:p>
          </table:table-cell>
          <table:table-cell table:formula="of:=([.A67]-(99/2))/(99/2)" office:value-type="float" office:value="0.313131313131313">
            <text:p>0,31</text:p>
          </table:table-cell>
          <table:table-cell table:formula="of:=1-POWER(([.A67]/99);3)" office:value-type="float" office:value="0.716968686971748">
            <text:p>0,72</text:p>
          </table:table-cell>
          <table:table-cell table:formula="of:=0-([.A67]-(99/2))/(99/2)" office:value-type="float" office:value="-0.313131313131313">
            <text:p>-0,31</text:p>
          </table:table-cell>
        </table:table-row>
        <table:table-row table:style-name="ro2">
          <table:table-cell office:value-type="float" office:value="66">
            <text:p>66</text:p>
          </table:table-cell>
          <table:table-cell table:formula="of:=POWER(([.A68]/99);3)" office:value-type="float" office:value="0.296296296296296">
            <text:p>0,3</text:p>
          </table:table-cell>
          <table:table-cell table:formula="of:=([.A68]-(99/2))/(99/2)" office:value-type="float" office:value="0.333333333333333">
            <text:p>0,33</text:p>
          </table:table-cell>
          <table:table-cell table:formula="of:=1-POWER(([.A68]/99);3)" office:value-type="float" office:value="0.703703703703704">
            <text:p>0,7</text:p>
          </table:table-cell>
          <table:table-cell table:formula="of:=0-([.A68]-(99/2))/(99/2)" office:value-type="float" office:value="-0.333333333333333">
            <text:p>-0,33</text:p>
          </table:table-cell>
        </table:table-row>
        <table:table-row table:style-name="ro2">
          <table:table-cell office:value-type="float" office:value="67">
            <text:p>67</text:p>
          </table:table-cell>
          <table:table-cell table:formula="of:=POWER(([.A69]/99);3)" office:value-type="float" office:value="0.309969401184583">
            <text:p>0,31</text:p>
          </table:table-cell>
          <table:table-cell table:formula="of:=([.A69]-(99/2))/(99/2)" office:value-type="float" office:value="0.353535353535353">
            <text:p>0,35</text:p>
          </table:table-cell>
          <table:table-cell table:formula="of:=1-POWER(([.A69]/99);3)" office:value-type="float" office:value="0.690030598815417">
            <text:p>0,69</text:p>
          </table:table-cell>
          <table:table-cell table:formula="of:=0-([.A69]-(99/2))/(99/2)" office:value-type="float" office:value="-0.353535353535353">
            <text:p>-0,3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table:formula="of:=POWER(([.A70]/99);3)" office:value-type="float" office:value="0.324056811354026">
            <text:p>0,32</text:p>
          </table:table-cell>
          <table:table-cell table:formula="of:=([.A70]-(99/2))/(99/2)" office:value-type="float" office:value="0.373737373737374">
            <text:p>0,37</text:p>
          </table:table-cell>
          <table:table-cell table:formula="of:=1-POWER(([.A70]/99);3)" office:value-type="float" office:value="0.675943188645974">
            <text:p>0,68</text:p>
          </table:table-cell>
          <table:table-cell table:formula="of:=0-([.A70]-(99/2))/(99/2)" office:value-type="float" office:value="-0.373737373737374">
            <text:p>-0,37</text:p>
          </table:table-cell>
        </table:table-row>
        <table:table-row table:style-name="ro2">
          <table:table-cell office:value-type="float" office:value="69">
            <text:p>69</text:p>
          </table:table-cell>
          <table:table-cell table:formula="of:=POWER(([.A71]/99);3)" office:value-type="float" office:value="0.338564710465537">
            <text:p>0,34</text:p>
          </table:table-cell>
          <table:table-cell table:formula="of:=([.A71]-(99/2))/(99/2)" office:value-type="float" office:value="0.393939393939394">
            <text:p>0,39</text:p>
          </table:table-cell>
          <table:table-cell table:formula="of:=1-POWER(([.A71]/99);3)" office:value-type="float" office:value="0.661435289534463">
            <text:p>0,66</text:p>
          </table:table-cell>
          <table:table-cell table:formula="of:=0-([.A71]-(99/2))/(99/2)" office:value-type="float" office:value="-0.393939393939394">
            <text:p>-0,39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formula="of:=POWER(([.A72]/99);3)" office:value-type="float" office:value="0.353499282180029">
            <text:p>0,35</text:p>
          </table:table-cell>
          <table:table-cell table:formula="of:=([.A72]-(99/2))/(99/2)" office:value-type="float" office:value="0.414141414141414">
            <text:p>0,41</text:p>
          </table:table-cell>
          <table:table-cell table:formula="of:=1-POWER(([.A72]/99);3)" office:value-type="float" office:value="0.646500717819971">
            <text:p>0,65</text:p>
          </table:table-cell>
          <table:table-cell table:formula="of:=0-([.A72]-(99/2))/(99/2)" office:value-type="float" office:value="-0.414141414141414">
            <text:p>-0,41</text:p>
          </table:table-cell>
        </table:table-row>
        <table:table-row table:style-name="ro2">
          <table:table-cell office:value-type="float" office:value="71">
            <text:p>71</text:p>
          </table:table-cell>
          <table:table-cell table:formula="of:=POWER(([.A73]/99);3)" office:value-type="float" office:value="0.368866710158415">
            <text:p>0,37</text:p>
          </table:table-cell>
          <table:table-cell table:formula="of:=([.A73]-(99/2))/(99/2)" office:value-type="float" office:value="0.434343434343434">
            <text:p>0,43</text:p>
          </table:table-cell>
          <table:table-cell table:formula="of:=1-POWER(([.A73]/99);3)" office:value-type="float" office:value="0.631133289841585">
            <text:p>0,63</text:p>
          </table:table-cell>
          <table:table-cell table:formula="of:=0-([.A73]-(99/2))/(99/2)" office:value-type="float" office:value="-0.434343434343434">
            <text:p>-0,43</text:p>
          </table:table-cell>
        </table:table-row>
        <table:table-row table:style-name="ro2">
          <table:table-cell office:value-type="float" office:value="72">
            <text:p>72</text:p>
          </table:table-cell>
          <table:table-cell table:formula="of:=POWER(([.A74]/99);3)" office:value-type="float" office:value="0.384673178061608">
            <text:p>0,38</text:p>
          </table:table-cell>
          <table:table-cell table:formula="of:=([.A74]-(99/2))/(99/2)" office:value-type="float" office:value="0.454545454545455">
            <text:p>0,45</text:p>
          </table:table-cell>
          <table:table-cell table:formula="of:=1-POWER(([.A74]/99);3)" office:value-type="float" office:value="0.615326821938392">
            <text:p>0,62</text:p>
          </table:table-cell>
          <table:table-cell table:formula="of:=0-([.A74]-(99/2))/(99/2)" office:value-type="float" office:value="-0.454545454545455">
            <text:p>-0,4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table:formula="of:=POWER(([.A75]/99);3)" office:value-type="float" office:value="0.40092486955052">
            <text:p>0,4</text:p>
          </table:table-cell>
          <table:table-cell table:formula="of:=([.A75]-(99/2))/(99/2)" office:value-type="float" office:value="0.474747474747475">
            <text:p>0,47</text:p>
          </table:table-cell>
          <table:table-cell table:formula="of:=1-POWER(([.A75]/99);3)" office:value-type="float" office:value="0.59907513044948">
            <text:p>0,6</text:p>
          </table:table-cell>
          <table:table-cell table:formula="of:=0-([.A75]-(99/2))/(99/2)" office:value-type="float" office:value="-0.474747474747475">
            <text:p>-0,47</text:p>
          </table:table-cell>
        </table:table-row>
        <table:table-row table:style-name="ro2">
          <table:table-cell office:value-type="float" office:value="74">
            <text:p>74</text:p>
          </table:table-cell>
          <table:table-cell table:formula="of:=POWER(([.A76]/99);3)" office:value-type="float" office:value="0.417627968286064">
            <text:p>0,42</text:p>
          </table:table-cell>
          <table:table-cell table:formula="of:=([.A76]-(99/2))/(99/2)" office:value-type="float" office:value="0.494949494949495">
            <text:p>0,49</text:p>
          </table:table-cell>
          <table:table-cell table:formula="of:=1-POWER(([.A76]/99);3)" office:value-type="float" office:value="0.582372031713936">
            <text:p>0,58</text:p>
          </table:table-cell>
          <table:table-cell table:formula="of:=0-([.A76]-(99/2))/(99/2)" office:value-type="float" office:value="-0.494949494949495">
            <text:p>-0,49</text:p>
          </table:table-cell>
        </table:table-row>
        <table:table-row table:style-name="ro2">
          <table:table-cell office:value-type="float" office:value="75">
            <text:p>75</text:p>
          </table:table-cell>
          <table:table-cell table:formula="of:=POWER(([.A77]/99);3)" office:value-type="float" office:value="0.434788657929154">
            <text:p>0,43</text:p>
          </table:table-cell>
          <table:table-cell table:formula="of:=([.A77]-(99/2))/(99/2)" office:value-type="float" office:value="0.515151515151515">
            <text:p>0,52</text:p>
          </table:table-cell>
          <table:table-cell table:formula="of:=1-POWER(([.A77]/99);3)" office:value-type="float" office:value="0.565211342070846">
            <text:p>0,57</text:p>
          </table:table-cell>
          <table:table-cell table:formula="of:=0-([.A77]-(99/2))/(99/2)" office:value-type="float" office:value="-0.515151515151515">
            <text:p>-0,52</text:p>
          </table:table-cell>
        </table:table-row>
        <table:table-row table:style-name="ro2">
          <table:table-cell office:value-type="float" office:value="76">
            <text:p>76</text:p>
          </table:table-cell>
          <table:table-cell table:formula="of:=POWER(([.A78]/99);3)" office:value-type="float" office:value="0.452413122140701">
            <text:p>0,45</text:p>
          </table:table-cell>
          <table:table-cell table:formula="of:=([.A78]-(99/2))/(99/2)" office:value-type="float" office:value="0.535353535353535">
            <text:p>0,54</text:p>
          </table:table-cell>
          <table:table-cell table:formula="of:=1-POWER(([.A78]/99);3)" office:value-type="float" office:value="0.547586877859299">
            <text:p>0,55</text:p>
          </table:table-cell>
          <table:table-cell table:formula="of:=0-([.A78]-(99/2))/(99/2)" office:value-type="float" office:value="-0.535353535353535">
            <text:p>-0,54</text:p>
          </table:table-cell>
        </table:table-row>
        <table:table-row table:style-name="ro2">
          <table:table-cell office:value-type="float" office:value="77">
            <text:p>77</text:p>
          </table:table-cell>
          <table:table-cell table:formula="of:=POWER(([.A79]/99);3)" office:value-type="float" office:value="0.470507544581619">
            <text:p>0,47</text:p>
          </table:table-cell>
          <table:table-cell table:formula="of:=([.A79]-(99/2))/(99/2)" office:value-type="float" office:value="0.555555555555556">
            <text:p>0,56</text:p>
          </table:table-cell>
          <table:table-cell table:formula="of:=1-POWER(([.A79]/99);3)" office:value-type="float" office:value="0.529492455418381">
            <text:p>0,53</text:p>
          </table:table-cell>
          <table:table-cell table:formula="of:=0-([.A79]-(99/2))/(99/2)" office:value-type="float" office:value="-0.555555555555556">
            <text:p>-0,56</text:p>
          </table:table-cell>
        </table:table-row>
        <table:table-row table:style-name="ro2">
          <table:table-cell office:value-type="float" office:value="78">
            <text:p>78</text:p>
          </table:table-cell>
          <table:table-cell table:formula="of:=POWER(([.A80]/99);3)" office:value-type="float" office:value="0.48907810891282">
            <text:p>0,49</text:p>
          </table:table-cell>
          <table:table-cell table:formula="of:=([.A80]-(99/2))/(99/2)" office:value-type="float" office:value="0.575757575757576">
            <text:p>0,58</text:p>
          </table:table-cell>
          <table:table-cell table:formula="of:=1-POWER(([.A80]/99);3)" office:value-type="float" office:value="0.51092189108718">
            <text:p>0,51</text:p>
          </table:table-cell>
          <table:table-cell table:formula="of:=0-([.A80]-(99/2))/(99/2)" office:value-type="float" office:value="-0.575757575757576">
            <text:p>-0,58</text:p>
          </table:table-cell>
        </table:table-row>
        <table:table-row table:style-name="ro2">
          <table:table-cell office:value-type="float" office:value="79">
            <text:p>79</text:p>
          </table:table-cell>
          <table:table-cell table:formula="of:=POWER(([.A81]/99);3)" office:value-type="float" office:value="0.508130998795217">
            <text:p>0,51</text:p>
          </table:table-cell>
          <table:table-cell table:formula="of:=([.A81]-(99/2))/(99/2)" office:value-type="float" office:value="0.595959595959596">
            <text:p>0,6</text:p>
          </table:table-cell>
          <table:table-cell table:formula="of:=1-POWER(([.A81]/99);3)" office:value-type="float" office:value="0.491869001204783">
            <text:p>0,49</text:p>
          </table:table-cell>
          <table:table-cell table:formula="of:=0-([.A81]-(99/2))/(99/2)" office:value-type="float" office:value="-0.595959595959596">
            <text:p>-0,6</text:p>
          </table:table-cell>
        </table:table-row>
        <table:table-row table:style-name="ro2">
          <table:table-cell office:value-type="float" office:value="80">
            <text:p>80</text:p>
          </table:table-cell>
          <table:table-cell table:formula="of:=POWER(([.A82]/99);3)" office:value-type="float" office:value="0.527672397889723">
            <text:p>0,53</text:p>
          </table:table-cell>
          <table:table-cell table:formula="of:=([.A82]-(99/2))/(99/2)" office:value-type="float" office:value="0.616161616161616">
            <text:p>0,62</text:p>
          </table:table-cell>
          <table:table-cell table:formula="of:=1-POWER(([.A82]/99);3)" office:value-type="float" office:value="0.472327602110277">
            <text:p>0,47</text:p>
          </table:table-cell>
          <table:table-cell table:formula="of:=0-([.A82]-(99/2))/(99/2)" office:value-type="float" office:value="-0.616161616161616">
            <text:p>-0,62</text:p>
          </table:table-cell>
        </table:table-row>
        <table:table-row table:style-name="ro2">
          <table:table-cell office:value-type="float" office:value="81">
            <text:p>81</text:p>
          </table:table-cell>
          <table:table-cell table:formula="of:=POWER(([.A83]/99);3)" office:value-type="float" office:value="0.54770848985725">
            <text:p>0,55</text:p>
          </table:table-cell>
          <table:table-cell table:formula="of:=([.A83]-(99/2))/(99/2)" office:value-type="float" office:value="0.636363636363636">
            <text:p>0,64</text:p>
          </table:table-cell>
          <table:table-cell table:formula="of:=1-POWER(([.A83]/99);3)" office:value-type="float" office:value="0.45229151014275">
            <text:p>0,45</text:p>
          </table:table-cell>
          <table:table-cell table:formula="of:=0-([.A83]-(99/2))/(99/2)" office:value-type="float" office:value="-0.636363636363636">
            <text:p>-0,64</text:p>
          </table:table-cell>
        </table:table-row>
        <table:table-row table:style-name="ro2">
          <table:table-cell office:value-type="float" office:value="82">
            <text:p>82</text:p>
          </table:table-cell>
          <table:table-cell table:formula="of:=POWER(([.A84]/99);3)" office:value-type="float" office:value="0.568245458358712">
            <text:p>0,57</text:p>
          </table:table-cell>
          <table:table-cell table:formula="of:=([.A84]-(99/2))/(99/2)" office:value-type="float" office:value="0.656565656565657">
            <text:p>0,66</text:p>
          </table:table-cell>
          <table:table-cell table:formula="of:=1-POWER(([.A84]/99);3)" office:value-type="float" office:value="0.431754541641288">
            <text:p>0,43</text:p>
          </table:table-cell>
          <table:table-cell table:formula="of:=0-([.A84]-(99/2))/(99/2)" office:value-type="float" office:value="-0.656565656565657">
            <text:p>-0,66</text:p>
          </table:table-cell>
        </table:table-row>
        <table:table-row table:style-name="ro2">
          <table:table-cell office:value-type="float" office:value="83">
            <text:p>83</text:p>
          </table:table-cell>
          <table:table-cell table:formula="of:=POWER(([.A85]/99);3)" office:value-type="float" office:value="0.589289487055021">
            <text:p>0,59</text:p>
          </table:table-cell>
          <table:table-cell table:formula="of:=([.A85]-(99/2))/(99/2)" office:value-type="float" office:value="0.676767676767677">
            <text:p>0,68</text:p>
          </table:table-cell>
          <table:table-cell table:formula="of:=1-POWER(([.A85]/99);3)" office:value-type="float" office:value="0.410710512944979">
            <text:p>0,41</text:p>
          </table:table-cell>
          <table:table-cell table:formula="of:=0-([.A85]-(99/2))/(99/2)" office:value-type="float" office:value="-0.676767676767677">
            <text:p>-0,68</text:p>
          </table:table-cell>
        </table:table-row>
        <table:table-row table:style-name="ro2">
          <table:table-cell office:value-type="float" office:value="84">
            <text:p>84</text:p>
          </table:table-cell>
          <table:table-cell table:formula="of:=POWER(([.A86]/99);3)" office:value-type="float" office:value="0.61084675960709">
            <text:p>0,61</text:p>
          </table:table-cell>
          <table:table-cell table:formula="of:=([.A86]-(99/2))/(99/2)" office:value-type="float" office:value="0.696969696969697">
            <text:p>0,7</text:p>
          </table:table-cell>
          <table:table-cell table:formula="of:=1-POWER(([.A86]/99);3)" office:value-type="float" office:value="0.38915324039291">
            <text:p>0,39</text:p>
          </table:table-cell>
          <table:table-cell table:formula="of:=0-([.A86]-(99/2))/(99/2)" office:value-type="float" office:value="-0.696969696969697">
            <text:p>-0,7</text:p>
          </table:table-cell>
        </table:table-row>
        <table:table-row table:style-name="ro2">
          <table:table-cell office:value-type="float" office:value="85">
            <text:p>85</text:p>
          </table:table-cell>
          <table:table-cell table:formula="of:=POWER(([.A87]/99);3)" office:value-type="float" office:value="0.632923459675832">
            <text:p>0,63</text:p>
          </table:table-cell>
          <table:table-cell table:formula="of:=([.A87]-(99/2))/(99/2)" office:value-type="float" office:value="0.717171717171717">
            <text:p>0,72</text:p>
          </table:table-cell>
          <table:table-cell table:formula="of:=1-POWER(([.A87]/99);3)" office:value-type="float" office:value="0.367076540324168">
            <text:p>0,37</text:p>
          </table:table-cell>
          <table:table-cell table:formula="of:=0-([.A87]-(99/2))/(99/2)" office:value-type="float" office:value="-0.717171717171717">
            <text:p>-0,7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table:formula="of:=POWER(([.A88]/99);3)" office:value-type="float" office:value="0.655525770922159">
            <text:p>0,66</text:p>
          </table:table-cell>
          <table:table-cell table:formula="of:=([.A88]-(99/2))/(99/2)" office:value-type="float" office:value="0.737373737373737">
            <text:p>0,74</text:p>
          </table:table-cell>
          <table:table-cell table:formula="of:=1-POWER(([.A88]/99);3)" office:value-type="float" office:value="0.344474229077841">
            <text:p>0,34</text:p>
          </table:table-cell>
          <table:table-cell table:formula="of:=0-([.A88]-(99/2))/(99/2)" office:value-type="float" office:value="-0.737373737373737">
            <text:p>-0,74</text:p>
          </table:table-cell>
        </table:table-row>
        <table:table-row table:style-name="ro2">
          <table:table-cell office:value-type="float" office:value="87">
            <text:p>87</text:p>
          </table:table-cell>
          <table:table-cell table:formula="of:=POWER(([.A89]/99);3)" office:value-type="float" office:value="0.678659877006984">
            <text:p>0,68</text:p>
          </table:table-cell>
          <table:table-cell table:formula="of:=([.A89]-(99/2))/(99/2)" office:value-type="float" office:value="0.757575757575758">
            <text:p>0,76</text:p>
          </table:table-cell>
          <table:table-cell table:formula="of:=1-POWER(([.A89]/99);3)" office:value-type="float" office:value="0.321340122993016">
            <text:p>0,32</text:p>
          </table:table-cell>
          <table:table-cell table:formula="of:=0-([.A89]-(99/2))/(99/2)" office:value-type="float" office:value="-0.757575757575758">
            <text:p>-0,76</text:p>
          </table:table-cell>
        </table:table-row>
        <table:table-row table:style-name="ro2">
          <table:table-cell office:value-type="float" office:value="88">
            <text:p>88</text:p>
          </table:table-cell>
          <table:table-cell table:formula="of:=POWER(([.A90]/99);3)" office:value-type="float" office:value="0.702331961591221">
            <text:p>0,7</text:p>
          </table:table-cell>
          <table:table-cell table:formula="of:=([.A90]-(99/2))/(99/2)" office:value-type="float" office:value="0.777777777777778">
            <text:p>0,78</text:p>
          </table:table-cell>
          <table:table-cell table:formula="of:=1-POWER(([.A90]/99);3)" office:value-type="float" office:value="0.297668038408779">
            <text:p>0,3</text:p>
          </table:table-cell>
          <table:table-cell table:formula="of:=0-([.A90]-(99/2))/(99/2)" office:value-type="float" office:value="-0.777777777777778">
            <text:p>-0,78</text:p>
          </table:table-cell>
        </table:table-row>
        <table:table-row table:style-name="ro2">
          <table:table-cell office:value-type="float" office:value="89">
            <text:p>89</text:p>
          </table:table-cell>
          <table:table-cell table:formula="of:=POWER(([.A91]/99);3)" office:value-type="float" office:value="0.726548208335781">
            <text:p>0,73</text:p>
          </table:table-cell>
          <table:table-cell table:formula="of:=([.A91]-(99/2))/(99/2)" office:value-type="float" office:value="0.797979797979798">
            <text:p>0,8</text:p>
          </table:table-cell>
          <table:table-cell table:formula="of:=1-POWER(([.A91]/99);3)" office:value-type="float" office:value="0.273451791664219">
            <text:p>0,27</text:p>
          </table:table-cell>
          <table:table-cell table:formula="of:=0-([.A91]-(99/2))/(99/2)" office:value-type="float" office:value="-0.797979797979798">
            <text:p>-0,8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formula="of:=POWER(([.A92]/99);3)" office:value-type="float" office:value="0.751314800901578">
            <text:p>0,75</text:p>
          </table:table-cell>
          <table:table-cell table:formula="of:=([.A92]-(99/2))/(99/2)" office:value-type="float" office:value="0.818181818181818">
            <text:p>0,82</text:p>
          </table:table-cell>
          <table:table-cell table:formula="of:=1-POWER(([.A92]/99);3)" office:value-type="float" office:value="0.248685199098422">
            <text:p>0,25</text:p>
          </table:table-cell>
          <table:table-cell table:formula="of:=0-([.A92]-(99/2))/(99/2)" office:value-type="float" office:value="-0.818181818181818">
            <text:p>-0,82</text:p>
          </table:table-cell>
        </table:table-row>
        <table:table-row table:style-name="ro2">
          <table:table-cell office:value-type="float" office:value="91">
            <text:p>91</text:p>
          </table:table-cell>
          <table:table-cell table:formula="of:=POWER(([.A93]/99);3)" office:value-type="float" office:value="0.776637922949524">
            <text:p>0,78</text:p>
          </table:table-cell>
          <table:table-cell table:formula="of:=([.A93]-(99/2))/(99/2)" office:value-type="float" office:value="0.838383838383838">
            <text:p>0,84</text:p>
          </table:table-cell>
          <table:table-cell table:formula="of:=1-POWER(([.A93]/99);3)" office:value-type="float" office:value="0.223362077050476">
            <text:p>0,22</text:p>
          </table:table-cell>
          <table:table-cell table:formula="of:=0-([.A93]-(99/2))/(99/2)" office:value-type="float" office:value="-0.838383838383838">
            <text:p>-0,84</text:p>
          </table:table-cell>
        </table:table-row>
        <table:table-row table:style-name="ro2">
          <table:table-cell office:value-type="float" office:value="92">
            <text:p>92</text:p>
          </table:table-cell>
          <table:table-cell table:formula="of:=POWER(([.A94]/99);3)" office:value-type="float" office:value="0.802523758140532">
            <text:p>0,8</text:p>
          </table:table-cell>
          <table:table-cell table:formula="of:=([.A94]-(99/2))/(99/2)" office:value-type="float" office:value="0.858585858585859">
            <text:p>0,86</text:p>
          </table:table-cell>
          <table:table-cell table:formula="of:=1-POWER(([.A94]/99);3)" office:value-type="float" office:value="0.197476241859468">
            <text:p>0,2</text:p>
          </table:table-cell>
          <table:table-cell table:formula="of:=0-([.A94]-(99/2))/(99/2)" office:value-type="float" office:value="-0.858585858585859">
            <text:p>-0,86</text:p>
          </table:table-cell>
        </table:table-row>
        <table:table-row table:style-name="ro2">
          <table:table-cell office:value-type="float" office:value="93">
            <text:p>93</text:p>
          </table:table-cell>
          <table:table-cell table:formula="of:=POWER(([.A95]/99);3)" office:value-type="float" office:value="0.828978490135515">
            <text:p>0,83</text:p>
          </table:table-cell>
          <table:table-cell table:formula="of:=([.A95]-(99/2))/(99/2)" office:value-type="float" office:value="0.878787878787879">
            <text:p>0,88</text:p>
          </table:table-cell>
          <table:table-cell table:formula="of:=1-POWER(([.A95]/99);3)" office:value-type="float" office:value="0.171021509864485">
            <text:p>0,17</text:p>
          </table:table-cell>
          <table:table-cell table:formula="of:=0-([.A95]-(99/2))/(99/2)" office:value-type="float" office:value="-0.878787878787879">
            <text:p>-0,88</text:p>
          </table:table-cell>
        </table:table-row>
        <table:table-row table:style-name="ro2">
          <table:table-cell office:value-type="float" office:value="94">
            <text:p>94</text:p>
          </table:table-cell>
          <table:table-cell table:formula="of:=POWER(([.A96]/99);3)" office:value-type="float" office:value="0.856008302595386">
            <text:p>0,86</text:p>
          </table:table-cell>
          <table:table-cell table:formula="of:=([.A96]-(99/2))/(99/2)" office:value-type="float" office:value="0.898989898989899">
            <text:p>0,9</text:p>
          </table:table-cell>
          <table:table-cell table:formula="of:=1-POWER(([.A96]/99);3)" office:value-type="float" office:value="0.143991697404614">
            <text:p>0,14</text:p>
          </table:table-cell>
          <table:table-cell table:formula="of:=0-([.A96]-(99/2))/(99/2)" office:value-type="float" office:value="-0.898989898989899">
            <text:p>-0,9</text:p>
          </table:table-cell>
        </table:table-row>
        <table:table-row table:style-name="ro2">
          <table:table-cell office:value-type="float" office:value="95">
            <text:p>95</text:p>
          </table:table-cell>
          <table:table-cell table:formula="of:=POWER(([.A97]/99);3)" office:value-type="float" office:value="0.883619379181056">
            <text:p>0,88</text:p>
          </table:table-cell>
          <table:table-cell table:formula="of:=([.A97]-(99/2))/(99/2)" office:value-type="float" office:value="0.919191919191919">
            <text:p>0,92</text:p>
          </table:table-cell>
          <table:table-cell table:formula="of:=1-POWER(([.A97]/99);3)" office:value-type="float" office:value="0.116380620818944">
            <text:p>0,12</text:p>
          </table:table-cell>
          <table:table-cell table:formula="of:=0-([.A97]-(99/2))/(99/2)" office:value-type="float" office:value="-0.919191919191919">
            <text:p>-0,92</text:p>
          </table:table-cell>
        </table:table-row>
        <table:table-row table:style-name="ro2">
          <table:table-cell office:value-type="float" office:value="96">
            <text:p>96</text:p>
          </table:table-cell>
          <table:table-cell table:formula="of:=POWER(([.A98]/99);3)" office:value-type="float" office:value="0.911817903553441">
            <text:p>0,91</text:p>
          </table:table-cell>
          <table:table-cell table:formula="of:=([.A98]-(99/2))/(99/2)" office:value-type="float" office:value="0.939393939393939">
            <text:p>0,94</text:p>
          </table:table-cell>
          <table:table-cell table:formula="of:=1-POWER(([.A98]/99);3)" office:value-type="float" office:value="0.0881820964465592">
            <text:p>0,09</text:p>
          </table:table-cell>
          <table:table-cell table:formula="of:=0-([.A98]-(99/2))/(99/2)" office:value-type="float" office:value="-0.939393939393939">
            <text:p>-0,94</text:p>
          </table:table-cell>
        </table:table-row>
        <table:table-row table:style-name="ro2">
          <table:table-cell office:value-type="float" office:value="97">
            <text:p>97</text:p>
          </table:table-cell>
          <table:table-cell table:formula="of:=POWER(([.A99]/99);3)" office:value-type="float" office:value="0.940610059373451">
            <text:p>0,94</text:p>
          </table:table-cell>
          <table:table-cell table:formula="of:=([.A99]-(99/2))/(99/2)" office:value-type="float" office:value="0.95959595959596">
            <text:p>0,96</text:p>
          </table:table-cell>
          <table:table-cell table:formula="of:=1-POWER(([.A99]/99);3)" office:value-type="float" office:value="0.0593899406265492">
            <text:p>0,06</text:p>
          </table:table-cell>
          <table:table-cell table:formula="of:=0-([.A99]-(99/2))/(99/2)" office:value-type="float" office:value="-0.95959595959596">
            <text:p>-0,96</text:p>
          </table:table-cell>
        </table:table-row>
        <table:table-row table:style-name="ro2">
          <table:table-cell office:value-type="float" office:value="98">
            <text:p>98</text:p>
          </table:table-cell>
          <table:table-cell table:formula="of:=POWER(([.A100]/99);3)" office:value-type="float" office:value="0.970002030302">
            <text:p>0,97</text:p>
          </table:table-cell>
          <table:table-cell table:formula="of:=([.A100]-(99/2))/(99/2)" office:value-type="float" office:value="0.97979797979798">
            <text:p>0,98</text:p>
          </table:table-cell>
          <table:table-cell table:formula="of:=1-POWER(([.A100]/99);3)" office:value-type="float" office:value="0.0299979696980002">
            <text:p>0,03</text:p>
          </table:table-cell>
          <table:table-cell table:formula="of:=0-([.A100]-(99/2))/(99/2)" office:value-type="float" office:value="-0.97979797979798">
            <text:p>-0,98</text:p>
          </table:table-cell>
        </table:table-row>
        <table:table-row table:style-name="ro2">
          <table:table-cell office:value-type="float" office:value="99">
            <text:p>99</text:p>
          </table:table-cell>
          <table:table-cell table:formula="of:=POWER(([.A101]/99);3)" office:value-type="float" office:value="1">
            <text:p>1</text:p>
          </table:table-cell>
          <table:table-cell table:formula="of:=([.A101]-(99/2))/(99/2)" office:value-type="float" office:value="1">
            <text:p>1</text:p>
          </table:table-cell>
          <table:table-cell table:formula="of:=1-POWER(([.A101]/99);3)" office:value-type="float" office:value="0">
            <text:p>0</text:p>
          </table:table-cell>
          <table:table-cell table:formula="of:=0-([.A101]-(99/2))/(99/2)" office:value-type="float" office:value="-1">
            <text:p>-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>
            <text:p>1<text:span text:style-name="T1">st</text:span></text:p>
          </table:table-cell>
          <table:table-cell office:value-type="string">
            <text:p>2<text:span text:style-name="T1">nd</text:span></text:p>
          </table:table-cell>
          <table:table-cell table:style-name="Default" office:value-type="string">
            <text:p>3<text:span text:style-name="T1">rd</text:span></text:p>
          </table:table-cell>
          <table:table-cell office:value-type="string">
            <text:p>4<text:span text:style-name="T1">th</text:span></text:p>
          </table:table-cell>
          <table:table-cell>
            <draw:frame table:end-cell-address="Sheet2.P17" table:end-x="0.56cm" table:end-y="0.206cm" draw:z-index="1" draw:style-name="gr1" svg:width="22.926cm" svg:height="7.225cm" svg:x="0.215cm" svg:y="0.027cm">
              <draw:object draw:notify-on-update-of-ranges="Sheet2.B1:Sheet2.B1 Sheet2.B2:Sheet2.B101 Sheet2.C1:Sheet2.C1 Sheet2.C2:Sheet2.C10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2">
          <table:table-cell office:value-type="float" office:value="0">
            <text:p>0</text:p>
          </table:table-cell>
          <table:table-cell table:formula="of:=1-POWER(([.A2]/99);3)" office:value-type="float" office:value="1">
            <text:p>1</text:p>
          </table:table-cell>
          <table:table-cell table:formula="of:=SQRT([.A2]/99)" office:value-type="float" office:value="0">
            <text:p>0</text:p>
          </table:table-cell>
          <table:table-cell table:formula="of:=SIN(POWER(([.A2]/99);2)*(0.5*PI()))" office:value-type="float" office:value="0">
            <text:p>0</text:p>
          </table:table-cell>
          <table:table-cell table:formula="of:=1-SQRT([.A2]/99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formula="of:=1-POWER(([.A3]/99);3)" office:value-type="float" office:value="0.999998969389848">
            <text:p>1</text:p>
          </table:table-cell>
          <table:table-cell table:formula="of:=SQRT([.A3]/99)" office:value-type="float" office:value="0.100503781525921">
            <text:p>0,1</text:p>
          </table:table-cell>
          <table:table-cell table:formula="of:=SIN(POWER(([.A3]/99);2)*(0.5*PI()))" office:value-type="float" office:value="0.00016026898480464">
            <text:p>0</text:p>
          </table:table-cell>
          <table:table-cell table:formula="of:=1-SQRT([.A3]/99)" office:value-type="float" office:value="0.899496218474079">
            <text:p>0,9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formula="of:=1-POWER(([.A4]/99);3)" office:value-type="float" office:value="0.999991755118783">
            <text:p>1</text:p>
          </table:table-cell>
          <table:table-cell table:formula="of:=SQRT([.A4]/99)" office:value-type="float" office:value="0.14213381090374">
            <text:p>0,14</text:p>
          </table:table-cell>
          <table:table-cell table:formula="of:=SIN(POWER(([.A4]/99);2)*(0.5*PI()))" office:value-type="float" office:value="0.000641075898051634">
            <text:p>0</text:p>
          </table:table-cell>
          <table:table-cell table:formula="of:=1-SQRT([.A4]/99)" office:value-type="float" office:value="0.85786618909626">
            <text:p>0,86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formula="of:=1-POWER(([.A5]/99);3)" office:value-type="float" office:value="0.999972173525893">
            <text:p>1</text:p>
          </table:table-cell>
          <table:table-cell table:formula="of:=SQRT([.A5]/99)" office:value-type="float" office:value="0.174077655955698">
            <text:p>0,17</text:p>
          </table:table-cell>
          <table:table-cell table:formula="of:=SIN(POWER(([.A5]/99);2)*(0.5*PI()))" office:value-type="float" office:value="0.00144242036923867">
            <text:p>0</text:p>
          </table:table-cell>
          <table:table-cell table:formula="of:=1-SQRT([.A5]/99)" office:value-type="float" office:value="0.825922344044302">
            <text:p>0,83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formula="of:=1-POWER(([.A6]/99);3)" office:value-type="float" office:value="0.999934040950264">
            <text:p>1</text:p>
          </table:table-cell>
          <table:table-cell table:formula="of:=SQRT([.A6]/99)" office:value-type="float" office:value="0.201007563051842">
            <text:p>0,2</text:p>
          </table:table-cell>
          <table:table-cell table:formula="of:=SIN(POWER(([.A6]/99);2)*(0.5*PI()))" office:value-type="float" office:value="0.00256430095752404">
            <text:p>0</text:p>
          </table:table-cell>
          <table:table-cell table:formula="of:=1-SQRT([.A6]/99)" office:value-type="float" office:value="0.798992436948158">
            <text:p>0,8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formula="of:=1-POWER(([.A7]/99);3)" office:value-type="float" office:value="0.999871173730984">
            <text:p>1</text:p>
          </table:table-cell>
          <table:table-cell table:formula="of:=SQRT([.A7]/99)" office:value-type="float" office:value="0.224733287487747">
            <text:p>0,22</text:p>
          </table:table-cell>
          <table:table-cell table:formula="of:=SIN(POWER(([.A7]/99);2)*(0.5*PI()))" office:value-type="float" office:value="0.00400671391672324">
            <text:p>0</text:p>
          </table:table-cell>
          <table:table-cell table:formula="of:=1-SQRT([.A7]/99)" office:value-type="float" office:value="0.775266712512253">
            <text:p>0,78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formula="of:=1-POWER(([.A8]/99);3)" office:value-type="float" office:value="0.99977738820714">
            <text:p>1</text:p>
          </table:table-cell>
          <table:table-cell table:formula="of:=SQRT([.A8]/99)" office:value-type="float" office:value="0.246182981958665">
            <text:p>0,25</text:p>
          </table:table-cell>
          <table:table-cell table:formula="of:=SIN(POWER(([.A8]/99);2)*(0.5*PI()))" office:value-type="float" office:value="0.005769651466317">
            <text:p>0,01</text:p>
          </table:table-cell>
          <table:table-cell table:formula="of:=1-SQRT([.A8]/99)" office:value-type="float" office:value="0.753817018041335">
            <text:p>0,75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formula="of:=1-POWER(([.A9]/99);3)" office:value-type="float" office:value="0.99964650071782">
            <text:p>1</text:p>
          </table:table-cell>
          <table:table-cell table:formula="of:=SQRT([.A9]/99)" office:value-type="float" office:value="0.265908011739155">
            <text:p>0,27</text:p>
          </table:table-cell>
          <table:table-cell table:formula="of:=SIN(POWER(([.A9]/99);2)*(0.5*PI()))" office:value-type="float" office:value="0.00785309956849672">
            <text:p>0,01</text:p>
          </table:table-cell>
          <table:table-cell table:formula="of:=1-SQRT([.A9]/99)" office:value-type="float" office:value="0.734091988260845">
            <text:p>0,73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table:formula="of:=1-POWER(([.A10]/99);3)" office:value-type="float" office:value="0.99947232760211">
            <text:p>1</text:p>
          </table:table-cell>
          <table:table-cell table:formula="of:=SQRT([.A10]/99)" office:value-type="float" office:value="0.284267621807481">
            <text:p>0,28</text:p>
          </table:table-cell>
          <table:table-cell table:formula="of:=SIN(POWER(([.A10]/99);2)*(0.5*PI()))" office:value-type="float" office:value="0.0102570352113001">
            <text:p>0,01</text:p>
          </table:table-cell>
          <table:table-cell table:formula="of:=1-SQRT([.A10]/99)" office:value-type="float" office:value="0.715732378192519">
            <text:p>0,72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formula="of:=1-POWER(([.A11]/99);3)" office:value-type="float" office:value="0.999248685199098">
            <text:p>1</text:p>
          </table:table-cell>
          <table:table-cell table:formula="of:=SQRT([.A11]/99)" office:value-type="float" office:value="0.301511344577764">
            <text:p>0,3</text:p>
          </table:table-cell>
          <table:table-cell table:formula="of:=SIN(POWER(([.A11]/99);2)*(0.5*PI()))" office:value-type="float" office:value="0.0129814231979309">
            <text:p>0,01</text:p>
          </table:table-cell>
          <table:table-cell table:formula="of:=1-SQRT([.A11]/99)" office:value-type="float" office:value="0.698488655422236">
            <text:p>0,7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formula="of:=1-POWER(([.A12]/99);3)" office:value-type="float" office:value="0.998969389847872">
            <text:p>1</text:p>
          </table:table-cell>
          <table:table-cell table:formula="of:=SQRT([.A12]/99)" office:value-type="float" office:value="0.317820863081864">
            <text:p>0,32</text:p>
          </table:table-cell>
          <table:table-cell table:formula="of:=SIN(POWER(([.A12]/99);2)*(0.5*PI()))" office:value-type="float" office:value="0.0160262124424149">
            <text:p>0,02</text:p>
          </table:table-cell>
          <table:table-cell table:formula="of:=1-SQRT([.A12]/99)" office:value-type="float" office:value="0.682179136918136">
            <text:p>0,68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table:formula="of:=1-POWER(([.A13]/99);3)" office:value-type="float" office:value="0.998628257887517">
            <text:p>1</text:p>
          </table:table-cell>
          <table:table-cell table:formula="of:=SQRT([.A13]/99)" office:value-type="float" office:value="0.333333333333333">
            <text:p>0,33</text:p>
          </table:table-cell>
          <table:table-cell table:formula="of:=SIN(POWER(([.A13]/99);2)*(0.5*PI()))" office:value-type="float" office:value="0.0193913317718244">
            <text:p>0,02</text:p>
          </table:table-cell>
          <table:table-cell table:formula="of:=1-SQRT([.A13]/99)" office:value-type="float" office:value="0.666666666666667">
            <text:p>0,67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table:formula="of:=1-POWER(([.A14]/99);3)" office:value-type="float" office:value="0.998219105657122">
            <text:p>1</text:p>
          </table:table-cell>
          <table:table-cell table:formula="of:=SQRT([.A14]/99)" office:value-type="float" office:value="0.348155311911396">
            <text:p>0,35</text:p>
          </table:table-cell>
          <table:table-cell table:formula="of:=SIN(POWER(([.A14]/99);2)*(0.5*PI()))" office:value-type="float" office:value="0.0230766852354058">
            <text:p>0,02</text:p>
          </table:table-cell>
          <table:table-cell table:formula="of:=1-SQRT([.A14]/99)" office:value-type="float" office:value="0.651844688088604">
            <text:p>0,65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table:formula="of:=1-POWER(([.A15]/99);3)" office:value-type="float" office:value="0.997735749495774">
            <text:p>1</text:p>
          </table:table-cell>
          <table:table-cell table:formula="of:=SQRT([.A15]/99)" office:value-type="float" office:value="0.362371537669739">
            <text:p>0,36</text:p>
          </table:table-cell>
          <table:table-cell table:formula="of:=SIN(POWER(([.A15]/99);2)*(0.5*PI()))" office:value-type="float" office:value="0.0270821469210767">
            <text:p>0,03</text:p>
          </table:table-cell>
          <table:table-cell table:formula="of:=1-SQRT([.A15]/99)" office:value-type="float" office:value="0.637628462330261">
            <text:p>0,64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table:formula="of:=1-POWER(([.A16]/99);3)" office:value-type="float" office:value="0.99717200574256">
            <text:p>1</text:p>
          </table:table-cell>
          <table:table-cell table:formula="of:=SQRT([.A16]/99)" office:value-type="float" office:value="0.376050716545177">
            <text:p>0,38</text:p>
          </table:table-cell>
          <table:table-cell table:formula="of:=SIN(POWER(([.A16]/99);2)*(0.5*PI()))" office:value-type="float" office:value="0.0314075552799185">
            <text:p>0,03</text:p>
          </table:table-cell>
          <table:table-cell table:formula="of:=1-SQRT([.A16]/99)" office:value-type="float" office:value="0.623949283454823">
            <text:p>0,62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table:formula="of:=1-POWER(([.A17]/99);3)" office:value-type="float" office:value="0.996521690736567">
            <text:p>1</text:p>
          </table:table-cell>
          <table:table-cell table:formula="of:=SQRT([.A17]/99)" office:value-type="float" office:value="0.389249472080761">
            <text:p>0,39</text:p>
          </table:table-cell>
          <table:table-cell table:formula="of:=SIN(POWER(([.A17]/99);2)*(0.5*PI()))" office:value-type="float" office:value="0.0360527069594856">
            <text:p>0,04</text:p>
          </table:table-cell>
          <table:table-cell table:formula="of:=1-SQRT([.A17]/99)" office:value-type="float" office:value="0.610750527919238">
            <text:p>0,61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table:formula="of:=1-POWER(([.A18]/99);3)" office:value-type="float" office:value="0.995778620816882">
            <text:p>1</text:p>
          </table:table-cell>
          <table:table-cell table:formula="of:=SQRT([.A18]/99)" office:value-type="float" office:value="0.402015126103685">
            <text:p>0,4</text:p>
          </table:table-cell>
          <table:table-cell table:formula="of:=SIN(POWER(([.A18]/99);2)*(0.5*PI()))" office:value-type="float" office:value="0.0410173501469836">
            <text:p>0,04</text:p>
          </table:table-cell>
          <table:table-cell table:formula="of:=1-SQRT([.A18]/99)" office:value-type="float" office:value="0.597984873896315">
            <text:p>0,6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table:formula="of:=1-POWER(([.A19]/99);3)" office:value-type="float" office:value="0.994936612322593">
            <text:p>0,99</text:p>
          </table:table-cell>
          <table:table-cell table:formula="of:=SQRT([.A19]/99)" office:value-type="float" office:value="0.414387707005374">
            <text:p>0,41</text:p>
          </table:table-cell>
          <table:table-cell table:formula="of:=SIN(POWER(([.A19]/99);2)*(0.5*PI()))" office:value-type="float" office:value="0.0463011774236394">
            <text:p>0,05</text:p>
          </table:table-cell>
          <table:table-cell table:formula="of:=1-SQRT([.A19]/99)" office:value-type="float" office:value="0.585612292994626">
            <text:p>0,59</text:p>
          </table:table-cell>
          <table:table-cell>
            <draw:frame table:end-cell-address="Sheet2.Q35" table:end-x="0.094cm" table:end-y="0.013cm" draw:z-index="0" draw:style-name="gr1" svg:width="24.478cm" svg:height="6.98cm" svg:x="0.455cm" svg:y="0.062cm">
              <draw:object draw:notify-on-update-of-ranges="Sheet2.D1:Sheet2.D1 Sheet2.D2:Sheet2.D101 Sheet2.E1:Sheet2.E1 Sheet2.E2:Sheet2.E10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2">
          <table:table-cell office:value-type="float" office:value="18">
            <text:p>18</text:p>
          </table:table-cell>
          <table:table-cell table:formula="of:=1-POWER(([.A20]/99);3)" office:value-type="float" office:value="0.993989481592787">
            <text:p>0,99</text:p>
          </table:table-cell>
          <table:table-cell table:formula="of:=SQRT([.A20]/99)" office:value-type="float" office:value="0.426401432711221">
            <text:p>0,43</text:p>
          </table:table-cell>
          <table:table-cell table:formula="of:=SIN(POWER(([.A20]/99);2)*(0.5*PI()))" office:value-type="float" office:value="0.0519038181318997">
            <text:p>0,05</text:p>
          </table:table-cell>
          <table:table-cell table:formula="of:=1-SQRT([.A20]/99)" office:value-type="float" office:value="0.573598567288779">
            <text:p>0,57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table:formula="of:=1-POWER(([.A21]/99);3)" office:value-type="float" office:value="0.992931044966552">
            <text:p>0,99</text:p>
          </table:table-cell>
          <table:table-cell table:formula="of:=SQRT([.A21]/99)" office:value-type="float" office:value="0.438085827115181">
            <text:p>0,44</text:p>
          </table:table-cell>
          <table:table-cell table:formula="of:=SIN(POWER(([.A21]/99);2)*(0.5*PI()))" office:value-type="float" office:value="0.0578248302574556">
            <text:p>0,06</text:p>
          </table:table-cell>
          <table:table-cell table:formula="of:=1-SQRT([.A21]/99)" office:value-type="float" office:value="0.561914172884819">
            <text:p>0,56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table:formula="of:=1-POWER(([.A22]/99);3)" office:value-type="float" office:value="0.991755118782973">
            <text:p>0,99</text:p>
          </table:table-cell>
          <table:table-cell table:formula="of:=SQRT([.A22]/99)" office:value-type="float" office:value="0.449466574975495">
            <text:p>0,45</text:p>
          </table:table-cell>
          <table:table-cell table:formula="of:=SIN(POWER(([.A22]/99);2)*(0.5*PI()))" office:value-type="float" office:value="0.0640636918284984">
            <text:p>0,06</text:p>
          </table:table-cell>
          <table:table-cell table:formula="of:=1-SQRT([.A22]/99)" office:value-type="float" office:value="0.550533425024505">
            <text:p>0,55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table:formula="of:=1-POWER(([.A23]/99);3)" office:value-type="float" office:value="0.990455519381139">
            <text:p>0,99</text:p>
          </table:table-cell>
          <table:table-cell table:formula="of:=SQRT([.A23]/99)" office:value-type="float" office:value="0.460566186471838">
            <text:p>0,46</text:p>
          </table:table-cell>
          <table:table-cell table:formula="of:=SIN(POWER(([.A23]/99);2)*(0.5*PI()))" office:value-type="float" office:value="0.0706197918350757">
            <text:p>0,07</text:p>
          </table:table-cell>
          <table:table-cell table:formula="of:=1-SQRT([.A23]/99)" office:value-type="float" office:value="0.539433813528162">
            <text:p>0,54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table:formula="of:=1-POWER(([.A24]/99);3)" office:value-type="float" office:value="0.989026063100137">
            <text:p>0,99</text:p>
          </table:table-cell>
          <table:table-cell table:formula="of:=SQRT([.A24]/99)" office:value-type="float" office:value="0.471404520791032">
            <text:p>0,47</text:p>
          </table:table-cell>
          <table:table-cell table:formula="of:=SIN(POWER(([.A24]/99);2)*(0.5*PI()))" office:value-type="float" office:value="0.0774924206719309">
            <text:p>0,08</text:p>
          </table:table-cell>
          <table:table-cell table:formula="of:=1-SQRT([.A24]/99)" office:value-type="float" office:value="0.528595479208968">
            <text:p>0,53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table:formula="of:=1-POWER(([.A25]/99);3)" office:value-type="float" office:value="0.987460566279054">
            <text:p>0,99</text:p>
          </table:table-cell>
          <table:table-cell table:formula="of:=SQRT([.A25]/99)" office:value-type="float" office:value="0.481999203654147">
            <text:p>0,48</text:p>
          </table:table-cell>
          <table:table-cell table:formula="of:=SIN(POWER(([.A25]/99);2)*(0.5*PI()))" office:value-type="float" office:value="0.0846807601087869">
            <text:p>0,08</text:p>
          </table:table-cell>
          <table:table-cell table:formula="of:=1-SQRT([.A25]/99)" office:value-type="float" office:value="0.518000796345853">
            <text:p>0,52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table:formula="of:=1-POWER(([.A26]/99);3)" office:value-type="float" office:value="0.985752845256977">
            <text:p>0,99</text:p>
          </table:table-cell>
          <table:table-cell table:formula="of:=SQRT([.A26]/99)" office:value-type="float" office:value="0.492365963917331">
            <text:p>0,49</text:p>
          </table:table-cell>
          <table:table-cell table:formula="of:=SIN(POWER(([.A26]/99);2)*(0.5*PI()))" office:value-type="float" office:value="0.092183872792668">
            <text:p>0,09</text:p>
          </table:table-cell>
          <table:table-cell table:formula="of:=1-SQRT([.A26]/99)" office:value-type="float" office:value="0.507634036082669">
            <text:p>0,51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table:formula="of:=1-POWER(([.A27]/99);3)" office:value-type="float" office:value="0.983896716372994">
            <text:p>0,98</text:p>
          </table:table-cell>
          <table:table-cell table:formula="of:=SQRT([.A27]/99)" office:value-type="float" office:value="0.502518907629606">
            <text:p>0,5</text:p>
          </table:table-cell>
          <table:table-cell table:formula="of:=SIN(POWER(([.A27]/99);2)*(0.5*PI()))" office:value-type="float" office:value="0.100000691287559">
            <text:p>0,1</text:p>
          </table:table-cell>
          <table:table-cell table:formula="of:=1-SQRT([.A27]/99)" office:value-type="float" office:value="0.497481092370394">
            <text:p>0,5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table:formula="of:=1-POWER(([.A28]/99);3)" office:value-type="float" office:value="0.981885995966192">
            <text:p>0,98</text:p>
          </table:table-cell>
          <table:table-cell table:formula="of:=SQRT([.A28]/99)" office:value-type="float" office:value="0.512470743190538">
            <text:p>0,51</text:p>
          </table:table-cell>
          <table:table-cell table:formula="of:=SIN(POWER(([.A28]/99);2)*(0.5*PI()))" office:value-type="float" office:value="0.108130006657463">
            <text:p>0,11</text:p>
          </table:table-cell>
          <table:table-cell table:formula="of:=1-SQRT([.A28]/99)" office:value-type="float" office:value="0.487529256809462">
            <text:p>0,49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table:formula="of:=1-POWER(([.A29]/99);3)" office:value-type="float" office:value="0.979714500375657">
            <text:p>0,98</text:p>
          </table:table-cell>
          <table:table-cell table:formula="of:=SQRT([.A29]/99)" office:value-type="float" office:value="0.522232967867094">
            <text:p>0,52</text:p>
          </table:table-cell>
          <table:table-cell table:formula="of:=SIN(POWER(([.A29]/99);2)*(0.5*PI()))" office:value-type="float" office:value="0.116570456599759">
            <text:p>0,12</text:p>
          </table:table-cell>
          <table:table-cell table:formula="of:=1-SQRT([.A29]/99)" office:value-type="float" office:value="0.477767032132906">
            <text:p>0,48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table:formula="of:=1-POWER(([.A30]/99);3)" office:value-type="float" office:value="0.977376045940478">
            <text:p>0,98</text:p>
          </table:table-cell>
          <table:table-cell table:formula="of:=SQRT([.A30]/99)" office:value-type="float" office:value="0.531816023478311">
            <text:p>0,53</text:p>
          </table:table-cell>
          <table:table-cell table:formula="of:=SIN(POWER(([.A30]/99);2)*(0.5*PI()))" office:value-type="float" office:value="0.125320513136669">
            <text:p>0,13</text:p>
          </table:table-cell>
          <table:table-cell table:formula="of:=1-SQRT([.A30]/99)" office:value-type="float" office:value="0.46818397652169">
            <text:p>0,47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table:formula="of:=1-POWER(([.A31]/99);3)" office:value-type="float" office:value="0.974864448999741">
            <text:p>0,97</text:p>
          </table:table-cell>
          <table:table-cell table:formula="of:=SQRT([.A31]/99)" office:value-type="float" office:value="0.541229427257326">
            <text:p>0,54</text:p>
          </table:table-cell>
          <table:table-cell table:formula="of:=SIN(POWER(([.A31]/99);2)*(0.5*PI()))" office:value-type="float" office:value="0.134378469873631">
            <text:p>0,13</text:p>
          </table:table-cell>
          <table:table-cell table:formula="of:=1-SQRT([.A31]/99)" office:value-type="float" office:value="0.458770572742674">
            <text:p>0,46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table:formula="of:=1-POWER(([.A32]/99);3)" office:value-type="float" office:value="0.972173525892534">
            <text:p>0,97</text:p>
          </table:table-cell>
          <table:table-cell table:formula="of:=SQRT([.A32]/99)" office:value-type="float" office:value="0.55048188256318">
            <text:p>0,55</text:p>
          </table:table-cell>
          <table:table-cell table:formula="of:=SIN(POWER(([.A32]/99);2)*(0.5*PI()))" office:value-type="float" office:value="0.143742428834431">
            <text:p>0,14</text:p>
          </table:table-cell>
          <table:table-cell table:formula="of:=1-SQRT([.A32]/99)" office:value-type="float" office:value="0.44951811743682">
            <text:p>0,45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table:formula="of:=1-POWER(([.A33]/99);3)" office:value-type="float" office:value="0.969297092957944">
            <text:p>0,97</text:p>
          </table:table-cell>
          <table:table-cell table:formula="of:=SQRT([.A33]/99)" office:value-type="float" office:value="0.559581373109678">
            <text:p>0,56</text:p>
          </table:table-cell>
          <table:table-cell table:formula="of:=SIN(POWER(([.A33]/99);2)*(0.5*PI()))" office:value-type="float" office:value="0.153410286884089">
            <text:p>0,15</text:p>
          </table:table-cell>
          <table:table-cell table:formula="of:=1-SQRT([.A33]/99)" office:value-type="float" office:value="0.440418626890321">
            <text:p>0,44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table:formula="of:=1-POWER(([.A34]/99);3)" office:value-type="float" office:value="0.966228966535058">
            <text:p>0,97</text:p>
          </table:table-cell>
          <table:table-cell table:formula="of:=SQRT([.A34]/99)" office:value-type="float" office:value="0.568535243614961">
            <text:p>0,57</text:p>
          </table:table-cell>
          <table:table-cell table:formula="of:=SIN(POWER(([.A34]/99);2)*(0.5*PI()))" office:value-type="float" office:value="0.163379721751727">
            <text:p>0,16</text:p>
          </table:table-cell>
          <table:table-cell table:formula="of:=1-SQRT([.A34]/99)" office:value-type="float" office:value="0.431464756385039">
            <text:p>0,43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table:formula="of:=1-POWER(([.A35]/99);3)" office:value-type="float" office:value="0.962962962962963">
            <text:p>0,96</text:p>
          </table:table-cell>
          <table:table-cell table:formula="of:=SQRT([.A35]/99)" office:value-type="float" office:value="0.577350269189626">
            <text:p>0,58</text:p>
          </table:table-cell>
          <table:table-cell table:formula="of:=SIN(POWER(([.A35]/99);2)*(0.5*PI()))" office:value-type="float" office:value="0.17364817766693">
            <text:p>0,17</text:p>
          </table:table-cell>
          <table:table-cell table:formula="of:=1-SQRT([.A35]/99)" office:value-type="float" office:value="0.422649730810374">
            <text:p>0,42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table:formula="of:=1-POWER(([.A36]/99);3)" office:value-type="float" office:value="0.959492898580747">
            <text:p>0,96</text:p>
          </table:table-cell>
          <table:table-cell table:formula="of:=SQRT([.A36]/99)" office:value-type="float" office:value="0.586032715327688">
            <text:p>0,59</text:p>
          </table:table-cell>
          <table:table-cell table:formula="of:=SIN(POWER(([.A36]/99);2)*(0.5*PI()))" office:value-type="float" office:value="0.184212850624539">
            <text:p>0,18</text:p>
          </table:table-cell>
          <table:table-cell table:formula="of:=1-SQRT([.A36]/99)" office:value-type="float" office:value="0.413967284672312">
            <text:p>0,41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table:formula="of:=1-POWER(([.A37]/99);3)" office:value-type="float" office:value="0.955812589727496">
            <text:p>0,96</text:p>
          </table:table-cell>
          <table:table-cell table:formula="of:=SQRT([.A37]/99)" office:value-type="float" office:value="0.594588390010563">
            <text:p>0,59</text:p>
          </table:table-cell>
          <table:table-cell table:formula="of:=SIN(POWER(([.A37]/99);2)*(0.5*PI()))" office:value-type="float" office:value="0.195070673294246">
            <text:p>0,2</text:p>
          </table:table-cell>
          <table:table-cell table:formula="of:=1-SQRT([.A37]/99)" office:value-type="float" office:value="0.405411609989437">
            <text:p>0,41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table:formula="of:=1-POWER(([.A38]/99);3)" office:value-type="float" office:value="0.951915852742299">
            <text:p>0,95</text:p>
          </table:table-cell>
          <table:table-cell table:formula="of:=SQRT([.A38]/99)" office:value-type="float" office:value="0.603022689155527">
            <text:p>0,6</text:p>
          </table:table-cell>
          <table:table-cell table:formula="of:=SIN(POWER(([.A38]/99);2)*(0.5*PI()))" office:value-type="float" office:value="0.206218299592988">
            <text:p>0,21</text:p>
          </table:table-cell>
          <table:table-cell table:formula="of:=1-SQRT([.A38]/99)" office:value-type="float" office:value="0.396977310844473">
            <text:p>0,4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table:formula="of:=1-POWER(([.A39]/99);3)" office:value-type="float" office:value="0.947796503964242">
            <text:p>0,95</text:p>
          </table:table-cell>
          <table:table-cell table:formula="of:=SQRT([.A39]/99)" office:value-type="float" office:value="0.611340636419152">
            <text:p>0,61</text:p>
          </table:table-cell>
          <table:table-cell table:formula="of:=SIN(POWER(([.A39]/99);2)*(0.5*PI()))" office:value-type="float" office:value="0.217652088939736">
            <text:p>0,22</text:p>
          </table:table-cell>
          <table:table-cell table:formula="of:=1-SQRT([.A39]/99)" office:value-type="float" office:value="0.388659363580848">
            <text:p>0,39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table:formula="of:=1-POWER(([.A40]/99);3)" office:value-type="float" office:value="0.943448359732412">
            <text:p>0,94</text:p>
          </table:table-cell>
          <table:table-cell table:formula="of:=SQRT([.A40]/99)" office:value-type="float" office:value="0.619546918189723">
            <text:p>0,62</text:p>
          </table:table-cell>
          <table:table-cell table:formula="of:=SIN(POWER(([.A40]/99);2)*(0.5*PI()))" office:value-type="float" office:value="0.229368090214063">
            <text:p>0,23</text:p>
          </table:table-cell>
          <table:table-cell table:formula="of:=1-SQRT([.A40]/99)" office:value-type="float" office:value="0.380453081810277">
            <text:p>0,38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table:formula="of:=1-POWER(([.A41]/99);3)" office:value-type="float" office:value="0.938865236385898">
            <text:p>0,94</text:p>
          </table:table-cell>
          <table:table-cell table:formula="of:=SQRT([.A41]/99)" office:value-type="float" office:value="0.627645914460848">
            <text:p>0,63</text:p>
          </table:table-cell>
          <table:table-cell table:formula="of:=SIN(POWER(([.A41]/99);2)*(0.5*PI()))" office:value-type="float" office:value="0.241362025441706">
            <text:p>0,24</text:p>
          </table:table-cell>
          <table:table-cell table:formula="of:=1-SQRT([.A41]/99)" office:value-type="float" office:value="0.372354085539152">
            <text:p>0,37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table:formula="of:=1-POWER(([.A42]/99);3)" office:value-type="float" office:value="0.934040950263785">
            <text:p>0,93</text:p>
          </table:table-cell>
          <table:table-cell table:formula="of:=SQRT([.A42]/99)" office:value-type="float" office:value="0.635641726163728">
            <text:p>0,64</text:p>
          </table:table-cell>
          <table:table-cell table:formula="of:=SIN(POWER(([.A42]/99);2)*(0.5*PI()))" office:value-type="float" office:value="0.253629273232247">
            <text:p>0,25</text:p>
          </table:table-cell>
          <table:table-cell table:formula="of:=1-SQRT([.A42]/99)" office:value-type="float" office:value="0.364358273836272">
            <text:p>0,36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table:formula="of:=1-POWER(([.A43]/99);3)" office:value-type="float" office:value="0.928969317705161">
            <text:p>0,93</text:p>
          </table:table-cell>
          <table:table-cell table:formula="of:=SQRT([.A43]/99)" office:value-type="float" office:value="0.643538199442282">
            <text:p>0,64</text:p>
          </table:table-cell>
          <table:table-cell table:formula="of:=SIN(POWER(([.A43]/99);2)*(0.5*PI()))" office:value-type="float" office:value="0.266164851996103">
            <text:p>0,27</text:p>
          </table:table-cell>
          <table:table-cell table:formula="of:=1-SQRT([.A43]/99)" office:value-type="float" office:value="0.356461800557718">
            <text:p>0,36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table:formula="of:=1-POWER(([.A44]/99);3)" office:value-type="float" office:value="0.923644155049114">
            <text:p>0,92</text:p>
          </table:table-cell>
          <table:table-cell table:formula="of:=SQRT([.A44]/99)" office:value-type="float" office:value="0.65133894727893">
            <text:p>0,65</text:p>
          </table:table-cell>
          <table:table-cell table:formula="of:=SIN(POWER(([.A44]/99);2)*(0.5*PI()))" office:value-type="float" office:value="0.278963402970081">
            <text:p>0,28</text:p>
          </table:table-cell>
          <table:table-cell table:formula="of:=1-SQRT([.A44]/99)" office:value-type="float" office:value="0.34866105272107">
            <text:p>0,35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table:formula="of:=1-POWER(([.A45]/99);3)" office:value-type="float" office:value="0.91805927863473">
            <text:p>0,92</text:p>
          </table:table-cell>
          <table:table-cell table:formula="of:=SQRT([.A45]/99)" office:value-type="float" office:value="0.659047368816107">
            <text:p>0,66</text:p>
          </table:table-cell>
          <table:table-cell table:formula="of:=SIN(POWER(([.A45]/99);2)*(0.5*PI()))" office:value-type="float" office:value="0.292019173082993">
            <text:p>0,29</text:p>
          </table:table-cell>
          <table:table-cell table:formula="of:=1-SQRT([.A45]/99)" office:value-type="float" office:value="0.340952631183892">
            <text:p>0,34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table:formula="of:=1-POWER(([.A46]/99);3)" office:value-type="float" office:value="0.912208504801097">
            <text:p>0,91</text:p>
          </table:table-cell>
          <table:table-cell table:formula="of:=SQRT([.A46]/99)" office:value-type="float" office:value="0.666666666666667">
            <text:p>0,67</text:p>
          </table:table-cell>
          <table:table-cell table:formula="of:=SIN(POWER(([.A46]/99);2)*(0.5*PI()))" office:value-type="float" office:value="0.305325997695113">
            <text:p>0,31</text:p>
          </table:table-cell>
          <table:table-cell table:formula="of:=1-SQRT([.A46]/99)" office:value-type="float" office:value="0.333333333333333">
            <text:p>0,33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table:formula="of:=1-POWER(([.A47]/99);3)" office:value-type="float" office:value="0.906085649887303">
            <text:p>0,91</text:p>
          </table:table-cell>
          <table:table-cell table:formula="of:=SQRT([.A47]/99)" office:value-type="float" office:value="0.674199862463242">
            <text:p>0,67</text:p>
          </table:table-cell>
          <table:table-cell table:formula="of:=SIN(POWER(([.A47]/99);2)*(0.5*PI()))" office:value-type="float" office:value="0.318877283247619">
            <text:p>0,32</text:p>
          </table:table-cell>
          <table:table-cell table:formula="of:=1-SQRT([.A47]/99)" office:value-type="float" office:value="0.325800137536758">
            <text:p>0,33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table:formula="of:=1-POWER(([.A48]/99);3)" office:value-type="float" office:value="0.899684530232434">
            <text:p>0,9</text:p>
          </table:table-cell>
          <table:table-cell table:formula="of:=SQRT([.A48]/99)" office:value-type="float" office:value="0.681649810860727">
            <text:p>0,68</text:p>
          </table:table-cell>
          <table:table-cell table:formula="of:=SIN(POWER(([.A48]/99);2)*(0.5*PI()))" office:value-type="float" office:value="0.332665989860664">
            <text:p>0,33</text:p>
          </table:table-cell>
          <table:table-cell table:formula="of:=1-SQRT([.A48]/99)" office:value-type="float" office:value="0.318350189139273">
            <text:p>0,32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table:formula="of:=1-POWER(([.A49]/99);3)" office:value-type="float" office:value="0.892998962175577">
            <text:p>0,89</text:p>
          </table:table-cell>
          <table:table-cell table:formula="of:=SQRT([.A49]/99)" office:value-type="float" office:value="0.689019212175883">
            <text:p>0,69</text:p>
          </table:table-cell>
          <table:table-cell table:formula="of:=SIN(POWER(([.A49]/99);2)*(0.5*PI()))" office:value-type="float" office:value="0.346684613921246">
            <text:p>0,35</text:p>
          </table:table-cell>
          <table:table-cell table:formula="of:=1-SQRT([.A49]/99)" office:value-type="float" office:value="0.310980787824117">
            <text:p>0,31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table:formula="of:=1-POWER(([.A50]/99);3)" office:value-type="float" office:value="0.88602276205582">
            <text:p>0,89</text:p>
          </table:table-cell>
          <table:table-cell table:formula="of:=SQRT([.A50]/99)" office:value-type="float" office:value="0.696310623822791">
            <text:p>0,7</text:p>
          </table:table-cell>
          <table:table-cell table:formula="of:=SIN(POWER(([.A50]/99);2)*(0.5*PI()))" office:value-type="float" office:value="0.360925170704672">
            <text:p>0,36</text:p>
          </table:table-cell>
          <table:table-cell table:formula="of:=1-SQRT([.A50]/99)" office:value-type="float" office:value="0.303689376177209">
            <text:p>0,3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table:formula="of:=1-POWER(([.A51]/99);3)" office:value-type="float" office:value="0.87874974621225">
            <text:p>0,88</text:p>
          </table:table-cell>
          <table:table-cell table:formula="of:=SQRT([.A51]/99)" office:value-type="float" office:value="0.703526470681448">
            <text:p>0,7</text:p>
          </table:table-cell>
          <table:table-cell table:formula="of:=SIN(POWER(([.A51]/99);2)*(0.5*PI()))" office:value-type="float" office:value="0.375379177076144">
            <text:p>0,38</text:p>
          </table:table-cell>
          <table:table-cell table:formula="of:=1-SQRT([.A51]/99)" office:value-type="float" office:value="0.296473529318551">
            <text:p>0,3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table:formula="of:=1-POWER(([.A52]/99);3)" office:value-type="float" office:value="0.871173730983954">
            <text:p>0,87</text:p>
          </table:table-cell>
          <table:table-cell table:formula="of:=SQRT([.A52]/99)" office:value-type="float" office:value="0.710669054518701">
            <text:p>0,71</text:p>
          </table:table-cell>
          <table:table-cell table:formula="of:=SIN(POWER(([.A52]/99);2)*(0.5*PI()))" office:value-type="float" office:value="0.390037634321751">
            <text:p>0,39</text:p>
          </table:table-cell>
          <table:table-cell table:formula="of:=1-SQRT([.A52]/99)" office:value-type="float" office:value="0.289330945481299">
            <text:p>0,29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table:formula="of:=1-POWER(([.A53]/99);3)" office:value-type="float" office:value="0.86328853271002">
            <text:p>0,86</text:p>
          </table:table-cell>
          <table:table-cell table:formula="of:=SQRT([.A53]/99)" office:value-type="float" office:value="0.717740562565273">
            <text:p>0,72</text:p>
          </table:table-cell>
          <table:table-cell table:formula="of:=SIN(POWER(([.A53]/99);2)*(0.5*PI()))" office:value-type="float" office:value="0.404891011160991">
            <text:p>0,4</text:p>
          </table:table-cell>
          <table:table-cell table:formula="of:=1-SQRT([.A53]/99)" office:value-type="float" office:value="0.282259437434727">
            <text:p>0,28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table:formula="of:=1-POWER(([.A54]/99);3)" office:value-type="float" office:value="0.855087967729535">
            <text:p>0,86</text:p>
          </table:table-cell>
          <table:table-cell table:formula="of:=SQRT([.A54]/99)" office:value-type="float" office:value="0.724743075339479">
            <text:p>0,72</text:p>
          </table:table-cell>
          <table:table-cell table:formula="of:=SIN(POWER(([.A54]/99);2)*(0.5*PI()))" office:value-type="float" office:value="0.419929226995875">
            <text:p>0,42</text:p>
          </table:table-cell>
          <table:table-cell table:formula="of:=1-SQRT([.A54]/99)" office:value-type="float" office:value="0.275256924660521">
            <text:p>0,28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table:formula="of:=1-POWER(([.A55]/99);3)" office:value-type="float" office:value="0.846565852381585">
            <text:p>0,85</text:p>
          </table:table-cell>
          <table:table-cell table:formula="of:=SQRT([.A55]/99)" office:value-type="float" office:value="0.731678573796948">
            <text:p>0,73</text:p>
          </table:table-cell>
          <table:table-cell table:formula="of:=SIN(POWER(([.A55]/99);2)*(0.5*PI()))" office:value-type="float" office:value="0.435141635454603">
            <text:p>0,44</text:p>
          </table:table-cell>
          <table:table-cell table:formula="of:=1-SQRT([.A55]/99)" office:value-type="float" office:value="0.268321426203052">
            <text:p>0,27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table:formula="of:=1-POWER(([.A56]/99);3)" office:value-type="float" office:value="0.837716003005259">
            <text:p>0,84</text:p>
          </table:table-cell>
          <table:table-cell table:formula="of:=SQRT([.A56]/99)" office:value-type="float" office:value="0.738548945875996">
            <text:p>0,74</text:p>
          </table:table-cell>
          <table:table-cell table:formula="of:=SIN(POWER(([.A56]/99);2)*(0.5*PI()))" office:value-type="float" office:value="0.450517008290827">
            <text:p>0,45</text:p>
          </table:table-cell>
          <table:table-cell table:formula="of:=1-SQRT([.A56]/99)" office:value-type="float" office:value="0.261451054124004">
            <text:p>0,26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table:formula="of:=1-POWER(([.A57]/99);3)" office:value-type="float" office:value="0.828532235939643">
            <text:p>0,83</text:p>
          </table:table-cell>
          <table:table-cell table:formula="of:=SQRT([.A57]/99)" office:value-type="float" office:value="0.74535599249993">
            <text:p>0,75</text:p>
          </table:table-cell>
          <table:table-cell table:formula="of:=SIN(POWER(([.A57]/99);2)*(0.5*PI()))" office:value-type="float" office:value="0.466043519702539">
            <text:p>0,47</text:p>
          </table:table-cell>
          <table:table-cell table:formula="of:=1-SQRT([.A57]/99)" office:value-type="float" office:value="0.25464400750007">
            <text:p>0,25</text:p>
          </table:table-cell>
          <table:table-cell/>
        </table:table-row>
        <table:table-row table:style-name="ro2">
          <table:table-cell office:value-type="float" office:value="56">
            <text:p>56</text:p>
          </table:table-cell>
          <table:table-cell table:formula="of:=1-POWER(([.A58]/99);3)" office:value-type="float" office:value="0.819008367523825">
            <text:p>0,82</text:p>
          </table:table-cell>
          <table:table-cell table:formula="of:=SQRT([.A58]/99)" office:value-type="float" office:value="0.752101433090355">
            <text:p>0,75</text:p>
          </table:table-cell>
          <table:table-cell table:formula="of:=SIN(POWER(([.A58]/99);2)*(0.5*PI()))" office:value-type="float" office:value="0.481708731137737">
            <text:p>0,48</text:p>
          </table:table-cell>
          <table:table-cell table:formula="of:=1-SQRT([.A58]/99)" office:value-type="float" office:value="0.247898566909645">
            <text:p>0,25</text:p>
          </table:table-cell>
          <table:table-cell/>
        </table:table-row>
        <table:table-row table:style-name="ro2">
          <table:table-cell office:value-type="float" office:value="57">
            <text:p>57</text:p>
          </table:table-cell>
          <table:table-cell table:formula="of:=1-POWER(([.A59]/99);3)" office:value-type="float" office:value="0.809138214096892">
            <text:p>0,81</text:p>
          </table:table-cell>
          <table:table-cell table:formula="of:=SQRT([.A59]/99)" office:value-type="float" office:value="0.758786910639328">
            <text:p>0,76</text:p>
          </table:table-cell>
          <table:table-cell table:formula="of:=SIN(POWER(([.A59]/99);2)*(0.5*PI()))" office:value-type="float" office:value="0.497499576657085">
            <text:p>0,5</text:p>
          </table:table-cell>
          <table:table-cell table:formula="of:=1-SQRT([.A59]/99)" office:value-type="float" office:value="0.241213089360672">
            <text:p>0,24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table:formula="of:=1-POWER(([.A60]/99);3)" office:value-type="float" office:value="0.79891559199793">
            <text:p>0,8</text:p>
          </table:table-cell>
          <table:table-cell table:formula="of:=SQRT([.A60]/99)" office:value-type="float" office:value="0.765413996382733">
            <text:p>0,77</text:p>
          </table:table-cell>
          <table:table-cell table:formula="of:=SIN(POWER(([.A60]/99);2)*(0.5*PI()))" office:value-type="float" office:value="0.513402348926915">
            <text:p>0,51</text:p>
          </table:table-cell>
          <table:table-cell table:formula="of:=1-SQRT([.A60]/99)" office:value-type="float" office:value="0.234586003617267">
            <text:p>0,23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 table:formula="of:=1-POWER(([.A61]/99);3)" office:value-type="float" office:value="0.788334317566029">
            <text:p>0,79</text:p>
          </table:table-cell>
          <table:table-cell table:formula="of:=SQRT([.A61]/99)" office:value-type="float" office:value="0.771984194112545">
            <text:p>0,77</text:p>
          </table:table-cell>
          <table:table-cell table:formula="of:=SIN(POWER(([.A61]/99);2)*(0.5*PI()))" office:value-type="float" office:value="0.529402685919026">
            <text:p>0,53</text:p>
          </table:table-cell>
          <table:table-cell table:formula="of:=1-SQRT([.A61]/99)" office:value-type="float" office:value="0.228015805887455">
            <text:p>0,23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table:formula="of:=1-POWER(([.A62]/99);3)" office:value-type="float" office:value="0.777388207140273">
            <text:p>0,78</text:p>
          </table:table-cell>
          <table:table-cell table:formula="of:=SQRT([.A62]/99)" office:value-type="float" office:value="0.778498944161523">
            <text:p>0,78</text:p>
          </table:table-cell>
          <table:table-cell table:formula="of:=SIN(POWER(([.A62]/99);2)*(0.5*PI()))" office:value-type="float" office:value="0.545485558396833">
            <text:p>0,55</text:p>
          </table:table-cell>
          <table:table-cell table:formula="of:=1-SQRT([.A62]/99)" office:value-type="float" office:value="0.221501055838477">
            <text:p>0,22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table:formula="of:=1-POWER(([.A63]/99);3)" office:value-type="float" office:value="0.766071077059752">
            <text:p>0,77</text:p>
          </table:table-cell>
          <table:table-cell table:formula="of:=SQRT([.A63]/99)" office:value-type="float" office:value="0.784959627090219">
            <text:p>0,78</text:p>
          </table:table-cell>
          <table:table-cell table:formula="of:=SIN(POWER(([.A63]/99);2)*(0.5*PI()))" office:value-type="float" office:value="0.561635258270485">
            <text:p>0,56</text:p>
          </table:table-cell>
          <table:table-cell table:formula="of:=1-SQRT([.A63]/99)" office:value-type="float" office:value="0.215040372909781">
            <text:p>0,22</text:p>
          </table:table-cell>
          <table:table-cell/>
        </table:table-row>
        <table:table-row table:style-name="ro2">
          <table:table-cell office:value-type="float" office:value="62">
            <text:p>62</text:p>
          </table:table-cell>
          <table:table-cell table:formula="of:=1-POWER(([.A64]/99);3)" office:value-type="float" office:value="0.754376743663551">
            <text:p>0,75</text:p>
          </table:table-cell>
          <table:table-cell table:formula="of:=SQRT([.A64]/99)" office:value-type="float" office:value="0.791367567103066">
            <text:p>0,79</text:p>
          </table:table-cell>
          <table:table-cell table:formula="of:=SIN(POWER(([.A64]/99);2)*(0.5*PI()))" office:value-type="float" office:value="0.577835387906619">
            <text:p>0,58</text:p>
          </table:table-cell>
          <table:table-cell table:formula="of:=1-SQRT([.A64]/99)" office:value-type="float" office:value="0.208632432896934">
            <text:p>0,21</text:p>
          </table:table-cell>
          <table:table-cell/>
        </table:table-row>
        <table:table-row table:style-name="ro2">
          <table:table-cell office:value-type="float" office:value="63">
            <text:p>63</text:p>
          </table:table-cell>
          <table:table-cell table:formula="of:=1-POWER(([.A65]/99);3)" office:value-type="float" office:value="0.742299023290759">
            <text:p>0,74</text:p>
          </table:table-cell>
          <table:table-cell table:formula="of:=SQRT([.A65]/99)" office:value-type="float" office:value="0.797724035217466">
            <text:p>0,8</text:p>
          </table:table-cell>
          <table:table-cell table:formula="of:=SIN(POWER(([.A65]/99);2)*(0.5*PI()))" office:value-type="float" office:value="0.594068850481366">
            <text:p>0,59</text:p>
          </table:table-cell>
          <table:table-cell table:formula="of:=1-SQRT([.A65]/99)" office:value-type="float" office:value="0.202275964782534">
            <text:p>0,2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table:formula="of:=1-POWER(([.A66]/99);3)" office:value-type="float" office:value="0.729831732280462">
            <text:p>0,73</text:p>
          </table:table-cell>
          <table:table-cell table:formula="of:=SQRT([.A66]/99)" office:value-type="float" office:value="0.80403025220737">
            <text:p>0,8</text:p>
          </table:table-cell>
          <table:table-cell table:formula="of:=SIN(POWER(([.A66]/99);2)*(0.5*PI()))" office:value-type="float" office:value="0.61031784146818">
            <text:p>0,61</text:p>
          </table:table-cell>
          <table:table-cell table:formula="of:=1-SQRT([.A66]/99)" office:value-type="float" office:value="0.19596974779263">
            <text:p>0,2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table:formula="of:=1-POWER(([.A67]/99);3)" office:value-type="float" office:value="0.716968686971748">
            <text:p>0,72</text:p>
          </table:table-cell>
          <table:table-cell table:formula="of:=SQRT([.A67]/99)" office:value-type="float" office:value="0.810287391340663">
            <text:p>0,81</text:p>
          </table:table-cell>
          <table:table-cell table:formula="of:=SIN(POWER(([.A67]/99);2)*(0.5*PI()))" office:value-type="float" office:value="0.626563841354814">
            <text:p>0,63</text:p>
          </table:table-cell>
          <table:table-cell table:formula="of:=1-SQRT([.A67]/99)" office:value-type="float" office:value="0.189712608659337">
            <text:p>0,19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table:formula="of:=1-POWER(([.A68]/99);3)" office:value-type="float" office:value="0.703703703703704">
            <text:p>0,7</text:p>
          </table:table-cell>
          <table:table-cell table:formula="of:=SQRT([.A68]/99)" office:value-type="float" office:value="0.816496580927726">
            <text:p>0,82</text:p>
          </table:table-cell>
          <table:table-cell table:formula="of:=SIN(POWER(([.A68]/99);2)*(0.5*PI()))" office:value-type="float" office:value="0.642787609686539">
            <text:p>0,64</text:p>
          </table:table-cell>
          <table:table-cell table:formula="of:=1-SQRT([.A68]/99)" office:value-type="float" office:value="0.183503419072274">
            <text:p>0,18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table:formula="of:=1-POWER(([.A69]/99);3)" office:value-type="float" office:value="0.690030598815417">
            <text:p>0,69</text:p>
          </table:table-cell>
          <table:table-cell table:formula="of:=SQRT([.A69]/99)" office:value-type="float" office:value="0.822658906696862">
            <text:p>0,82</text:p>
          </table:table-cell>
          <table:table-cell table:formula="of:=SIN(POWER(([.A69]/99);2)*(0.5*PI()))" office:value-type="float" office:value="0.658969180535249">
            <text:p>0,66</text:p>
          </table:table-cell>
          <table:table-cell table:formula="of:=1-SQRT([.A69]/99)" office:value-type="float" office:value="0.177341093303138">
            <text:p>0,18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table:formula="of:=1-POWER(([.A70]/99);3)" office:value-type="float" office:value="0.675943188645974">
            <text:p>0,68</text:p>
          </table:table-cell>
          <table:table-cell table:formula="of:=SQRT([.A70]/99)" office:value-type="float" office:value="0.828775414010748">
            <text:p>0,83</text:p>
          </table:table-cell>
          <table:table-cell table:formula="of:=SIN(POWER(([.A70]/99);2)*(0.5*PI()))" office:value-type="float" office:value="0.675087859496536">
            <text:p>0,68</text:p>
          </table:table-cell>
          <table:table-cell table:formula="of:=1-SQRT([.A70]/99)" office:value-type="float" office:value="0.171224585989252">
            <text:p>0,17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table:formula="of:=1-POWER(([.A71]/99);3)" office:value-type="float" office:value="0.661435289534463">
            <text:p>0,66</text:p>
          </table:table-cell>
          <table:table-cell table:formula="of:=SQRT([.A71]/99)" office:value-type="float" office:value="0.834847109936722">
            <text:p>0,83</text:p>
          </table:table-cell>
          <table:table-cell table:formula="of:=SIN(POWER(([.A71]/99);2)*(0.5*PI()))" office:value-type="float" office:value="0.691122222319118">
            <text:p>0,69</text:p>
          </table:table-cell>
          <table:table-cell table:formula="of:=1-SQRT([.A71]/99)" office:value-type="float" office:value="0.165152890063278">
            <text:p>0,17</text:p>
          </table:table-cell>
          <table:table-cell/>
        </table:table-row>
        <table:table-row table:style-name="ro2">
          <table:table-cell office:value-type="float" office:value="70">
            <text:p>70</text:p>
          </table:table-cell>
          <table:table-cell table:formula="of:=1-POWER(([.A72]/99);3)" office:value-type="float" office:value="0.646500717819971">
            <text:p>0,65</text:p>
          </table:table-cell>
          <table:table-cell table:formula="of:=SQRT([.A72]/99)" office:value-type="float" office:value="0.840874965182522">
            <text:p>0,84</text:p>
          </table:table-cell>
          <table:table-cell table:formula="of:=SIN(POWER(([.A72]/99);2)*(0.5*PI()))" office:value-type="float" office:value="0.707050115273025">
            <text:p>0,71</text:p>
          </table:table-cell>
          <table:table-cell table:formula="of:=1-SQRT([.A72]/99)" office:value-type="float" office:value="0.159125034817478">
            <text:p>0,16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table:formula="of:=1-POWER(([.A73]/99);3)" office:value-type="float" office:value="0.631133289841585">
            <text:p>0,63</text:p>
          </table:table-cell>
          <table:table-cell table:formula="of:=SQRT([.A73]/99)" office:value-type="float" office:value="0.846859915908007">
            <text:p>0,85</text:p>
          </table:table-cell>
          <table:table-cell table:formula="of:=SIN(POWER(([.A73]/99);2)*(0.5*PI()))" office:value-type="float" office:value="0.72284865736488">
            <text:p>0,72</text:p>
          </table:table-cell>
          <table:table-cell table:formula="of:=1-SQRT([.A73]/99)" office:value-type="float" office:value="0.153140084091993">
            <text:p>0,15</text:p>
          </table:table-cell>
          <table:table-cell/>
        </table:table-row>
        <table:table-row table:style-name="ro2">
          <table:table-cell office:value-type="float" office:value="72">
            <text:p>72</text:p>
          </table:table-cell>
          <table:table-cell table:formula="of:=1-POWER(([.A74]/99);3)" office:value-type="float" office:value="0.615326821938392">
            <text:p>0,62</text:p>
          </table:table-cell>
          <table:table-cell table:formula="of:=SQRT([.A74]/99)" office:value-type="float" office:value="0.852802865422442">
            <text:p>0,85</text:p>
          </table:table-cell>
          <table:table-cell table:formula="of:=SIN(POWER(([.A74]/99);2)*(0.5*PI()))" office:value-type="float" office:value="0.738494244510177">
            <text:p>0,74</text:p>
          </table:table-cell>
          <table:table-cell table:formula="of:=1-SQRT([.A74]/99)" office:value-type="float" office:value="0.147197134577558">
            <text:p>0,15</text:p>
          </table:table-cell>
          <table:table-cell/>
        </table:table-row>
        <table:table-row table:style-name="ro2">
          <table:table-cell office:value-type="float" office:value="73">
            <text:p>73</text:p>
          </table:table-cell>
          <table:table-cell table:formula="of:=1-POWER(([.A75]/99);3)" office:value-type="float" office:value="0.59907513044948">
            <text:p>0,6</text:p>
          </table:table-cell>
          <table:table-cell table:formula="of:=SQRT([.A75]/99)" office:value-type="float" office:value="0.858704685776046">
            <text:p>0,86</text:p>
          </table:table-cell>
          <table:table-cell table:formula="of:=SIN(POWER(([.A75]/99);2)*(0.5*PI()))" office:value-type="float" office:value="0.753962555773856">
            <text:p>0,75</text:p>
          </table:table-cell>
          <table:table-cell table:formula="of:=1-SQRT([.A75]/99)" office:value-type="float" office:value="0.141295314223954">
            <text:p>0,14</text:p>
          </table:table-cell>
          <table:table-cell/>
        </table:table-row>
        <table:table-row table:style-name="ro2">
          <table:table-cell office:value-type="float" office:value="74">
            <text:p>74</text:p>
          </table:table-cell>
          <table:table-cell table:formula="of:=1-POWER(([.A76]/99);3)" office:value-type="float" office:value="0.582372031713936">
            <text:p>0,58</text:p>
          </table:table-cell>
          <table:table-cell table:formula="of:=SQRT([.A76]/99)" office:value-type="float" office:value="0.864566219253764">
            <text:p>0,86</text:p>
          </table:table-cell>
          <table:table-cell table:formula="of:=SIN(POWER(([.A76]/99);2)*(0.5*PI()))" office:value-type="float" office:value="0.769228561791517">
            <text:p>0,77</text:p>
          </table:table-cell>
          <table:table-cell table:formula="of:=1-SQRT([.A76]/99)" office:value-type="float" office:value="0.135433780746236">
            <text:p>0,14</text:p>
          </table:table-cell>
          <table:table-cell/>
        </table:table-row>
        <table:table-row table:style-name="ro2">
          <table:table-cell office:value-type="float" office:value="75">
            <text:p>75</text:p>
          </table:table-cell>
          <table:table-cell table:formula="of:=1-POWER(([.A77]/99);3)" office:value-type="float" office:value="0.565211342070846">
            <text:p>0,57</text:p>
          </table:table-cell>
          <table:table-cell table:formula="of:=SQRT([.A77]/99)" office:value-type="float" office:value="0.870388279778489">
            <text:p>0,87</text:p>
          </table:table-cell>
          <table:table-cell table:formula="of:=SIN(POWER(([.A77]/99);2)*(0.5*PI()))" office:value-type="float" office:value="0.784266535484392">
            <text:p>0,78</text:p>
          </table:table-cell>
          <table:table-cell table:formula="of:=1-SQRT([.A77]/99)" office:value-type="float" office:value="0.129611720221511">
            <text:p>0,13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table:formula="of:=1-POWER(([.A78]/99);3)" office:value-type="float" office:value="0.547586877859299">
            <text:p>0,55</text:p>
          </table:table-cell>
          <table:table-cell table:formula="of:=SQRT([.A78]/99)" office:value-type="float" office:value="0.876171654230361">
            <text:p>0,88</text:p>
          </table:table-cell>
          <table:table-cell table:formula="of:=SIN(POWER(([.A78]/99);2)*(0.5*PI()))" office:value-type="float" office:value="0.799050065181564">
            <text:p>0,8</text:p>
          </table:table-cell>
          <table:table-cell table:formula="of:=1-SQRT([.A78]/99)" office:value-type="float" office:value="0.123828345769639">
            <text:p>0,12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table:formula="of:=1-POWER(([.A79]/99);3)" office:value-type="float" office:value="0.529492455418381">
            <text:p>0,53</text:p>
          </table:table-cell>
          <table:table-cell table:formula="of:=SQRT([.A79]/99)" office:value-type="float" office:value="0.881917103688197">
            <text:p>0,88</text:p>
          </table:table-cell>
          <table:table-cell table:formula="of:=SIN(POWER(([.A79]/99);2)*(0.5*PI()))" office:value-type="float" office:value="0.813552070262968">
            <text:p>0,81</text:p>
          </table:table-cell>
          <table:table-cell table:formula="of:=1-SQRT([.A79]/99)" office:value-type="float" office:value="0.118082896311803">
            <text:p>0,12</text:p>
          </table:table-cell>
          <table:table-cell/>
        </table:table-row>
        <table:table-row table:style-name="ro2">
          <table:table-cell office:value-type="float" office:value="78">
            <text:p>78</text:p>
          </table:table-cell>
          <table:table-cell table:formula="of:=1-POWER(([.A80]/99);3)" office:value-type="float" office:value="0.51092189108718">
            <text:p>0,51</text:p>
          </table:table-cell>
          <table:table-cell table:formula="of:=SQRT([.A80]/99)" office:value-type="float" office:value="0.887625364598594">
            <text:p>0,89</text:p>
          </table:table-cell>
          <table:table-cell table:formula="of:=SIN(POWER(([.A80]/99);2)*(0.5*PI()))" office:value-type="float" office:value="0.827744819436312">
            <text:p>0,83</text:p>
          </table:table-cell>
          <table:table-cell table:formula="of:=1-SQRT([.A80]/99)" office:value-type="float" office:value="0.112374635401405">
            <text:p>0,11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table:formula="of:=1-POWER(([.A81]/99);3)" office:value-type="float" office:value="0.491869001204783">
            <text:p>0,49</text:p>
          </table:table-cell>
          <table:table-cell table:formula="of:=SQRT([.A81]/99)" office:value-type="float" office:value="0.893297149877798">
            <text:p>0,89</text:p>
          </table:table-cell>
          <table:table-cell table:formula="of:=SIN(POWER(([.A81]/99);2)*(0.5*PI()))" office:value-type="float" office:value="0.841599951760261">
            <text:p>0,84</text:p>
          </table:table-cell>
          <table:table-cell table:formula="of:=1-SQRT([.A81]/99)" office:value-type="float" office:value="0.106702850122201">
            <text:p>0,11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table:formula="of:=1-POWER(([.A82]/99);3)" office:value-type="float" office:value="0.472327602110277">
            <text:p>0,47</text:p>
          </table:table-cell>
          <table:table-cell table:formula="of:=SQRT([.A82]/99)" office:value-type="float" office:value="0.898933149950989">
            <text:p>0,9</text:p>
          </table:table-cell>
          <table:table-cell table:formula="of:=SIN(POWER(([.A82]/99);2)*(0.5*PI()))" office:value-type="float" office:value="0.855088500524884">
            <text:p>0,86</text:p>
          </table:table-cell>
          <table:table-cell table:formula="of:=1-SQRT([.A82]/99)" office:value-type="float" office:value="0.101066850049011">
            <text:p>0,1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table:formula="of:=1-POWER(([.A83]/99);3)" office:value-type="float" office:value="0.45229151014275">
            <text:p>0,45</text:p>
          </table:table-cell>
          <table:table-cell table:formula="of:=SQRT([.A83]/99)" office:value-type="float" office:value="0.904534033733291">
            <text:p>0,9</text:p>
          </table:table-cell>
          <table:table-cell table:formula="of:=SIN(POWER(([.A83]/99);2)*(0.5*PI()))" office:value-type="float" office:value="0.868180920098644">
            <text:p>0,87</text:p>
          </table:table-cell>
          <table:table-cell table:formula="of:=1-SQRT([.A83]/99)" office:value-type="float" office:value="0.0954659662667091">
            <text:p>0,1</text:p>
          </table:table-cell>
          <table:table-cell/>
        </table:table-row>
        <table:table-row table:style-name="ro2">
          <table:table-cell office:value-type="float" office:value="82">
            <text:p>82</text:p>
          </table:table-cell>
          <table:table-cell table:formula="of:=1-POWER(([.A84]/99);3)" office:value-type="float" office:value="0.431754541641288">
            <text:p>0,43</text:p>
          </table:table-cell>
          <table:table-cell table:formula="of:=SQRT([.A84]/99)" office:value-type="float" office:value="0.910100449556437">
            <text:p>0,91</text:p>
          </table:table-cell>
          <table:table-cell table:formula="of:=SIN(POWER(([.A84]/99);2)*(0.5*PI()))" office:value-type="float" office:value="0.880847115848821">
            <text:p>0,88</text:p>
          </table:table-cell>
          <table:table-cell table:formula="of:=1-SQRT([.A84]/99)" office:value-type="float" office:value="0.0898995504435632">
            <text:p>0,09</text:p>
          </table:table-cell>
          <table:table-cell/>
        </table:table-row>
        <table:table-row table:style-name="ro2">
          <table:table-cell office:value-type="float" office:value="83">
            <text:p>83</text:p>
          </table:table-cell>
          <table:table-cell table:formula="of:=1-POWER(([.A85]/99);3)" office:value-type="float" office:value="0.410710512944979">
            <text:p>0,41</text:p>
          </table:table-cell>
          <table:table-cell table:formula="of:=SQRT([.A85]/99)" office:value-type="float" office:value="0.915633026044735">
            <text:p>0,92</text:p>
          </table:table-cell>
          <table:table-cell table:formula="of:=SIN(POWER(([.A85]/99);2)*(0.5*PI()))" office:value-type="float" office:value="0.893056477239414">
            <text:p>0,89</text:p>
          </table:table-cell>
          <table:table-cell table:formula="of:=1-SQRT([.A85]/99)" office:value-type="float" office:value="0.084366973955265">
            <text:p>0,08</text:p>
          </table:table-cell>
          <table:table-cell/>
        </table:table-row>
        <table:table-row table:style-name="ro2">
          <table:table-cell office:value-type="float" office:value="84">
            <text:p>84</text:p>
          </table:table-cell>
          <table:table-cell table:formula="of:=1-POWER(([.A86]/99);3)" office:value-type="float" office:value="0.38915324039291">
            <text:p>0,39</text:p>
          </table:table-cell>
          <table:table-cell table:formula="of:=SQRT([.A86]/99)" office:value-type="float" office:value="0.921132372943677">
            <text:p>0,92</text:p>
          </table:table-cell>
          <table:table-cell table:formula="of:=SIN(POWER(([.A86]/99);2)*(0.5*PI()))" office:value-type="float" office:value="0.904777914207053">
            <text:p>0,9</text:p>
          </table:table-cell>
          <table:table-cell table:formula="of:=1-SQRT([.A86]/99)" office:value-type="float" office:value="0.0788676270563234">
            <text:p>0,08</text:p>
          </table:table-cell>
          <table:table-cell/>
        </table:table-row>
        <table:table-row table:style-name="ro2">
          <table:table-cell office:value-type="float" office:value="85">
            <text:p>85</text:p>
          </table:table-cell>
          <table:table-cell table:formula="of:=1-POWER(([.A87]/99);3)" office:value-type="float" office:value="0.367076540324168">
            <text:p>0,37</text:p>
          </table:table-cell>
          <table:table-cell table:formula="of:=SQRT([.A87]/99)" office:value-type="float" office:value="0.926599081904282">
            <text:p>0,93</text:p>
          </table:table-cell>
          <table:table-cell table:formula="of:=SIN(POWER(([.A87]/99);2)*(0.5*PI()))" office:value-type="float" office:value="0.915979896911352">
            <text:p>0,92</text:p>
          </table:table-cell>
          <table:table-cell table:formula="of:=1-SQRT([.A87]/99)" office:value-type="float" office:value="0.0734009180957178">
            <text:p>0,07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table:formula="of:=1-POWER(([.A88]/99);3)" office:value-type="float" office:value="0.344474229077841">
            <text:p>0,34</text:p>
          </table:table-cell>
          <table:table-cell table:formula="of:=SQRT([.A88]/99)" office:value-type="float" office:value="0.932033727226042">
            <text:p>0,93</text:p>
          </table:table-cell>
          <table:table-cell table:formula="of:=SIN(POWER(([.A88]/99);2)*(0.5*PI()))" office:value-type="float" office:value="0.926630498951339">
            <text:p>0,93</text:p>
          </table:table-cell>
          <table:table-cell table:formula="of:=1-SQRT([.A88]/99)" office:value-type="float" office:value="0.0679662727739576">
            <text:p>0,07</text:p>
          </table:table-cell>
          <table:table-cell/>
        </table:table-row>
        <table:table-row table:style-name="ro2">
          <table:table-cell office:value-type="float" office:value="87">
            <text:p>87</text:p>
          </table:table-cell>
          <table:table-cell table:formula="of:=1-POWER(([.A89]/99);3)" office:value-type="float" office:value="0.321340122993016">
            <text:p>0,32</text:p>
          </table:table-cell>
          <table:table-cell table:formula="of:=SQRT([.A89]/99)" office:value-type="float" office:value="0.937436866561092">
            <text:p>0,94</text:p>
          </table:table-cell>
          <table:table-cell table:formula="of:=SIN(POWER(([.A89]/99);2)*(0.5*PI()))" office:value-type="float" office:value="0.936697444134119">
            <text:p>0,94</text:p>
          </table:table-cell>
          <table:table-cell table:formula="of:=1-SQRT([.A89]/99)" office:value-type="float" office:value="0.062563133438908">
            <text:p>0,06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table:formula="of:=1-POWER(([.A90]/99);3)" office:value-type="float" office:value="0.297668038408779">
            <text:p>0,3</text:p>
          </table:table-cell>
          <table:table-cell table:formula="of:=SQRT([.A90]/99)" office:value-type="float" office:value="0.942809041582063">
            <text:p>0,94</text:p>
          </table:table-cell>
          <table:table-cell table:formula="of:=SIN(POWER(([.A90]/99);2)*(0.5*PI()))" office:value-type="float" office:value="0.94614815687575">
            <text:p>0,95</text:p>
          </table:table-cell>
          <table:table-cell table:formula="of:=1-SQRT([.A90]/99)" office:value-type="float" office:value="0.0571909584179366">
            <text:p>0,06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table:formula="of:=1-POWER(([.A91]/99);3)" office:value-type="float" office:value="0.273451791664219">
            <text:p>0,27</text:p>
          </table:table-cell>
          <table:table-cell table:formula="of:=SQRT([.A91]/99)" office:value-type="float" office:value="0.94815077861588">
            <text:p>0,95</text:p>
          </table:table-cell>
          <table:table-cell table:formula="of:=SIN(POWER(([.A91]/99);2)*(0.5*PI()))" office:value-type="float" office:value="0.954949816307316">
            <text:p>0,95</text:p>
          </table:table-cell>
          <table:table-cell table:formula="of:=1-SQRT([.A91]/99)" office:value-type="float" office:value="0.0518492213841203">
            <text:p>0,05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 table:formula="of:=1-POWER(([.A92]/99);3)" office:value-type="float" office:value="0.248685199098422">
            <text:p>0,25</text:p>
          </table:table-cell>
          <table:table-cell table:formula="of:=SQRT([.A92]/99)" office:value-type="float" office:value="0.953462589245592">
            <text:p>0,95</text:p>
          </table:table-cell>
          <table:table-cell table:formula="of:=SIN(POWER(([.A92]/99);2)*(0.5*PI()))" office:value-type="float" office:value="0.963069414151446">
            <text:p>0,96</text:p>
          </table:table-cell>
          <table:table-cell table:formula="of:=1-SQRT([.A92]/99)" office:value-type="float" office:value="0.0465374107544077">
            <text:p>0,05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table:formula="of:=1-POWER(([.A93]/99);3)" office:value-type="float" office:value="0.223362077050476">
            <text:p>0,22</text:p>
          </table:table-cell>
          <table:table-cell table:formula="of:=SQRT([.A93]/99)" office:value-type="float" office:value="0.958744970882205">
            <text:p>0,96</text:p>
          </table:table-cell>
          <table:table-cell table:formula="of:=SIN(POWER(([.A93]/99);2)*(0.5*PI()))" office:value-type="float" office:value="0.970473816425995">
            <text:p>0,97</text:p>
          </table:table-cell>
          <table:table-cell table:formula="of:=1-SQRT([.A93]/99)" office:value-type="float" office:value="0.0412550291177954">
            <text:p>0,04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table:formula="of:=1-POWER(([.A94]/99);3)" office:value-type="float" office:value="0.197476241859468">
            <text:p>0,2</text:p>
          </table:table-cell>
          <table:table-cell table:formula="of:=SQRT([.A94]/99)" office:value-type="float" office:value="0.963998407308295">
            <text:p>0,96</text:p>
          </table:table-cell>
          <table:table-cell table:formula="of:=SIN(POWER(([.A94]/99);2)*(0.5*PI()))" office:value-type="float" office:value="0.977129829022132">
            <text:p>0,98</text:p>
          </table:table-cell>
          <table:table-cell table:formula="of:=1-SQRT([.A94]/99)" office:value-type="float" office:value="0.0360015926917051">
            <text:p>0,04</text:p>
          </table:table-cell>
          <table:table-cell/>
        </table:table-row>
        <table:table-row table:style-name="ro2">
          <table:table-cell office:value-type="float" office:value="93">
            <text:p>93</text:p>
          </table:table-cell>
          <table:table-cell table:formula="of:=1-POWER(([.A95]/99);3)" office:value-type="float" office:value="0.171021509864485">
            <text:p>0,17</text:p>
          </table:table-cell>
          <table:table-cell table:formula="of:=SQRT([.A95]/99)" office:value-type="float" office:value="0.96922336919512">
            <text:p>0,97</text:p>
          </table:table-cell>
          <table:table-cell table:formula="of:=SIN(POWER(([.A95]/99);2)*(0.5*PI()))" office:value-type="float" office:value="0.98300426719389">
            <text:p>0,98</text:p>
          </table:table-cell>
          <table:table-cell table:formula="of:=1-SQRT([.A95]/99)" office:value-type="float" office:value="0.0307766308048802">
            <text:p>0,03</text:p>
          </table:table-cell>
          <table:table-cell/>
        </table:table-row>
        <table:table-row table:style-name="ro2">
          <table:table-cell office:value-type="float" office:value="94">
            <text:p>94</text:p>
          </table:table-cell>
          <table:table-cell table:formula="of:=1-POWER(([.A96]/99);3)" office:value-type="float" office:value="0.143991697404614">
            <text:p>0,14</text:p>
          </table:table-cell>
          <table:table-cell table:formula="of:=SQRT([.A96]/99)" office:value-type="float" office:value="0.974420314594759">
            <text:p>0,97</text:p>
          </table:table-cell>
          <table:table-cell table:formula="of:=SIN(POWER(([.A96]/99);2)*(0.5*PI()))" office:value-type="float" office:value="0.988064028984997">
            <text:p>0,99</text:p>
          </table:table-cell>
          <table:table-cell table:formula="of:=1-SQRT([.A96]/99)" office:value-type="float" office:value="0.0255796854052408">
            <text:p>0,03</text:p>
          </table:table-cell>
          <table:table-cell/>
        </table:table-row>
        <table:table-row table:style-name="ro2">
          <table:table-cell office:value-type="float" office:value="95">
            <text:p>95</text:p>
          </table:table-cell>
          <table:table-cell table:formula="of:=1-POWER(([.A97]/99);3)" office:value-type="float" office:value="0.116380620818944">
            <text:p>0,12</text:p>
          </table:table-cell>
          <table:table-cell table:formula="of:=SQRT([.A97]/99)" office:value-type="float" office:value="0.979589689408764">
            <text:p>0,98</text:p>
          </table:table-cell>
          <table:table-cell table:formula="of:=SIN(POWER(([.A97]/99);2)*(0.5*PI()))" office:value-type="float" office:value="0.992276172606773">
            <text:p>0,99</text:p>
          </table:table-cell>
          <table:table-cell table:formula="of:=1-SQRT([.A97]/99)" office:value-type="float" office:value="0.0204103105912355">
            <text:p>0,02</text:p>
          </table:table-cell>
          <table:table-cell/>
        </table:table-row>
        <table:table-row table:style-name="ro2">
          <table:table-cell office:value-type="float" office:value="96">
            <text:p>96</text:p>
          </table:table-cell>
          <table:table-cell table:formula="of:=1-POWER(([.A98]/99);3)" office:value-type="float" office:value="0.0881820964465592">
            <text:p>0,09</text:p>
          </table:table-cell>
          <table:table-cell table:formula="of:=SQRT([.A98]/99)" office:value-type="float" office:value="0.984731927834662">
            <text:p>0,98</text:p>
          </table:table-cell>
          <table:table-cell table:formula="of:=SIN(POWER(([.A98]/99);2)*(0.5*PI()))" office:value-type="float" office:value="0.995607997767872">
            <text:p>1</text:p>
          </table:table-cell>
          <table:table-cell table:formula="of:=1-SQRT([.A98]/99)" office:value-type="float" office:value="0.0152680721653381">
            <text:p>0,02</text:p>
          </table:table-cell>
          <table:table-cell/>
        </table:table-row>
        <table:table-row table:style-name="ro2">
          <table:table-cell office:value-type="float" office:value="97">
            <text:p>97</text:p>
          </table:table-cell>
          <table:table-cell table:formula="of:=1-POWER(([.A99]/99);3)" office:value-type="float" office:value="0.0593899406265492">
            <text:p>0,06</text:p>
          </table:table-cell>
          <table:table-cell table:formula="of:=SQRT([.A99]/99)" office:value-type="float" office:value="0.98984745279158">
            <text:p>0,99</text:p>
          </table:table-cell>
          <table:table-cell table:formula="of:=SIN(POWER(([.A99]/99);2)*(0.5*PI()))" office:value-type="float" office:value="0.998027130942678">
            <text:p>1</text:p>
          </table:table-cell>
          <table:table-cell table:formula="of:=1-SQRT([.A99]/99)" office:value-type="float" office:value="0.0101525472084197">
            <text:p>0,01</text:p>
          </table:table-cell>
          <table:table-cell/>
        </table:table-row>
        <table:table-row table:style-name="ro2">
          <table:table-cell office:value-type="float" office:value="98">
            <text:p>98</text:p>
          </table:table-cell>
          <table:table-cell table:formula="of:=1-POWER(([.A100]/99);3)" office:value-type="float" office:value="0.0299979696980002">
            <text:p>0,03</text:p>
          </table:table-cell>
          <table:table-cell table:formula="of:=SQRT([.A100]/99)" office:value-type="float" office:value="0.994936676326182">
            <text:p>0,99</text:p>
          </table:table-cell>
          <table:table-cell table:formula="of:=SIN(POWER(([.A100]/99);2)*(0.5*PI()))" office:value-type="float" office:value="0.999501614550269">
            <text:p>1</text:p>
          </table:table-cell>
          <table:table-cell table:formula="of:=1-SQRT([.A100]/99)" office:value-type="float" office:value="0.0050633236738179">
            <text:p>0,01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table:formula="of:=1-POWER(([.A101]/99);3)" office:value-type="float" office:value="0">
            <text:p>0</text:p>
          </table:table-cell>
          <table:table-cell table:formula="of:=SQRT([.A101]/99)" office:value-type="float" office:value="1">
            <text:p>1</text:p>
          </table:table-cell>
          <table:table-cell table:formula="of:=SIN(POWER(([.A101]/99);2)*(0.5*PI()))" office:value-type="float" office:value="1">
            <text:p>1</text:p>
          </table:table-cell>
          <table:table-cell table:formula="of:=1-SQRT([.A101]/99)" office:value-type="float" office:value="0">
            <text:p>0</text:p>
          </table:table-cell>
          <table:table-cell/>
        </table:table-row>
      </table:table>
      <table:table table:name="Sheet3" table:style-name="ta1" table:print="false">
        <table:table-column table:style-name="co1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>
            <text:p>b</text:p>
          </table:table-cell>
          <table:table-cell office:value-type="string">
            <text:p>1<text:span text:style-name="T1">st</text:span></text:p>
          </table:table-cell>
          <table:table-cell/>
          <table:table-cell>
            <draw:frame table:end-cell-address="Sheet3.Q16" table:end-x="0.951cm" table:end-y="0.178cm" draw:z-index="0" draw:style-name="gr1" svg:width="25.564cm" svg:height="6.587cm" svg:x="1.588cm" svg:y="0.198cm">
              <draw:object draw:notify-on-update-of-ranges="Sheet3.B1:Sheet3.B1 Sheet3.B2:Sheet3.B101 Sheet3.C1:Sheet3.C1 Sheet3.C2:Sheet3.C10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([.B2]*100-50)/50" office:value-type="float" office:value="-1">
            <text:p>-1</text:p>
          </table:table-cell>
          <table:table-cell table:formula="of:=SQRT([.B2]/99)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table:formula="of:=[.B2]+0.01" office:value-type="float" office:value="0.01">
            <text:p>0,01</text:p>
          </table:table-cell>
          <table:table-cell table:formula="of:=([.B3]*100-50)/50" office:value-type="float" office:value="-0.98">
            <text:p>-0,98</text:p>
          </table:table-cell>
          <table:table-cell table:formula="of:=2*POWER([.C3];3)" office:value-type="float" office:value="-1.882384">
            <text:p>-1,88</text:p>
          </table:table-cell>
          <table:table-cell table:number-columns-repeated="2"/>
        </table:table-row>
        <table:table-row table:style-name="ro2">
          <table:table-cell/>
          <table:table-cell table:formula="of:=[.B3]+0.01" office:value-type="float" office:value="0.02">
            <text:p>0,02</text:p>
          </table:table-cell>
          <table:table-cell table:formula="of:=([.B4]*100-50)/50" office:value-type="float" office:value="-0.96">
            <text:p>-0,96</text:p>
          </table:table-cell>
          <table:table-cell table:formula="of:=2*POWER([.C4];3)" office:value-type="float" office:value="-1.769472">
            <text:p>-1,77</text:p>
          </table:table-cell>
          <table:table-cell table:number-columns-repeated="2"/>
        </table:table-row>
        <table:table-row table:style-name="ro2">
          <table:table-cell/>
          <table:table-cell table:formula="of:=[.B4]+0.01" office:value-type="float" office:value="0.03">
            <text:p>0,03</text:p>
          </table:table-cell>
          <table:table-cell table:formula="of:=([.B5]*100-50)/50" office:value-type="float" office:value="-0.94">
            <text:p>-0,94</text:p>
          </table:table-cell>
          <table:table-cell table:formula="of:=2*POWER([.C5];3)" office:value-type="float" office:value="-1.661168">
            <text:p>-1,66</text:p>
          </table:table-cell>
          <table:table-cell table:number-columns-repeated="2"/>
        </table:table-row>
        <table:table-row table:style-name="ro2">
          <table:table-cell/>
          <table:table-cell table:formula="of:=[.B5]+0.01" office:value-type="float" office:value="0.04">
            <text:p>0,04</text:p>
          </table:table-cell>
          <table:table-cell table:formula="of:=([.B6]*100-50)/50" office:value-type="float" office:value="-0.92">
            <text:p>-0,92</text:p>
          </table:table-cell>
          <table:table-cell table:formula="of:=2*POWER([.C6];3)" office:value-type="float" office:value="-1.557376">
            <text:p>-1,56</text:p>
          </table:table-cell>
          <table:table-cell table:number-columns-repeated="2"/>
        </table:table-row>
        <table:table-row table:style-name="ro2">
          <table:table-cell/>
          <table:table-cell table:formula="of:=[.B6]+0.01" office:value-type="float" office:value="0.05">
            <text:p>0,05</text:p>
          </table:table-cell>
          <table:table-cell table:formula="of:=([.B7]*100-50)/50" office:value-type="float" office:value="-0.9">
            <text:p>-0,9</text:p>
          </table:table-cell>
          <table:table-cell table:formula="of:=2*POWER([.C7];3)" office:value-type="float" office:value="-1.458">
            <text:p>-1,46</text:p>
          </table:table-cell>
          <table:table-cell table:number-columns-repeated="2"/>
        </table:table-row>
        <table:table-row table:style-name="ro2">
          <table:table-cell/>
          <table:table-cell table:formula="of:=[.B7]+0.01" office:value-type="float" office:value="0.06">
            <text:p>0,06</text:p>
          </table:table-cell>
          <table:table-cell table:formula="of:=([.B8]*100-50)/50" office:value-type="float" office:value="-0.88">
            <text:p>-0,88</text:p>
          </table:table-cell>
          <table:table-cell table:formula="of:=2*POWER([.C8];3)" office:value-type="float" office:value="-1.362944">
            <text:p>-1,36</text:p>
          </table:table-cell>
          <table:table-cell table:number-columns-repeated="2"/>
        </table:table-row>
        <table:table-row table:style-name="ro2">
          <table:table-cell/>
          <table:table-cell table:formula="of:=[.B8]+0.01" office:value-type="float" office:value="0.07">
            <text:p>0,07</text:p>
          </table:table-cell>
          <table:table-cell table:formula="of:=([.B9]*100-50)/50" office:value-type="float" office:value="-0.86">
            <text:p>-0,86</text:p>
          </table:table-cell>
          <table:table-cell table:formula="of:=2*POWER([.C9];3)" office:value-type="float" office:value="-1.272112">
            <text:p>-1,27</text:p>
          </table:table-cell>
          <table:table-cell table:number-columns-repeated="2"/>
        </table:table-row>
        <table:table-row table:style-name="ro2">
          <table:table-cell/>
          <table:table-cell table:formula="of:=[.B9]+0.01" office:value-type="float" office:value="0.08">
            <text:p>0,08</text:p>
          </table:table-cell>
          <table:table-cell table:formula="of:=([.B10]*100-50)/50" office:value-type="float" office:value="-0.84">
            <text:p>-0,84</text:p>
          </table:table-cell>
          <table:table-cell table:formula="of:=2*POWER([.C10];3)" office:value-type="float" office:value="-1.185408">
            <text:p>-1,19</text:p>
          </table:table-cell>
          <table:table-cell table:number-columns-repeated="2"/>
        </table:table-row>
        <table:table-row table:style-name="ro2">
          <table:table-cell/>
          <table:table-cell table:formula="of:=[.B10]+0.01" office:value-type="float" office:value="0.09">
            <text:p>0,09</text:p>
          </table:table-cell>
          <table:table-cell table:formula="of:=([.B11]*100-50)/50" office:value-type="float" office:value="-0.82">
            <text:p>-0,82</text:p>
          </table:table-cell>
          <table:table-cell table:formula="of:=2*POWER([.C11];3)" office:value-type="float" office:value="-1.102736">
            <text:p>-1,1</text:p>
          </table:table-cell>
          <table:table-cell table:number-columns-repeated="2"/>
        </table:table-row>
        <table:table-row table:style-name="ro2">
          <table:table-cell/>
          <table:table-cell table:formula="of:=[.B11]+0.01" office:value-type="float" office:value="0.1">
            <text:p>0,1</text:p>
          </table:table-cell>
          <table:table-cell table:formula="of:=([.B12]*100-50)/50" office:value-type="float" office:value="-0.8">
            <text:p>-0,8</text:p>
          </table:table-cell>
          <table:table-cell table:formula="of:=2*POWER([.C12];3)" office:value-type="float" office:value="-1.024">
            <text:p>-1,02</text:p>
          </table:table-cell>
          <table:table-cell table:number-columns-repeated="2"/>
        </table:table-row>
        <table:table-row table:style-name="ro2">
          <table:table-cell/>
          <table:table-cell table:formula="of:=[.B12]+0.01" office:value-type="float" office:value="0.11">
            <text:p>0,11</text:p>
          </table:table-cell>
          <table:table-cell table:formula="of:=([.B13]*100-50)/50" office:value-type="float" office:value="-0.78">
            <text:p>-0,78</text:p>
          </table:table-cell>
          <table:table-cell table:formula="of:=2*POWER([.C13];3)" office:value-type="float" office:value="-0.949104">
            <text:p>-0,95</text:p>
          </table:table-cell>
          <table:table-cell table:number-columns-repeated="2"/>
        </table:table-row>
        <table:table-row table:style-name="ro2">
          <table:table-cell/>
          <table:table-cell table:formula="of:=[.B13]+0.01" office:value-type="float" office:value="0.12">
            <text:p>0,12</text:p>
          </table:table-cell>
          <table:table-cell table:formula="of:=([.B14]*100-50)/50" office:value-type="float" office:value="-0.76">
            <text:p>-0,76</text:p>
          </table:table-cell>
          <table:table-cell table:formula="of:=2*POWER([.C14];3)" office:value-type="float" office:value="-0.877952">
            <text:p>-0,88</text:p>
          </table:table-cell>
          <table:table-cell table:number-columns-repeated="2"/>
        </table:table-row>
        <table:table-row table:style-name="ro2">
          <table:table-cell/>
          <table:table-cell table:formula="of:=[.B14]+0.01" office:value-type="float" office:value="0.13">
            <text:p>0,13</text:p>
          </table:table-cell>
          <table:table-cell table:formula="of:=([.B15]*100-50)/50" office:value-type="float" office:value="-0.74">
            <text:p>-0,74</text:p>
          </table:table-cell>
          <table:table-cell table:formula="of:=2*POWER([.C15];3)" office:value-type="float" office:value="-0.810448">
            <text:p>-0,81</text:p>
          </table:table-cell>
          <table:table-cell table:number-columns-repeated="2"/>
        </table:table-row>
        <table:table-row table:style-name="ro2">
          <table:table-cell/>
          <table:table-cell table:formula="of:=[.B15]+0.01" office:value-type="float" office:value="0.14">
            <text:p>0,14</text:p>
          </table:table-cell>
          <table:table-cell table:formula="of:=([.B16]*100-50)/50" office:value-type="float" office:value="-0.72">
            <text:p>-0,72</text:p>
          </table:table-cell>
          <table:table-cell table:formula="of:=2*POWER([.C16];3)" office:value-type="float" office:value="-0.746496">
            <text:p>-0,75</text:p>
          </table:table-cell>
          <table:table-cell table:number-columns-repeated="2"/>
        </table:table-row>
        <table:table-row table:style-name="ro2">
          <table:table-cell/>
          <table:table-cell table:formula="of:=[.B16]+0.01" office:value-type="float" office:value="0.15">
            <text:p>0,15</text:p>
          </table:table-cell>
          <table:table-cell table:formula="of:=([.B17]*100-50)/50" office:value-type="float" office:value="-0.7">
            <text:p>-0,7</text:p>
          </table:table-cell>
          <table:table-cell table:formula="of:=2*POWER([.C17];3)" office:value-type="float" office:value="-0.686">
            <text:p>-0,69</text:p>
          </table:table-cell>
          <table:table-cell>
            <draw:frame table:end-cell-address="Sheet3.P29" table:end-x="2.135cm" table:end-y="0.381cm" draw:z-index="1" draw:style-name="gr1" svg:width="24.381cm" svg:height="5.445cm" svg:x="1.697cm" svg:y="0.208cm">
              <draw:object draw:notify-on-update-of-ranges="Sheet3.D2:Sheet3.D10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</table:table-row>
        <table:table-row table:style-name="ro2">
          <table:table-cell/>
          <table:table-cell table:formula="of:=[.B17]+0.01" office:value-type="float" office:value="0.16">
            <text:p>0,16</text:p>
          </table:table-cell>
          <table:table-cell table:formula="of:=([.B18]*100-50)/50" office:value-type="float" office:value="-0.68">
            <text:p>-0,68</text:p>
          </table:table-cell>
          <table:table-cell table:formula="of:=2*POWER([.C18];3)" office:value-type="float" office:value="-0.628864">
            <text:p>-0,63</text:p>
          </table:table-cell>
          <table:table-cell table:number-columns-repeated="2"/>
        </table:table-row>
        <table:table-row table:style-name="ro2">
          <table:table-cell/>
          <table:table-cell table:formula="of:=[.B18]+0.01" office:value-type="float" office:value="0.17">
            <text:p>0,17</text:p>
          </table:table-cell>
          <table:table-cell table:formula="of:=([.B19]*100-50)/50" office:value-type="float" office:value="-0.66">
            <text:p>-0,66</text:p>
          </table:table-cell>
          <table:table-cell table:formula="of:=2*POWER([.C19];3)" office:value-type="float" office:value="-0.574992">
            <text:p>-0,57</text:p>
          </table:table-cell>
          <table:table-cell table:number-columns-repeated="2"/>
        </table:table-row>
        <table:table-row table:style-name="ro2">
          <table:table-cell/>
          <table:table-cell table:formula="of:=[.B19]+0.01" office:value-type="float" office:value="0.18">
            <text:p>0,18</text:p>
          </table:table-cell>
          <table:table-cell table:formula="of:=([.B20]*100-50)/50" office:value-type="float" office:value="-0.64">
            <text:p>-0,64</text:p>
          </table:table-cell>
          <table:table-cell table:formula="of:=2*POWER([.C20];3)" office:value-type="float" office:value="-0.524288">
            <text:p>-0,52</text:p>
          </table:table-cell>
          <table:table-cell table:number-columns-repeated="2"/>
        </table:table-row>
        <table:table-row table:style-name="ro2">
          <table:table-cell/>
          <table:table-cell table:formula="of:=[.B20]+0.01" office:value-type="float" office:value="0.19">
            <text:p>0,19</text:p>
          </table:table-cell>
          <table:table-cell table:formula="of:=([.B21]*100-50)/50" office:value-type="float" office:value="-0.62">
            <text:p>-0,62</text:p>
          </table:table-cell>
          <table:table-cell table:formula="of:=2*POWER([.C21];3)" office:value-type="float" office:value="-0.476656">
            <text:p>-0,48</text:p>
          </table:table-cell>
          <table:table-cell table:number-columns-repeated="2"/>
        </table:table-row>
        <table:table-row table:style-name="ro2">
          <table:table-cell/>
          <table:table-cell table:formula="of:=[.B21]+0.01" office:value-type="float" office:value="0.2">
            <text:p>0,2</text:p>
          </table:table-cell>
          <table:table-cell table:formula="of:=([.B22]*100-50)/50" office:value-type="float" office:value="-0.6">
            <text:p>-0,6</text:p>
          </table:table-cell>
          <table:table-cell table:formula="of:=2*POWER([.C22];3)" office:value-type="float" office:value="-0.432">
            <text:p>-0,43</text:p>
          </table:table-cell>
          <table:table-cell table:number-columns-repeated="2"/>
        </table:table-row>
        <table:table-row table:style-name="ro2">
          <table:table-cell/>
          <table:table-cell table:formula="of:=[.B22]+0.01" office:value-type="float" office:value="0.21">
            <text:p>0,21</text:p>
          </table:table-cell>
          <table:table-cell table:formula="of:=([.B23]*100-50)/50" office:value-type="float" office:value="-0.58">
            <text:p>-0,58</text:p>
          </table:table-cell>
          <table:table-cell table:formula="of:=2*POWER([.C23];3)" office:value-type="float" office:value="-0.390224">
            <text:p>-0,39</text:p>
          </table:table-cell>
          <table:table-cell table:number-columns-repeated="2"/>
        </table:table-row>
        <table:table-row table:style-name="ro2">
          <table:table-cell/>
          <table:table-cell table:formula="of:=[.B23]+0.01" office:value-type="float" office:value="0.22">
            <text:p>0,22</text:p>
          </table:table-cell>
          <table:table-cell table:formula="of:=([.B24]*100-50)/50" office:value-type="float" office:value="-0.56">
            <text:p>-0,56</text:p>
          </table:table-cell>
          <table:table-cell table:formula="of:=2*POWER([.C24];3)" office:value-type="float" office:value="-0.351232">
            <text:p>-0,35</text:p>
          </table:table-cell>
          <table:table-cell table:number-columns-repeated="2"/>
        </table:table-row>
        <table:table-row table:style-name="ro2">
          <table:table-cell/>
          <table:table-cell table:formula="of:=[.B24]+0.01" office:value-type="float" office:value="0.23">
            <text:p>0,23</text:p>
          </table:table-cell>
          <table:table-cell table:formula="of:=([.B25]*100-50)/50" office:value-type="float" office:value="-0.54">
            <text:p>-0,54</text:p>
          </table:table-cell>
          <table:table-cell table:formula="of:=2*POWER([.C25];3)" office:value-type="float" office:value="-0.314928">
            <text:p>-0,31</text:p>
          </table:table-cell>
          <table:table-cell table:number-columns-repeated="2"/>
        </table:table-row>
        <table:table-row table:style-name="ro2">
          <table:table-cell/>
          <table:table-cell table:formula="of:=[.B25]+0.01" office:value-type="float" office:value="0.24">
            <text:p>0,24</text:p>
          </table:table-cell>
          <table:table-cell table:formula="of:=([.B26]*100-50)/50" office:value-type="float" office:value="-0.52">
            <text:p>-0,52</text:p>
          </table:table-cell>
          <table:table-cell table:formula="of:=2*POWER([.C26];3)" office:value-type="float" office:value="-0.281216">
            <text:p>-0,28</text:p>
          </table:table-cell>
          <table:table-cell table:number-columns-repeated="2"/>
        </table:table-row>
        <table:table-row table:style-name="ro2">
          <table:table-cell/>
          <table:table-cell table:formula="of:=[.B26]+0.01" office:value-type="float" office:value="0.25">
            <text:p>0,25</text:p>
          </table:table-cell>
          <table:table-cell table:formula="of:=([.B27]*100-50)/50" office:value-type="float" office:value="-0.5">
            <text:p>-0,5</text:p>
          </table:table-cell>
          <table:table-cell table:formula="of:=2*POWER([.C27];3)" office:value-type="float" office:value="-0.25">
            <text:p>-0,25</text:p>
          </table:table-cell>
          <table:table-cell table:number-columns-repeated="2"/>
        </table:table-row>
        <table:table-row table:style-name="ro2">
          <table:table-cell/>
          <table:table-cell table:formula="of:=[.B27]+0.01" office:value-type="float" office:value="0.26">
            <text:p>0,26</text:p>
          </table:table-cell>
          <table:table-cell table:formula="of:=([.B28]*100-50)/50" office:value-type="float" office:value="-0.48">
            <text:p>-0,48</text:p>
          </table:table-cell>
          <table:table-cell table:formula="of:=2*POWER([.C28];3)" office:value-type="float" office:value="-0.221184">
            <text:p>-0,22</text:p>
          </table:table-cell>
          <table:table-cell table:number-columns-repeated="2"/>
        </table:table-row>
        <table:table-row table:style-name="ro2">
          <table:table-cell/>
          <table:table-cell table:formula="of:=[.B28]+0.01" office:value-type="float" office:value="0.27">
            <text:p>0,27</text:p>
          </table:table-cell>
          <table:table-cell table:formula="of:=([.B29]*100-50)/50" office:value-type="float" office:value="-0.46">
            <text:p>-0,46</text:p>
          </table:table-cell>
          <table:table-cell table:formula="of:=2*POWER([.C29];3)" office:value-type="float" office:value="-0.194672">
            <text:p>-0,19</text:p>
          </table:table-cell>
          <table:table-cell table:number-columns-repeated="2"/>
        </table:table-row>
        <table:table-row table:style-name="ro2">
          <table:table-cell/>
          <table:table-cell table:formula="of:=[.B29]+0.01" office:value-type="float" office:value="0.28">
            <text:p>0,28</text:p>
          </table:table-cell>
          <table:table-cell table:formula="of:=([.B30]*100-50)/50" office:value-type="float" office:value="-0.44">
            <text:p>-0,44</text:p>
          </table:table-cell>
          <table:table-cell table:formula="of:=2*POWER([.C30];3)" office:value-type="float" office:value="-0.170368">
            <text:p>-0,17</text:p>
          </table:table-cell>
          <table:table-cell table:number-columns-repeated="2"/>
        </table:table-row>
        <table:table-row table:style-name="ro2">
          <table:table-cell/>
          <table:table-cell table:formula="of:=[.B30]+0.01" office:value-type="float" office:value="0.29">
            <text:p>0,29</text:p>
          </table:table-cell>
          <table:table-cell table:formula="of:=([.B31]*100-50)/50" office:value-type="float" office:value="-0.42">
            <text:p>-0,42</text:p>
          </table:table-cell>
          <table:table-cell table:formula="of:=2*POWER([.C31];3)" office:value-type="float" office:value="-0.148176">
            <text:p>-0,15</text:p>
          </table:table-cell>
          <table:table-cell table:number-columns-repeated="2"/>
        </table:table-row>
        <table:table-row table:style-name="ro2">
          <table:table-cell/>
          <table:table-cell table:formula="of:=[.B31]+0.01" office:value-type="float" office:value="0.3">
            <text:p>0,3</text:p>
          </table:table-cell>
          <table:table-cell table:formula="of:=([.B32]*100-50)/50" office:value-type="float" office:value="-0.4">
            <text:p>-0,4</text:p>
          </table:table-cell>
          <table:table-cell table:formula="of:=2*POWER([.C32];3)" office:value-type="float" office:value="-0.128">
            <text:p>-0,13</text:p>
          </table:table-cell>
          <table:table-cell table:number-columns-repeated="2"/>
        </table:table-row>
        <table:table-row table:style-name="ro2">
          <table:table-cell/>
          <table:table-cell table:formula="of:=[.B32]+0.01" office:value-type="float" office:value="0.31">
            <text:p>0,31</text:p>
          </table:table-cell>
          <table:table-cell table:formula="of:=([.B33]*100-50)/50" office:value-type="float" office:value="-0.38">
            <text:p>-0,38</text:p>
          </table:table-cell>
          <table:table-cell table:formula="of:=2*POWER([.C33];3)" office:value-type="float" office:value="-0.109744">
            <text:p>-0,11</text:p>
          </table:table-cell>
          <table:table-cell table:number-columns-repeated="2"/>
        </table:table-row>
        <table:table-row table:style-name="ro2">
          <table:table-cell/>
          <table:table-cell table:formula="of:=[.B33]+0.01" office:value-type="float" office:value="0.32">
            <text:p>0,32</text:p>
          </table:table-cell>
          <table:table-cell table:formula="of:=([.B34]*100-50)/50" office:value-type="float" office:value="-0.36">
            <text:p>-0,36</text:p>
          </table:table-cell>
          <table:table-cell table:formula="of:=2*POWER([.C34];3)" office:value-type="float" office:value="-0.0933119999999998">
            <text:p>-0,09</text:p>
          </table:table-cell>
          <table:table-cell table:number-columns-repeated="2"/>
        </table:table-row>
        <table:table-row table:style-name="ro2">
          <table:table-cell/>
          <table:table-cell table:formula="of:=[.B34]+0.01" office:value-type="float" office:value="0.33">
            <text:p>0,33</text:p>
          </table:table-cell>
          <table:table-cell table:formula="of:=([.B35]*100-50)/50" office:value-type="float" office:value="-0.34">
            <text:p>-0,34</text:p>
          </table:table-cell>
          <table:table-cell table:formula="of:=2*POWER([.C35];3)" office:value-type="float" office:value="-0.0786079999999998">
            <text:p>-0,08</text:p>
          </table:table-cell>
          <table:table-cell table:number-columns-repeated="2"/>
        </table:table-row>
        <table:table-row table:style-name="ro2">
          <table:table-cell/>
          <table:table-cell table:formula="of:=[.B35]+0.01" office:value-type="float" office:value="0.34">
            <text:p>0,34</text:p>
          </table:table-cell>
          <table:table-cell table:formula="of:=([.B36]*100-50)/50" office:value-type="float" office:value="-0.32">
            <text:p>-0,32</text:p>
          </table:table-cell>
          <table:table-cell table:formula="of:=2*POWER([.C36];3)" office:value-type="float" office:value="-0.0655359999999998">
            <text:p>-0,07</text:p>
          </table:table-cell>
          <table:table-cell table:number-columns-repeated="2"/>
        </table:table-row>
        <table:table-row table:style-name="ro2">
          <table:table-cell/>
          <table:table-cell table:formula="of:=[.B36]+0.01" office:value-type="float" office:value="0.35">
            <text:p>0,35</text:p>
          </table:table-cell>
          <table:table-cell table:formula="of:=([.B37]*100-50)/50" office:value-type="float" office:value="-0.3">
            <text:p>-0,3</text:p>
          </table:table-cell>
          <table:table-cell table:formula="of:=2*POWER([.C37];3)" office:value-type="float" office:value="-0.0539999999999998">
            <text:p>-0,05</text:p>
          </table:table-cell>
          <table:table-cell table:number-columns-repeated="2"/>
        </table:table-row>
        <table:table-row table:style-name="ro2">
          <table:table-cell/>
          <table:table-cell table:formula="of:=[.B37]+0.01" office:value-type="float" office:value="0.36">
            <text:p>0,36</text:p>
          </table:table-cell>
          <table:table-cell table:formula="of:=([.B38]*100-50)/50" office:value-type="float" office:value="-0.28">
            <text:p>-0,28</text:p>
          </table:table-cell>
          <table:table-cell table:formula="of:=2*POWER([.C38];3)" office:value-type="float" office:value="-0.0439039999999999">
            <text:p>-0,04</text:p>
          </table:table-cell>
          <table:table-cell table:number-columns-repeated="2"/>
        </table:table-row>
        <table:table-row table:style-name="ro2">
          <table:table-cell/>
          <table:table-cell table:formula="of:=[.B38]+0.01" office:value-type="float" office:value="0.37">
            <text:p>0,37</text:p>
          </table:table-cell>
          <table:table-cell table:formula="of:=([.B39]*100-50)/50" office:value-type="float" office:value="-0.26">
            <text:p>-0,26</text:p>
          </table:table-cell>
          <table:table-cell table:formula="of:=2*POWER([.C39];3)" office:value-type="float" office:value="-0.0351519999999999">
            <text:p>-0,04</text:p>
          </table:table-cell>
          <table:table-cell table:number-columns-repeated="2"/>
        </table:table-row>
        <table:table-row table:style-name="ro2">
          <table:table-cell/>
          <table:table-cell table:formula="of:=[.B39]+0.01" office:value-type="float" office:value="0.38">
            <text:p>0,38</text:p>
          </table:table-cell>
          <table:table-cell table:formula="of:=([.B40]*100-50)/50" office:value-type="float" office:value="-0.24">
            <text:p>-0,24</text:p>
          </table:table-cell>
          <table:table-cell table:formula="of:=2*POWER([.C40];3)" office:value-type="float" office:value="-0.0276479999999999">
            <text:p>-0,03</text:p>
          </table:table-cell>
          <table:table-cell table:number-columns-repeated="2"/>
        </table:table-row>
        <table:table-row table:style-name="ro2">
          <table:table-cell/>
          <table:table-cell table:formula="of:=[.B40]+0.01" office:value-type="float" office:value="0.39">
            <text:p>0,39</text:p>
          </table:table-cell>
          <table:table-cell table:formula="of:=([.B41]*100-50)/50" office:value-type="float" office:value="-0.22">
            <text:p>-0,22</text:p>
          </table:table-cell>
          <table:table-cell table:formula="of:=2*POWER([.C41];3)" office:value-type="float" office:value="-0.0212959999999999">
            <text:p>-0,02</text:p>
          </table:table-cell>
          <table:table-cell table:number-columns-repeated="2"/>
        </table:table-row>
        <table:table-row table:style-name="ro2">
          <table:table-cell/>
          <table:table-cell table:formula="of:=[.B41]+0.01" office:value-type="float" office:value="0.4">
            <text:p>0,4</text:p>
          </table:table-cell>
          <table:table-cell table:formula="of:=([.B42]*100-50)/50" office:value-type="float" office:value="-0.2">
            <text:p>-0,2</text:p>
          </table:table-cell>
          <table:table-cell table:formula="of:=2*POWER([.C42];3)" office:value-type="float" office:value="-0.0159999999999999">
            <text:p>-0,02</text:p>
          </table:table-cell>
          <table:table-cell table:number-columns-repeated="2"/>
        </table:table-row>
        <table:table-row table:style-name="ro2">
          <table:table-cell/>
          <table:table-cell table:formula="of:=[.B42]+0.01" office:value-type="float" office:value="0.41">
            <text:p>0,41</text:p>
          </table:table-cell>
          <table:table-cell table:formula="of:=([.B43]*100-50)/50" office:value-type="float" office:value="-0.18">
            <text:p>-0,18</text:p>
          </table:table-cell>
          <table:table-cell table:formula="of:=2*POWER([.C43];3)" office:value-type="float" office:value="-0.0116639999999999">
            <text:p>-0,01</text:p>
          </table:table-cell>
          <table:table-cell table:number-columns-repeated="2"/>
        </table:table-row>
        <table:table-row table:style-name="ro2">
          <table:table-cell/>
          <table:table-cell table:formula="of:=[.B43]+0.01" office:value-type="float" office:value="0.42">
            <text:p>0,42</text:p>
          </table:table-cell>
          <table:table-cell table:formula="of:=([.B44]*100-50)/50" office:value-type="float" office:value="-0.16">
            <text:p>-0,16</text:p>
          </table:table-cell>
          <table:table-cell table:formula="of:=2*POWER([.C44];3)" office:value-type="float" office:value="-0.00819199999999994">
            <text:p>-0,01</text:p>
          </table:table-cell>
          <table:table-cell table:number-columns-repeated="2"/>
        </table:table-row>
        <table:table-row table:style-name="ro2">
          <table:table-cell/>
          <table:table-cell table:formula="of:=[.B44]+0.01" office:value-type="float" office:value="0.43">
            <text:p>0,43</text:p>
          </table:table-cell>
          <table:table-cell table:formula="of:=([.B45]*100-50)/50" office:value-type="float" office:value="-0.14">
            <text:p>-0,14</text:p>
          </table:table-cell>
          <table:table-cell table:formula="of:=2*POWER([.C45];3)" office:value-type="float" office:value="-0.00548799999999995">
            <text:p>-0,01</text:p>
          </table:table-cell>
          <table:table-cell table:number-columns-repeated="2"/>
        </table:table-row>
        <table:table-row table:style-name="ro2">
          <table:table-cell/>
          <table:table-cell table:formula="of:=[.B45]+0.01" office:value-type="float" office:value="0.44">
            <text:p>0,44</text:p>
          </table:table-cell>
          <table:table-cell table:formula="of:=([.B46]*100-50)/50" office:value-type="float" office:value="-0.12">
            <text:p>-0,12</text:p>
          </table:table-cell>
          <table:table-cell table:formula="of:=2*POWER([.C46];3)" office:value-type="float" office:value="-0.00345599999999996">
            <text:p>0</text:p>
          </table:table-cell>
          <table:table-cell table:number-columns-repeated="2"/>
        </table:table-row>
        <table:table-row table:style-name="ro2">
          <table:table-cell/>
          <table:table-cell table:formula="of:=[.B46]+0.01" office:value-type="float" office:value="0.45">
            <text:p>0,45</text:p>
          </table:table-cell>
          <table:table-cell table:formula="of:=([.B47]*100-50)/50" office:value-type="float" office:value="-0.0999999999999996">
            <text:p>-0,1</text:p>
          </table:table-cell>
          <table:table-cell table:formula="of:=2*POWER([.C47];3)" office:value-type="float" office:value="-0.00199999999999997">
            <text:p>0</text:p>
          </table:table-cell>
          <table:table-cell table:number-columns-repeated="2"/>
        </table:table-row>
        <table:table-row table:style-name="ro2">
          <table:table-cell/>
          <table:table-cell table:formula="of:=[.B47]+0.01" office:value-type="float" office:value="0.46">
            <text:p>0,46</text:p>
          </table:table-cell>
          <table:table-cell table:formula="of:=([.B48]*100-50)/50" office:value-type="float" office:value="-0.0799999999999996">
            <text:p>-0,08</text:p>
          </table:table-cell>
          <table:table-cell table:formula="of:=2*POWER([.C48];3)" office:value-type="float" office:value="-0.00102399999999998">
            <text:p>0</text:p>
          </table:table-cell>
          <table:table-cell table:number-columns-repeated="2"/>
        </table:table-row>
        <table:table-row table:style-name="ro2">
          <table:table-cell/>
          <table:table-cell table:formula="of:=[.B48]+0.01" office:value-type="float" office:value="0.47">
            <text:p>0,47</text:p>
          </table:table-cell>
          <table:table-cell table:formula="of:=([.B49]*100-50)/50" office:value-type="float" office:value="-0.0599999999999994">
            <text:p>-0,06</text:p>
          </table:table-cell>
          <table:table-cell table:formula="of:=2*POWER([.C49];3)" office:value-type="float" office:value="-0.000431999999999988">
            <text:p>0</text:p>
          </table:table-cell>
          <table:table-cell table:number-columns-repeated="2"/>
        </table:table-row>
        <table:table-row table:style-name="ro2">
          <table:table-cell/>
          <table:table-cell table:formula="of:=[.B49]+0.01" office:value-type="float" office:value="0.48">
            <text:p>0,48</text:p>
          </table:table-cell>
          <table:table-cell table:formula="of:=([.B50]*100-50)/50" office:value-type="float" office:value="-0.0399999999999994">
            <text:p>-0,04</text:p>
          </table:table-cell>
          <table:table-cell table:formula="of:=2*POWER([.C50];3)" office:value-type="float" office:value="-0.000127999999999995">
            <text:p>0</text:p>
          </table:table-cell>
          <table:table-cell table:number-columns-repeated="2"/>
        </table:table-row>
        <table:table-row table:style-name="ro2">
          <table:table-cell/>
          <table:table-cell table:formula="of:=[.B50]+0.01" office:value-type="float" office:value="0.49">
            <text:p>0,49</text:p>
          </table:table-cell>
          <table:table-cell table:formula="of:=([.B51]*100-50)/50" office:value-type="float" office:value="-0.0199999999999994">
            <text:p>-0,02</text:p>
          </table:table-cell>
          <table:table-cell table:formula="of:=2*POWER([.C51];3)" office:value-type="float" office:value="-0.0000159999999999986">
            <text:p>0</text:p>
          </table:table-cell>
          <table:table-cell table:number-columns-repeated="2"/>
        </table:table-row>
        <table:table-row table:style-name="ro2">
          <table:table-cell/>
          <table:table-cell table:formula="of:=[.B51]+0.01" office:value-type="float" office:value="0.5">
            <text:p>0,5</text:p>
          </table:table-cell>
          <table:table-cell table:formula="of:=([.B52]*100-50)/50" office:value-type="float" office:value="0">
            <text:p>0</text:p>
          </table:table-cell>
          <table:table-cell table:formula="of:=2*POWER([.C52];3)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table:formula="of:=[.B52]+0.01" office:value-type="float" office:value="0.51">
            <text:p>0,51</text:p>
          </table:table-cell>
          <table:table-cell table:formula="of:=([.B53]*100-50)/50" office:value-type="float" office:value="0.0200000000000004">
            <text:p>0,02</text:p>
          </table:table-cell>
          <table:table-cell table:formula="of:=2*POWER([.C53];3)" office:value-type="float" office:value="0.000016000000000001">
            <text:p>0</text:p>
          </table:table-cell>
          <table:table-cell table:number-columns-repeated="2"/>
        </table:table-row>
        <table:table-row table:style-name="ro2">
          <table:table-cell/>
          <table:table-cell table:formula="of:=[.B53]+0.01" office:value-type="float" office:value="0.52">
            <text:p>0,52</text:p>
          </table:table-cell>
          <table:table-cell table:formula="of:=([.B54]*100-50)/50" office:value-type="float" office:value="0.0400000000000004">
            <text:p>0,04</text:p>
          </table:table-cell>
          <table:table-cell table:formula="of:=2*POWER([.C54];3)" office:value-type="float" office:value="0.000128000000000004">
            <text:p>0</text:p>
          </table:table-cell>
          <table:table-cell table:number-columns-repeated="2"/>
        </table:table-row>
        <table:table-row table:style-name="ro2">
          <table:table-cell/>
          <table:table-cell table:formula="of:=[.B54]+0.01" office:value-type="float" office:value="0.53">
            <text:p>0,53</text:p>
          </table:table-cell>
          <table:table-cell table:formula="of:=([.B55]*100-50)/50" office:value-type="float" office:value="0.0600000000000006">
            <text:p>0,06</text:p>
          </table:table-cell>
          <table:table-cell table:formula="of:=2*POWER([.C55];3)" office:value-type="float" office:value="0.000432000000000012">
            <text:p>0</text:p>
          </table:table-cell>
          <table:table-cell table:number-columns-repeated="2"/>
        </table:table-row>
        <table:table-row table:style-name="ro2">
          <table:table-cell/>
          <table:table-cell table:formula="of:=[.B55]+0.01" office:value-type="float" office:value="0.54">
            <text:p>0,54</text:p>
          </table:table-cell>
          <table:table-cell table:formula="of:=([.B56]*100-50)/50" office:value-type="float" office:value="0.0800000000000006">
            <text:p>0,08</text:p>
          </table:table-cell>
          <table:table-cell table:formula="of:=2*POWER([.C56];3)" office:value-type="float" office:value="0.00102400000000002">
            <text:p>0</text:p>
          </table:table-cell>
          <table:table-cell table:number-columns-repeated="2"/>
        </table:table-row>
        <table:table-row table:style-name="ro2">
          <table:table-cell/>
          <table:table-cell table:formula="of:=[.B56]+0.01" office:value-type="float" office:value="0.55">
            <text:p>0,55</text:p>
          </table:table-cell>
          <table:table-cell table:formula="of:=([.B57]*100-50)/50" office:value-type="float" office:value="0.100000000000001">
            <text:p>0,1</text:p>
          </table:table-cell>
          <table:table-cell table:formula="of:=2*POWER([.C57];3)" office:value-type="float" office:value="0.00200000000000003">
            <text:p>0</text:p>
          </table:table-cell>
          <table:table-cell table:number-columns-repeated="2"/>
        </table:table-row>
        <table:table-row table:style-name="ro2">
          <table:table-cell/>
          <table:table-cell table:formula="of:=[.B57]+0.01" office:value-type="float" office:value="0.56">
            <text:p>0,56</text:p>
          </table:table-cell>
          <table:table-cell table:formula="of:=([.B58]*100-50)/50" office:value-type="float" office:value="0.120000000000001">
            <text:p>0,12</text:p>
          </table:table-cell>
          <table:table-cell table:formula="of:=2*POWER([.C58];3)" office:value-type="float" office:value="0.00345600000000005">
            <text:p>0</text:p>
          </table:table-cell>
          <table:table-cell table:number-columns-repeated="2"/>
        </table:table-row>
        <table:table-row table:style-name="ro2">
          <table:table-cell/>
          <table:table-cell table:formula="of:=[.B58]+0.01" office:value-type="float" office:value="0.57">
            <text:p>0,57</text:p>
          </table:table-cell>
          <table:table-cell table:formula="of:=([.B59]*100-50)/50" office:value-type="float" office:value="0.140000000000001">
            <text:p>0,14</text:p>
          </table:table-cell>
          <table:table-cell table:formula="of:=2*POWER([.C59];3)" office:value-type="float" office:value="0.00548800000000007">
            <text:p>0,01</text:p>
          </table:table-cell>
          <table:table-cell table:number-columns-repeated="2"/>
        </table:table-row>
        <table:table-row table:style-name="ro2">
          <table:table-cell/>
          <table:table-cell table:formula="of:=[.B59]+0.01" office:value-type="float" office:value="0.58">
            <text:p>0,58</text:p>
          </table:table-cell>
          <table:table-cell table:formula="of:=([.B60]*100-50)/50" office:value-type="float" office:value="0.160000000000001">
            <text:p>0,16</text:p>
          </table:table-cell>
          <table:table-cell table:formula="of:=2*POWER([.C60];3)" office:value-type="float" office:value="0.00819200000000009">
            <text:p>0,01</text:p>
          </table:table-cell>
          <table:table-cell table:number-columns-repeated="2"/>
        </table:table-row>
        <table:table-row table:style-name="ro2">
          <table:table-cell/>
          <table:table-cell table:formula="of:=[.B60]+0.01" office:value-type="float" office:value="0.59">
            <text:p>0,59</text:p>
          </table:table-cell>
          <table:table-cell table:formula="of:=([.B61]*100-50)/50" office:value-type="float" office:value="0.180000000000001">
            <text:p>0,18</text:p>
          </table:table-cell>
          <table:table-cell table:formula="of:=2*POWER([.C61];3)" office:value-type="float" office:value="0.0116640000000001">
            <text:p>0,01</text:p>
          </table:table-cell>
          <table:table-cell table:number-columns-repeated="2"/>
        </table:table-row>
        <table:table-row table:style-name="ro2">
          <table:table-cell/>
          <table:table-cell table:formula="of:=[.B61]+0.01" office:value-type="float" office:value="0.6">
            <text:p>0,6</text:p>
          </table:table-cell>
          <table:table-cell table:formula="of:=([.B62]*100-50)/50" office:value-type="float" office:value="0.200000000000001">
            <text:p>0,2</text:p>
          </table:table-cell>
          <table:table-cell table:formula="of:=2*POWER([.C62];3)" office:value-type="float" office:value="0.0160000000000001">
            <text:p>0,02</text:p>
          </table:table-cell>
          <table:table-cell table:number-columns-repeated="2"/>
        </table:table-row>
        <table:table-row table:style-name="ro2">
          <table:table-cell/>
          <table:table-cell table:formula="of:=[.B62]+0.01" office:value-type="float" office:value="0.61">
            <text:p>0,61</text:p>
          </table:table-cell>
          <table:table-cell table:formula="of:=([.B63]*100-50)/50" office:value-type="float" office:value="0.220000000000001">
            <text:p>0,22</text:p>
          </table:table-cell>
          <table:table-cell table:formula="of:=2*POWER([.C63];3)" office:value-type="float" office:value="0.0212960000000002">
            <text:p>0,02</text:p>
          </table:table-cell>
          <table:table-cell table:number-columns-repeated="2"/>
        </table:table-row>
        <table:table-row table:style-name="ro2">
          <table:table-cell/>
          <table:table-cell table:formula="of:=[.B63]+0.01" office:value-type="float" office:value="0.62">
            <text:p>0,62</text:p>
          </table:table-cell>
          <table:table-cell table:formula="of:=([.B64]*100-50)/50" office:value-type="float" office:value="0.240000000000001">
            <text:p>0,24</text:p>
          </table:table-cell>
          <table:table-cell table:formula="of:=2*POWER([.C64];3)" office:value-type="float" office:value="0.0276480000000002">
            <text:p>0,03</text:p>
          </table:table-cell>
          <table:table-cell table:number-columns-repeated="2"/>
        </table:table-row>
        <table:table-row table:style-name="ro2">
          <table:table-cell/>
          <table:table-cell table:formula="of:=[.B64]+0.01" office:value-type="float" office:value="0.63">
            <text:p>0,63</text:p>
          </table:table-cell>
          <table:table-cell table:formula="of:=([.B65]*100-50)/50" office:value-type="float" office:value="0.260000000000001">
            <text:p>0,26</text:p>
          </table:table-cell>
          <table:table-cell table:formula="of:=2*POWER([.C65];3)" office:value-type="float" office:value="0.0351520000000003">
            <text:p>0,04</text:p>
          </table:table-cell>
          <table:table-cell table:number-columns-repeated="2"/>
        </table:table-row>
        <table:table-row table:style-name="ro2">
          <table:table-cell/>
          <table:table-cell table:formula="of:=[.B65]+0.01" office:value-type="float" office:value="0.64">
            <text:p>0,64</text:p>
          </table:table-cell>
          <table:table-cell table:formula="of:=([.B66]*100-50)/50" office:value-type="float" office:value="0.280000000000001">
            <text:p>0,28</text:p>
          </table:table-cell>
          <table:table-cell table:formula="of:=2*POWER([.C66];3)" office:value-type="float" office:value="0.0439040000000003">
            <text:p>0,04</text:p>
          </table:table-cell>
          <table:table-cell table:number-columns-repeated="2"/>
        </table:table-row>
        <table:table-row table:style-name="ro2">
          <table:table-cell/>
          <table:table-cell table:formula="of:=[.B66]+0.01" office:value-type="float" office:value="0.65">
            <text:p>0,65</text:p>
          </table:table-cell>
          <table:table-cell table:formula="of:=([.B67]*100-50)/50" office:value-type="float" office:value="0.300000000000001">
            <text:p>0,3</text:p>
          </table:table-cell>
          <table:table-cell table:formula="of:=2*POWER([.C67];3)" office:value-type="float" office:value="0.0540000000000003">
            <text:p>0,05</text:p>
          </table:table-cell>
          <table:table-cell table:number-columns-repeated="2"/>
        </table:table-row>
        <table:table-row table:style-name="ro2">
          <table:table-cell/>
          <table:table-cell table:formula="of:=[.B67]+0.01" office:value-type="float" office:value="0.66">
            <text:p>0,66</text:p>
          </table:table-cell>
          <table:table-cell table:formula="of:=([.B68]*100-50)/50" office:value-type="float" office:value="0.320000000000001">
            <text:p>0,32</text:p>
          </table:table-cell>
          <table:table-cell table:formula="of:=2*POWER([.C68];3)" office:value-type="float" office:value="0.0655360000000005">
            <text:p>0,07</text:p>
          </table:table-cell>
          <table:table-cell table:number-columns-repeated="2"/>
        </table:table-row>
        <table:table-row table:style-name="ro2">
          <table:table-cell/>
          <table:table-cell table:formula="of:=[.B68]+0.01" office:value-type="float" office:value="0.67">
            <text:p>0,67</text:p>
          </table:table-cell>
          <table:table-cell table:formula="of:=([.B69]*100-50)/50" office:value-type="float" office:value="0.340000000000001">
            <text:p>0,34</text:p>
          </table:table-cell>
          <table:table-cell table:formula="of:=2*POWER([.C69];3)" office:value-type="float" office:value="0.0786080000000006">
            <text:p>0,08</text:p>
          </table:table-cell>
          <table:table-cell table:number-columns-repeated="2"/>
        </table:table-row>
        <table:table-row table:style-name="ro2">
          <table:table-cell/>
          <table:table-cell table:formula="of:=[.B69]+0.01" office:value-type="float" office:value="0.68">
            <text:p>0,68</text:p>
          </table:table-cell>
          <table:table-cell table:formula="of:=([.B70]*100-50)/50" office:value-type="float" office:value="0.360000000000001">
            <text:p>0,36</text:p>
          </table:table-cell>
          <table:table-cell table:formula="of:=2*POWER([.C70];3)" office:value-type="float" office:value="0.0933120000000007">
            <text:p>0,09</text:p>
          </table:table-cell>
          <table:table-cell table:number-columns-repeated="2"/>
        </table:table-row>
        <table:table-row table:style-name="ro2">
          <table:table-cell/>
          <table:table-cell table:formula="of:=[.B70]+0.01" office:value-type="float" office:value="0.69">
            <text:p>0,69</text:p>
          </table:table-cell>
          <table:table-cell table:formula="of:=([.B71]*100-50)/50" office:value-type="float" office:value="0.380000000000001">
            <text:p>0,38</text:p>
          </table:table-cell>
          <table:table-cell table:formula="of:=2*POWER([.C71];3)" office:value-type="float" office:value="0.109744000000001">
            <text:p>0,11</text:p>
          </table:table-cell>
          <table:table-cell table:number-columns-repeated="2"/>
        </table:table-row>
        <table:table-row table:style-name="ro2">
          <table:table-cell/>
          <table:table-cell table:formula="of:=[.B71]+0.01" office:value-type="float" office:value="0.7">
            <text:p>0,7</text:p>
          </table:table-cell>
          <table:table-cell table:formula="of:=([.B72]*100-50)/50" office:value-type="float" office:value="0.400000000000001">
            <text:p>0,4</text:p>
          </table:table-cell>
          <table:table-cell table:formula="of:=2*POWER([.C72];3)" office:value-type="float" office:value="0.128000000000001">
            <text:p>0,13</text:p>
          </table:table-cell>
          <table:table-cell table:number-columns-repeated="2"/>
        </table:table-row>
        <table:table-row table:style-name="ro2">
          <table:table-cell/>
          <table:table-cell table:formula="of:=[.B72]+0.01" office:value-type="float" office:value="0.71">
            <text:p>0,71</text:p>
          </table:table-cell>
          <table:table-cell table:formula="of:=([.B73]*100-50)/50" office:value-type="float" office:value="0.420000000000001">
            <text:p>0,42</text:p>
          </table:table-cell>
          <table:table-cell table:formula="of:=2*POWER([.C73];3)" office:value-type="float" office:value="0.148176000000001">
            <text:p>0,15</text:p>
          </table:table-cell>
          <table:table-cell table:number-columns-repeated="2"/>
        </table:table-row>
        <table:table-row table:style-name="ro2">
          <table:table-cell/>
          <table:table-cell table:formula="of:=[.B73]+0.01" office:value-type="float" office:value="0.72">
            <text:p>0,72</text:p>
          </table:table-cell>
          <table:table-cell table:formula="of:=([.B74]*100-50)/50" office:value-type="float" office:value="0.440000000000001">
            <text:p>0,44</text:p>
          </table:table-cell>
          <table:table-cell table:formula="of:=2*POWER([.C74];3)" office:value-type="float" office:value="0.170368000000001">
            <text:p>0,17</text:p>
          </table:table-cell>
          <table:table-cell table:number-columns-repeated="2"/>
        </table:table-row>
        <table:table-row table:style-name="ro2">
          <table:table-cell/>
          <table:table-cell table:formula="of:=[.B74]+0.01" office:value-type="float" office:value="0.73">
            <text:p>0,73</text:p>
          </table:table-cell>
          <table:table-cell table:formula="of:=([.B75]*100-50)/50" office:value-type="float" office:value="0.460000000000001">
            <text:p>0,46</text:p>
          </table:table-cell>
          <table:table-cell table:formula="of:=2*POWER([.C75];3)" office:value-type="float" office:value="0.194672000000001">
            <text:p>0,19</text:p>
          </table:table-cell>
          <table:table-cell table:number-columns-repeated="2"/>
        </table:table-row>
        <table:table-row table:style-name="ro2">
          <table:table-cell/>
          <table:table-cell table:formula="of:=[.B75]+0.01" office:value-type="float" office:value="0.74">
            <text:p>0,74</text:p>
          </table:table-cell>
          <table:table-cell table:formula="of:=([.B76]*100-50)/50" office:value-type="float" office:value="0.480000000000001">
            <text:p>0,48</text:p>
          </table:table-cell>
          <table:table-cell table:formula="of:=2*POWER([.C76];3)" office:value-type="float" office:value="0.221184000000001">
            <text:p>0,22</text:p>
          </table:table-cell>
          <table:table-cell table:number-columns-repeated="2"/>
        </table:table-row>
        <table:table-row table:style-name="ro2">
          <table:table-cell/>
          <table:table-cell table:formula="of:=[.B76]+0.01" office:value-type="float" office:value="0.75">
            <text:p>0,75</text:p>
          </table:table-cell>
          <table:table-cell table:formula="of:=([.B77]*100-50)/50" office:value-type="float" office:value="0.500000000000001">
            <text:p>0,5</text:p>
          </table:table-cell>
          <table:table-cell table:formula="of:=2*POWER([.C77];3)" office:value-type="float" office:value="0.250000000000001">
            <text:p>0,25</text:p>
          </table:table-cell>
          <table:table-cell table:number-columns-repeated="2"/>
        </table:table-row>
        <table:table-row table:style-name="ro2">
          <table:table-cell/>
          <table:table-cell table:formula="of:=[.B77]+0.01" office:value-type="float" office:value="0.76">
            <text:p>0,76</text:p>
          </table:table-cell>
          <table:table-cell table:formula="of:=([.B78]*100-50)/50" office:value-type="float" office:value="0.520000000000001">
            <text:p>0,52</text:p>
          </table:table-cell>
          <table:table-cell table:formula="of:=2*POWER([.C78];3)" office:value-type="float" office:value="0.281216000000001">
            <text:p>0,28</text:p>
          </table:table-cell>
          <table:table-cell table:number-columns-repeated="2"/>
        </table:table-row>
        <table:table-row table:style-name="ro2">
          <table:table-cell/>
          <table:table-cell table:formula="of:=[.B78]+0.01" office:value-type="float" office:value="0.77">
            <text:p>0,77</text:p>
          </table:table-cell>
          <table:table-cell table:formula="of:=([.B79]*100-50)/50" office:value-type="float" office:value="0.540000000000001">
            <text:p>0,54</text:p>
          </table:table-cell>
          <table:table-cell table:formula="of:=2*POWER([.C79];3)" office:value-type="float" office:value="0.314928000000001">
            <text:p>0,31</text:p>
          </table:table-cell>
          <table:table-cell table:number-columns-repeated="2"/>
        </table:table-row>
        <table:table-row table:style-name="ro2">
          <table:table-cell/>
          <table:table-cell table:formula="of:=[.B79]+0.01" office:value-type="float" office:value="0.78">
            <text:p>0,78</text:p>
          </table:table-cell>
          <table:table-cell table:formula="of:=([.B80]*100-50)/50" office:value-type="float" office:value="0.560000000000001">
            <text:p>0,56</text:p>
          </table:table-cell>
          <table:table-cell table:formula="of:=2*POWER([.C80];3)" office:value-type="float" office:value="0.351232000000002">
            <text:p>0,35</text:p>
          </table:table-cell>
          <table:table-cell table:number-columns-repeated="2"/>
        </table:table-row>
        <table:table-row table:style-name="ro2">
          <table:table-cell/>
          <table:table-cell table:formula="of:=[.B80]+0.01" office:value-type="float" office:value="0.790000000000001">
            <text:p>0,79</text:p>
          </table:table-cell>
          <table:table-cell table:formula="of:=([.B81]*100-50)/50" office:value-type="float" office:value="0.580000000000001">
            <text:p>0,58</text:p>
          </table:table-cell>
          <table:table-cell table:formula="of:=2*POWER([.C81];3)" office:value-type="float" office:value="0.390224000000002">
            <text:p>0,39</text:p>
          </table:table-cell>
          <table:table-cell table:number-columns-repeated="2"/>
        </table:table-row>
        <table:table-row table:style-name="ro2">
          <table:table-cell/>
          <table:table-cell table:formula="of:=[.B81]+0.01" office:value-type="float" office:value="0.8">
            <text:p>0,8</text:p>
          </table:table-cell>
          <table:table-cell table:formula="of:=([.B82]*100-50)/50" office:value-type="float" office:value="0.600000000000001">
            <text:p>0,6</text:p>
          </table:table-cell>
          <table:table-cell table:formula="of:=2*POWER([.C82];3)" office:value-type="float" office:value="0.432000000000002">
            <text:p>0,43</text:p>
          </table:table-cell>
          <table:table-cell table:number-columns-repeated="2"/>
        </table:table-row>
        <table:table-row table:style-name="ro2">
          <table:table-cell/>
          <table:table-cell table:formula="of:=[.B82]+0.01" office:value-type="float" office:value="0.810000000000001">
            <text:p>0,81</text:p>
          </table:table-cell>
          <table:table-cell table:formula="of:=([.B83]*100-50)/50" office:value-type="float" office:value="0.620000000000001">
            <text:p>0,62</text:p>
          </table:table-cell>
          <table:table-cell table:formula="of:=2*POWER([.C83];3)" office:value-type="float" office:value="0.476656000000003">
            <text:p>0,48</text:p>
          </table:table-cell>
          <table:table-cell table:number-columns-repeated="2"/>
        </table:table-row>
        <table:table-row table:style-name="ro2">
          <table:table-cell/>
          <table:table-cell table:formula="of:=[.B83]+0.01" office:value-type="float" office:value="0.82">
            <text:p>0,82</text:p>
          </table:table-cell>
          <table:table-cell table:formula="of:=([.B84]*100-50)/50" office:value-type="float" office:value="0.640000000000001">
            <text:p>0,64</text:p>
          </table:table-cell>
          <table:table-cell table:formula="of:=2*POWER([.C84];3)" office:value-type="float" office:value="0.524288000000003">
            <text:p>0,52</text:p>
          </table:table-cell>
          <table:table-cell table:number-columns-repeated="2"/>
        </table:table-row>
        <table:table-row table:style-name="ro2">
          <table:table-cell/>
          <table:table-cell table:formula="of:=[.B84]+0.01" office:value-type="float" office:value="0.83">
            <text:p>0,83</text:p>
          </table:table-cell>
          <table:table-cell table:formula="of:=([.B85]*100-50)/50" office:value-type="float" office:value="0.660000000000001">
            <text:p>0,66</text:p>
          </table:table-cell>
          <table:table-cell table:formula="of:=2*POWER([.C85];3)" office:value-type="float" office:value="0.574992000000003">
            <text:p>0,57</text:p>
          </table:table-cell>
          <table:table-cell table:number-columns-repeated="2"/>
        </table:table-row>
        <table:table-row table:style-name="ro2">
          <table:table-cell/>
          <table:table-cell table:formula="of:=[.B85]+0.01" office:value-type="float" office:value="0.84">
            <text:p>0,84</text:p>
          </table:table-cell>
          <table:table-cell table:formula="of:=([.B86]*100-50)/50" office:value-type="float" office:value="0.680000000000001">
            <text:p>0,68</text:p>
          </table:table-cell>
          <table:table-cell table:formula="of:=2*POWER([.C86];3)" office:value-type="float" office:value="0.628864000000003">
            <text:p>0,63</text:p>
          </table:table-cell>
          <table:table-cell table:number-columns-repeated="2"/>
        </table:table-row>
        <table:table-row table:style-name="ro2">
          <table:table-cell/>
          <table:table-cell table:formula="of:=[.B86]+0.01" office:value-type="float" office:value="0.850000000000001">
            <text:p>0,85</text:p>
          </table:table-cell>
          <table:table-cell table:formula="of:=([.B87]*100-50)/50" office:value-type="float" office:value="0.700000000000001">
            <text:p>0,7</text:p>
          </table:table-cell>
          <table:table-cell table:formula="of:=2*POWER([.C87];3)" office:value-type="float" office:value="0.686000000000004">
            <text:p>0,69</text:p>
          </table:table-cell>
          <table:table-cell table:number-columns-repeated="2"/>
        </table:table-row>
        <table:table-row table:style-name="ro2">
          <table:table-cell/>
          <table:table-cell table:formula="of:=[.B87]+0.01" office:value-type="float" office:value="0.860000000000001">
            <text:p>0,86</text:p>
          </table:table-cell>
          <table:table-cell table:formula="of:=([.B88]*100-50)/50" office:value-type="float" office:value="0.720000000000001">
            <text:p>0,72</text:p>
          </table:table-cell>
          <table:table-cell table:formula="of:=2*POWER([.C88];3)" office:value-type="float" office:value="0.746496000000003">
            <text:p>0,75</text:p>
          </table:table-cell>
          <table:table-cell table:number-columns-repeated="2"/>
        </table:table-row>
        <table:table-row table:style-name="ro2">
          <table:table-cell/>
          <table:table-cell table:formula="of:=[.B88]+0.01" office:value-type="float" office:value="0.87">
            <text:p>0,87</text:p>
          </table:table-cell>
          <table:table-cell table:formula="of:=([.B89]*100-50)/50" office:value-type="float" office:value="0.740000000000001">
            <text:p>0,74</text:p>
          </table:table-cell>
          <table:table-cell table:formula="of:=2*POWER([.C89];3)" office:value-type="float" office:value="0.810448000000004">
            <text:p>0,81</text:p>
          </table:table-cell>
          <table:table-cell table:number-columns-repeated="2"/>
        </table:table-row>
        <table:table-row table:style-name="ro2">
          <table:table-cell/>
          <table:table-cell table:formula="of:=[.B89]+0.01" office:value-type="float" office:value="0.88">
            <text:p>0,88</text:p>
          </table:table-cell>
          <table:table-cell table:formula="of:=([.B90]*100-50)/50" office:value-type="float" office:value="0.760000000000001">
            <text:p>0,76</text:p>
          </table:table-cell>
          <table:table-cell table:formula="of:=2*POWER([.C90];3)" office:value-type="float" office:value="0.877952000000004">
            <text:p>0,88</text:p>
          </table:table-cell>
          <table:table-cell table:number-columns-repeated="2"/>
        </table:table-row>
        <table:table-row table:style-name="ro2">
          <table:table-cell/>
          <table:table-cell table:formula="of:=[.B90]+0.01" office:value-type="float" office:value="0.890000000000001">
            <text:p>0,89</text:p>
          </table:table-cell>
          <table:table-cell table:formula="of:=([.B91]*100-50)/50" office:value-type="float" office:value="0.780000000000001">
            <text:p>0,78</text:p>
          </table:table-cell>
          <table:table-cell table:formula="of:=2*POWER([.C91];3)" office:value-type="float" office:value="0.949104000000004">
            <text:p>0,95</text:p>
          </table:table-cell>
          <table:table-cell table:number-columns-repeated="2"/>
        </table:table-row>
        <table:table-row table:style-name="ro2">
          <table:table-cell/>
          <table:table-cell table:formula="of:=[.B91]+0.01" office:value-type="float" office:value="0.900000000000001">
            <text:p>0,9</text:p>
          </table:table-cell>
          <table:table-cell table:formula="of:=([.B92]*100-50)/50" office:value-type="float" office:value="0.800000000000001">
            <text:p>0,8</text:p>
          </table:table-cell>
          <table:table-cell table:formula="of:=2*POWER([.C92];3)" office:value-type="float" office:value="1.024">
            <text:p>1,02</text:p>
          </table:table-cell>
          <table:table-cell table:number-columns-repeated="2"/>
        </table:table-row>
        <table:table-row table:style-name="ro2">
          <table:table-cell/>
          <table:table-cell table:formula="of:=[.B92]+0.01" office:value-type="float" office:value="0.910000000000001">
            <text:p>0,91</text:p>
          </table:table-cell>
          <table:table-cell table:formula="of:=([.B93]*100-50)/50" office:value-type="float" office:value="0.820000000000001">
            <text:p>0,82</text:p>
          </table:table-cell>
          <table:table-cell table:formula="of:=2*POWER([.C93];3)" office:value-type="float" office:value="1.102736">
            <text:p>1,1</text:p>
          </table:table-cell>
          <table:table-cell table:number-columns-repeated="2"/>
        </table:table-row>
        <table:table-row table:style-name="ro2">
          <table:table-cell/>
          <table:table-cell table:formula="of:=[.B93]+0.01" office:value-type="float" office:value="0.92">
            <text:p>0,92</text:p>
          </table:table-cell>
          <table:table-cell table:formula="of:=([.B94]*100-50)/50" office:value-type="float" office:value="0.840000000000001">
            <text:p>0,84</text:p>
          </table:table-cell>
          <table:table-cell table:formula="of:=2*POWER([.C94];3)" office:value-type="float" office:value="1.18540800000001">
            <text:p>1,19</text:p>
          </table:table-cell>
          <table:table-cell table:number-columns-repeated="2"/>
        </table:table-row>
        <table:table-row table:style-name="ro2">
          <table:table-cell/>
          <table:table-cell table:formula="of:=[.B94]+0.01" office:value-type="float" office:value="0.930000000000001">
            <text:p>0,93</text:p>
          </table:table-cell>
          <table:table-cell table:formula="of:=([.B95]*100-50)/50" office:value-type="float" office:value="0.860000000000001">
            <text:p>0,86</text:p>
          </table:table-cell>
          <table:table-cell table:formula="of:=2*POWER([.C95];3)" office:value-type="float" office:value="1.27211200000001">
            <text:p>1,27</text:p>
          </table:table-cell>
          <table:table-cell table:number-columns-repeated="2"/>
        </table:table-row>
        <table:table-row table:style-name="ro2">
          <table:table-cell/>
          <table:table-cell table:formula="of:=[.B95]+0.01" office:value-type="float" office:value="0.940000000000001">
            <text:p>0,94</text:p>
          </table:table-cell>
          <table:table-cell table:formula="of:=([.B96]*100-50)/50" office:value-type="float" office:value="0.880000000000001">
            <text:p>0,88</text:p>
          </table:table-cell>
          <table:table-cell table:formula="of:=2*POWER([.C96];3)" office:value-type="float" office:value="1.36294400000001">
            <text:p>1,36</text:p>
          </table:table-cell>
          <table:table-cell table:number-columns-repeated="2"/>
        </table:table-row>
        <table:table-row table:style-name="ro2">
          <table:table-cell/>
          <table:table-cell table:formula="of:=[.B96]+0.01" office:value-type="float" office:value="0.950000000000001">
            <text:p>0,95</text:p>
          </table:table-cell>
          <table:table-cell table:formula="of:=([.B97]*100-50)/50" office:value-type="float" office:value="0.900000000000001">
            <text:p>0,9</text:p>
          </table:table-cell>
          <table:table-cell table:formula="of:=2*POWER([.C97];3)" office:value-type="float" office:value="1.45800000000001">
            <text:p>1,46</text:p>
          </table:table-cell>
          <table:table-cell table:number-columns-repeated="2"/>
        </table:table-row>
        <table:table-row table:style-name="ro2">
          <table:table-cell/>
          <table:table-cell table:formula="of:=[.B97]+0.01" office:value-type="float" office:value="0.960000000000001">
            <text:p>0,96</text:p>
          </table:table-cell>
          <table:table-cell table:formula="of:=([.B98]*100-50)/50" office:value-type="float" office:value="0.920000000000001">
            <text:p>0,92</text:p>
          </table:table-cell>
          <table:table-cell table:formula="of:=2*POWER([.C98];3)" office:value-type="float" office:value="1.55737600000001">
            <text:p>1,56</text:p>
          </table:table-cell>
          <table:table-cell table:number-columns-repeated="2"/>
        </table:table-row>
        <table:table-row table:style-name="ro2">
          <table:table-cell/>
          <table:table-cell table:formula="of:=[.B98]+0.01" office:value-type="float" office:value="0.970000000000001">
            <text:p>0,97</text:p>
          </table:table-cell>
          <table:table-cell table:formula="of:=([.B99]*100-50)/50" office:value-type="float" office:value="0.940000000000001">
            <text:p>0,94</text:p>
          </table:table-cell>
          <table:table-cell table:formula="of:=2*POWER([.C99];3)" office:value-type="float" office:value="1.66116800000001">
            <text:p>1,6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99">
            <text:p>0,99</text:p>
          </table:table-cell>
          <table:table-cell table:formula="of:=([.B100]*100-50)/50" office:value-type="float" office:value="0.98">
            <text:p>0,98</text:p>
          </table:table-cell>
          <table:table-cell table:formula="of:=2*POWER([.C100];3)" office:value-type="float" office:value="1.882384">
            <text:p>1,88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>
            <text:p>1</text:p>
          </table:table-cell>
          <table:table-cell table:formula="of:=([.B101]*100-50)/50" office:value-type="float" office:value="1">
            <text:p>1</text:p>
          </table:table-cell>
          <table:table-cell table:formula="of:=2*POWER([.C101];3)" office:value-type="float" office:value="2">
            <text:p>2</text:p>
          </table:table-cell>
          <table:table-cell table:number-columns-repeated="2"/>
        </table:table-row>
      </table:table>
      <table:table table:name="Sheet4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1"/>
        <table:table-column table:style-name="co5" table:default-cell-style-name="Default"/>
        <table:table-row table:style-name="ro1">
          <table:table-cell/>
          <table:table-cell office:value-type="string">
            <text:p>1<text:span text:style-name="T1">st</text:span></text:p>
          </table:table-cell>
          <table:table-cell office:value-type="string">
            <text:p>2<text:span text:style-name="T1">nd</text:span></text:p>
          </table:table-cell>
          <table:table-cell office:value-type="string">
            <text:p>3<text:span text:style-name="T1">rd</text:span></text:p>
          </table:table-cell>
          <table:table-cell table:style-name="Default" office:value-type="string">
            <text:p>4<text:span text:style-name="T1">th</text:span></text:p>
          </table:table-cell>
          <table:table-cell>
            <draw:frame table:end-cell-address="Sheet4.P17" table:end-x="0.854cm" table:end-y="0.204cm" draw:z-index="0" draw:style-name="gr1" svg:width="23.426cm" svg:height="7.173cm" svg:x="0.009cm" svg:y="0.077cm">
              <draw:object draw:notify-on-update-of-ranges="Sheet4.B1:Sheet4.B1 Sheet4.B2:Sheet4.B101 Sheet4.C1:Sheet4.C1 Sheet4.C2:Sheet4.C101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  <table:table-row table:style-name="ro2">
          <table:table-cell office:value-type="float" office:value="0">
            <text:p>0</text:p>
          </table:table-cell>
          <table:table-cell table:formula="of:=POWER(([.A2]/99);3)" office:value-type="float" office:value="0">
            <text:p>0</text:p>
          </table:table-cell>
          <table:table-cell table:formula="of:=[.A2]/99" office:value-type="float" office:value="0">
            <text:p>0</text:p>
          </table:table-cell>
          <table:table-cell table:formula="of:=1-POWER(([.A2]/99);3)" office:value-type="float" office:value="1">
            <text:p>1</text:p>
          </table:table-cell>
          <table:table-cell table:formula="of:=SIN(POWER(([.A2]/99);2)*(0.5*PI(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formula="of:=POWER(([.A3]/99);3)" office:value-type="float" office:value="0.00000103061015212836">
            <text:p>0</text:p>
          </table:table-cell>
          <table:table-cell table:formula="of:=[.A3]/99" office:value-type="float" office:value="0.0101010101010101">
            <text:p>0,01</text:p>
          </table:table-cell>
          <table:table-cell table:formula="of:=1-POWER(([.A3]/99);3)" office:value-type="float" office:value="0.999998969389848">
            <text:p>1</text:p>
          </table:table-cell>
          <table:table-cell table:formula="of:=SIN(POWER(([.A3]/99);2)*(0.5*PI()))" office:value-type="float" office:value="0.00016026898480464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formula="of:=POWER(([.A4]/99);3)" office:value-type="float" office:value="0.00000824488121702692">
            <text:p>0</text:p>
          </table:table-cell>
          <table:table-cell table:formula="of:=[.A4]/99" office:value-type="float" office:value="0.0202020202020202">
            <text:p>0,02</text:p>
          </table:table-cell>
          <table:table-cell table:formula="of:=1-POWER(([.A4]/99);3)" office:value-type="float" office:value="0.999991755118783">
            <text:p>1</text:p>
          </table:table-cell>
          <table:table-cell table:formula="of:=SIN(POWER(([.A4]/99);2)*(0.5*PI()))" office:value-type="float" office:value="0.000641075898051634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formula="of:=POWER(([.A5]/99);3)" office:value-type="float" office:value="0.0000278264741074658">
            <text:p>0</text:p>
          </table:table-cell>
          <table:table-cell table:formula="of:=[.A5]/99" office:value-type="float" office:value="0.0303030303030303">
            <text:p>0,03</text:p>
          </table:table-cell>
          <table:table-cell table:formula="of:=1-POWER(([.A5]/99);3)" office:value-type="float" office:value="0.999972173525893">
            <text:p>1</text:p>
          </table:table-cell>
          <table:table-cell table:formula="of:=SIN(POWER(([.A5]/99);2)*(0.5*PI()))" office:value-type="float" office:value="0.00144242036923867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formula="of:=POWER(([.A6]/99);3)" office:value-type="float" office:value="0.0000659590497362153">
            <text:p>0</text:p>
          </table:table-cell>
          <table:table-cell table:formula="of:=[.A6]/99" office:value-type="float" office:value="0.0404040404040404">
            <text:p>0,04</text:p>
          </table:table-cell>
          <table:table-cell table:formula="of:=1-POWER(([.A6]/99);3)" office:value-type="float" office:value="0.999934040950264">
            <text:p>1</text:p>
          </table:table-cell>
          <table:table-cell table:formula="of:=SIN(POWER(([.A6]/99);2)*(0.5*PI()))" office:value-type="float" office:value="0.00256430095752404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formula="of:=POWER(([.A7]/99);3)" office:value-type="float" office:value="0.000128826269016046">
            <text:p>0</text:p>
          </table:table-cell>
          <table:table-cell table:formula="of:=[.A7]/99" office:value-type="float" office:value="0.0505050505050505">
            <text:p>0,05</text:p>
          </table:table-cell>
          <table:table-cell table:formula="of:=1-POWER(([.A7]/99);3)" office:value-type="float" office:value="0.999871173730984">
            <text:p>1</text:p>
          </table:table-cell>
          <table:table-cell table:formula="of:=SIN(POWER(([.A7]/99);2)*(0.5*PI()))" office:value-type="float" office:value="0.00400671391672324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formula="of:=POWER(([.A8]/99);3)" office:value-type="float" office:value="0.000222611792859727">
            <text:p>0</text:p>
          </table:table-cell>
          <table:table-cell table:formula="of:=[.A8]/99" office:value-type="float" office:value="0.0606060606060606">
            <text:p>0,06</text:p>
          </table:table-cell>
          <table:table-cell table:formula="of:=1-POWER(([.A8]/99);3)" office:value-type="float" office:value="0.99977738820714">
            <text:p>1</text:p>
          </table:table-cell>
          <table:table-cell table:formula="of:=SIN(POWER(([.A8]/99);2)*(0.5*PI()))" office:value-type="float" office:value="0.005769651466317">
            <text:p>0,01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formula="of:=POWER(([.A9]/99);3)" office:value-type="float" office:value="0.000353499282180029">
            <text:p>0</text:p>
          </table:table-cell>
          <table:table-cell table:formula="of:=[.A9]/99" office:value-type="float" office:value="0.0707070707070707">
            <text:p>0,07</text:p>
          </table:table-cell>
          <table:table-cell table:formula="of:=1-POWER(([.A9]/99);3)" office:value-type="float" office:value="0.99964650071782">
            <text:p>1</text:p>
          </table:table-cell>
          <table:table-cell table:formula="of:=SIN(POWER(([.A9]/99);2)*(0.5*PI()))" office:value-type="float" office:value="0.00785309956849672">
            <text:p>0,01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table:formula="of:=POWER(([.A10]/99);3)" office:value-type="float" office:value="0.000527672397889723">
            <text:p>0</text:p>
          </table:table-cell>
          <table:table-cell table:formula="of:=[.A10]/99" office:value-type="float" office:value="0.0808080808080808">
            <text:p>0,08</text:p>
          </table:table-cell>
          <table:table-cell table:formula="of:=1-POWER(([.A10]/99);3)" office:value-type="float" office:value="0.99947232760211">
            <text:p>1</text:p>
          </table:table-cell>
          <table:table-cell table:formula="of:=SIN(POWER(([.A10]/99);2)*(0.5*PI()))" office:value-type="float" office:value="0.0102570352113001">
            <text:p>0,01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formula="of:=POWER(([.A11]/99);3)" office:value-type="float" office:value="0.000751314800901578">
            <text:p>0</text:p>
          </table:table-cell>
          <table:table-cell table:formula="of:=[.A11]/99" office:value-type="float" office:value="0.0909090909090909">
            <text:p>0,09</text:p>
          </table:table-cell>
          <table:table-cell table:formula="of:=1-POWER(([.A11]/99);3)" office:value-type="float" office:value="0.999248685199098">
            <text:p>1</text:p>
          </table:table-cell>
          <table:table-cell table:formula="of:=SIN(POWER(([.A11]/99);2)*(0.5*PI()))" office:value-type="float" office:value="0.0129814231979309">
            <text:p>0,01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formula="of:=POWER(([.A12]/99);3)" office:value-type="float" office:value="0.00103061015212836">
            <text:p>0</text:p>
          </table:table-cell>
          <table:table-cell table:formula="of:=[.A12]/99" office:value-type="float" office:value="0.101010101010101">
            <text:p>0,1</text:p>
          </table:table-cell>
          <table:table-cell table:formula="of:=1-POWER(([.A12]/99);3)" office:value-type="float" office:value="0.998969389847872">
            <text:p>1</text:p>
          </table:table-cell>
          <table:table-cell table:formula="of:=SIN(POWER(([.A12]/99);2)*(0.5*PI()))" office:value-type="float" office:value="0.0160262124424149">
            <text:p>0,02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table:formula="of:=POWER(([.A13]/99);3)" office:value-type="float" office:value="0.00137174211248285">
            <text:p>0</text:p>
          </table:table-cell>
          <table:table-cell table:formula="of:=[.A13]/99" office:value-type="float" office:value="0.111111111111111">
            <text:p>0,11</text:p>
          </table:table-cell>
          <table:table-cell table:formula="of:=1-POWER(([.A13]/99);3)" office:value-type="float" office:value="0.998628257887517">
            <text:p>1</text:p>
          </table:table-cell>
          <table:table-cell table:formula="of:=SIN(POWER(([.A13]/99);2)*(0.5*PI()))" office:value-type="float" office:value="0.0193913317718244">
            <text:p>0,02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table:formula="of:=POWER(([.A14]/99);3)" office:value-type="float" office:value="0.00178089434287781">
            <text:p>0</text:p>
          </table:table-cell>
          <table:table-cell table:formula="of:=[.A14]/99" office:value-type="float" office:value="0.121212121212121">
            <text:p>0,12</text:p>
          </table:table-cell>
          <table:table-cell table:formula="of:=1-POWER(([.A14]/99);3)" office:value-type="float" office:value="0.998219105657122">
            <text:p>1</text:p>
          </table:table-cell>
          <table:table-cell table:formula="of:=SIN(POWER(([.A14]/99);2)*(0.5*PI()))" office:value-type="float" office:value="0.0230766852354058">
            <text:p>0,02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table:formula="of:=POWER(([.A15]/99);3)" office:value-type="float" office:value="0.00226425050422602">
            <text:p>0</text:p>
          </table:table-cell>
          <table:table-cell table:formula="of:=[.A15]/99" office:value-type="float" office:value="0.131313131313131">
            <text:p>0,13</text:p>
          </table:table-cell>
          <table:table-cell table:formula="of:=1-POWER(([.A15]/99);3)" office:value-type="float" office:value="0.997735749495774">
            <text:p>1</text:p>
          </table:table-cell>
          <table:table-cell table:formula="of:=SIN(POWER(([.A15]/99);2)*(0.5*PI()))" office:value-type="float" office:value="0.0270821469210767">
            <text:p>0,03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table:formula="of:=POWER(([.A16]/99);3)" office:value-type="float" office:value="0.00282799425744023">
            <text:p>0</text:p>
          </table:table-cell>
          <table:table-cell table:formula="of:=[.A16]/99" office:value-type="float" office:value="0.141414141414141">
            <text:p>0,14</text:p>
          </table:table-cell>
          <table:table-cell table:formula="of:=1-POWER(([.A16]/99);3)" office:value-type="float" office:value="0.99717200574256">
            <text:p>1</text:p>
          </table:table-cell>
          <table:table-cell table:formula="of:=SIN(POWER(([.A16]/99);2)*(0.5*PI()))" office:value-type="float" office:value="0.0314075552799185">
            <text:p>0,03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table:formula="of:=POWER(([.A17]/99);3)" office:value-type="float" office:value="0.00347830926343323">
            <text:p>0</text:p>
          </table:table-cell>
          <table:table-cell table:formula="of:=[.A17]/99" office:value-type="float" office:value="0.151515151515152">
            <text:p>0,15</text:p>
          </table:table-cell>
          <table:table-cell table:formula="of:=1-POWER(([.A17]/99);3)" office:value-type="float" office:value="0.996521690736567">
            <text:p>1</text:p>
          </table:table-cell>
          <table:table-cell table:formula="of:=SIN(POWER(([.A17]/99);2)*(0.5*PI()))" office:value-type="float" office:value="0.0360527069594856">
            <text:p>0,04</text:p>
            <draw:frame table:end-cell-address="Sheet4.P33" table:end-x="0.732cm" table:end-y="0.371cm" draw:z-index="1" draw:style-name="gr1" svg:width="23.357cm" svg:height="6.999cm" svg:x="1.413cm" svg:y="0.401cm">
              <draw:object draw:notify-on-update-of-ranges="Sheet4.D1:Sheet4.D1 Sheet4.D2:Sheet4.D101 Sheet4.E1:Sheet4.E1 Sheet4.E2:Sheet4.E101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table:formula="of:=POWER(([.A18]/99);3)" office:value-type="float" office:value="0.00422137918311778">
            <text:p>0</text:p>
          </table:table-cell>
          <table:table-cell table:formula="of:=[.A18]/99" office:value-type="float" office:value="0.161616161616162">
            <text:p>0,16</text:p>
          </table:table-cell>
          <table:table-cell table:formula="of:=1-POWER(([.A18]/99);3)" office:value-type="float" office:value="0.995778620816882">
            <text:p>1</text:p>
          </table:table-cell>
          <table:table-cell table:formula="of:=SIN(POWER(([.A18]/99);2)*(0.5*PI()))" office:value-type="float" office:value="0.0410173501469836">
            <text:p>0,04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table:formula="of:=POWER(([.A19]/99);3)" office:value-type="float" office:value="0.00506338767740666">
            <text:p>0,01</text:p>
          </table:table-cell>
          <table:table-cell table:formula="of:=[.A19]/99" office:value-type="float" office:value="0.171717171717172">
            <text:p>0,17</text:p>
          </table:table-cell>
          <table:table-cell table:formula="of:=1-POWER(([.A19]/99);3)" office:value-type="float" office:value="0.994936612322593">
            <text:p>0,99</text:p>
          </table:table-cell>
          <table:table-cell table:formula="of:=SIN(POWER(([.A19]/99);2)*(0.5*PI()))" office:value-type="float" office:value="0.0463011774236394">
            <text:p>0,05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table:formula="of:=POWER(([.A20]/99);3)" office:value-type="float" office:value="0.00601051840721262">
            <text:p>0,01</text:p>
          </table:table-cell>
          <table:table-cell table:formula="of:=[.A20]/99" office:value-type="float" office:value="0.181818181818182">
            <text:p>0,18</text:p>
          </table:table-cell>
          <table:table-cell table:formula="of:=1-POWER(([.A20]/99);3)" office:value-type="float" office:value="0.993989481592787">
            <text:p>0,99</text:p>
          </table:table-cell>
          <table:table-cell table:formula="of:=SIN(POWER(([.A20]/99);2)*(0.5*PI()))" office:value-type="float" office:value="0.0519038181318997">
            <text:p>0,05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table:formula="of:=POWER(([.A21]/99);3)" office:value-type="float" office:value="0.00706895503344845">
            <text:p>0,01</text:p>
          </table:table-cell>
          <table:table-cell table:formula="of:=[.A21]/99" office:value-type="float" office:value="0.191919191919192">
            <text:p>0,19</text:p>
          </table:table-cell>
          <table:table-cell table:formula="of:=1-POWER(([.A21]/99);3)" office:value-type="float" office:value="0.992931044966552">
            <text:p>0,99</text:p>
          </table:table-cell>
          <table:table-cell table:formula="of:=SIN(POWER(([.A21]/99);2)*(0.5*PI()))" office:value-type="float" office:value="0.0578248302574556">
            <text:p>0,06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table:formula="of:=POWER(([.A22]/99);3)" office:value-type="float" office:value="0.00824488121702692">
            <text:p>0,01</text:p>
          </table:table-cell>
          <table:table-cell table:formula="of:=[.A22]/99" office:value-type="float" office:value="0.202020202020202">
            <text:p>0,2</text:p>
          </table:table-cell>
          <table:table-cell table:formula="of:=1-POWER(([.A22]/99);3)" office:value-type="float" office:value="0.991755118782973">
            <text:p>0,99</text:p>
          </table:table-cell>
          <table:table-cell table:formula="of:=SIN(POWER(([.A22]/99);2)*(0.5*PI()))" office:value-type="float" office:value="0.0640636918284984">
            <text:p>0,06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table:formula="of:=POWER(([.A23]/99);3)" office:value-type="float" office:value="0.00954448061886079">
            <text:p>0,01</text:p>
          </table:table-cell>
          <table:table-cell table:formula="of:=[.A23]/99" office:value-type="float" office:value="0.212121212121212">
            <text:p>0,21</text:p>
          </table:table-cell>
          <table:table-cell table:formula="of:=1-POWER(([.A23]/99);3)" office:value-type="float" office:value="0.990455519381139">
            <text:p>0,99</text:p>
          </table:table-cell>
          <table:table-cell table:formula="of:=SIN(POWER(([.A23]/99);2)*(0.5*PI()))" office:value-type="float" office:value="0.0706197918350757">
            <text:p>0,07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table:formula="of:=POWER(([.A24]/99);3)" office:value-type="float" office:value="0.0109739368998628">
            <text:p>0,01</text:p>
          </table:table-cell>
          <table:table-cell table:formula="of:=[.A24]/99" office:value-type="float" office:value="0.222222222222222">
            <text:p>0,22</text:p>
          </table:table-cell>
          <table:table-cell table:formula="of:=1-POWER(([.A24]/99);3)" office:value-type="float" office:value="0.989026063100137">
            <text:p>0,99</text:p>
          </table:table-cell>
          <table:table-cell table:formula="of:=SIN(POWER(([.A24]/99);2)*(0.5*PI()))" office:value-type="float" office:value="0.0774924206719309">
            <text:p>0,08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table:formula="of:=POWER(([.A25]/99);3)" office:value-type="float" office:value="0.0125394337209458">
            <text:p>0,01</text:p>
          </table:table-cell>
          <table:table-cell table:formula="of:=[.A25]/99" office:value-type="float" office:value="0.232323232323232">
            <text:p>0,23</text:p>
          </table:table-cell>
          <table:table-cell table:formula="of:=1-POWER(([.A25]/99);3)" office:value-type="float" office:value="0.987460566279054">
            <text:p>0,99</text:p>
          </table:table-cell>
          <table:table-cell table:formula="of:=SIN(POWER(([.A25]/99);2)*(0.5*PI()))" office:value-type="float" office:value="0.0846807601087869">
            <text:p>0,08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table:formula="of:=POWER(([.A26]/99);3)" office:value-type="float" office:value="0.0142471547430225">
            <text:p>0,01</text:p>
          </table:table-cell>
          <table:table-cell table:formula="of:=[.A26]/99" office:value-type="float" office:value="0.242424242424242">
            <text:p>0,24</text:p>
          </table:table-cell>
          <table:table-cell table:formula="of:=1-POWER(([.A26]/99);3)" office:value-type="float" office:value="0.985752845256977">
            <text:p>0,99</text:p>
          </table:table-cell>
          <table:table-cell table:formula="of:=SIN(POWER(([.A26]/99);2)*(0.5*PI()))" office:value-type="float" office:value="0.092183872792668">
            <text:p>0,09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table:formula="of:=POWER(([.A27]/99);3)" office:value-type="float" office:value="0.0161032836270057">
            <text:p>0,02</text:p>
          </table:table-cell>
          <table:table-cell table:formula="of:=[.A27]/99" office:value-type="float" office:value="0.252525252525252">
            <text:p>0,25</text:p>
          </table:table-cell>
          <table:table-cell table:formula="of:=1-POWER(([.A27]/99);3)" office:value-type="float" office:value="0.983896716372994">
            <text:p>0,98</text:p>
          </table:table-cell>
          <table:table-cell table:formula="of:=SIN(POWER(([.A27]/99);2)*(0.5*PI()))" office:value-type="float" office:value="0.100000691287559">
            <text:p>0,1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table:formula="of:=POWER(([.A28]/99);3)" office:value-type="float" office:value="0.0181140040338081">
            <text:p>0,02</text:p>
          </table:table-cell>
          <table:table-cell table:formula="of:=[.A28]/99" office:value-type="float" office:value="0.262626262626263">
            <text:p>0,26</text:p>
          </table:table-cell>
          <table:table-cell table:formula="of:=1-POWER(([.A28]/99);3)" office:value-type="float" office:value="0.981885995966192">
            <text:p>0,98</text:p>
          </table:table-cell>
          <table:table-cell table:formula="of:=SIN(POWER(([.A28]/99);2)*(0.5*PI()))" office:value-type="float" office:value="0.108130006657463">
            <text:p>0,11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table:formula="of:=POWER(([.A29]/99);3)" office:value-type="float" office:value="0.0202854996243426">
            <text:p>0,02</text:p>
          </table:table-cell>
          <table:table-cell table:formula="of:=[.A29]/99" office:value-type="float" office:value="0.272727272727273">
            <text:p>0,27</text:p>
          </table:table-cell>
          <table:table-cell table:formula="of:=1-POWER(([.A29]/99);3)" office:value-type="float" office:value="0.979714500375657">
            <text:p>0,98</text:p>
          </table:table-cell>
          <table:table-cell table:formula="of:=SIN(POWER(([.A29]/99);2)*(0.5*PI()))" office:value-type="float" office:value="0.116570456599759">
            <text:p>0,12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table:formula="of:=POWER(([.A30]/99);3)" office:value-type="float" office:value="0.0226239540595219">
            <text:p>0,02</text:p>
          </table:table-cell>
          <table:table-cell table:formula="of:=[.A30]/99" office:value-type="float" office:value="0.282828282828283">
            <text:p>0,28</text:p>
          </table:table-cell>
          <table:table-cell table:formula="of:=1-POWER(([.A30]/99);3)" office:value-type="float" office:value="0.977376045940478">
            <text:p>0,98</text:p>
          </table:table-cell>
          <table:table-cell table:formula="of:=SIN(POWER(([.A30]/99);2)*(0.5*PI()))" office:value-type="float" office:value="0.125320513136669">
            <text:p>0,13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table:formula="of:=POWER(([.A31]/99);3)" office:value-type="float" office:value="0.0251355510002587">
            <text:p>0,03</text:p>
          </table:table-cell>
          <table:table-cell table:formula="of:=[.A31]/99" office:value-type="float" office:value="0.292929292929293">
            <text:p>0,29</text:p>
          </table:table-cell>
          <table:table-cell table:formula="of:=1-POWER(([.A31]/99);3)" office:value-type="float" office:value="0.974864448999741">
            <text:p>0,97</text:p>
          </table:table-cell>
          <table:table-cell table:formula="of:=SIN(POWER(([.A31]/99);2)*(0.5*PI()))" office:value-type="float" office:value="0.134378469873631">
            <text:p>0,13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table:formula="of:=POWER(([.A32]/99);3)" office:value-type="float" office:value="0.0278264741074658">
            <text:p>0,03</text:p>
          </table:table-cell>
          <table:table-cell table:formula="of:=[.A32]/99" office:value-type="float" office:value="0.303030303030303">
            <text:p>0,3</text:p>
          </table:table-cell>
          <table:table-cell table:formula="of:=1-POWER(([.A32]/99);3)" office:value-type="float" office:value="0.972173525892534">
            <text:p>0,97</text:p>
          </table:table-cell>
          <table:table-cell table:formula="of:=SIN(POWER(([.A32]/99);2)*(0.5*PI()))" office:value-type="float" office:value="0.143742428834431">
            <text:p>0,14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table:formula="of:=POWER(([.A33]/99);3)" office:value-type="float" office:value="0.0307029070420561">
            <text:p>0,03</text:p>
          </table:table-cell>
          <table:table-cell table:formula="of:=[.A33]/99" office:value-type="float" office:value="0.313131313131313">
            <text:p>0,31</text:p>
          </table:table-cell>
          <table:table-cell table:formula="of:=1-POWER(([.A33]/99);3)" office:value-type="float" office:value="0.969297092957944">
            <text:p>0,97</text:p>
          </table:table-cell>
          <table:table-cell table:formula="of:=SIN(POWER(([.A33]/99);2)*(0.5*PI()))" office:value-type="float" office:value="0.153410286884089">
            <text:p>0,15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table:formula="of:=POWER(([.A34]/99);3)" office:value-type="float" office:value="0.0337710334649423">
            <text:p>0,03</text:p>
          </table:table-cell>
          <table:table-cell table:formula="of:=[.A34]/99" office:value-type="float" office:value="0.323232323232323">
            <text:p>0,32</text:p>
          </table:table-cell>
          <table:table-cell table:formula="of:=1-POWER(([.A34]/99);3)" office:value-type="float" office:value="0.966228966535058">
            <text:p>0,97</text:p>
          </table:table-cell>
          <table:table-cell table:formula="of:=SIN(POWER(([.A34]/99);2)*(0.5*PI()))" office:value-type="float" office:value="0.163379721751727">
            <text:p>0,16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table:formula="of:=POWER(([.A35]/99);3)" office:value-type="float" office:value="0.037037037037037">
            <text:p>0,04</text:p>
          </table:table-cell>
          <table:table-cell table:formula="of:=[.A35]/99" office:value-type="float" office:value="0.333333333333333">
            <text:p>0,33</text:p>
          </table:table-cell>
          <table:table-cell table:formula="of:=1-POWER(([.A35]/99);3)" office:value-type="float" office:value="0.962962962962963">
            <text:p>0,96</text:p>
          </table:table-cell>
          <table:table-cell table:formula="of:=SIN(POWER(([.A35]/99);2)*(0.5*PI()))" office:value-type="float" office:value="0.17364817766693">
            <text:p>0,17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table:formula="of:=POWER(([.A36]/99);3)" office:value-type="float" office:value="0.0405071014192532">
            <text:p>0,04</text:p>
          </table:table-cell>
          <table:table-cell table:formula="of:=[.A36]/99" office:value-type="float" office:value="0.343434343434343">
            <text:p>0,34</text:p>
          </table:table-cell>
          <table:table-cell table:formula="of:=1-POWER(([.A36]/99);3)" office:value-type="float" office:value="0.959492898580747">
            <text:p>0,96</text:p>
          </table:table-cell>
          <table:table-cell table:formula="of:=SIN(POWER(([.A36]/99);2)*(0.5*PI()))" office:value-type="float" office:value="0.184212850624539">
            <text:p>0,18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table:formula="of:=POWER(([.A37]/99);3)" office:value-type="float" office:value="0.0441874102725036">
            <text:p>0,04</text:p>
          </table:table-cell>
          <table:table-cell table:formula="of:=[.A37]/99" office:value-type="float" office:value="0.353535353535353">
            <text:p>0,35</text:p>
          </table:table-cell>
          <table:table-cell table:formula="of:=1-POWER(([.A37]/99);3)" office:value-type="float" office:value="0.955812589727496">
            <text:p>0,96</text:p>
          </table:table-cell>
          <table:table-cell table:formula="of:=SIN(POWER(([.A37]/99);2)*(0.5*PI()))" office:value-type="float" office:value="0.195070673294246">
            <text:p>0,2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table:formula="of:=POWER(([.A38]/99);3)" office:value-type="float" office:value="0.048084147257701">
            <text:p>0,05</text:p>
          </table:table-cell>
          <table:table-cell table:formula="of:=[.A38]/99" office:value-type="float" office:value="0.363636363636364">
            <text:p>0,36</text:p>
          </table:table-cell>
          <table:table-cell table:formula="of:=1-POWER(([.A38]/99);3)" office:value-type="float" office:value="0.951915852742299">
            <text:p>0,95</text:p>
          </table:table-cell>
          <table:table-cell table:formula="of:=SIN(POWER(([.A38]/99);2)*(0.5*PI()))" office:value-type="float" office:value="0.206218299592988">
            <text:p>0,21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table:formula="of:=POWER(([.A39]/99);3)" office:value-type="float" office:value="0.0522034960357581">
            <text:p>0,05</text:p>
          </table:table-cell>
          <table:table-cell table:formula="of:=[.A39]/99" office:value-type="float" office:value="0.373737373737374">
            <text:p>0,37</text:p>
          </table:table-cell>
          <table:table-cell table:formula="of:=1-POWER(([.A39]/99);3)" office:value-type="float" office:value="0.947796503964242">
            <text:p>0,95</text:p>
          </table:table-cell>
          <table:table-cell table:formula="of:=SIN(POWER(([.A39]/99);2)*(0.5*PI()))" office:value-type="float" office:value="0.217652088939736">
            <text:p>0,22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table:formula="of:=POWER(([.A40]/99);3)" office:value-type="float" office:value="0.0565516402675876">
            <text:p>0,06</text:p>
          </table:table-cell>
          <table:table-cell table:formula="of:=[.A40]/99" office:value-type="float" office:value="0.383838383838384">
            <text:p>0,38</text:p>
          </table:table-cell>
          <table:table-cell table:formula="of:=1-POWER(([.A40]/99);3)" office:value-type="float" office:value="0.943448359732412">
            <text:p>0,94</text:p>
          </table:table-cell>
          <table:table-cell table:formula="of:=SIN(POWER(([.A40]/99);2)*(0.5*PI()))" office:value-type="float" office:value="0.229368090214063">
            <text:p>0,23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table:formula="of:=POWER(([.A41]/99);3)" office:value-type="float" office:value="0.0611347636141025">
            <text:p>0,06</text:p>
          </table:table-cell>
          <table:table-cell table:formula="of:=[.A41]/99" office:value-type="float" office:value="0.393939393939394">
            <text:p>0,39</text:p>
          </table:table-cell>
          <table:table-cell table:formula="of:=1-POWER(([.A41]/99);3)" office:value-type="float" office:value="0.938865236385898">
            <text:p>0,94</text:p>
          </table:table-cell>
          <table:table-cell table:formula="of:=SIN(POWER(([.A41]/99);2)*(0.5*PI()))" office:value-type="float" office:value="0.241362025441706">
            <text:p>0,24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table:formula="of:=POWER(([.A42]/99);3)" office:value-type="float" office:value="0.0659590497362153">
            <text:p>0,07</text:p>
          </table:table-cell>
          <table:table-cell table:formula="of:=[.A42]/99" office:value-type="float" office:value="0.404040404040404">
            <text:p>0,4</text:p>
          </table:table-cell>
          <table:table-cell table:formula="of:=1-POWER(([.A42]/99);3)" office:value-type="float" office:value="0.934040950263785">
            <text:p>0,93</text:p>
          </table:table-cell>
          <table:table-cell table:formula="of:=SIN(POWER(([.A42]/99);2)*(0.5*PI()))" office:value-type="float" office:value="0.253629273232247">
            <text:p>0,25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table:formula="of:=POWER(([.A43]/99);3)" office:value-type="float" office:value="0.071030682294839">
            <text:p>0,07</text:p>
          </table:table-cell>
          <table:table-cell table:formula="of:=[.A43]/99" office:value-type="float" office:value="0.414141414141414">
            <text:p>0,41</text:p>
          </table:table-cell>
          <table:table-cell table:formula="of:=1-POWER(([.A43]/99);3)" office:value-type="float" office:value="0.928969317705161">
            <text:p>0,93</text:p>
          </table:table-cell>
          <table:table-cell table:formula="of:=SIN(POWER(([.A43]/99);2)*(0.5*PI()))" office:value-type="float" office:value="0.266164851996103">
            <text:p>0,27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table:formula="of:=POWER(([.A44]/99);3)" office:value-type="float" office:value="0.0763558449508863">
            <text:p>0,08</text:p>
          </table:table-cell>
          <table:table-cell table:formula="of:=[.A44]/99" office:value-type="float" office:value="0.424242424242424">
            <text:p>0,42</text:p>
          </table:table-cell>
          <table:table-cell table:formula="of:=1-POWER(([.A44]/99);3)" office:value-type="float" office:value="0.923644155049114">
            <text:p>0,92</text:p>
          </table:table-cell>
          <table:table-cell table:formula="of:=SIN(POWER(([.A44]/99);2)*(0.5*PI()))" office:value-type="float" office:value="0.278963402970081">
            <text:p>0,28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table:formula="of:=POWER(([.A45]/99);3)" office:value-type="float" office:value="0.0819407213652699">
            <text:p>0,08</text:p>
          </table:table-cell>
          <table:table-cell table:formula="of:=[.A45]/99" office:value-type="float" office:value="0.434343434343434">
            <text:p>0,43</text:p>
          </table:table-cell>
          <table:table-cell table:formula="of:=1-POWER(([.A45]/99);3)" office:value-type="float" office:value="0.91805927863473">
            <text:p>0,92</text:p>
          </table:table-cell>
          <table:table-cell table:formula="of:=SIN(POWER(([.A45]/99);2)*(0.5*PI()))" office:value-type="float" office:value="0.292019173082993">
            <text:p>0,29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table:formula="of:=POWER(([.A46]/99);3)" office:value-type="float" office:value="0.0877914951989026">
            <text:p>0,09</text:p>
          </table:table-cell>
          <table:table-cell table:formula="of:=[.A46]/99" office:value-type="float" office:value="0.444444444444444">
            <text:p>0,44</text:p>
          </table:table-cell>
          <table:table-cell table:formula="of:=1-POWER(([.A46]/99);3)" office:value-type="float" office:value="0.912208504801097">
            <text:p>0,91</text:p>
          </table:table-cell>
          <table:table-cell table:formula="of:=SIN(POWER(([.A46]/99);2)*(0.5*PI()))" office:value-type="float" office:value="0.305325997695113">
            <text:p>0,31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table:formula="of:=POWER(([.A47]/99);3)" office:value-type="float" office:value="0.0939143501126972">
            <text:p>0,09</text:p>
          </table:table-cell>
          <table:table-cell table:formula="of:=[.A47]/99" office:value-type="float" office:value="0.454545454545455">
            <text:p>0,45</text:p>
          </table:table-cell>
          <table:table-cell table:formula="of:=1-POWER(([.A47]/99);3)" office:value-type="float" office:value="0.906085649887303">
            <text:p>0,91</text:p>
          </table:table-cell>
          <table:table-cell table:formula="of:=SIN(POWER(([.A47]/99);2)*(0.5*PI()))" office:value-type="float" office:value="0.318877283247619">
            <text:p>0,32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table:formula="of:=POWER(([.A48]/99);3)" office:value-type="float" office:value="0.100315469767567">
            <text:p>0,1</text:p>
          </table:table-cell>
          <table:table-cell table:formula="of:=[.A48]/99" office:value-type="float" office:value="0.464646464646465">
            <text:p>0,46</text:p>
          </table:table-cell>
          <table:table-cell table:formula="of:=1-POWER(([.A48]/99);3)" office:value-type="float" office:value="0.899684530232434">
            <text:p>0,9</text:p>
          </table:table-cell>
          <table:table-cell table:formula="of:=SIN(POWER(([.A48]/99);2)*(0.5*PI()))" office:value-type="float" office:value="0.332665989860664">
            <text:p>0,33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table:formula="of:=POWER(([.A49]/99);3)" office:value-type="float" office:value="0.107001037824423">
            <text:p>0,11</text:p>
          </table:table-cell>
          <table:table-cell table:formula="of:=[.A49]/99" office:value-type="float" office:value="0.474747474747475">
            <text:p>0,47</text:p>
          </table:table-cell>
          <table:table-cell table:formula="of:=1-POWER(([.A49]/99);3)" office:value-type="float" office:value="0.892998962175577">
            <text:p>0,89</text:p>
          </table:table-cell>
          <table:table-cell table:formula="of:=SIN(POWER(([.A49]/99);2)*(0.5*PI()))" office:value-type="float" office:value="0.346684613921246">
            <text:p>0,35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table:formula="of:=POWER(([.A50]/99);3)" office:value-type="float" office:value="0.11397723794418">
            <text:p>0,11</text:p>
          </table:table-cell>
          <table:table-cell table:formula="of:=[.A50]/99" office:value-type="float" office:value="0.484848484848485">
            <text:p>0,48</text:p>
          </table:table-cell>
          <table:table-cell table:formula="of:=1-POWER(([.A50]/99);3)" office:value-type="float" office:value="0.88602276205582">
            <text:p>0,89</text:p>
          </table:table-cell>
          <table:table-cell table:formula="of:=SIN(POWER(([.A50]/99);2)*(0.5*PI()))" office:value-type="float" office:value="0.360925170704672">
            <text:p>0,36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table:formula="of:=POWER(([.A51]/99);3)" office:value-type="float" office:value="0.12125025378775">
            <text:p>0,12</text:p>
          </table:table-cell>
          <table:table-cell table:formula="of:=[.A51]/99" office:value-type="float" office:value="0.494949494949495">
            <text:p>0,49</text:p>
          </table:table-cell>
          <table:table-cell table:formula="of:=1-POWER(([.A51]/99);3)" office:value-type="float" office:value="0.87874974621225">
            <text:p>0,88</text:p>
          </table:table-cell>
          <table:table-cell table:formula="of:=SIN(POWER(([.A51]/99);2)*(0.5*PI()))" office:value-type="float" office:value="0.375379177076144">
            <text:p>0,38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table:formula="of:=POWER(([.A52]/99);3)" office:value-type="float" office:value="0.128826269016046">
            <text:p>0,13</text:p>
          </table:table-cell>
          <table:table-cell table:formula="of:=[.A52]/99" office:value-type="float" office:value="0.505050505050505">
            <text:p>0,51</text:p>
          </table:table-cell>
          <table:table-cell table:formula="of:=1-POWER(([.A52]/99);3)" office:value-type="float" office:value="0.871173730983954">
            <text:p>0,87</text:p>
          </table:table-cell>
          <table:table-cell table:formula="of:=SIN(POWER(([.A52]/99);2)*(0.5*PI()))" office:value-type="float" office:value="0.390037634321751">
            <text:p>0,39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table:formula="of:=POWER(([.A53]/99);3)" office:value-type="float" office:value="0.13671146728998">
            <text:p>0,14</text:p>
          </table:table-cell>
          <table:table-cell table:formula="of:=[.A53]/99" office:value-type="float" office:value="0.515151515151515">
            <text:p>0,52</text:p>
          </table:table-cell>
          <table:table-cell table:formula="of:=1-POWER(([.A53]/99);3)" office:value-type="float" office:value="0.86328853271002">
            <text:p>0,86</text:p>
          </table:table-cell>
          <table:table-cell table:formula="of:=SIN(POWER(([.A53]/99);2)*(0.5*PI()))" office:value-type="float" office:value="0.404891011160991">
            <text:p>0,4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table:formula="of:=POWER(([.A54]/99);3)" office:value-type="float" office:value="0.144912032270465">
            <text:p>0,14</text:p>
          </table:table-cell>
          <table:table-cell table:formula="of:=[.A54]/99" office:value-type="float" office:value="0.525252525252525">
            <text:p>0,53</text:p>
          </table:table-cell>
          <table:table-cell table:formula="of:=1-POWER(([.A54]/99);3)" office:value-type="float" office:value="0.855087967729535">
            <text:p>0,86</text:p>
          </table:table-cell>
          <table:table-cell table:formula="of:=SIN(POWER(([.A54]/99);2)*(0.5*PI()))" office:value-type="float" office:value="0.419929226995875">
            <text:p>0,42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table:formula="of:=POWER(([.A55]/99);3)" office:value-type="float" office:value="0.153434147618415">
            <text:p>0,15</text:p>
          </table:table-cell>
          <table:table-cell table:formula="of:=[.A55]/99" office:value-type="float" office:value="0.535353535353535">
            <text:p>0,54</text:p>
          </table:table-cell>
          <table:table-cell table:formula="of:=1-POWER(([.A55]/99);3)" office:value-type="float" office:value="0.846565852381585">
            <text:p>0,85</text:p>
          </table:table-cell>
          <table:table-cell table:formula="of:=SIN(POWER(([.A55]/99);2)*(0.5*PI()))" office:value-type="float" office:value="0.435141635454603">
            <text:p>0,44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table:formula="of:=POWER(([.A56]/99);3)" office:value-type="float" office:value="0.162283996994741">
            <text:p>0,16</text:p>
          </table:table-cell>
          <table:table-cell table:formula="of:=[.A56]/99" office:value-type="float" office:value="0.545454545454545">
            <text:p>0,55</text:p>
          </table:table-cell>
          <table:table-cell table:formula="of:=1-POWER(([.A56]/99);3)" office:value-type="float" office:value="0.837716003005259">
            <text:p>0,84</text:p>
          </table:table-cell>
          <table:table-cell table:formula="of:=SIN(POWER(([.A56]/99);2)*(0.5*PI()))" office:value-type="float" office:value="0.450517008290827">
            <text:p>0,45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table:formula="of:=POWER(([.A57]/99);3)" office:value-type="float" office:value="0.171467764060357">
            <text:p>0,17</text:p>
          </table:table-cell>
          <table:table-cell table:formula="of:=[.A57]/99" office:value-type="float" office:value="0.555555555555556">
            <text:p>0,56</text:p>
          </table:table-cell>
          <table:table-cell table:formula="of:=1-POWER(([.A57]/99);3)" office:value-type="float" office:value="0.828532235939643">
            <text:p>0,83</text:p>
          </table:table-cell>
          <table:table-cell table:formula="of:=SIN(POWER(([.A57]/99);2)*(0.5*PI()))" office:value-type="float" office:value="0.466043519702539">
            <text:p>0,47</text:p>
          </table:table-cell>
          <table:table-cell/>
        </table:table-row>
        <table:table-row table:style-name="ro2">
          <table:table-cell office:value-type="float" office:value="56">
            <text:p>56</text:p>
          </table:table-cell>
          <table:table-cell table:formula="of:=POWER(([.A58]/99);3)" office:value-type="float" office:value="0.180991632476175">
            <text:p>0,18</text:p>
          </table:table-cell>
          <table:table-cell table:formula="of:=[.A58]/99" office:value-type="float" office:value="0.565656565656566">
            <text:p>0,57</text:p>
          </table:table-cell>
          <table:table-cell table:formula="of:=1-POWER(([.A58]/99);3)" office:value-type="float" office:value="0.819008367523825">
            <text:p>0,82</text:p>
          </table:table-cell>
          <table:table-cell table:formula="of:=SIN(POWER(([.A58]/99);2)*(0.5*PI()))" office:value-type="float" office:value="0.481708731137737">
            <text:p>0,48</text:p>
          </table:table-cell>
          <table:table-cell/>
        </table:table-row>
        <table:table-row table:style-name="ro2">
          <table:table-cell office:value-type="float" office:value="57">
            <text:p>57</text:p>
          </table:table-cell>
          <table:table-cell table:formula="of:=POWER(([.A59]/99);3)" office:value-type="float" office:value="0.190861785903108">
            <text:p>0,19</text:p>
          </table:table-cell>
          <table:table-cell table:formula="of:=[.A59]/99" office:value-type="float" office:value="0.575757575757576">
            <text:p>0,58</text:p>
          </table:table-cell>
          <table:table-cell table:formula="of:=1-POWER(([.A59]/99);3)" office:value-type="float" office:value="0.809138214096892">
            <text:p>0,81</text:p>
          </table:table-cell>
          <table:table-cell table:formula="of:=SIN(POWER(([.A59]/99);2)*(0.5*PI()))" office:value-type="float" office:value="0.497499576657085">
            <text:p>0,5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table:formula="of:=POWER(([.A60]/99);3)" office:value-type="float" office:value="0.201084408002069">
            <text:p>0,2</text:p>
          </table:table-cell>
          <table:table-cell table:formula="of:=[.A60]/99" office:value-type="float" office:value="0.585858585858586">
            <text:p>0,59</text:p>
          </table:table-cell>
          <table:table-cell table:formula="of:=1-POWER(([.A60]/99);3)" office:value-type="float" office:value="0.79891559199793">
            <text:p>0,8</text:p>
          </table:table-cell>
          <table:table-cell table:formula="of:=SIN(POWER(([.A60]/99);2)*(0.5*PI()))" office:value-type="float" office:value="0.513402348926915">
            <text:p>0,51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 table:formula="of:=POWER(([.A61]/99);3)" office:value-type="float" office:value="0.211665682433971">
            <text:p>0,21</text:p>
          </table:table-cell>
          <table:table-cell table:formula="of:=[.A61]/99" office:value-type="float" office:value="0.595959595959596">
            <text:p>0,6</text:p>
          </table:table-cell>
          <table:table-cell table:formula="of:=1-POWER(([.A61]/99);3)" office:value-type="float" office:value="0.788334317566029">
            <text:p>0,79</text:p>
          </table:table-cell>
          <table:table-cell table:formula="of:=SIN(POWER(([.A61]/99);2)*(0.5*PI()))" office:value-type="float" office:value="0.529402685919026">
            <text:p>0,53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table:formula="of:=POWER(([.A62]/99);3)" office:value-type="float" office:value="0.222611792859727">
            <text:p>0,22</text:p>
          </table:table-cell>
          <table:table-cell table:formula="of:=[.A62]/99" office:value-type="float" office:value="0.606060606060606">
            <text:p>0,61</text:p>
          </table:table-cell>
          <table:table-cell table:formula="of:=1-POWER(([.A62]/99);3)" office:value-type="float" office:value="0.777388207140273">
            <text:p>0,78</text:p>
          </table:table-cell>
          <table:table-cell table:formula="of:=SIN(POWER(([.A62]/99);2)*(0.5*PI()))" office:value-type="float" office:value="0.545485558396833">
            <text:p>0,55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table:formula="of:=POWER(([.A63]/99);3)" office:value-type="float" office:value="0.233928922940248">
            <text:p>0,23</text:p>
          </table:table-cell>
          <table:table-cell table:formula="of:=[.A63]/99" office:value-type="float" office:value="0.616161616161616">
            <text:p>0,62</text:p>
          </table:table-cell>
          <table:table-cell table:formula="of:=1-POWER(([.A63]/99);3)" office:value-type="float" office:value="0.766071077059752">
            <text:p>0,77</text:p>
          </table:table-cell>
          <table:table-cell table:formula="of:=SIN(POWER(([.A63]/99);2)*(0.5*PI()))" office:value-type="float" office:value="0.561635258270485">
            <text:p>0,56</text:p>
          </table:table-cell>
          <table:table-cell/>
        </table:table-row>
        <table:table-row table:style-name="ro2">
          <table:table-cell office:value-type="float" office:value="62">
            <text:p>62</text:p>
          </table:table-cell>
          <table:table-cell table:formula="of:=POWER(([.A64]/99);3)" office:value-type="float" office:value="0.245623256336449">
            <text:p>0,25</text:p>
          </table:table-cell>
          <table:table-cell table:formula="of:=[.A64]/99" office:value-type="float" office:value="0.626262626262626">
            <text:p>0,63</text:p>
          </table:table-cell>
          <table:table-cell table:formula="of:=1-POWER(([.A64]/99);3)" office:value-type="float" office:value="0.754376743663551">
            <text:p>0,75</text:p>
          </table:table-cell>
          <table:table-cell table:formula="of:=SIN(POWER(([.A64]/99);2)*(0.5*PI()))" office:value-type="float" office:value="0.577835387906619">
            <text:p>0,58</text:p>
          </table:table-cell>
          <table:table-cell/>
        </table:table-row>
        <table:table-row table:style-name="ro2">
          <table:table-cell office:value-type="float" office:value="63">
            <text:p>63</text:p>
          </table:table-cell>
          <table:table-cell table:formula="of:=POWER(([.A65]/99);3)" office:value-type="float" office:value="0.257700976709241">
            <text:p>0,26</text:p>
          </table:table-cell>
          <table:table-cell table:formula="of:=[.A65]/99" office:value-type="float" office:value="0.636363636363636">
            <text:p>0,64</text:p>
          </table:table-cell>
          <table:table-cell table:formula="of:=1-POWER(([.A65]/99);3)" office:value-type="float" office:value="0.742299023290759">
            <text:p>0,74</text:p>
          </table:table-cell>
          <table:table-cell table:formula="of:=SIN(POWER(([.A65]/99);2)*(0.5*PI()))" office:value-type="float" office:value="0.594068850481366">
            <text:p>0,59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table:formula="of:=POWER(([.A66]/99);3)" office:value-type="float" office:value="0.270168267719538">
            <text:p>0,27</text:p>
          </table:table-cell>
          <table:table-cell table:formula="of:=[.A66]/99" office:value-type="float" office:value="0.646464646464646">
            <text:p>0,65</text:p>
          </table:table-cell>
          <table:table-cell table:formula="of:=1-POWER(([.A66]/99);3)" office:value-type="float" office:value="0.729831732280462">
            <text:p>0,73</text:p>
          </table:table-cell>
          <table:table-cell table:formula="of:=SIN(POWER(([.A66]/99);2)*(0.5*PI()))" office:value-type="float" office:value="0.61031784146818">
            <text:p>0,61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table:formula="of:=POWER(([.A67]/99);3)" office:value-type="float" office:value="0.283031313028252">
            <text:p>0,28</text:p>
          </table:table-cell>
          <table:table-cell table:formula="of:=[.A67]/99" office:value-type="float" office:value="0.656565656565657">
            <text:p>0,66</text:p>
          </table:table-cell>
          <table:table-cell table:formula="of:=1-POWER(([.A67]/99);3)" office:value-type="float" office:value="0.716968686971748">
            <text:p>0,72</text:p>
          </table:table-cell>
          <table:table-cell table:formula="of:=SIN(POWER(([.A67]/99);2)*(0.5*PI()))" office:value-type="float" office:value="0.626563841354814">
            <text:p>0,63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table:formula="of:=POWER(([.A68]/99);3)" office:value-type="float" office:value="0.296296296296296">
            <text:p>0,3</text:p>
          </table:table-cell>
          <table:table-cell table:formula="of:=[.A68]/99" office:value-type="float" office:value="0.666666666666667">
            <text:p>0,67</text:p>
          </table:table-cell>
          <table:table-cell table:formula="of:=1-POWER(([.A68]/99);3)" office:value-type="float" office:value="0.703703703703704">
            <text:p>0,7</text:p>
          </table:table-cell>
          <table:table-cell table:formula="of:=SIN(POWER(([.A68]/99);2)*(0.5*PI()))" office:value-type="float" office:value="0.642787609686539">
            <text:p>0,64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table:formula="of:=POWER(([.A69]/99);3)" office:value-type="float" office:value="0.309969401184583">
            <text:p>0,31</text:p>
          </table:table-cell>
          <table:table-cell table:formula="of:=[.A69]/99" office:value-type="float" office:value="0.676767676767677">
            <text:p>0,68</text:p>
          </table:table-cell>
          <table:table-cell table:formula="of:=1-POWER(([.A69]/99);3)" office:value-type="float" office:value="0.690030598815417">
            <text:p>0,69</text:p>
          </table:table-cell>
          <table:table-cell table:formula="of:=SIN(POWER(([.A69]/99);2)*(0.5*PI()))" office:value-type="float" office:value="0.658969180535249">
            <text:p>0,66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table:formula="of:=POWER(([.A70]/99);3)" office:value-type="float" office:value="0.324056811354026">
            <text:p>0,32</text:p>
          </table:table-cell>
          <table:table-cell table:formula="of:=[.A70]/99" office:value-type="float" office:value="0.686868686868687">
            <text:p>0,69</text:p>
          </table:table-cell>
          <table:table-cell table:formula="of:=1-POWER(([.A70]/99);3)" office:value-type="float" office:value="0.675943188645974">
            <text:p>0,68</text:p>
          </table:table-cell>
          <table:table-cell table:formula="of:=SIN(POWER(([.A70]/99);2)*(0.5*PI()))" office:value-type="float" office:value="0.675087859496536">
            <text:p>0,68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table:formula="of:=POWER(([.A71]/99);3)" office:value-type="float" office:value="0.338564710465537">
            <text:p>0,34</text:p>
          </table:table-cell>
          <table:table-cell table:formula="of:=[.A71]/99" office:value-type="float" office:value="0.696969696969697">
            <text:p>0,7</text:p>
          </table:table-cell>
          <table:table-cell table:formula="of:=1-POWER(([.A71]/99);3)" office:value-type="float" office:value="0.661435289534463">
            <text:p>0,66</text:p>
          </table:table-cell>
          <table:table-cell table:formula="of:=SIN(POWER(([.A71]/99);2)*(0.5*PI()))" office:value-type="float" office:value="0.691122222319118">
            <text:p>0,69</text:p>
          </table:table-cell>
          <table:table-cell/>
        </table:table-row>
        <table:table-row table:style-name="ro2">
          <table:table-cell office:value-type="float" office:value="70">
            <text:p>70</text:p>
          </table:table-cell>
          <table:table-cell table:formula="of:=POWER(([.A72]/99);3)" office:value-type="float" office:value="0.353499282180029">
            <text:p>0,35</text:p>
          </table:table-cell>
          <table:table-cell table:formula="of:=[.A72]/99" office:value-type="float" office:value="0.707070707070707">
            <text:p>0,71</text:p>
          </table:table-cell>
          <table:table-cell table:formula="of:=1-POWER(([.A72]/99);3)" office:value-type="float" office:value="0.646500717819971">
            <text:p>0,65</text:p>
          </table:table-cell>
          <table:table-cell table:formula="of:=SIN(POWER(([.A72]/99);2)*(0.5*PI()))" office:value-type="float" office:value="0.707050115273025">
            <text:p>0,71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table:formula="of:=POWER(([.A73]/99);3)" office:value-type="float" office:value="0.368866710158415">
            <text:p>0,37</text:p>
          </table:table-cell>
          <table:table-cell table:formula="of:=[.A73]/99" office:value-type="float" office:value="0.717171717171717">
            <text:p>0,72</text:p>
          </table:table-cell>
          <table:table-cell table:formula="of:=1-POWER(([.A73]/99);3)" office:value-type="float" office:value="0.631133289841585">
            <text:p>0,63</text:p>
          </table:table-cell>
          <table:table-cell table:formula="of:=SIN(POWER(([.A73]/99);2)*(0.5*PI()))" office:value-type="float" office:value="0.72284865736488">
            <text:p>0,72</text:p>
          </table:table-cell>
          <table:table-cell/>
        </table:table-row>
        <table:table-row table:style-name="ro2">
          <table:table-cell office:value-type="float" office:value="72">
            <text:p>72</text:p>
          </table:table-cell>
          <table:table-cell table:formula="of:=POWER(([.A74]/99);3)" office:value-type="float" office:value="0.384673178061608">
            <text:p>0,38</text:p>
          </table:table-cell>
          <table:table-cell table:formula="of:=[.A74]/99" office:value-type="float" office:value="0.727272727272727">
            <text:p>0,73</text:p>
          </table:table-cell>
          <table:table-cell table:formula="of:=1-POWER(([.A74]/99);3)" office:value-type="float" office:value="0.615326821938392">
            <text:p>0,62</text:p>
          </table:table-cell>
          <table:table-cell table:formula="of:=SIN(POWER(([.A74]/99);2)*(0.5*PI()))" office:value-type="float" office:value="0.738494244510177">
            <text:p>0,74</text:p>
          </table:table-cell>
          <table:table-cell/>
        </table:table-row>
        <table:table-row table:style-name="ro2">
          <table:table-cell office:value-type="float" office:value="73">
            <text:p>73</text:p>
          </table:table-cell>
          <table:table-cell table:formula="of:=POWER(([.A75]/99);3)" office:value-type="float" office:value="0.40092486955052">
            <text:p>0,4</text:p>
          </table:table-cell>
          <table:table-cell table:formula="of:=[.A75]/99" office:value-type="float" office:value="0.737373737373737">
            <text:p>0,74</text:p>
          </table:table-cell>
          <table:table-cell table:formula="of:=1-POWER(([.A75]/99);3)" office:value-type="float" office:value="0.59907513044948">
            <text:p>0,6</text:p>
          </table:table-cell>
          <table:table-cell table:formula="of:=SIN(POWER(([.A75]/99);2)*(0.5*PI()))" office:value-type="float" office:value="0.753962555773856">
            <text:p>0,75</text:p>
          </table:table-cell>
          <table:table-cell/>
        </table:table-row>
        <table:table-row table:style-name="ro2">
          <table:table-cell office:value-type="float" office:value="74">
            <text:p>74</text:p>
          </table:table-cell>
          <table:table-cell table:formula="of:=POWER(([.A76]/99);3)" office:value-type="float" office:value="0.417627968286064">
            <text:p>0,42</text:p>
          </table:table-cell>
          <table:table-cell table:formula="of:=[.A76]/99" office:value-type="float" office:value="0.747474747474748">
            <text:p>0,75</text:p>
          </table:table-cell>
          <table:table-cell table:formula="of:=1-POWER(([.A76]/99);3)" office:value-type="float" office:value="0.582372031713936">
            <text:p>0,58</text:p>
          </table:table-cell>
          <table:table-cell table:formula="of:=SIN(POWER(([.A76]/99);2)*(0.5*PI()))" office:value-type="float" office:value="0.769228561791517">
            <text:p>0,77</text:p>
          </table:table-cell>
          <table:table-cell/>
        </table:table-row>
        <table:table-row table:style-name="ro2">
          <table:table-cell office:value-type="float" office:value="75">
            <text:p>75</text:p>
          </table:table-cell>
          <table:table-cell table:formula="of:=POWER(([.A77]/99);3)" office:value-type="float" office:value="0.434788657929154">
            <text:p>0,43</text:p>
          </table:table-cell>
          <table:table-cell table:formula="of:=[.A77]/99" office:value-type="float" office:value="0.757575757575758">
            <text:p>0,76</text:p>
          </table:table-cell>
          <table:table-cell table:formula="of:=1-POWER(([.A77]/99);3)" office:value-type="float" office:value="0.565211342070846">
            <text:p>0,57</text:p>
          </table:table-cell>
          <table:table-cell table:formula="of:=SIN(POWER(([.A77]/99);2)*(0.5*PI()))" office:value-type="float" office:value="0.784266535484392">
            <text:p>0,78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table:formula="of:=POWER(([.A78]/99);3)" office:value-type="float" office:value="0.452413122140701">
            <text:p>0,45</text:p>
          </table:table-cell>
          <table:table-cell table:formula="of:=[.A78]/99" office:value-type="float" office:value="0.767676767676768">
            <text:p>0,77</text:p>
          </table:table-cell>
          <table:table-cell table:formula="of:=1-POWER(([.A78]/99);3)" office:value-type="float" office:value="0.547586877859299">
            <text:p>0,55</text:p>
          </table:table-cell>
          <table:table-cell table:formula="of:=SIN(POWER(([.A78]/99);2)*(0.5*PI()))" office:value-type="float" office:value="0.799050065181564">
            <text:p>0,8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table:formula="of:=POWER(([.A79]/99);3)" office:value-type="float" office:value="0.470507544581619">
            <text:p>0,47</text:p>
          </table:table-cell>
          <table:table-cell table:formula="of:=[.A79]/99" office:value-type="float" office:value="0.777777777777778">
            <text:p>0,78</text:p>
          </table:table-cell>
          <table:table-cell table:formula="of:=1-POWER(([.A79]/99);3)" office:value-type="float" office:value="0.529492455418381">
            <text:p>0,53</text:p>
          </table:table-cell>
          <table:table-cell table:formula="of:=SIN(POWER(([.A79]/99);2)*(0.5*PI()))" office:value-type="float" office:value="0.813552070262968">
            <text:p>0,81</text:p>
          </table:table-cell>
          <table:table-cell/>
        </table:table-row>
        <table:table-row table:style-name="ro2">
          <table:table-cell office:value-type="float" office:value="78">
            <text:p>78</text:p>
          </table:table-cell>
          <table:table-cell table:formula="of:=POWER(([.A80]/99);3)" office:value-type="float" office:value="0.48907810891282">
            <text:p>0,49</text:p>
          </table:table-cell>
          <table:table-cell table:formula="of:=[.A80]/99" office:value-type="float" office:value="0.787878787878788">
            <text:p>0,79</text:p>
          </table:table-cell>
          <table:table-cell table:formula="of:=1-POWER(([.A80]/99);3)" office:value-type="float" office:value="0.51092189108718">
            <text:p>0,51</text:p>
          </table:table-cell>
          <table:table-cell table:formula="of:=SIN(POWER(([.A80]/99);2)*(0.5*PI()))" office:value-type="float" office:value="0.827744819436312">
            <text:p>0,83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table:formula="of:=POWER(([.A81]/99);3)" office:value-type="float" office:value="0.508130998795217">
            <text:p>0,51</text:p>
          </table:table-cell>
          <table:table-cell table:formula="of:=[.A81]/99" office:value-type="float" office:value="0.797979797979798">
            <text:p>0,8</text:p>
          </table:table-cell>
          <table:table-cell table:formula="of:=1-POWER(([.A81]/99);3)" office:value-type="float" office:value="0.491869001204783">
            <text:p>0,49</text:p>
          </table:table-cell>
          <table:table-cell table:formula="of:=SIN(POWER(([.A81]/99);2)*(0.5*PI()))" office:value-type="float" office:value="0.841599951760261">
            <text:p>0,84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table:formula="of:=POWER(([.A82]/99);3)" office:value-type="float" office:value="0.527672397889723">
            <text:p>0,53</text:p>
          </table:table-cell>
          <table:table-cell table:formula="of:=[.A82]/99" office:value-type="float" office:value="0.808080808080808">
            <text:p>0,81</text:p>
          </table:table-cell>
          <table:table-cell table:formula="of:=1-POWER(([.A82]/99);3)" office:value-type="float" office:value="0.472327602110277">
            <text:p>0,47</text:p>
          </table:table-cell>
          <table:table-cell table:formula="of:=SIN(POWER(([.A82]/99);2)*(0.5*PI()))" office:value-type="float" office:value="0.855088500524884">
            <text:p>0,86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table:formula="of:=POWER(([.A83]/99);3)" office:value-type="float" office:value="0.54770848985725">
            <text:p>0,55</text:p>
          </table:table-cell>
          <table:table-cell table:formula="of:=[.A83]/99" office:value-type="float" office:value="0.818181818181818">
            <text:p>0,82</text:p>
          </table:table-cell>
          <table:table-cell table:formula="of:=1-POWER(([.A83]/99);3)" office:value-type="float" office:value="0.45229151014275">
            <text:p>0,45</text:p>
          </table:table-cell>
          <table:table-cell table:formula="of:=SIN(POWER(([.A83]/99);2)*(0.5*PI()))" office:value-type="float" office:value="0.868180920098644">
            <text:p>0,87</text:p>
          </table:table-cell>
          <table:table-cell/>
        </table:table-row>
        <table:table-row table:style-name="ro2">
          <table:table-cell office:value-type="float" office:value="82">
            <text:p>82</text:p>
          </table:table-cell>
          <table:table-cell table:formula="of:=POWER(([.A84]/99);3)" office:value-type="float" office:value="0.568245458358712">
            <text:p>0,57</text:p>
          </table:table-cell>
          <table:table-cell table:formula="of:=[.A84]/99" office:value-type="float" office:value="0.828282828282828">
            <text:p>0,83</text:p>
          </table:table-cell>
          <table:table-cell table:formula="of:=1-POWER(([.A84]/99);3)" office:value-type="float" office:value="0.431754541641288">
            <text:p>0,43</text:p>
          </table:table-cell>
          <table:table-cell table:formula="of:=SIN(POWER(([.A84]/99);2)*(0.5*PI()))" office:value-type="float" office:value="0.880847115848821">
            <text:p>0,88</text:p>
          </table:table-cell>
          <table:table-cell/>
        </table:table-row>
        <table:table-row table:style-name="ro2">
          <table:table-cell office:value-type="float" office:value="83">
            <text:p>83</text:p>
          </table:table-cell>
          <table:table-cell table:formula="of:=POWER(([.A85]/99);3)" office:value-type="float" office:value="0.589289487055021">
            <text:p>0,59</text:p>
          </table:table-cell>
          <table:table-cell table:formula="of:=[.A85]/99" office:value-type="float" office:value="0.838383838383838">
            <text:p>0,84</text:p>
          </table:table-cell>
          <table:table-cell table:formula="of:=1-POWER(([.A85]/99);3)" office:value-type="float" office:value="0.410710512944979">
            <text:p>0,41</text:p>
          </table:table-cell>
          <table:table-cell table:formula="of:=SIN(POWER(([.A85]/99);2)*(0.5*PI()))" office:value-type="float" office:value="0.893056477239414">
            <text:p>0,89</text:p>
          </table:table-cell>
          <table:table-cell/>
        </table:table-row>
        <table:table-row table:style-name="ro2">
          <table:table-cell office:value-type="float" office:value="84">
            <text:p>84</text:p>
          </table:table-cell>
          <table:table-cell table:formula="of:=POWER(([.A86]/99);3)" office:value-type="float" office:value="0.61084675960709">
            <text:p>0,61</text:p>
          </table:table-cell>
          <table:table-cell table:formula="of:=[.A86]/99" office:value-type="float" office:value="0.848484848484848">
            <text:p>0,85</text:p>
          </table:table-cell>
          <table:table-cell table:formula="of:=1-POWER(([.A86]/99);3)" office:value-type="float" office:value="0.38915324039291">
            <text:p>0,39</text:p>
          </table:table-cell>
          <table:table-cell table:formula="of:=SIN(POWER(([.A86]/99);2)*(0.5*PI()))" office:value-type="float" office:value="0.904777914207053">
            <text:p>0,9</text:p>
          </table:table-cell>
          <table:table-cell/>
        </table:table-row>
        <table:table-row table:style-name="ro2">
          <table:table-cell office:value-type="float" office:value="85">
            <text:p>85</text:p>
          </table:table-cell>
          <table:table-cell table:formula="of:=POWER(([.A87]/99);3)" office:value-type="float" office:value="0.632923459675832">
            <text:p>0,63</text:p>
          </table:table-cell>
          <table:table-cell table:formula="of:=[.A87]/99" office:value-type="float" office:value="0.858585858585859">
            <text:p>0,86</text:p>
          </table:table-cell>
          <table:table-cell table:formula="of:=1-POWER(([.A87]/99);3)" office:value-type="float" office:value="0.367076540324168">
            <text:p>0,37</text:p>
          </table:table-cell>
          <table:table-cell table:formula="of:=SIN(POWER(([.A87]/99);2)*(0.5*PI()))" office:value-type="float" office:value="0.915979896911352">
            <text:p>0,92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table:formula="of:=POWER(([.A88]/99);3)" office:value-type="float" office:value="0.655525770922159">
            <text:p>0,66</text:p>
          </table:table-cell>
          <table:table-cell table:formula="of:=[.A88]/99" office:value-type="float" office:value="0.868686868686869">
            <text:p>0,87</text:p>
          </table:table-cell>
          <table:table-cell table:formula="of:=1-POWER(([.A88]/99);3)" office:value-type="float" office:value="0.344474229077841">
            <text:p>0,34</text:p>
          </table:table-cell>
          <table:table-cell table:formula="of:=SIN(POWER(([.A88]/99);2)*(0.5*PI()))" office:value-type="float" office:value="0.926630498951339">
            <text:p>0,93</text:p>
          </table:table-cell>
          <table:table-cell/>
        </table:table-row>
        <table:table-row table:style-name="ro2">
          <table:table-cell office:value-type="float" office:value="87">
            <text:p>87</text:p>
          </table:table-cell>
          <table:table-cell table:formula="of:=POWER(([.A89]/99);3)" office:value-type="float" office:value="0.678659877006984">
            <text:p>0,68</text:p>
          </table:table-cell>
          <table:table-cell table:formula="of:=[.A89]/99" office:value-type="float" office:value="0.878787878787879">
            <text:p>0,88</text:p>
          </table:table-cell>
          <table:table-cell table:formula="of:=1-POWER(([.A89]/99);3)" office:value-type="float" office:value="0.321340122993016">
            <text:p>0,32</text:p>
          </table:table-cell>
          <table:table-cell table:formula="of:=SIN(POWER(([.A89]/99);2)*(0.5*PI()))" office:value-type="float" office:value="0.936697444134119">
            <text:p>0,94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table:formula="of:=POWER(([.A90]/99);3)" office:value-type="float" office:value="0.702331961591221">
            <text:p>0,7</text:p>
          </table:table-cell>
          <table:table-cell table:formula="of:=[.A90]/99" office:value-type="float" office:value="0.888888888888889">
            <text:p>0,89</text:p>
          </table:table-cell>
          <table:table-cell table:formula="of:=1-POWER(([.A90]/99);3)" office:value-type="float" office:value="0.297668038408779">
            <text:p>0,3</text:p>
          </table:table-cell>
          <table:table-cell table:formula="of:=SIN(POWER(([.A90]/99);2)*(0.5*PI()))" office:value-type="float" office:value="0.94614815687575">
            <text:p>0,95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table:formula="of:=POWER(([.A91]/99);3)" office:value-type="float" office:value="0.726548208335781">
            <text:p>0,73</text:p>
          </table:table-cell>
          <table:table-cell table:formula="of:=[.A91]/99" office:value-type="float" office:value="0.898989898989899">
            <text:p>0,9</text:p>
          </table:table-cell>
          <table:table-cell table:formula="of:=1-POWER(([.A91]/99);3)" office:value-type="float" office:value="0.273451791664219">
            <text:p>0,27</text:p>
          </table:table-cell>
          <table:table-cell table:formula="of:=SIN(POWER(([.A91]/99);2)*(0.5*PI()))" office:value-type="float" office:value="0.954949816307316">
            <text:p>0,95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 table:formula="of:=POWER(([.A92]/99);3)" office:value-type="float" office:value="0.751314800901578">
            <text:p>0,75</text:p>
          </table:table-cell>
          <table:table-cell table:formula="of:=[.A92]/99" office:value-type="float" office:value="0.909090909090909">
            <text:p>0,91</text:p>
          </table:table-cell>
          <table:table-cell table:formula="of:=1-POWER(([.A92]/99);3)" office:value-type="float" office:value="0.248685199098422">
            <text:p>0,25</text:p>
          </table:table-cell>
          <table:table-cell table:formula="of:=SIN(POWER(([.A92]/99);2)*(0.5*PI()))" office:value-type="float" office:value="0.963069414151446">
            <text:p>0,96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table:formula="of:=POWER(([.A93]/99);3)" office:value-type="float" office:value="0.776637922949524">
            <text:p>0,78</text:p>
          </table:table-cell>
          <table:table-cell table:formula="of:=[.A93]/99" office:value-type="float" office:value="0.919191919191919">
            <text:p>0,92</text:p>
          </table:table-cell>
          <table:table-cell table:formula="of:=1-POWER(([.A93]/99);3)" office:value-type="float" office:value="0.223362077050476">
            <text:p>0,22</text:p>
          </table:table-cell>
          <table:table-cell table:formula="of:=SIN(POWER(([.A93]/99);2)*(0.5*PI()))" office:value-type="float" office:value="0.970473816425995">
            <text:p>0,97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table:formula="of:=POWER(([.A94]/99);3)" office:value-type="float" office:value="0.802523758140532">
            <text:p>0,8</text:p>
          </table:table-cell>
          <table:table-cell table:formula="of:=[.A94]/99" office:value-type="float" office:value="0.929292929292929">
            <text:p>0,93</text:p>
          </table:table-cell>
          <table:table-cell table:formula="of:=1-POWER(([.A94]/99);3)" office:value-type="float" office:value="0.197476241859468">
            <text:p>0,2</text:p>
          </table:table-cell>
          <table:table-cell table:formula="of:=SIN(POWER(([.A94]/99);2)*(0.5*PI()))" office:value-type="float" office:value="0.977129829022132">
            <text:p>0,98</text:p>
          </table:table-cell>
          <table:table-cell/>
        </table:table-row>
        <table:table-row table:style-name="ro2">
          <table:table-cell office:value-type="float" office:value="93">
            <text:p>93</text:p>
          </table:table-cell>
          <table:table-cell table:formula="of:=POWER(([.A95]/99);3)" office:value-type="float" office:value="0.828978490135515">
            <text:p>0,83</text:p>
          </table:table-cell>
          <table:table-cell table:formula="of:=[.A95]/99" office:value-type="float" office:value="0.939393939393939">
            <text:p>0,94</text:p>
          </table:table-cell>
          <table:table-cell table:formula="of:=1-POWER(([.A95]/99);3)" office:value-type="float" office:value="0.171021509864485">
            <text:p>0,17</text:p>
          </table:table-cell>
          <table:table-cell table:formula="of:=SIN(POWER(([.A95]/99);2)*(0.5*PI()))" office:value-type="float" office:value="0.98300426719389">
            <text:p>0,98</text:p>
          </table:table-cell>
          <table:table-cell/>
        </table:table-row>
        <table:table-row table:style-name="ro2">
          <table:table-cell office:value-type="float" office:value="94">
            <text:p>94</text:p>
          </table:table-cell>
          <table:table-cell table:formula="of:=POWER(([.A96]/99);3)" office:value-type="float" office:value="0.856008302595386">
            <text:p>0,86</text:p>
          </table:table-cell>
          <table:table-cell table:formula="of:=[.A96]/99" office:value-type="float" office:value="0.94949494949495">
            <text:p>0,95</text:p>
          </table:table-cell>
          <table:table-cell table:formula="of:=1-POWER(([.A96]/99);3)" office:value-type="float" office:value="0.143991697404614">
            <text:p>0,14</text:p>
          </table:table-cell>
          <table:table-cell table:formula="of:=SIN(POWER(([.A96]/99);2)*(0.5*PI()))" office:value-type="float" office:value="0.988064028984997">
            <text:p>0,99</text:p>
          </table:table-cell>
          <table:table-cell/>
        </table:table-row>
        <table:table-row table:style-name="ro2">
          <table:table-cell office:value-type="float" office:value="95">
            <text:p>95</text:p>
          </table:table-cell>
          <table:table-cell table:formula="of:=POWER(([.A97]/99);3)" office:value-type="float" office:value="0.883619379181056">
            <text:p>0,88</text:p>
          </table:table-cell>
          <table:table-cell table:formula="of:=[.A97]/99" office:value-type="float" office:value="0.95959595959596">
            <text:p>0,96</text:p>
          </table:table-cell>
          <table:table-cell table:formula="of:=1-POWER(([.A97]/99);3)" office:value-type="float" office:value="0.116380620818944">
            <text:p>0,12</text:p>
          </table:table-cell>
          <table:table-cell table:formula="of:=SIN(POWER(([.A97]/99);2)*(0.5*PI()))" office:value-type="float" office:value="0.992276172606773">
            <text:p>0,99</text:p>
          </table:table-cell>
          <table:table-cell/>
        </table:table-row>
        <table:table-row table:style-name="ro2">
          <table:table-cell office:value-type="float" office:value="96">
            <text:p>96</text:p>
          </table:table-cell>
          <table:table-cell table:formula="of:=POWER(([.A98]/99);3)" office:value-type="float" office:value="0.911817903553441">
            <text:p>0,91</text:p>
          </table:table-cell>
          <table:table-cell table:formula="of:=[.A98]/99" office:value-type="float" office:value="0.96969696969697">
            <text:p>0,97</text:p>
          </table:table-cell>
          <table:table-cell table:formula="of:=1-POWER(([.A98]/99);3)" office:value-type="float" office:value="0.0881820964465592">
            <text:p>0,09</text:p>
          </table:table-cell>
          <table:table-cell table:formula="of:=SIN(POWER(([.A98]/99);2)*(0.5*PI()))" office:value-type="float" office:value="0.995607997767872">
            <text:p>1</text:p>
          </table:table-cell>
          <table:table-cell/>
        </table:table-row>
        <table:table-row table:style-name="ro2">
          <table:table-cell office:value-type="float" office:value="97">
            <text:p>97</text:p>
          </table:table-cell>
          <table:table-cell table:formula="of:=POWER(([.A99]/99);3)" office:value-type="float" office:value="0.940610059373451">
            <text:p>0,94</text:p>
          </table:table-cell>
          <table:table-cell table:formula="of:=[.A99]/99" office:value-type="float" office:value="0.97979797979798">
            <text:p>0,98</text:p>
          </table:table-cell>
          <table:table-cell table:formula="of:=1-POWER(([.A99]/99);3)" office:value-type="float" office:value="0.0593899406265492">
            <text:p>0,06</text:p>
          </table:table-cell>
          <table:table-cell table:formula="of:=SIN(POWER(([.A99]/99);2)*(0.5*PI()))" office:value-type="float" office:value="0.998027130942678">
            <text:p>1</text:p>
          </table:table-cell>
          <table:table-cell/>
        </table:table-row>
        <table:table-row table:style-name="ro2">
          <table:table-cell office:value-type="float" office:value="98">
            <text:p>98</text:p>
          </table:table-cell>
          <table:table-cell table:formula="of:=POWER(([.A100]/99);3)" office:value-type="float" office:value="0.970002030302">
            <text:p>0,97</text:p>
          </table:table-cell>
          <table:table-cell table:formula="of:=[.A100]/99" office:value-type="float" office:value="0.98989898989899">
            <text:p>0,99</text:p>
          </table:table-cell>
          <table:table-cell table:formula="of:=1-POWER(([.A100]/99);3)" office:value-type="float" office:value="0.0299979696980002">
            <text:p>0,03</text:p>
          </table:table-cell>
          <table:table-cell table:formula="of:=SIN(POWER(([.A100]/99);2)*(0.5*PI()))" office:value-type="float" office:value="0.999501614550269">
            <text:p>1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table:formula="of:=POWER(([.A101]/99);3)" office:value-type="float" office:value="1">
            <text:p>1</text:p>
          </table:table-cell>
          <table:table-cell table:formula="of:=[.A101]/99" office:value-type="float" office:value="1">
            <text:p>1</text:p>
          </table:table-cell>
          <table:table-cell table:formula="of:=1-POWER(([.A101]/99);3)" office:value-type="float" office:value="0">
            <text:p>0</text:p>
          </table:table-cell>
          <table:table-cell table:formula="of:=SIN(POWER(([.A101]/99);2)*(0.5*PI()))" office:value-type="float" office:value="1">
            <text:p>1</text:p>
          </table:table-cell>
          <table:table-cell/>
        </table:table-row>
      </table:table>
      <table:table table:name="Sheet5" table:style-name="ta1" table:print="false">
        <table:table-column table:style-name="co5" table:number-columns-repeated="3" table:default-cell-style-name="ce1"/>
        <table:table-column table:style-name="co5" table:default-cell-style-name="Default"/>
        <table:table-row table:style-name="ro2">
          <table:table-cell table:style-name="Default" office:value-type="string">
            <text:p>a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c</text:p>
          </table:table-cell>
          <table:table-cell>
            <draw:frame table:end-cell-address="Sheet5.N17" table:end-x="0.683cm" table:end-y="0.217cm" draw:z-index="0" draw:style-name="gr1" svg:width="22.511cm" svg:height="6.999cm" svg:x="0.753cm" svg:y="0.247cm">
              <draw:object draw:notify-on-update-of-ranges="Sheet5.A1:Sheet5.A1 Sheet5.A2:Sheet5.A101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2">
          <table:table-cell office:value-type="float" office:value="0.9552212681868">
            <text:p>0,9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9582568724086">
            <text:p>1</text:p>
          </table:table-cell>
          <table:table-cell table:style-name="ce2" office:value-type="float" office:value="0.0000010306101521284">
            <text:p>1,03E-006</text:p>
          </table:table-cell>
          <table:table-cell office:value-type="float" office:value="0.00010203040488368">
            <text:p>0</text:p>
          </table:table-cell>
          <table:table-cell/>
        </table:table-row>
        <table:table-row table:style-name="ro2">
          <table:table-cell office:value-type="float" office:value="0.99495979937236">
            <text:p>0,99</text:p>
          </table:table-cell>
          <table:table-cell table:style-name="ce2" office:value-type="float" office:value="0.0000082448812170269">
            <text:p>8,24E-006</text:p>
          </table:table-cell>
          <table:table-cell office:value-type="float" office:value="0.00040812160891315">
            <text:p>0</text:p>
          </table:table-cell>
          <table:table-cell/>
        </table:table-row>
        <table:table-row table:style-name="ro2">
          <table:table-cell office:value-type="float" office:value="0.80604601375635">
            <text:p>0,81</text:p>
          </table:table-cell>
          <table:table-cell table:style-name="ce2" office:value-type="float" office:value="0.000027826474107466">
            <text:p>2,78E-005</text:p>
          </table:table-cell>
          <table:table-cell office:value-type="float" office:value="0.00091827351649427">
            <text:p>0</text:p>
          </table:table-cell>
          <table:table-cell/>
        </table:table-row>
        <table:table-row table:style-name="ro2">
          <table:table-cell office:value-type="float" office:value="0.79907344297492">
            <text:p>0,8</text:p>
          </table:table-cell>
          <table:table-cell table:style-name="ce2" office:value-type="float" office:value="0.000065959049736215">
            <text:p>6,60E-005</text:p>
          </table:table-cell>
          <table:table-cell office:value-type="float" office:value="0.0016324857558721">
            <text:p>0</text:p>
          </table:table-cell>
          <table:table-cell/>
        </table:table-row>
        <table:table-row table:style-name="ro2">
          <table:table-cell office:value-type="float" office:value="0.99582568724086">
            <text:p>1</text:p>
          </table:table-cell>
          <table:table-cell office:value-type="float" office:value="0.00012882626901605">
            <text:p>0</text:p>
          </table:table-cell>
          <table:table-cell office:value-type="float" office:value="0.002550757360484">
            <text:p>0</text:p>
          </table:table-cell>
          <table:table-cell/>
        </table:table-row>
        <table:table-row table:style-name="ro2">
          <table:table-cell office:value-type="float" office:value="0.49479268798506">
            <text:p>0,49</text:p>
          </table:table-cell>
          <table:table-cell office:value-type="float" office:value="0.00022261179285973">
            <text:p>0</text:p>
          </table:table-cell>
          <table:table-cell office:value-type="float" office:value="0.003673086322856">
            <text:p>0</text:p>
          </table:table-cell>
          <table:table-cell/>
        </table:table-row>
        <table:table-row table:style-name="ro2">
          <table:table-cell office:value-type="float" office:value="0.45572130273494">
            <text:p>0,46</text:p>
          </table:table-cell>
          <table:table-cell office:value-type="float" office:value="0.00035349928218003">
            <text:p>0</text:p>
          </table:table-cell>
          <table:table-cell office:value-type="float" office:value="0.0049994690210436">
            <text:p>0</text:p>
          </table:table-cell>
          <table:table-cell/>
        </table:table-row>
        <table:table-row table:style-name="ro2">
          <table:table-cell office:value-type="float" office:value="0.99582568724086">
            <text:p>1</text:p>
          </table:table-cell>
          <table:table-cell office:value-type="float" office:value="0.00052767239788972">
            <text:p>0</text:p>
          </table:table-cell>
          <table:table-cell office:value-type="float" office:value="0.0065298995176243">
            <text:p>0,01</text:p>
          </table:table-cell>
          <table:table-cell/>
        </table:table-row>
        <table:table-row table:style-name="ro2">
          <table:table-cell office:value-type="float" office:value="0.27751256816259">
            <text:p>0,28</text:p>
          </table:table-cell>
          <table:table-cell office:value-type="float" office:value="0.00075131480090158">
            <text:p>0</text:p>
          </table:table-cell>
          <table:table-cell office:value-type="float" office:value="0.0082643687312503">
            <text:p>0,01</text:p>
          </table:table-cell>
          <table:table-cell/>
        </table:table-row>
        <table:table-row table:style-name="ro2">
          <table:table-cell office:value-type="float" office:value="0.99582568724086">
            <text:p>1</text:p>
          </table:table-cell>
          <table:table-cell office:value-type="float" office:value="0.0010306101521284">
            <text:p>0</text:p>
          </table:table-cell>
          <table:table-cell office:value-type="float" office:value="0.010202863480778">
            <text:p>0,01</text:p>
          </table:table-cell>
          <table:table-cell/>
        </table:table-row>
        <table:table-row table:style-name="ro2">
          <table:table-cell office:value-type="float" office:value="0.3425813628175">
            <text:p>0,34</text:p>
          </table:table-cell>
          <table:table-cell office:value-type="float" office:value="0.0013717421124829">
            <text:p>0</text:p>
          </table:table-cell>
          <table:table-cell office:value-type="float" office:value="0.012345365401998">
            <text:p>0,01</text:p>
          </table:table-cell>
          <table:table-cell/>
        </table:table-row>
        <table:table-row table:style-name="ro2">
          <table:table-cell office:value-type="float" office:value="0.10887391018137">
            <text:p>0,11</text:p>
          </table:table-cell>
          <table:table-cell office:value-type="float" office:value="0.0017808943428778">
            <text:p>0</text:p>
          </table:table-cell>
          <table:table-cell office:value-type="float" office:value="0.014691849737004">
            <text:p>0,01</text:p>
          </table:table-cell>
          <table:table-cell/>
        </table:table-row>
        <table:table-row table:style-name="ro2">
          <table:table-cell office:value-type="float" office:value="0.99582568724086">
            <text:p>1</text:p>
          </table:table-cell>
          <table:table-cell office:value-type="float" office:value="0.002264250504226">
            <text:p>0</text:p>
          </table:table-cell>
          <table:table-cell office:value-type="float" office:value="0.017242283996238">
            <text:p>0,02</text:p>
          </table:table-cell>
          <table:table-cell/>
        </table:table-row>
        <table:table-row table:style-name="ro2">
          <table:table-cell office:value-type="float" office:value="0.13729689298361">
            <text:p>0,14</text:p>
          </table:table-cell>
          <table:table-cell office:value-type="float" office:value="0.0028279942574402">
            <text:p>0</text:p>
          </table:table-cell>
          <table:table-cell office:value-type="float" office:value="0.019996626493298">
            <text:p>0,02</text:p>
          </table:table-cell>
          <table:table-cell/>
        </table:table-row>
        <table:table-row table:style-name="ro2">
          <table:table-cell office:value-type="float" office:value="0.99582568724086">
            <text:p>1</text:p>
          </table:table-cell>
          <table:table-cell office:value-type="float" office:value="0.0034783092634332">
            <text:p>0</text:p>
          </table:table-cell>
          <table:table-cell office:value-type="float" office:value="0.022954824752571">
            <text:p>0,02</text:p>
          </table:table-cell>
          <table:table-cell/>
        </table:table-row>
        <table:table-row table:style-name="ro2">
          <table:table-cell office:value-type="float" office:value="0.084630884208237">
            <text:p>0,08</text:p>
          </table:table-cell>
          <table:table-cell office:value-type="float" office:value="0.0042213791831178">
            <text:p>0</text:p>
          </table:table-cell>
          <table:table-cell office:value-type="float" office:value="0.026116813789818">
            <text:p>0,03</text:p>
          </table:table-cell>
          <table:table-cell>
            <draw:frame table:end-cell-address="Sheet5.N34" table:end-x="0.659cm" table:end-y="0.193cm" draw:z-index="1" draw:style-name="gr1" svg:width="22.269cm" svg:height="6.999cm" svg:x="0.971cm" svg:y="0.223cm">
              <draw:object draw:notify-on-update-of-ranges="Sheet5.B1:Sheet5.B1 Sheet5.B2:Sheet5.B101 Sheet5.C1:Sheet5.C1 Sheet5.C2:Sheet5.C101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</table:table-row>
        <table:table-row table:style-name="ro2">
          <table:table-cell office:value-type="float" office:value="0.069698890824747">
            <text:p>0,07</text:p>
          </table:table-cell>
          <table:table-cell office:value-type="float" office:value="0.0050633876774067">
            <text:p>0,01</text:p>
          </table:table-cell>
          <table:table-cell office:value-type="float" office:value="0.02948251426584">
            <text:p>0,03</text:p>
          </table:table-cell>
          <table:table-cell/>
        </table:table-row>
        <table:table-row table:style-name="ro2">
          <table:table-cell office:value-type="float" office:value="0.25930803854205">
            <text:p>0,26</text:p>
          </table:table-cell>
          <table:table-cell office:value-type="float" office:value="0.0060105184072126">
            <text:p>0,01</text:p>
          </table:table-cell>
          <table:table-cell office:value-type="float" office:value="0.033051830513404">
            <text:p>0,03</text:p>
          </table:table-cell>
          <table:table-cell/>
        </table:table-row>
        <table:table-row table:style-name="ro2">
          <table:table-cell office:value-type="float" office:value="0.20791047352622">
            <text:p>0,21</text:p>
          </table:table-cell>
          <table:table-cell office:value-type="float" office:value="0.0070689550334485">
            <text:p>0,01</text:p>
          </table:table-cell>
          <table:table-cell office:value-type="float" office:value="0.036824648437627">
            <text:p>0,04</text:p>
          </table:table-cell>
          <table:table-cell/>
        </table:table-row>
        <table:table-row table:style-name="ro2">
          <table:table-cell office:value-type="float" office:value="0.99582568724086">
            <text:p>1</text:p>
          </table:table-cell>
          <table:table-cell office:value-type="float" office:value="0.0082448812170269">
            <text:p>0,01</text:p>
          </table:table-cell>
          <table:table-cell office:value-type="float" office:value="0.040800833290086">
            <text:p>0,04</text:p>
          </table:table-cell>
          <table:table-cell/>
        </table:table-row>
        <table:table-row table:style-name="ro2">
          <table:table-cell office:value-type="float" office:value="0.055186344870738">
            <text:p>0,06</text:p>
          </table:table-cell>
          <table:table-cell office:value-type="float" office:value="0.0095444806188608">
            <text:p>0,01</text:p>
          </table:table-cell>
          <table:table-cell office:value-type="float" office:value="0.044980227316934">
            <text:p>0,04</text:p>
          </table:table-cell>
          <table:table-cell/>
        </table:table-row>
        <table:table-row table:style-name="ro2">
          <table:table-cell office:value-type="float" office:value="0.037459623304239">
            <text:p>0,04</text:p>
          </table:table-cell>
          <table:table-cell office:value-type="float" office:value="0.010973936899863">
            <text:p>0,01</text:p>
          </table:table-cell>
          <table:table-cell office:value-type="float" office:value="0.049362647281396">
            <text:p>0,05</text:p>
          </table:table-cell>
          <table:table-cell/>
        </table:table-row>
        <table:table-row table:style-name="ro2">
          <table:table-cell office:value-type="float" office:value="0.26734390244897">
            <text:p>0,27</text:p>
          </table:table-cell>
          <table:table-cell office:value-type="float" office:value="0.012539433720946">
            <text:p>0,01</text:p>
          </table:table-cell>
          <table:table-cell office:value-type="float" office:value="0.053947881861045">
            <text:p>0,05</text:p>
          </table:table-cell>
          <table:table-cell/>
        </table:table-row>
        <table:table-row table:style-name="ro2">
          <table:table-cell office:value-type="float" office:value="0.99582568724086">
            <text:p>1</text:p>
          </table:table-cell>
          <table:table-cell office:value-type="float" office:value="0.014247154743023">
            <text:p>0,01</text:p>
          </table:table-cell>
          <table:table-cell office:value-type="float" office:value="0.058735688920347">
            <text:p>0,06</text:p>
          </table:table-cell>
          <table:table-cell/>
        </table:table-row>
        <table:table-row table:style-name="ro2">
          <table:table-cell office:value-type="float" office:value="0.38367150093304">
            <text:p>0,38</text:p>
          </table:table-cell>
          <table:table-cell office:value-type="float" office:value="0.016103283627006">
            <text:p>0,02</text:p>
          </table:table-cell>
          <table:table-cell office:value-type="float" office:value="0.063725792659028">
            <text:p>0,06</text:p>
          </table:table-cell>
          <table:table-cell/>
        </table:table-row>
        <table:table-row table:style-name="ro2">
          <table:table-cell office:value-type="float" office:value="0.35589131320026">
            <text:p>0,36</text:p>
          </table:table-cell>
          <table:table-cell office:value-type="float" office:value="0.018114004033808">
            <text:p>0,02</text:p>
          </table:table-cell>
          <table:table-cell office:value-type="float" office:value="0.068917880636903">
            <text:p>0,07</text:p>
          </table:table-cell>
          <table:table-cell/>
        </table:table-row>
        <table:table-row table:style-name="ro2">
          <table:table-cell office:value-type="float" office:value="0.99582568724086">
            <text:p>1</text:p>
          </table:table-cell>
          <table:table-cell office:value-type="float" office:value="0.020285499624343">
            <text:p>0,02</text:p>
          </table:table-cell>
          <table:table-cell office:value-type="float" office:value="0.074311600675877">
            <text:p>0,07</text:p>
          </table:table-cell>
          <table:table-cell/>
        </table:table-row>
        <table:table-row table:style-name="ro2">
          <table:table-cell office:value-type="float" office:value="0.29853240817201">
            <text:p>0,3</text:p>
          </table:table-cell>
          <table:table-cell office:value-type="float" office:value="0.022623954059522">
            <text:p>0,02</text:p>
          </table:table-cell>
          <table:table-cell office:value-type="float" office:value="0.079906557639962">
            <text:p>0,08</text:p>
          </table:table-cell>
          <table:table-cell/>
        </table:table-row>
        <table:table-row table:style-name="ro2">
          <table:table-cell office:value-type="float" office:value="0.47465810936313">
            <text:p>0,47</text:p>
          </table:table-cell>
          <table:table-cell office:value-type="float" office:value="0.025135551000259">
            <text:p>0,03</text:p>
          </table:table-cell>
          <table:table-cell office:value-type="float" office:value="0.085702310094204">
            <text:p>0,09</text:p>
          </table:table-cell>
          <table:table-cell/>
        </table:table-row>
        <table:table-row table:style-name="ro2">
          <table:table-cell office:value-type="float" office:value="0.99582568724086">
            <text:p>1</text:p>
          </table:table-cell>
          <table:table-cell office:value-type="float" office:value="0.027826474107466">
            <text:p>0,03</text:p>
          </table:table-cell>
          <table:table-cell office:value-type="float" office:value="0.091698366843585">
            <text:p>0,09</text:p>
          </table:table-cell>
          <table:table-cell/>
        </table:table-row>
        <table:table-row table:style-name="ro2">
          <table:table-cell office:value-type="float" office:value="0.30005927342898">
            <text:p>0,3</text:p>
          </table:table-cell>
          <table:table-cell office:value-type="float" office:value="0.030702907042056">
            <text:p>0,03</text:p>
          </table:table-cell>
          <table:table-cell office:value-type="float" office:value="0.097894183353034">
            <text:p>0,1</text:p>
          </table:table-cell>
          <table:table-cell/>
        </table:table-row>
        <table:table-row table:style-name="ro2">
          <table:table-cell office:value-type="float" office:value="0.33975611208693">
            <text:p>0,34</text:p>
          </table:table-cell>
          <table:table-cell office:value-type="float" office:value="0.033771033464942">
            <text:p>0,03</text:p>
          </table:table-cell>
          <table:table-cell office:value-type="float" office:value="0.10428915804985">
            <text:p>0,1</text:p>
          </table:table-cell>
          <table:table-cell/>
        </table:table-row>
        <table:table-row table:style-name="ro2">
          <table:table-cell office:value-type="float" office:value="0.99582568724086">
            <text:p>1</text:p>
          </table:table-cell>
          <table:table-cell office:value-type="float" office:value="0.037037037037037">
            <text:p>0,04</text:p>
          </table:table-cell>
          <table:table-cell office:value-type="float" office:value="0.11088262850995">
            <text:p>0,11</text:p>
          </table:table-cell>
          <table:table-cell/>
        </table:table-row>
        <table:table-row table:style-name="ro2">
          <table:table-cell office:value-type="float" office:value="0.31428021751317">
            <text:p>0,31</text:p>
          </table:table-cell>
          <table:table-cell office:value-type="float" office:value="0.040507101419253">
            <text:p>0,04</text:p>
          </table:table-cell>
          <table:table-cell office:value-type="float" office:value="0.11767386752953">
            <text:p>0,12</text:p>
          </table:table-cell>
          <table:table-cell/>
        </table:table-row>
        <table:table-row table:style-name="ro2">
          <table:table-cell office:value-type="float" office:value="0.99582568724086">
            <text:p>1</text:p>
          </table:table-cell>
          <table:table-cell office:value-type="float" office:value="0.044187410272504">
            <text:p>0,04</text:p>
          </table:table-cell>
          <table:table-cell office:value-type="float" office:value="0.12466207908385">
            <text:p>0,12</text:p>
          </table:table-cell>
          <table:table-cell/>
        </table:table-row>
        <table:table-row table:style-name="ro2">
          <table:table-cell office:value-type="float" office:value="0.8360988710891">
            <text:p>0,84</text:p>
          </table:table-cell>
          <table:table-cell office:value-type="float" office:value="0.048084147257701">
            <text:p>0,05</text:p>
          </table:table-cell>
          <table:table-cell office:value-type="float" office:value="0.13184639417508">
            <text:p>0,13</text:p>
          </table:table-cell>
          <table:table-cell/>
        </table:table-row>
        <table:table-row table:style-name="ro2">
          <table:table-cell office:value-type="float" office:value="0.73356285231957">
            <text:p>0,73</text:p>
          </table:table-cell>
          <table:table-cell office:value-type="float" office:value="0.052203496035758">
            <text:p>0,05</text:p>
          </table:table-cell>
          <table:table-cell office:value-type="float" office:value="0.13922586657122">
            <text:p>0,14</text:p>
          </table:table-cell>
          <table:table-cell/>
        </table:table-row>
        <table:table-row table:style-name="ro2">
          <table:table-cell office:value-type="float" office:value="0.72134883665705">
            <text:p>0,72</text:p>
          </table:table-cell>
          <table:table-cell office:value-type="float" office:value="0.056551640267588">
            <text:p>0,06</text:p>
          </table:table-cell>
          <table:table-cell office:value-type="float" office:value="0.14679946843849">
            <text:p>0,15</text:p>
          </table:table-cell>
          <table:table-cell/>
        </table:table-row>
        <table:table-row table:style-name="ro2">
          <table:table-cell office:value-type="float" office:value="0.99582568724086">
            <text:p>1</text:p>
          </table:table-cell>
          <table:table-cell office:value-type="float" office:value="0.061134763614102">
            <text:p>0,06</text:p>
          </table:table-cell>
          <table:table-cell office:value-type="float" office:value="0.15456608586948">
            <text:p>0,15</text:p>
          </table:table-cell>
          <table:table-cell/>
        </table:table-row>
        <table:table-row table:style-name="ro2">
          <table:table-cell office:value-type="float" office:value="0.62180773091764">
            <text:p>0,62</text:p>
          </table:table-cell>
          <table:table-cell office:value-type="float" office:value="0.065959049736215">
            <text:p>0,07</text:p>
          </table:table-cell>
          <table:table-cell office:value-type="float" office:value="0.1625245143099">
            <text:p>0,16</text:p>
          </table:table-cell>
          <table:table-cell/>
        </table:table-row>
        <table:table-row table:style-name="ro2">
          <table:table-cell office:value-type="float" office:value="0.5955415801167">
            <text:p>0,6</text:p>
          </table:table-cell>
          <table:table-cell office:value-type="float" office:value="0.071030682294839">
            <text:p>0,07</text:p>
          </table:table-cell>
          <table:table-cell office:value-type="float" office:value="0.17067345388673">
            <text:p>0,17</text:p>
          </table:table-cell>
          <table:table-cell/>
        </table:table-row>
        <table:table-row table:style-name="ro2">
          <table:table-cell office:value-type="float" office:value="0.51284231963019">
            <text:p>0,51</text:p>
          </table:table-cell>
          <table:table-cell office:value-type="float" office:value="0.076355844950886">
            <text:p>0,08</text:p>
          </table:table-cell>
          <table:table-cell office:value-type="float" office:value="0.17901150464094">
            <text:p>0,18</text:p>
          </table:table-cell>
          <table:table-cell/>
        </table:table-row>
        <table:table-row table:style-name="ro2">
          <table:table-cell office:value-type="float" office:value="0.39875292075477">
            <text:p>0,4</text:p>
          </table:table-cell>
          <table:table-cell office:value-type="float" office:value="0.08194072136527">
            <text:p>0,08</text:p>
          </table:table-cell>
          <table:table-cell office:value-type="float" office:value="0.18753716166824">
            <text:p>0,19</text:p>
          </table:table-cell>
          <table:table-cell/>
        </table:table-row>
        <table:table-row table:style-name="ro2">
          <table:table-cell office:value-type="float" office:value="0.44862673842397">
            <text:p>0,45</text:p>
          </table:table-cell>
          <table:table-cell office:value-type="float" office:value="0.087791495198903">
            <text:p>0,09</text:p>
          </table:table-cell>
          <table:table-cell office:value-type="float" office:value="0.19624881017125">
            <text:p>0,2</text:p>
          </table:table-cell>
          <table:table-cell/>
        </table:table-row>
        <table:table-row table:style-name="ro2">
          <table:table-cell office:value-type="float" office:value="0.99582568724086">
            <text:p>1</text:p>
          </table:table-cell>
          <table:table-cell office:value-type="float" office:value="0.093914350112697">
            <text:p>0,09</text:p>
          </table:table-cell>
          <table:table-cell office:value-type="float" office:value="0.20514472042732">
            <text:p>0,21</text:p>
          </table:table-cell>
          <table:table-cell/>
        </table:table-row>
        <table:table-row table:style-name="ro2">
          <table:table-cell office:value-type="float" office:value="0.71594256653676">
            <text:p>0,72</text:p>
          </table:table-cell>
          <table:table-cell office:value-type="float" office:value="0.10031546976757">
            <text:p>0,1</text:p>
          </table:table-cell>
          <table:table-cell office:value-type="float" office:value="0.21422304267593">
            <text:p>0,21</text:p>
          </table:table-cell>
          <table:table-cell/>
        </table:table-row>
        <table:table-row table:style-name="ro2">
          <table:table-cell office:value-type="float" office:value="0.99582568724086">
            <text:p>1</text:p>
          </table:table-cell>
          <table:table-cell office:value-type="float" office:value="0.10700103782442">
            <text:p>0,11</text:p>
          </table:table-cell>
          <table:table-cell office:value-type="float" office:value="0.22348180193026">
            <text:p>0,22</text:p>
          </table:table-cell>
          <table:table-cell/>
        </table:table-row>
        <table:table-row table:style-name="ro2">
          <table:table-cell office:value-type="float" office:value="0.8540343233798">
            <text:p>0,85</text:p>
          </table:table-cell>
          <table:table-cell office:value-type="float" office:value="0.11397723794418">
            <text:p>0,11</text:p>
          </table:table-cell>
          <table:table-cell office:value-type="float" office:value="0.23291889271768">
            <text:p>0,23</text:p>
          </table:table-cell>
          <table:table-cell/>
        </table:table-row>
        <table:table-row table:style-name="ro2">
          <table:table-cell office:value-type="float" office:value="0.91663623048104">
            <text:p>0,92</text:p>
          </table:table-cell>
          <table:table-cell office:value-type="float" office:value="0.12125025378775">
            <text:p>0,12</text:p>
          </table:table-cell>
          <table:table-cell office:value-type="float" office:value="0.24253207375425">
            <text:p>0,24</text:p>
          </table:table-cell>
          <table:table-cell/>
        </table:table-row>
        <table:table-row table:style-name="ro2">
          <table:table-cell office:value-type="float" office:value="0.85381957783239">
            <text:p>0,85</text:p>
          </table:table-cell>
          <table:table-cell office:value-type="float" office:value="0.12882626901605">
            <text:p>0,13</text:p>
          </table:table-cell>
          <table:table-cell office:value-type="float" office:value="0.25231896255871">
            <text:p>0,25</text:p>
          </table:table-cell>
          <table:table-cell/>
        </table:table-row>
        <table:table-row table:style-name="ro2">
          <table:table-cell office:value-type="float" office:value="0.99582568724086">
            <text:p>1</text:p>
          </table:table-cell>
          <table:table-cell office:value-type="float" office:value="0.13671146728998">
            <text:p>0,14</text:p>
          </table:table-cell>
          <table:table-cell office:value-type="float" office:value="0.26227703001154">
            <text:p>0,26</text:p>
          </table:table-cell>
          <table:table-cell/>
        </table:table-row>
        <table:table-row table:style-name="ro2">
          <table:table-cell office:value-type="float" office:value="0.78273766587415">
            <text:p>0,78</text:p>
          </table:table-cell>
          <table:table-cell office:value-type="float" office:value="0.14491203227047">
            <text:p>0,14</text:p>
          </table:table-cell>
          <table:table-cell office:value-type="float" office:value="0.27240359486554">
            <text:p>0,27</text:p>
          </table:table-cell>
          <table:table-cell/>
        </table:table-row>
        <table:table-row table:style-name="ro2">
          <table:table-cell office:value-type="float" office:value="0.82364440033382">
            <text:p>0,82</text:p>
          </table:table-cell>
          <table:table-cell office:value-type="float" office:value="0.15343414761841">
            <text:p>0,15</text:p>
          </table:table-cell>
          <table:table-cell office:value-type="float" office:value="0.282695818214">
            <text:p>0,28</text:p>
          </table:table-cell>
          <table:table-cell/>
        </table:table-row>
        <table:table-row table:style-name="ro2">
          <table:table-cell office:value-type="float" office:value="0.80255292280633">
            <text:p>0,8</text:p>
          </table:table-cell>
          <table:table-cell office:value-type="float" office:value="0.16228399699474">
            <text:p>0,16</text:p>
          </table:table-cell>
          <table:table-cell office:value-type="float" office:value="0.29315069792364">
            <text:p>0,29</text:p>
          </table:table-cell>
          <table:table-cell/>
        </table:table-row>
        <table:table-row table:style-name="ro2">
          <table:table-cell office:value-type="float" office:value="0.99582568724086">
            <text:p>1</text:p>
          </table:table-cell>
          <table:table-cell office:value-type="float" office:value="0.17146776406036">
            <text:p>0,17</text:p>
          </table:table-cell>
          <table:table-cell office:value-type="float" office:value="0.30376506303939">
            <text:p>0,3</text:p>
          </table:table-cell>
          <table:table-cell/>
        </table:table-row>
        <table:table-row table:style-name="ro2">
          <table:table-cell office:value-type="float" office:value="0.68670503543314">
            <text:p>0,69</text:p>
          </table:table-cell>
          <table:table-cell office:value-type="float" office:value="0.18099163247617">
            <text:p>0,18</text:p>
          </table:table-cell>
          <table:table-cell office:value-type="float" office:value="0.31453556816871">
            <text:p>0,31</text:p>
          </table:table-cell>
          <table:table-cell/>
        </table:table-row>
        <table:table-row table:style-name="ro2">
          <table:table-cell office:value-type="float" office:value="0.99582568724086">
            <text:p>1</text:p>
          </table:table-cell>
          <table:table-cell office:value-type="float" office:value="0.19086178590311">
            <text:p>0,19</text:p>
          </table:table-cell>
          <table:table-cell office:value-type="float" office:value="0.32545868785347">
            <text:p>0,33</text:p>
          </table:table-cell>
          <table:table-cell/>
        </table:table-row>
        <table:table-row table:style-name="ro2">
          <table:table-cell office:value-type="float" office:value="0.99060069541881">
            <text:p>0,99</text:p>
          </table:table-cell>
          <table:table-cell office:value-type="float" office:value="0.20108440800207">
            <text:p>0,2</text:p>
          </table:table-cell>
          <table:table-cell office:value-type="float" office:value="0.33653071093785">
            <text:p>0,34</text:p>
          </table:table-cell>
          <table:table-cell/>
        </table:table-row>
        <table:table-row table:style-name="ro2">
          <table:table-cell office:value-type="float" office:value="0.99582568724086">
            <text:p>1</text:p>
          </table:table-cell>
          <table:table-cell office:value-type="float" office:value="0.21166568243397">
            <text:p>0,21</text:p>
          </table:table-cell>
          <table:table-cell office:value-type="float" office:value="0.34774773494118">
            <text:p>0,35</text:p>
          </table:table-cell>
          <table:table-cell/>
        </table:table-row>
        <table:table-row table:style-name="ro2">
          <table:table-cell office:value-type="float" office:value="0.77104704385175">
            <text:p>0,77</text:p>
          </table:table-cell>
          <table:table-cell office:value-type="float" office:value="0.22261179285973">
            <text:p>0,22</text:p>
          </table:table-cell>
          <table:table-cell office:value-type="float" office:value="0.3591056604451">
            <text:p>0,36</text:p>
          </table:table-cell>
          <table:table-cell/>
        </table:table-row>
        <table:table-row table:style-name="ro2">
          <table:table-cell office:value-type="float" office:value="0.99582568724086">
            <text:p>1</text:p>
          </table:table-cell>
          <table:table-cell office:value-type="float" office:value="0.23392892294025">
            <text:p>0,23</text:p>
          </table:table-cell>
          <table:table-cell office:value-type="float" office:value="0.37060018550469">
            <text:p>0,37</text:p>
          </table:table-cell>
          <table:table-cell/>
        </table:table-row>
        <table:table-row table:style-name="ro2">
          <table:table-cell office:value-type="float" office:value="0.66780371851056">
            <text:p>0,67</text:p>
          </table:table-cell>
          <table:table-cell office:value-type="float" office:value="0.24562325633645">
            <text:p>0,25</text:p>
          </table:table-cell>
          <table:table-cell office:value-type="float" office:value="0.38222680009399">
            <text:p>0,38</text:p>
          </table:table-cell>
          <table:table-cell/>
        </table:table-row>
        <table:table-row table:style-name="ro2">
          <table:table-cell office:value-type="float" office:value="0.99582568724086">
            <text:p>1</text:p>
          </table:table-cell>
          <table:table-cell office:value-type="float" office:value="0.25770097670924">
            <text:p>0,26</text:p>
          </table:table-cell>
          <table:table-cell office:value-type="float" office:value="0.39398078059649">
            <text:p>0,39</text:p>
          </table:table-cell>
          <table:table-cell/>
        </table:table-row>
        <table:table-row table:style-name="ro2">
          <table:table-cell office:value-type="float" office:value="0.70638469338954">
            <text:p>0,71</text:p>
          </table:table-cell>
          <table:table-cell office:value-type="float" office:value="0.27016826771954">
            <text:p>0,27</text:p>
          </table:table-cell>
          <table:table-cell office:value-type="float" office:value="0.40585718435185">
            <text:p>0,41</text:p>
          </table:table-cell>
          <table:table-cell/>
        </table:table-row>
        <table:table-row table:style-name="ro2">
          <table:table-cell office:value-type="float" office:value="0.60323556813677">
            <text:p>0,6</text:p>
          </table:table-cell>
          <table:table-cell office:value-type="float" office:value="0.28303131302825">
            <text:p>0,28</text:p>
          </table:table-cell>
          <table:table-cell office:value-type="float" office:value="0.4178508442705">
            <text:p>0,42</text:p>
          </table:table-cell>
          <table:table-cell/>
        </table:table-row>
        <table:table-row table:style-name="ro2">
          <table:table-cell office:value-type="float" office:value="0.99582568724086">
            <text:p>1</text:p>
          </table:table-cell>
          <table:table-cell office:value-type="float" office:value="0.2962962962963">
            <text:p>0,3</text:p>
          </table:table-cell>
          <table:table-cell office:value-type="float" office:value="0.42995636352836">
            <text:p>0,43</text:p>
          </table:table-cell>
          <table:table-cell/>
        </table:table-row>
        <table:table-row table:style-name="ro2">
          <table:table-cell office:value-type="float" office:value="0.56891345362531">
            <text:p>0,57</text:p>
          </table:table-cell>
          <table:table-cell office:value-type="float" office:value="0.30996940118458">
            <text:p>0,31</text:p>
          </table:table-cell>
          <table:table-cell office:value-type="float" office:value="0.44216811035413">
            <text:p>0,44</text:p>
          </table:table-cell>
          <table:table-cell/>
        </table:table-row>
        <table:table-row table:style-name="ro2">
          <table:table-cell office:value-type="float" office:value="0.56655868071745">
            <text:p>0,57</text:p>
          </table:table-cell>
          <table:table-cell office:value-type="float" office:value="0.32405681135403">
            <text:p>0,32</text:p>
          </table:table-cell>
          <table:table-cell office:value-type="float" office:value="0.45448021292264">
            <text:p>0,45</text:p>
          </table:table-cell>
          <table:table-cell/>
        </table:table-row>
        <table:table-row table:style-name="ro2">
          <table:table-cell office:value-type="float" office:value="0.79316525651342">
            <text:p>0,79</text:p>
          </table:table-cell>
          <table:table-cell office:value-type="float" office:value="0.33856471046554">
            <text:p>0,34</text:p>
          </table:table-cell>
          <table:table-cell office:value-type="float" office:value="0.46688655436762">
            <text:p>0,47</text:p>
          </table:table-cell>
          <table:table-cell/>
        </table:table-row>
        <table:table-row table:style-name="ro2">
          <table:table-cell office:value-type="float" office:value="0.99582568724086">
            <text:p>1</text:p>
          </table:table-cell>
          <table:table-cell office:value-type="float" office:value="0.35349928218003">
            <text:p>0,35</text:p>
          </table:table-cell>
          <table:table-cell office:value-type="float" office:value="0.47938076792823">
            <text:p>0,48</text:p>
          </table:table-cell>
          <table:table-cell/>
        </table:table-row>
        <table:table-row table:style-name="ro2">
          <table:table-cell office:value-type="float" office:value="0.22232643472835">
            <text:p>0,22</text:p>
          </table:table-cell>
          <table:table-cell office:value-type="float" office:value="0.36886671015842">
            <text:p>0,37</text:p>
          </table:table-cell>
          <table:table-cell office:value-type="float" office:value="0.49195623224401">
            <text:p>0,49</text:p>
          </table:table-cell>
          <table:table-cell/>
        </table:table-row>
        <table:table-row table:style-name="ro2">
          <table:table-cell office:value-type="float" office:value="0.99582568724086">
            <text:p>1</text:p>
          </table:table-cell>
          <table:table-cell office:value-type="float" office:value="0.38467317806161">
            <text:p>0,38</text:p>
          </table:table-cell>
          <table:table-cell office:value-type="float" office:value="0.50460606681344">
            <text:p>0,5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0092486955052">
            <text:p>0,4</text:p>
          </table:table-cell>
          <table:table-cell office:value-type="float" office:value="0.51732312763182">
            <text:p>0,5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1762796828606">
            <text:p>0,42</text:p>
          </table:table-cell>
          <table:table-cell office:value-type="float" office:value="0.53010000302462">
            <text:p>0,53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3478865792915">
            <text:p>0,43</text:p>
          </table:table-cell>
          <table:table-cell office:value-type="float" office:value="0.54292900969323">
            <text:p>0,54</text:p>
          </table:table-cell>
          <table:table-cell/>
        </table:table-row>
        <table:table-row table:style-name="ro2">
          <table:table-cell office:value-type="float" office:value="0.9987750507345">
            <text:p>1</text:p>
          </table:table-cell>
          <table:table-cell office:value-type="float" office:value="0.4524131221407">
            <text:p>0,45</text:p>
          </table:table-cell>
          <table:table-cell office:value-type="float" office:value="0.55580218899005">
            <text:p>0,56</text:p>
          </table:table-cell>
          <table:table-cell/>
        </table:table-row>
        <table:table-row table:style-name="ro2">
          <table:table-cell office:value-type="float" office:value="0.96213743612703">
            <text:p>0,96</text:p>
          </table:table-cell>
          <table:table-cell office:value-type="float" office:value="0.47050754458162">
            <text:p>0,47</text:p>
          </table:table-cell>
          <table:table-cell office:value-type="float" office:value="0.56871130344091">
            <text:p>0,57</text:p>
          </table:table-cell>
          <table:table-cell/>
        </table:table-row>
        <table:table-row table:style-name="ro2">
          <table:table-cell office:value-type="float" office:value="0.89252234367123">
            <text:p>0,89</text:p>
          </table:table-cell>
          <table:table-cell office:value-type="float" office:value="0.48907810891282">
            <text:p>0,49</text:p>
          </table:table-cell>
          <table:table-cell office:value-type="float" office:value="0.58164783353284">
            <text:p>0,58</text:p>
          </table:table-cell>
          <table:table-cell/>
        </table:table-row>
        <table:table-row table:style-name="ro2">
          <table:table-cell office:value-type="float" office:value="0.99582568724086">
            <text:p>1</text:p>
          </table:table-cell>
          <table:table-cell office:value-type="float" office:value="0.50813099879522">
            <text:p>0,51</text:p>
          </table:table-cell>
          <table:table-cell office:value-type="float" office:value="0.59460297478602">
            <text:p>0,59</text:p>
          </table:table-cell>
          <table:table-cell/>
        </table:table-row>
        <table:table-row table:style-name="ro2">
          <table:table-cell office:value-type="float" office:value="0.88105489606895">
            <text:p>0,88</text:p>
          </table:table-cell>
          <table:table-cell office:value-type="float" office:value="0.52767239788972">
            <text:p>0,53</text:p>
          </table:table-cell>
          <table:table-cell office:value-type="float" office:value="0.60756763512896">
            <text:p>0,61</text:p>
          </table:table-cell>
          <table:table-cell/>
        </table:table-row>
        <table:table-row table:style-name="ro2">
          <table:table-cell office:value-type="float" office:value="0.99582568724086">
            <text:p>1</text:p>
          </table:table-cell>
          <table:table-cell office:value-type="float" office:value="0.54770848985725">
            <text:p>0,55</text:p>
          </table:table-cell>
          <table:table-cell office:value-type="float" office:value="0.62053243259661">
            <text:p>0,62</text:p>
          </table:table-cell>
          <table:table-cell/>
        </table:table-row>
        <table:table-row table:style-name="ro2">
          <table:table-cell office:value-type="float" office:value="0.81001993426671">
            <text:p>0,81</text:p>
          </table:table-cell>
          <table:table-cell office:value-type="float" office:value="0.56824545835871">
            <text:p>0,57</text:p>
          </table:table-cell>
          <table:table-cell office:value-type="float" office:value="0.63348769337142">
            <text:p>0,63</text:p>
          </table:table-cell>
          <table:table-cell/>
        </table:table-row>
        <table:table-row table:style-name="ro2">
          <table:table-cell office:value-type="float" office:value="0.77273259998912">
            <text:p>0,77</text:p>
          </table:table-cell>
          <table:table-cell office:value-type="float" office:value="0.58928948705502">
            <text:p>0,59</text:p>
          </table:table-cell>
          <table:table-cell office:value-type="float" office:value="0.64642345018787">
            <text:p>0,65</text:p>
          </table:table-cell>
          <table:table-cell/>
        </table:table-row>
        <table:table-row table:style-name="ro2">
          <table:table-cell office:value-type="float" office:value="0.99582568724086">
            <text:p>1</text:p>
          </table:table-cell>
          <table:table-cell office:value-type="float" office:value="0.61084675960709">
            <text:p>0,61</text:p>
          </table:table-cell>
          <table:table-cell office:value-type="float" office:value="0.65932944112128">
            <text:p>0,66</text:p>
          </table:table-cell>
          <table:table-cell/>
        </table:table-row>
        <table:table-row table:style-name="ro2">
          <table:table-cell office:value-type="float" office:value="0.41422860413154">
            <text:p>0,41</text:p>
          </table:table-cell>
          <table:table-cell office:value-type="float" office:value="0.63292345967583">
            <text:p>0,63</text:p>
          </table:table-cell>
          <table:table-cell office:value-type="float" office:value="0.67219510878223">
            <text:p>0,67</text:p>
          </table:table-cell>
          <table:table-cell/>
        </table:table-row>
        <table:table-row table:style-name="ro2">
          <table:table-cell office:value-type="float" office:value="0.99582568724086">
            <text:p>1</text:p>
          </table:table-cell>
          <table:table-cell office:value-type="float" office:value="0.65552577092216">
            <text:p>0,66</text:p>
          </table:table-cell>
          <table:table-cell office:value-type="float" office:value="0.68500959993828">
            <text:p>0,69</text:p>
          </table:table-cell>
          <table:table-cell/>
        </table:table-row>
        <table:table-row table:style-name="ro2">
          <table:table-cell office:value-type="float" office:value="0.59161022627303">
            <text:p>0,59</text:p>
          </table:table-cell>
          <table:table-cell office:value-type="float" office:value="0.67865987700698">
            <text:p>0,68</text:p>
          </table:table-cell>
          <table:table-cell office:value-type="float" office:value="0.69776176558481">
            <text:p>0,7</text:p>
          </table:table-cell>
          <table:table-cell/>
        </table:table-row>
        <table:table-row table:style-name="ro2">
          <table:table-cell office:value-type="float" office:value="0.99582568724086">
            <text:p>1</text:p>
          </table:table-cell>
          <table:table-cell office:value-type="float" office:value="0.70233196159122">
            <text:p>0,7</text:p>
          </table:table-cell>
          <table:table-cell office:value-type="float" office:value="0.71044016148735">
            <text:p>0,71</text:p>
          </table:table-cell>
          <table:table-cell/>
        </table:table-row>
        <table:table-row table:style-name="ro2">
          <table:table-cell office:value-type="float" office:value="0.64522918089131">
            <text:p>0,65</text:p>
          </table:table-cell>
          <table:table-cell office:value-type="float" office:value="0.72654820833578">
            <text:p>0,73</text:p>
          </table:table-cell>
          <table:table-cell office:value-type="float" office:value="0.72303304921797">
            <text:p>0,72</text:p>
          </table:table-cell>
          <table:table-cell/>
        </table:table-row>
        <table:table-row table:style-name="ro2">
          <table:table-cell office:value-type="float" office:value="0.64781611771968">
            <text:p>0,65</text:p>
          </table:table-cell>
          <table:table-cell office:value-type="float" office:value="0.75131480090158">
            <text:p>0,75</text:p>
          </table:table-cell>
          <table:table-cell office:value-type="float" office:value="0.73552839770843">
            <text:p>0,74</text:p>
          </table:table-cell>
          <table:table-cell/>
        </table:table-row>
        <table:table-row table:style-name="ro2">
          <table:table-cell office:value-type="float" office:value="0.79425930327753">
            <text:p>0,79</text:p>
          </table:table-cell>
          <table:table-cell office:value-type="float" office:value="0.77663792294952">
            <text:p>0,78</text:p>
          </table:table-cell>
          <table:table-cell office:value-type="float" office:value="0.74791388534318">
            <text:p>0,75</text:p>
          </table:table-cell>
          <table:table-cell/>
        </table:table-row>
        <table:table-row table:style-name="ro2">
          <table:table-cell office:value-type="float" office:value="0.8540317050898">
            <text:p>0,85</text:p>
          </table:table-cell>
          <table:table-cell office:value-type="float" office:value="0.80252375814053">
            <text:p>0,8</text:p>
          </table:table-cell>
          <table:table-cell office:value-type="float" office:value="0.76017690261523">
            <text:p>0,76</text:p>
          </table:table-cell>
          <table:table-cell/>
        </table:table-row>
        <table:table-row table:style-name="ro2">
          <table:table-cell office:value-type="float" office:value="0.86754497167318">
            <text:p>0,87</text:p>
          </table:table-cell>
          <table:table-cell office:value-type="float" office:value="0.82897849013552">
            <text:p>0,83</text:p>
          </table:table-cell>
          <table:table-cell office:value-type="float" office:value="0.77230455536839">
            <text:p>0,77</text:p>
          </table:table-cell>
          <table:table-cell/>
        </table:table-row>
        <table:table-row table:style-name="ro2">
          <table:table-cell office:value-type="float" office:value="0.99582568724086">
            <text:p>1</text:p>
          </table:table-cell>
          <table:table-cell office:value-type="float" office:value="0.85600830259539">
            <text:p>0,86</text:p>
          </table:table-cell>
          <table:table-cell office:value-type="float" office:value="0.78428366864895">
            <text:p>0,78</text:p>
          </table:table-cell>
          <table:table-cell/>
        </table:table-row>
        <table:table-row table:style-name="ro2">
          <table:table-cell office:value-type="float" office:value="0.074961636087533">
            <text:p>0,07</text:p>
          </table:table-cell>
          <table:table-cell office:value-type="float" office:value="0.88361937918106">
            <text:p>0,88</text:p>
          </table:table-cell>
          <table:table-cell office:value-type="float" office:value="0.79610079119048">
            <text:p>0,8</text:p>
          </table:table-cell>
          <table:table-cell/>
        </table:table-row>
        <table:table-row table:style-name="ro2">
          <table:table-cell office:value-type="float" office:value="0.99582568724086">
            <text:p>1</text:p>
          </table:table-cell>
          <table:table-cell office:value-type="float" office:value="0.91181790355344">
            <text:p>0,91</text:p>
          </table:table-cell>
          <table:table-cell office:value-type="float" office:value="0.80774220055491">
            <text:p>0,81</text:p>
          </table:table-cell>
          <table:table-cell/>
        </table:table-row>
        <table:table-row table:style-name="ro2">
          <table:table-cell office:value-type="float" office:value="0.043711947638627">
            <text:p>0,04</text:p>
          </table:table-cell>
          <table:table-cell office:value-type="float" office:value="0.94061005937345">
            <text:p>0,94</text:p>
          </table:table-cell>
          <table:table-cell office:value-type="float" office:value="0.81919390895324">
            <text:p>0,82</text:p>
          </table:table-cell>
          <table:table-cell/>
        </table:table-row>
        <table:table-row table:style-name="ro2">
          <table:table-cell office:value-type="float" office:value="0.99582568724086">
            <text:p>1</text:p>
          </table:table-cell>
          <table:table-cell office:value-type="float" office:value="0.970002030302">
            <text:p>0,97</text:p>
          </table:table-cell>
          <table:table-cell office:value-type="float" office:value="0.83044166976907">
            <text:p>0,83</text:p>
          </table:table-cell>
          <table:table-cell/>
        </table:table-row>
        <table:table-row table:style-name="ro2">
          <table:table-cell office:value-type="float" office:value="0.96306486197136">
            <text:p>0,96</text:p>
          </table:table-cell>
          <table:table-cell office:value-type="float" office:value="1">
            <text:p>1</text:p>
          </table:table-cell>
          <table:table-cell office:value-type="float" office:value="0.8414709848079">
            <text:p>0,84</text:p>
          </table:table-cell>
          <table:table-cell/>
        </table:table-row>
      </table:table>
      <table:table table:name="Sheet6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5" table:default-cell-style-name="Default"/>
        <table:table-row table:style-name="ro2">
          <table:table-cell office:value-type="string">
            <text:p>destruct</text:p>
          </table:table-cell>
          <table:table-cell office:value-type="string">
            <text:p>Rate +</text:p>
          </table:table-cell>
          <table:table-cell office:value-type="string">
            <text:p>Rate -</text:p>
          </table:table-cell>
          <table:table-cell office:value-type="string">
            <text:p>amp</text:p>
          </table:table-cell>
          <table:table-cell office:value-type="string">
            <text:p>trig</text:p>
          </table:table-cell>
          <table:table-cell>
            <draw:frame table:end-cell-address="Sheet6.O17" table:end-x="1.667cm" table:end-y="0.073cm" draw:z-index="0" draw:style-name="gr1" svg:width="21.885cm" svg:height="7.004cm" svg:x="0.105cm" svg:y="0.098cm">
              <draw:object draw:notify-on-update-of-ranges="Sheet6.A1:Sheet6.A1 Sheet6.A2:Sheet6.A102 Sheet6.B1:Sheet6.B1 Sheet6.B2:Sheet6.B102 Sheet6.C1:Sheet6.C1 Sheet6.C2:Sheet6.C102 Sheet6.D1:Sheet6.D1 Sheet6.D2:Sheet6.D102 Sheet6.E1:Sheet6.E1 Sheet6.E2:Sheet6.E102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</table:table-row>
        <table:table-row table:style-name="ro2">
          <table:table-cell office:value-type="float" office:value="0">
            <text:p>0</text:p>
          </table:table-cell>
          <table:table-cell table:formula="of:=POWER([.A2];3)*3.9+0.1" office:value-type="float" office:value="0.1">
            <text:p>0,1</text:p>
          </table:table-cell>
          <table:table-cell table:formula="of:=0-(POWER([.A2];3)*3.9+0.1)" office:value-type="float" office:value="-0.1">
            <text:p>-0,1</text:p>
          </table:table-cell>
          <table:table-cell table:formula="of:=1-POWER([.A2];4)" office:value-type="float" office:value="1">
            <text:p>1</text:p>
          </table:table-cell>
          <table:table-cell table:formula="of:=ABS(([.A2]-0.99/2)/(0.99/2))*10" office:value-type="float" office:value="10">
            <text:p>10</text:p>
          </table:table-cell>
          <table:table-cell/>
        </table:table-row>
        <table:table-row table:style-name="ro2">
          <table:table-cell table:formula="of:=[.A2]+0.01" office:value-type="float" office:value="0.01">
            <text:p>0,01</text:p>
          </table:table-cell>
          <table:table-cell table:formula="of:=POWER([.A3];3)*3.9+0.1" office:value-type="float" office:value="0.1000039">
            <text:p>0,1</text:p>
          </table:table-cell>
          <table:table-cell table:formula="of:=0-(POWER([.A3];3)*3.9+0.1)" office:value-type="float" office:value="-0.1000039">
            <text:p>-0,1</text:p>
          </table:table-cell>
          <table:table-cell table:formula="of:=1-POWER([.A3];4)" office:value-type="float" office:value="0.99999999">
            <text:p>1</text:p>
          </table:table-cell>
          <table:table-cell table:formula="of:=ABS(([.A3]-0.99/2)/(0.99/2))*10" office:value-type="float" office:value="9.7979797979798">
            <text:p>9,8</text:p>
          </table:table-cell>
          <table:table-cell/>
        </table:table-row>
        <table:table-row table:style-name="ro2">
          <table:table-cell table:formula="of:=[.A3]+0.01" office:value-type="float" office:value="0.02">
            <text:p>0,02</text:p>
          </table:table-cell>
          <table:table-cell table:formula="of:=POWER([.A4];3)*3.9+0.1" office:value-type="float" office:value="0.1000312">
            <text:p>0,1</text:p>
          </table:table-cell>
          <table:table-cell table:formula="of:=0-(POWER([.A4];3)*3.9+0.1)" office:value-type="float" office:value="-0.1000312">
            <text:p>-0,1</text:p>
          </table:table-cell>
          <table:table-cell table:formula="of:=1-POWER([.A4];4)" office:value-type="float" office:value="0.99999984">
            <text:p>1</text:p>
          </table:table-cell>
          <table:table-cell table:formula="of:=ABS(([.A4]-0.99/2)/(0.99/2))*10" office:value-type="float" office:value="9.5959595959596">
            <text:p>9,6</text:p>
          </table:table-cell>
          <table:table-cell/>
        </table:table-row>
        <table:table-row table:style-name="ro2">
          <table:table-cell table:formula="of:=[.A4]+0.01" office:value-type="float" office:value="0.03">
            <text:p>0,03</text:p>
          </table:table-cell>
          <table:table-cell table:formula="of:=POWER([.A5];3)*3.9+0.1" office:value-type="float" office:value="0.1001053">
            <text:p>0,1</text:p>
          </table:table-cell>
          <table:table-cell table:formula="of:=0-(POWER([.A5];3)*3.9+0.1)" office:value-type="float" office:value="-0.1001053">
            <text:p>-0,1</text:p>
          </table:table-cell>
          <table:table-cell table:formula="of:=1-POWER([.A5];4)" office:value-type="float" office:value="0.99999919">
            <text:p>1</text:p>
          </table:table-cell>
          <table:table-cell table:formula="of:=ABS(([.A5]-0.99/2)/(0.99/2))*10" office:value-type="float" office:value="9.39393939393939">
            <text:p>9,39</text:p>
          </table:table-cell>
          <table:table-cell/>
        </table:table-row>
        <table:table-row table:style-name="ro2">
          <table:table-cell table:formula="of:=[.A5]+0.01" office:value-type="float" office:value="0.04">
            <text:p>0,04</text:p>
          </table:table-cell>
          <table:table-cell table:formula="of:=POWER([.A6];3)*3.9+0.1" office:value-type="float" office:value="0.1002496">
            <text:p>0,1</text:p>
          </table:table-cell>
          <table:table-cell table:formula="of:=0-(POWER([.A6];3)*3.9+0.1)" office:value-type="float" office:value="-0.1002496">
            <text:p>-0,1</text:p>
          </table:table-cell>
          <table:table-cell table:formula="of:=1-POWER([.A6];4)" office:value-type="float" office:value="0.99999744">
            <text:p>1</text:p>
          </table:table-cell>
          <table:table-cell table:formula="of:=ABS(([.A6]-0.99/2)/(0.99/2))*10" office:value-type="float" office:value="9.19191919191919">
            <text:p>9,19</text:p>
          </table:table-cell>
          <table:table-cell/>
        </table:table-row>
        <table:table-row table:style-name="ro2">
          <table:table-cell table:formula="of:=[.A6]+0.01" office:value-type="float" office:value="0.05">
            <text:p>0,05</text:p>
          </table:table-cell>
          <table:table-cell table:formula="of:=POWER([.A7];3)*3.9+0.1" office:value-type="float" office:value="0.1004875">
            <text:p>0,1</text:p>
          </table:table-cell>
          <table:table-cell table:formula="of:=0-(POWER([.A7];3)*3.9+0.1)" office:value-type="float" office:value="-0.1004875">
            <text:p>-0,1</text:p>
          </table:table-cell>
          <table:table-cell table:formula="of:=1-POWER([.A7];4)" office:value-type="float" office:value="0.99999375">
            <text:p>1</text:p>
          </table:table-cell>
          <table:table-cell table:formula="of:=ABS(([.A7]-0.99/2)/(0.99/2))*10" office:value-type="float" office:value="8.98989898989899">
            <text:p>8,99</text:p>
          </table:table-cell>
          <table:table-cell/>
        </table:table-row>
        <table:table-row table:style-name="ro2">
          <table:table-cell table:formula="of:=[.A7]+0.01" office:value-type="float" office:value="0.06">
            <text:p>0,06</text:p>
          </table:table-cell>
          <table:table-cell table:formula="of:=POWER([.A8];3)*3.9+0.1" office:value-type="float" office:value="0.1008424">
            <text:p>0,1</text:p>
          </table:table-cell>
          <table:table-cell table:formula="of:=0-(POWER([.A8];3)*3.9+0.1)" office:value-type="float" office:value="-0.1008424">
            <text:p>-0,1</text:p>
          </table:table-cell>
          <table:table-cell table:formula="of:=1-POWER([.A8];4)" office:value-type="float" office:value="0.99998704">
            <text:p>1</text:p>
          </table:table-cell>
          <table:table-cell table:formula="of:=ABS(([.A8]-0.99/2)/(0.99/2))*10" office:value-type="float" office:value="8.78787878787879">
            <text:p>8,79</text:p>
          </table:table-cell>
          <table:table-cell/>
        </table:table-row>
        <table:table-row table:style-name="ro2">
          <table:table-cell table:formula="of:=[.A8]+0.01" office:value-type="float" office:value="0.07">
            <text:p>0,07</text:p>
          </table:table-cell>
          <table:table-cell table:formula="of:=POWER([.A9];3)*3.9+0.1" office:value-type="float" office:value="0.1013377">
            <text:p>0,1</text:p>
          </table:table-cell>
          <table:table-cell table:formula="of:=0-(POWER([.A9];3)*3.9+0.1)" office:value-type="float" office:value="-0.1013377">
            <text:p>-0,1</text:p>
          </table:table-cell>
          <table:table-cell table:formula="of:=1-POWER([.A9];4)" office:value-type="float" office:value="0.99997599">
            <text:p>1</text:p>
          </table:table-cell>
          <table:table-cell table:formula="of:=ABS(([.A9]-0.99/2)/(0.99/2))*10" office:value-type="float" office:value="8.58585858585859">
            <text:p>8,59</text:p>
          </table:table-cell>
          <table:table-cell/>
        </table:table-row>
        <table:table-row table:style-name="ro2">
          <table:table-cell table:formula="of:=[.A9]+0.01" office:value-type="float" office:value="0.08">
            <text:p>0,08</text:p>
          </table:table-cell>
          <table:table-cell table:formula="of:=POWER([.A10];3)*3.9+0.1" office:value-type="float" office:value="0.1019968">
            <text:p>0,1</text:p>
          </table:table-cell>
          <table:table-cell table:formula="of:=0-(POWER([.A10];3)*3.9+0.1)" office:value-type="float" office:value="-0.1019968">
            <text:p>-0,1</text:p>
          </table:table-cell>
          <table:table-cell table:formula="of:=1-POWER([.A10];4)" office:value-type="float" office:value="0.99995904">
            <text:p>1</text:p>
          </table:table-cell>
          <table:table-cell table:formula="of:=ABS(([.A10]-0.99/2)/(0.99/2))*10" office:value-type="float" office:value="8.38383838383838">
            <text:p>8,38</text:p>
          </table:table-cell>
          <table:table-cell/>
        </table:table-row>
        <table:table-row table:style-name="ro2">
          <table:table-cell table:formula="of:=[.A10]+0.01" office:value-type="float" office:value="0.09">
            <text:p>0,09</text:p>
          </table:table-cell>
          <table:table-cell table:formula="of:=POWER([.A11];3)*3.9+0.1" office:value-type="float" office:value="0.1028431">
            <text:p>0,1</text:p>
          </table:table-cell>
          <table:table-cell table:formula="of:=0-(POWER([.A11];3)*3.9+0.1)" office:value-type="float" office:value="-0.1028431">
            <text:p>-0,1</text:p>
          </table:table-cell>
          <table:table-cell table:formula="of:=1-POWER([.A11];4)" office:value-type="float" office:value="0.99993439">
            <text:p>1</text:p>
          </table:table-cell>
          <table:table-cell table:formula="of:=ABS(([.A11]-0.99/2)/(0.99/2))*10" office:value-type="float" office:value="8.18181818181818">
            <text:p>8,18</text:p>
          </table:table-cell>
          <table:table-cell/>
        </table:table-row>
        <table:table-row table:style-name="ro2">
          <table:table-cell table:formula="of:=[.A11]+0.01" office:value-type="float" office:value="0.1">
            <text:p>0,1</text:p>
          </table:table-cell>
          <table:table-cell table:formula="of:=POWER([.A12];3)*3.9+0.1" office:value-type="float" office:value="0.1039">
            <text:p>0,1</text:p>
          </table:table-cell>
          <table:table-cell table:formula="of:=0-(POWER([.A12];3)*3.9+0.1)" office:value-type="float" office:value="-0.1039">
            <text:p>-0,1</text:p>
          </table:table-cell>
          <table:table-cell table:formula="of:=1-POWER([.A12];4)" office:value-type="float" office:value="0.9999">
            <text:p>1</text:p>
          </table:table-cell>
          <table:table-cell table:formula="of:=ABS(([.A12]-0.99/2)/(0.99/2))*10" office:value-type="float" office:value="7.97979797979798">
            <text:p>7,98</text:p>
          </table:table-cell>
          <table:table-cell/>
        </table:table-row>
        <table:table-row table:style-name="ro2">
          <table:table-cell table:formula="of:=[.A12]+0.01" office:value-type="float" office:value="0.11">
            <text:p>0,11</text:p>
          </table:table-cell>
          <table:table-cell table:formula="of:=POWER([.A13];3)*3.9+0.1" office:value-type="float" office:value="0.1051909">
            <text:p>0,11</text:p>
          </table:table-cell>
          <table:table-cell table:formula="of:=0-(POWER([.A13];3)*3.9+0.1)" office:value-type="float" office:value="-0.1051909">
            <text:p>-0,11</text:p>
          </table:table-cell>
          <table:table-cell table:formula="of:=1-POWER([.A13];4)" office:value-type="float" office:value="0.99985359">
            <text:p>1</text:p>
          </table:table-cell>
          <table:table-cell table:formula="of:=ABS(([.A13]-0.99/2)/(0.99/2))*10" office:value-type="float" office:value="7.77777777777778">
            <text:p>7,78</text:p>
          </table:table-cell>
          <table:table-cell/>
        </table:table-row>
        <table:table-row table:style-name="ro2">
          <table:table-cell table:formula="of:=[.A13]+0.01" office:value-type="float" office:value="0.12">
            <text:p>0,12</text:p>
          </table:table-cell>
          <table:table-cell table:formula="of:=POWER([.A14];3)*3.9+0.1" office:value-type="float" office:value="0.1067392">
            <text:p>0,11</text:p>
          </table:table-cell>
          <table:table-cell table:formula="of:=0-(POWER([.A14];3)*3.9+0.1)" office:value-type="float" office:value="-0.1067392">
            <text:p>-0,11</text:p>
          </table:table-cell>
          <table:table-cell table:formula="of:=1-POWER([.A14];4)" office:value-type="float" office:value="0.99979264">
            <text:p>1</text:p>
          </table:table-cell>
          <table:table-cell table:formula="of:=ABS(([.A14]-0.99/2)/(0.99/2))*10" office:value-type="float" office:value="7.57575757575758">
            <text:p>7,58</text:p>
          </table:table-cell>
          <table:table-cell/>
        </table:table-row>
        <table:table-row table:style-name="ro2">
          <table:table-cell table:formula="of:=[.A14]+0.01" office:value-type="float" office:value="0.13">
            <text:p>0,13</text:p>
          </table:table-cell>
          <table:table-cell table:formula="of:=POWER([.A15];3)*3.9+0.1" office:value-type="float" office:value="0.1085683">
            <text:p>0,11</text:p>
          </table:table-cell>
          <table:table-cell table:formula="of:=0-(POWER([.A15];3)*3.9+0.1)" office:value-type="float" office:value="-0.1085683">
            <text:p>-0,11</text:p>
          </table:table-cell>
          <table:table-cell table:formula="of:=1-POWER([.A15];4)" office:value-type="float" office:value="0.99971439">
            <text:p>1</text:p>
          </table:table-cell>
          <table:table-cell table:formula="of:=ABS(([.A15]-0.99/2)/(0.99/2))*10" office:value-type="float" office:value="7.37373737373737">
            <text:p>7,37</text:p>
          </table:table-cell>
          <table:table-cell/>
        </table:table-row>
        <table:table-row table:style-name="ro2">
          <table:table-cell table:formula="of:=[.A15]+0.01" office:value-type="float" office:value="0.14">
            <text:p>0,14</text:p>
          </table:table-cell>
          <table:table-cell table:formula="of:=POWER([.A16];3)*3.9+0.1" office:value-type="float" office:value="0.1107016">
            <text:p>0,11</text:p>
          </table:table-cell>
          <table:table-cell table:formula="of:=0-(POWER([.A16];3)*3.9+0.1)" office:value-type="float" office:value="-0.1107016">
            <text:p>-0,11</text:p>
          </table:table-cell>
          <table:table-cell table:formula="of:=1-POWER([.A16];4)" office:value-type="float" office:value="0.99961584">
            <text:p>1</text:p>
          </table:table-cell>
          <table:table-cell table:formula="of:=ABS(([.A16]-0.99/2)/(0.99/2))*10" office:value-type="float" office:value="7.17171717171717">
            <text:p>7,17</text:p>
          </table:table-cell>
          <table:table-cell/>
        </table:table-row>
        <table:table-row table:style-name="ro2">
          <table:table-cell table:formula="of:=[.A16]+0.01" office:value-type="float" office:value="0.15">
            <text:p>0,15</text:p>
          </table:table-cell>
          <table:table-cell table:formula="of:=POWER([.A17];3)*3.9+0.1" office:value-type="float" office:value="0.1131625">
            <text:p>0,11</text:p>
          </table:table-cell>
          <table:table-cell table:formula="of:=0-(POWER([.A17];3)*3.9+0.1)" office:value-type="float" office:value="-0.1131625">
            <text:p>-0,11</text:p>
          </table:table-cell>
          <table:table-cell table:formula="of:=1-POWER([.A17];4)" office:value-type="float" office:value="0.99949375">
            <text:p>1</text:p>
          </table:table-cell>
          <table:table-cell table:formula="of:=ABS(([.A17]-0.99/2)/(0.99/2))*10" office:value-type="float" office:value="6.96969696969697">
            <text:p>6,97</text:p>
          </table:table-cell>
          <table:table-cell/>
        </table:table-row>
        <table:table-row table:style-name="ro2">
          <table:table-cell table:formula="of:=[.A17]+0.01" office:value-type="float" office:value="0.16">
            <text:p>0,16</text:p>
          </table:table-cell>
          <table:table-cell table:formula="of:=POWER([.A18];3)*3.9+0.1" office:value-type="float" office:value="0.1159744">
            <text:p>0,12</text:p>
          </table:table-cell>
          <table:table-cell table:formula="of:=0-(POWER([.A18];3)*3.9+0.1)" office:value-type="float" office:value="-0.1159744">
            <text:p>-0,12</text:p>
          </table:table-cell>
          <table:table-cell table:formula="of:=1-POWER([.A18];4)" office:value-type="float" office:value="0.99934464">
            <text:p>1</text:p>
          </table:table-cell>
          <table:table-cell table:formula="of:=ABS(([.A18]-0.99/2)/(0.99/2))*10" office:value-type="float" office:value="6.76767676767677">
            <text:p>6,77</text:p>
          </table:table-cell>
          <table:table-cell/>
        </table:table-row>
        <table:table-row table:style-name="ro2">
          <table:table-cell table:formula="of:=[.A18]+0.01" office:value-type="float" office:value="0.17">
            <text:p>0,17</text:p>
          </table:table-cell>
          <table:table-cell table:formula="of:=POWER([.A19];3)*3.9+0.1" office:value-type="float" office:value="0.1191607">
            <text:p>0,12</text:p>
          </table:table-cell>
          <table:table-cell table:formula="of:=0-(POWER([.A19];3)*3.9+0.1)" office:value-type="float" office:value="-0.1191607">
            <text:p>-0,12</text:p>
          </table:table-cell>
          <table:table-cell table:formula="of:=1-POWER([.A19];4)" office:value-type="float" office:value="0.99916479">
            <text:p>1</text:p>
          </table:table-cell>
          <table:table-cell table:formula="of:=ABS(([.A19]-0.99/2)/(0.99/2))*10" office:value-type="float" office:value="6.56565656565657">
            <text:p>6,57</text:p>
          </table:table-cell>
          <table:table-cell/>
        </table:table-row>
        <table:table-row table:style-name="ro2">
          <table:table-cell table:formula="of:=[.A19]+0.01" office:value-type="float" office:value="0.18">
            <text:p>0,18</text:p>
          </table:table-cell>
          <table:table-cell table:formula="of:=POWER([.A20];3)*3.9+0.1" office:value-type="float" office:value="0.1227448">
            <text:p>0,12</text:p>
          </table:table-cell>
          <table:table-cell table:formula="of:=0-(POWER([.A20];3)*3.9+0.1)" office:value-type="float" office:value="-0.1227448">
            <text:p>-0,12</text:p>
          </table:table-cell>
          <table:table-cell table:formula="of:=1-POWER([.A20];4)" office:value-type="float" office:value="0.99895024">
            <text:p>1</text:p>
          </table:table-cell>
          <table:table-cell table:formula="of:=ABS(([.A20]-0.99/2)/(0.99/2))*10" office:value-type="float" office:value="6.36363636363636">
            <text:p>6,36</text:p>
          </table:table-cell>
          <table:table-cell/>
        </table:table-row>
        <table:table-row table:style-name="ro2">
          <table:table-cell table:formula="of:=[.A20]+0.01" office:value-type="float" office:value="0.19">
            <text:p>0,19</text:p>
          </table:table-cell>
          <table:table-cell table:formula="of:=POWER([.A21];3)*3.9+0.1" office:value-type="float" office:value="0.1267501">
            <text:p>0,13</text:p>
          </table:table-cell>
          <table:table-cell table:formula="of:=0-(POWER([.A21];3)*3.9+0.1)" office:value-type="float" office:value="-0.1267501">
            <text:p>-0,13</text:p>
          </table:table-cell>
          <table:table-cell table:formula="of:=1-POWER([.A21];4)" office:value-type="float" office:value="0.99869679">
            <text:p>1</text:p>
          </table:table-cell>
          <table:table-cell table:formula="of:=ABS(([.A21]-0.99/2)/(0.99/2))*10" office:value-type="float" office:value="6.16161616161616">
            <text:p>6,16</text:p>
          </table:table-cell>
          <table:table-cell/>
        </table:table-row>
        <table:table-row table:style-name="ro2">
          <table:table-cell table:formula="of:=[.A21]+0.01" office:value-type="float" office:value="0.2">
            <text:p>0,2</text:p>
          </table:table-cell>
          <table:table-cell table:formula="of:=POWER([.A22];3)*3.9+0.1" office:value-type="float" office:value="0.1312">
            <text:p>0,13</text:p>
          </table:table-cell>
          <table:table-cell table:formula="of:=0-(POWER([.A22];3)*3.9+0.1)" office:value-type="float" office:value="-0.1312">
            <text:p>-0,13</text:p>
          </table:table-cell>
          <table:table-cell table:formula="of:=1-POWER([.A22];4)" office:value-type="float" office:value="0.9984">
            <text:p>1</text:p>
          </table:table-cell>
          <table:table-cell table:formula="of:=ABS(([.A22]-0.99/2)/(0.99/2))*10" office:value-type="float" office:value="5.95959595959596">
            <text:p>5,96</text:p>
          </table:table-cell>
          <table:table-cell/>
        </table:table-row>
        <table:table-row table:style-name="ro2">
          <table:table-cell table:formula="of:=[.A22]+0.01" office:value-type="float" office:value="0.21">
            <text:p>0,21</text:p>
          </table:table-cell>
          <table:table-cell table:formula="of:=POWER([.A23];3)*3.9+0.1" office:value-type="float" office:value="0.1361179">
            <text:p>0,14</text:p>
          </table:table-cell>
          <table:table-cell table:formula="of:=0-(POWER([.A23];3)*3.9+0.1)" office:value-type="float" office:value="-0.1361179">
            <text:p>-0,14</text:p>
          </table:table-cell>
          <table:table-cell table:formula="of:=1-POWER([.A23];4)" office:value-type="float" office:value="0.99805519">
            <text:p>1</text:p>
          </table:table-cell>
          <table:table-cell table:formula="of:=ABS(([.A23]-0.99/2)/(0.99/2))*10" office:value-type="float" office:value="5.75757575757576">
            <text:p>5,76</text:p>
          </table:table-cell>
          <table:table-cell/>
        </table:table-row>
        <table:table-row table:style-name="ro2">
          <table:table-cell table:formula="of:=[.A23]+0.01" office:value-type="float" office:value="0.22">
            <text:p>0,22</text:p>
          </table:table-cell>
          <table:table-cell table:formula="of:=POWER([.A24];3)*3.9+0.1" office:value-type="float" office:value="0.1415272">
            <text:p>0,14</text:p>
          </table:table-cell>
          <table:table-cell table:formula="of:=0-(POWER([.A24];3)*3.9+0.1)" office:value-type="float" office:value="-0.1415272">
            <text:p>-0,14</text:p>
          </table:table-cell>
          <table:table-cell table:formula="of:=1-POWER([.A24];4)" office:value-type="float" office:value="0.99765744">
            <text:p>1</text:p>
          </table:table-cell>
          <table:table-cell table:formula="of:=ABS(([.A24]-0.99/2)/(0.99/2))*10" office:value-type="float" office:value="5.55555555555555">
            <text:p>5,56</text:p>
          </table:table-cell>
          <table:table-cell/>
        </table:table-row>
        <table:table-row table:style-name="ro2">
          <table:table-cell table:formula="of:=[.A24]+0.01" office:value-type="float" office:value="0.23">
            <text:p>0,23</text:p>
          </table:table-cell>
          <table:table-cell table:formula="of:=POWER([.A25];3)*3.9+0.1" office:value-type="float" office:value="0.1474513">
            <text:p>0,15</text:p>
          </table:table-cell>
          <table:table-cell table:formula="of:=0-(POWER([.A25];3)*3.9+0.1)" office:value-type="float" office:value="-0.1474513">
            <text:p>-0,15</text:p>
          </table:table-cell>
          <table:table-cell table:formula="of:=1-POWER([.A25];4)" office:value-type="float" office:value="0.99720159">
            <text:p>1</text:p>
          </table:table-cell>
          <table:table-cell table:formula="of:=ABS(([.A25]-0.99/2)/(0.99/2))*10" office:value-type="float" office:value="5.35353535353535">
            <text:p>5,35</text:p>
          </table:table-cell>
          <table:table-cell/>
        </table:table-row>
        <table:table-row table:style-name="ro2">
          <table:table-cell table:formula="of:=[.A25]+0.01" office:value-type="float" office:value="0.24">
            <text:p>0,24</text:p>
          </table:table-cell>
          <table:table-cell table:formula="of:=POWER([.A26];3)*3.9+0.1" office:value-type="float" office:value="0.1539136">
            <text:p>0,15</text:p>
          </table:table-cell>
          <table:table-cell table:formula="of:=0-(POWER([.A26];3)*3.9+0.1)" office:value-type="float" office:value="-0.1539136">
            <text:p>-0,15</text:p>
          </table:table-cell>
          <table:table-cell table:formula="of:=1-POWER([.A26];4)" office:value-type="float" office:value="0.99668224">
            <text:p>1</text:p>
          </table:table-cell>
          <table:table-cell table:formula="of:=ABS(([.A26]-0.99/2)/(0.99/2))*10" office:value-type="float" office:value="5.15151515151515">
            <text:p>5,15</text:p>
          </table:table-cell>
          <table:table-cell/>
        </table:table-row>
        <table:table-row table:style-name="ro2">
          <table:table-cell table:formula="of:=[.A26]+0.01" office:value-type="float" office:value="0.25">
            <text:p>0,25</text:p>
          </table:table-cell>
          <table:table-cell table:formula="of:=POWER([.A27];3)*3.9+0.1" office:value-type="float" office:value="0.1609375">
            <text:p>0,16</text:p>
          </table:table-cell>
          <table:table-cell table:formula="of:=0-(POWER([.A27];3)*3.9+0.1)" office:value-type="float" office:value="-0.1609375">
            <text:p>-0,16</text:p>
          </table:table-cell>
          <table:table-cell table:formula="of:=1-POWER([.A27];4)" office:value-type="float" office:value="0.99609375">
            <text:p>1</text:p>
          </table:table-cell>
          <table:table-cell table:formula="of:=ABS(([.A27]-0.99/2)/(0.99/2))*10" office:value-type="float" office:value="4.94949494949495">
            <text:p>4,95</text:p>
          </table:table-cell>
          <table:table-cell/>
        </table:table-row>
        <table:table-row table:style-name="ro2">
          <table:table-cell table:formula="of:=[.A27]+0.01" office:value-type="float" office:value="0.26">
            <text:p>0,26</text:p>
          </table:table-cell>
          <table:table-cell table:formula="of:=POWER([.A28];3)*3.9+0.1" office:value-type="float" office:value="0.1685464">
            <text:p>0,17</text:p>
          </table:table-cell>
          <table:table-cell table:formula="of:=0-(POWER([.A28];3)*3.9+0.1)" office:value-type="float" office:value="-0.1685464">
            <text:p>-0,17</text:p>
          </table:table-cell>
          <table:table-cell table:formula="of:=1-POWER([.A28];4)" office:value-type="float" office:value="0.99543024">
            <text:p>1</text:p>
          </table:table-cell>
          <table:table-cell table:formula="of:=ABS(([.A28]-0.99/2)/(0.99/2))*10" office:value-type="float" office:value="4.74747474747475">
            <text:p>4,75</text:p>
          </table:table-cell>
          <table:table-cell/>
        </table:table-row>
        <table:table-row table:style-name="ro2">
          <table:table-cell table:formula="of:=[.A28]+0.01" office:value-type="float" office:value="0.27">
            <text:p>0,27</text:p>
          </table:table-cell>
          <table:table-cell table:formula="of:=POWER([.A29];3)*3.9+0.1" office:value-type="float" office:value="0.1767637">
            <text:p>0,18</text:p>
          </table:table-cell>
          <table:table-cell table:formula="of:=0-(POWER([.A29];3)*3.9+0.1)" office:value-type="float" office:value="-0.1767637">
            <text:p>-0,18</text:p>
          </table:table-cell>
          <table:table-cell table:formula="of:=1-POWER([.A29];4)" office:value-type="float" office:value="0.99468559">
            <text:p>0,99</text:p>
          </table:table-cell>
          <table:table-cell table:formula="of:=ABS(([.A29]-0.99/2)/(0.99/2))*10" office:value-type="float" office:value="4.54545454545454">
            <text:p>4,55</text:p>
          </table:table-cell>
          <table:table-cell/>
        </table:table-row>
        <table:table-row table:style-name="ro2">
          <table:table-cell table:formula="of:=[.A29]+0.01" office:value-type="float" office:value="0.28">
            <text:p>0,28</text:p>
          </table:table-cell>
          <table:table-cell table:formula="of:=POWER([.A30];3)*3.9+0.1" office:value-type="float" office:value="0.1856128">
            <text:p>0,19</text:p>
          </table:table-cell>
          <table:table-cell table:formula="of:=0-(POWER([.A30];3)*3.9+0.1)" office:value-type="float" office:value="-0.1856128">
            <text:p>-0,19</text:p>
          </table:table-cell>
          <table:table-cell table:formula="of:=1-POWER([.A30];4)" office:value-type="float" office:value="0.99385344">
            <text:p>0,99</text:p>
          </table:table-cell>
          <table:table-cell table:formula="of:=ABS(([.A30]-0.99/2)/(0.99/2))*10" office:value-type="float" office:value="4.34343434343434">
            <text:p>4,34</text:p>
          </table:table-cell>
          <table:table-cell/>
        </table:table-row>
        <table:table-row table:style-name="ro2">
          <table:table-cell table:formula="of:=[.A30]+0.01" office:value-type="float" office:value="0.29">
            <text:p>0,29</text:p>
          </table:table-cell>
          <table:table-cell table:formula="of:=POWER([.A31];3)*3.9+0.1" office:value-type="float" office:value="0.1951171">
            <text:p>0,2</text:p>
          </table:table-cell>
          <table:table-cell table:formula="of:=0-(POWER([.A31];3)*3.9+0.1)" office:value-type="float" office:value="-0.1951171">
            <text:p>-0,2</text:p>
          </table:table-cell>
          <table:table-cell table:formula="of:=1-POWER([.A31];4)" office:value-type="float" office:value="0.99292719">
            <text:p>0,99</text:p>
          </table:table-cell>
          <table:table-cell table:formula="of:=ABS(([.A31]-0.99/2)/(0.99/2))*10" office:value-type="float" office:value="4.14141414141414">
            <text:p>4,14</text:p>
          </table:table-cell>
          <table:table-cell/>
        </table:table-row>
        <table:table-row table:style-name="ro2">
          <table:table-cell table:formula="of:=[.A31]+0.01" office:value-type="float" office:value="0.3">
            <text:p>0,3</text:p>
          </table:table-cell>
          <table:table-cell table:formula="of:=POWER([.A32];3)*3.9+0.1" office:value-type="float" office:value="0.2053">
            <text:p>0,21</text:p>
          </table:table-cell>
          <table:table-cell table:formula="of:=0-(POWER([.A32];3)*3.9+0.1)" office:value-type="float" office:value="-0.2053">
            <text:p>-0,21</text:p>
          </table:table-cell>
          <table:table-cell table:formula="of:=1-POWER([.A32];4)" office:value-type="float" office:value="0.9919">
            <text:p>0,99</text:p>
          </table:table-cell>
          <table:table-cell table:formula="of:=ABS(([.A32]-0.99/2)/(0.99/2))*10" office:value-type="float" office:value="3.93939393939394">
            <text:p>3,94</text:p>
          </table:table-cell>
          <table:table-cell/>
        </table:table-row>
        <table:table-row table:style-name="ro2">
          <table:table-cell table:formula="of:=[.A32]+0.01" office:value-type="float" office:value="0.31">
            <text:p>0,31</text:p>
          </table:table-cell>
          <table:table-cell table:formula="of:=POWER([.A33];3)*3.9+0.1" office:value-type="float" office:value="0.2161849">
            <text:p>0,22</text:p>
          </table:table-cell>
          <table:table-cell table:formula="of:=0-(POWER([.A33];3)*3.9+0.1)" office:value-type="float" office:value="-0.2161849">
            <text:p>-0,22</text:p>
          </table:table-cell>
          <table:table-cell table:formula="of:=1-POWER([.A33];4)" office:value-type="float" office:value="0.99076479">
            <text:p>0,99</text:p>
          </table:table-cell>
          <table:table-cell table:formula="of:=ABS(([.A33]-0.99/2)/(0.99/2))*10" office:value-type="float" office:value="3.73737373737374">
            <text:p>3,74</text:p>
          </table:table-cell>
          <table:table-cell/>
        </table:table-row>
        <table:table-row table:style-name="ro2">
          <table:table-cell table:formula="of:=[.A33]+0.01" office:value-type="float" office:value="0.32">
            <text:p>0,32</text:p>
          </table:table-cell>
          <table:table-cell table:formula="of:=POWER([.A34];3)*3.9+0.1" office:value-type="float" office:value="0.2277952">
            <text:p>0,23</text:p>
          </table:table-cell>
          <table:table-cell table:formula="of:=0-(POWER([.A34];3)*3.9+0.1)" office:value-type="float" office:value="-0.2277952">
            <text:p>-0,23</text:p>
          </table:table-cell>
          <table:table-cell table:formula="of:=1-POWER([.A34];4)" office:value-type="float" office:value="0.98951424">
            <text:p>0,99</text:p>
          </table:table-cell>
          <table:table-cell table:formula="of:=ABS(([.A34]-0.99/2)/(0.99/2))*10" office:value-type="float" office:value="3.53535353535353">
            <text:p>3,54</text:p>
          </table:table-cell>
          <table:table-cell/>
        </table:table-row>
        <table:table-row table:style-name="ro2">
          <table:table-cell table:formula="of:=[.A34]+0.01" office:value-type="float" office:value="0.33">
            <text:p>0,33</text:p>
          </table:table-cell>
          <table:table-cell table:formula="of:=POWER([.A35];3)*3.9+0.1" office:value-type="float" office:value="0.2401543">
            <text:p>0,24</text:p>
          </table:table-cell>
          <table:table-cell table:formula="of:=0-(POWER([.A35];3)*3.9+0.1)" office:value-type="float" office:value="-0.2401543">
            <text:p>-0,24</text:p>
          </table:table-cell>
          <table:table-cell table:formula="of:=1-POWER([.A35];4)" office:value-type="float" office:value="0.98814079">
            <text:p>0,99</text:p>
          </table:table-cell>
          <table:table-cell table:formula="of:=ABS(([.A35]-0.99/2)/(0.99/2))*10" office:value-type="float" office:value="3.33333333333333">
            <text:p>3,33</text:p>
          </table:table-cell>
          <table:table-cell/>
        </table:table-row>
        <table:table-row table:style-name="ro2">
          <table:table-cell table:formula="of:=[.A35]+0.01" office:value-type="float" office:value="0.34">
            <text:p>0,34</text:p>
          </table:table-cell>
          <table:table-cell table:formula="of:=POWER([.A36];3)*3.9+0.1" office:value-type="float" office:value="0.2532856">
            <text:p>0,25</text:p>
          </table:table-cell>
          <table:table-cell table:formula="of:=0-(POWER([.A36];3)*3.9+0.1)" office:value-type="float" office:value="-0.2532856">
            <text:p>-0,25</text:p>
          </table:table-cell>
          <table:table-cell table:formula="of:=1-POWER([.A36];4)" office:value-type="float" office:value="0.98663664">
            <text:p>0,99</text:p>
          </table:table-cell>
          <table:table-cell table:formula="of:=ABS(([.A36]-0.99/2)/(0.99/2))*10" office:value-type="float" office:value="3.13131313131313">
            <text:p>3,13</text:p>
          </table:table-cell>
          <table:table-cell/>
        </table:table-row>
        <table:table-row table:style-name="ro2">
          <table:table-cell table:formula="of:=[.A36]+0.01" office:value-type="float" office:value="0.35">
            <text:p>0,35</text:p>
          </table:table-cell>
          <table:table-cell table:formula="of:=POWER([.A37];3)*3.9+0.1" office:value-type="float" office:value="0.2672125">
            <text:p>0,27</text:p>
          </table:table-cell>
          <table:table-cell table:formula="of:=0-(POWER([.A37];3)*3.9+0.1)" office:value-type="float" office:value="-0.2672125">
            <text:p>-0,27</text:p>
          </table:table-cell>
          <table:table-cell table:formula="of:=1-POWER([.A37];4)" office:value-type="float" office:value="0.98499375">
            <text:p>0,98</text:p>
          </table:table-cell>
          <table:table-cell table:formula="of:=ABS(([.A37]-0.99/2)/(0.99/2))*10" office:value-type="float" office:value="2.92929292929293">
            <text:p>2,93</text:p>
          </table:table-cell>
          <table:table-cell/>
        </table:table-row>
        <table:table-row table:style-name="ro2">
          <table:table-cell table:formula="of:=[.A37]+0.01" office:value-type="float" office:value="0.36">
            <text:p>0,36</text:p>
          </table:table-cell>
          <table:table-cell table:formula="of:=POWER([.A38];3)*3.9+0.1" office:value-type="float" office:value="0.2819584">
            <text:p>0,28</text:p>
          </table:table-cell>
          <table:table-cell table:formula="of:=0-(POWER([.A38];3)*3.9+0.1)" office:value-type="float" office:value="-0.2819584">
            <text:p>-0,28</text:p>
          </table:table-cell>
          <table:table-cell table:formula="of:=1-POWER([.A38];4)" office:value-type="float" office:value="0.98320384">
            <text:p>0,98</text:p>
          </table:table-cell>
          <table:table-cell table:formula="of:=ABS(([.A38]-0.99/2)/(0.99/2))*10" office:value-type="float" office:value="2.72727272727272">
            <text:p>2,73</text:p>
          </table:table-cell>
          <table:table-cell/>
        </table:table-row>
        <table:table-row table:style-name="ro2">
          <table:table-cell table:formula="of:=[.A38]+0.01" office:value-type="float" office:value="0.37">
            <text:p>0,37</text:p>
          </table:table-cell>
          <table:table-cell table:formula="of:=POWER([.A39];3)*3.9+0.1" office:value-type="float" office:value="0.2975467">
            <text:p>0,3</text:p>
          </table:table-cell>
          <table:table-cell table:formula="of:=0-(POWER([.A39];3)*3.9+0.1)" office:value-type="float" office:value="-0.2975467">
            <text:p>-0,3</text:p>
          </table:table-cell>
          <table:table-cell table:formula="of:=1-POWER([.A39];4)" office:value-type="float" office:value="0.98125839">
            <text:p>0,98</text:p>
          </table:table-cell>
          <table:table-cell table:formula="of:=ABS(([.A39]-0.99/2)/(0.99/2))*10" office:value-type="float" office:value="2.52525252525252">
            <text:p>2,53</text:p>
          </table:table-cell>
          <table:table-cell/>
        </table:table-row>
        <table:table-row table:style-name="ro2">
          <table:table-cell table:formula="of:=[.A39]+0.01" office:value-type="float" office:value="0.38">
            <text:p>0,38</text:p>
          </table:table-cell>
          <table:table-cell table:formula="of:=POWER([.A40];3)*3.9+0.1" office:value-type="float" office:value="0.3140008">
            <text:p>0,31</text:p>
          </table:table-cell>
          <table:table-cell table:formula="of:=0-(POWER([.A40];3)*3.9+0.1)" office:value-type="float" office:value="-0.3140008">
            <text:p>-0,31</text:p>
          </table:table-cell>
          <table:table-cell table:formula="of:=1-POWER([.A40];4)" office:value-type="float" office:value="0.97914864">
            <text:p>0,98</text:p>
          </table:table-cell>
          <table:table-cell table:formula="of:=ABS(([.A40]-0.99/2)/(0.99/2))*10" office:value-type="float" office:value="2.32323232323232">
            <text:p>2,32</text:p>
          </table:table-cell>
          <table:table-cell/>
        </table:table-row>
        <table:table-row table:style-name="ro2">
          <table:table-cell table:formula="of:=[.A40]+0.01" office:value-type="float" office:value="0.39">
            <text:p>0,39</text:p>
          </table:table-cell>
          <table:table-cell table:formula="of:=POWER([.A41];3)*3.9+0.1" office:value-type="float" office:value="0.3313441">
            <text:p>0,33</text:p>
          </table:table-cell>
          <table:table-cell table:formula="of:=0-(POWER([.A41];3)*3.9+0.1)" office:value-type="float" office:value="-0.3313441">
            <text:p>-0,33</text:p>
          </table:table-cell>
          <table:table-cell table:formula="of:=1-POWER([.A41];4)" office:value-type="float" office:value="0.97686559">
            <text:p>0,98</text:p>
          </table:table-cell>
          <table:table-cell table:formula="of:=ABS(([.A41]-0.99/2)/(0.99/2))*10" office:value-type="float" office:value="2.12121212121212">
            <text:p>2,12</text:p>
          </table:table-cell>
          <table:table-cell/>
        </table:table-row>
        <table:table-row table:style-name="ro2">
          <table:table-cell table:formula="of:=[.A41]+0.01" office:value-type="float" office:value="0.4">
            <text:p>0,4</text:p>
          </table:table-cell>
          <table:table-cell table:formula="of:=POWER([.A42];3)*3.9+0.1" office:value-type="float" office:value="0.3496">
            <text:p>0,35</text:p>
          </table:table-cell>
          <table:table-cell table:formula="of:=0-(POWER([.A42];3)*3.9+0.1)" office:value-type="float" office:value="-0.3496">
            <text:p>-0,35</text:p>
          </table:table-cell>
          <table:table-cell table:formula="of:=1-POWER([.A42];4)" office:value-type="float" office:value="0.9744">
            <text:p>0,97</text:p>
          </table:table-cell>
          <table:table-cell table:formula="of:=ABS(([.A42]-0.99/2)/(0.99/2))*10" office:value-type="float" office:value="1.91919191919192">
            <text:p>1,92</text:p>
          </table:table-cell>
          <table:table-cell/>
        </table:table-row>
        <table:table-row table:style-name="ro2">
          <table:table-cell table:formula="of:=[.A42]+0.01" office:value-type="float" office:value="0.41">
            <text:p>0,41</text:p>
          </table:table-cell>
          <table:table-cell table:formula="of:=POWER([.A43];3)*3.9+0.1" office:value-type="float" office:value="0.3687919">
            <text:p>0,37</text:p>
          </table:table-cell>
          <table:table-cell table:formula="of:=0-(POWER([.A43];3)*3.9+0.1)" office:value-type="float" office:value="-0.3687919">
            <text:p>-0,37</text:p>
          </table:table-cell>
          <table:table-cell table:formula="of:=1-POWER([.A43];4)" office:value-type="float" office:value="0.97174239">
            <text:p>0,97</text:p>
          </table:table-cell>
          <table:table-cell table:formula="of:=ABS(([.A43]-0.99/2)/(0.99/2))*10" office:value-type="float" office:value="1.71717171717171">
            <text:p>1,72</text:p>
          </table:table-cell>
          <table:table-cell/>
        </table:table-row>
        <table:table-row table:style-name="ro2">
          <table:table-cell table:formula="of:=[.A43]+0.01" office:value-type="float" office:value="0.42">
            <text:p>0,42</text:p>
          </table:table-cell>
          <table:table-cell table:formula="of:=POWER([.A44];3)*3.9+0.1" office:value-type="float" office:value="0.3889432">
            <text:p>0,39</text:p>
          </table:table-cell>
          <table:table-cell table:formula="of:=0-(POWER([.A44];3)*3.9+0.1)" office:value-type="float" office:value="-0.3889432">
            <text:p>-0,39</text:p>
          </table:table-cell>
          <table:table-cell table:formula="of:=1-POWER([.A44];4)" office:value-type="float" office:value="0.96888304">
            <text:p>0,97</text:p>
          </table:table-cell>
          <table:table-cell table:formula="of:=ABS(([.A44]-0.99/2)/(0.99/2))*10" office:value-type="float" office:value="1.51515151515151">
            <text:p>1,52</text:p>
          </table:table-cell>
          <table:table-cell/>
        </table:table-row>
        <table:table-row table:style-name="ro2">
          <table:table-cell table:formula="of:=[.A44]+0.01" office:value-type="float" office:value="0.43">
            <text:p>0,43</text:p>
          </table:table-cell>
          <table:table-cell table:formula="of:=POWER([.A45];3)*3.9+0.1" office:value-type="float" office:value="0.4100773">
            <text:p>0,41</text:p>
          </table:table-cell>
          <table:table-cell table:formula="of:=0-(POWER([.A45];3)*3.9+0.1)" office:value-type="float" office:value="-0.4100773">
            <text:p>-0,41</text:p>
          </table:table-cell>
          <table:table-cell table:formula="of:=1-POWER([.A45];4)" office:value-type="float" office:value="0.96581199">
            <text:p>0,97</text:p>
          </table:table-cell>
          <table:table-cell table:formula="of:=ABS(([.A45]-0.99/2)/(0.99/2))*10" office:value-type="float" office:value="1.31313131313131">
            <text:p>1,31</text:p>
          </table:table-cell>
          <table:table-cell/>
        </table:table-row>
        <table:table-row table:style-name="ro2">
          <table:table-cell table:formula="of:=[.A45]+0.01" office:value-type="float" office:value="0.44">
            <text:p>0,44</text:p>
          </table:table-cell>
          <table:table-cell table:formula="of:=POWER([.A46];3)*3.9+0.1" office:value-type="float" office:value="0.4322176">
            <text:p>0,43</text:p>
          </table:table-cell>
          <table:table-cell table:formula="of:=0-(POWER([.A46];3)*3.9+0.1)" office:value-type="float" office:value="-0.4322176">
            <text:p>-0,43</text:p>
          </table:table-cell>
          <table:table-cell table:formula="of:=1-POWER([.A46];4)" office:value-type="float" office:value="0.96251904">
            <text:p>0,96</text:p>
          </table:table-cell>
          <table:table-cell table:formula="of:=ABS(([.A46]-0.99/2)/(0.99/2))*10" office:value-type="float" office:value="1.11111111111111">
            <text:p>1,11</text:p>
          </table:table-cell>
          <table:table-cell/>
        </table:table-row>
        <table:table-row table:style-name="ro2">
          <table:table-cell table:formula="of:=[.A46]+0.01" office:value-type="float" office:value="0.45">
            <text:p>0,45</text:p>
          </table:table-cell>
          <table:table-cell table:formula="of:=POWER([.A47];3)*3.9+0.1" office:value-type="float" office:value="0.455387500000001">
            <text:p>0,46</text:p>
          </table:table-cell>
          <table:table-cell table:formula="of:=0-(POWER([.A47];3)*3.9+0.1)" office:value-type="float" office:value="-0.455387500000001">
            <text:p>-0,46</text:p>
          </table:table-cell>
          <table:table-cell table:formula="of:=1-POWER([.A47];4)" office:value-type="float" office:value="0.95899375">
            <text:p>0,96</text:p>
          </table:table-cell>
          <table:table-cell table:formula="of:=ABS(([.A47]-0.99/2)/(0.99/2))*10" office:value-type="float" office:value="0.909090909090904">
            <text:p>0,91</text:p>
          </table:table-cell>
          <table:table-cell/>
        </table:table-row>
        <table:table-row table:style-name="ro2">
          <table:table-cell table:formula="of:=[.A47]+0.01" office:value-type="float" office:value="0.46">
            <text:p>0,46</text:p>
          </table:table-cell>
          <table:table-cell table:formula="of:=POWER([.A48];3)*3.9+0.1" office:value-type="float" office:value="0.479610400000001">
            <text:p>0,48</text:p>
          </table:table-cell>
          <table:table-cell table:formula="of:=0-(POWER([.A48];3)*3.9+0.1)" office:value-type="float" office:value="-0.479610400000001">
            <text:p>-0,48</text:p>
          </table:table-cell>
          <table:table-cell table:formula="of:=1-POWER([.A48];4)" office:value-type="float" office:value="0.95522544">
            <text:p>0,96</text:p>
          </table:table-cell>
          <table:table-cell table:formula="of:=ABS(([.A48]-0.99/2)/(0.99/2))*10" office:value-type="float" office:value="0.707070707070702">
            <text:p>0,71</text:p>
          </table:table-cell>
          <table:table-cell/>
        </table:table-row>
        <table:table-row table:style-name="ro2">
          <table:table-cell table:formula="of:=[.A48]+0.01" office:value-type="float" office:value="0.47">
            <text:p>0,47</text:p>
          </table:table-cell>
          <table:table-cell table:formula="of:=POWER([.A49];3)*3.9+0.1" office:value-type="float" office:value="0.504909700000001">
            <text:p>0,5</text:p>
          </table:table-cell>
          <table:table-cell table:formula="of:=0-(POWER([.A49];3)*3.9+0.1)" office:value-type="float" office:value="-0.504909700000001">
            <text:p>-0,5</text:p>
          </table:table-cell>
          <table:table-cell table:formula="of:=1-POWER([.A49];4)" office:value-type="float" office:value="0.95120319">
            <text:p>0,95</text:p>
          </table:table-cell>
          <table:table-cell table:formula="of:=ABS(([.A49]-0.99/2)/(0.99/2))*10" office:value-type="float" office:value="0.5050505050505">
            <text:p>0,51</text:p>
          </table:table-cell>
          <table:table-cell/>
        </table:table-row>
        <table:table-row table:style-name="ro2">
          <table:table-cell table:formula="of:=[.A49]+0.01" office:value-type="float" office:value="0.48">
            <text:p>0,48</text:p>
          </table:table-cell>
          <table:table-cell table:formula="of:=POWER([.A50];3)*3.9+0.1" office:value-type="float" office:value="0.531308800000001">
            <text:p>0,53</text:p>
          </table:table-cell>
          <table:table-cell table:formula="of:=0-(POWER([.A50];3)*3.9+0.1)" office:value-type="float" office:value="-0.531308800000001">
            <text:p>-0,53</text:p>
          </table:table-cell>
          <table:table-cell table:formula="of:=1-POWER([.A50];4)" office:value-type="float" office:value="0.94691584">
            <text:p>0,95</text:p>
          </table:table-cell>
          <table:table-cell table:formula="of:=ABS(([.A50]-0.99/2)/(0.99/2))*10" office:value-type="float" office:value="0.303030303030298">
            <text:p>0,3</text:p>
          </table:table-cell>
          <table:table-cell/>
        </table:table-row>
        <table:table-row table:style-name="ro2">
          <table:table-cell table:formula="of:=[.A50]+0.01" office:value-type="float" office:value="0.49">
            <text:p>0,49</text:p>
          </table:table-cell>
          <table:table-cell table:formula="of:=POWER([.A51];3)*3.9+0.1" office:value-type="float" office:value="0.558831100000001">
            <text:p>0,56</text:p>
          </table:table-cell>
          <table:table-cell table:formula="of:=0-(POWER([.A51];3)*3.9+0.1)" office:value-type="float" office:value="-0.558831100000001">
            <text:p>-0,56</text:p>
          </table:table-cell>
          <table:table-cell table:formula="of:=1-POWER([.A51];4)" office:value-type="float" office:value="0.94235199">
            <text:p>0,94</text:p>
          </table:table-cell>
          <table:table-cell table:formula="of:=ABS(([.A51]-0.99/2)/(0.99/2))*10" office:value-type="float" office:value="0.101010101010095">
            <text:p>0,1</text:p>
          </table:table-cell>
          <table:table-cell/>
        </table:table-row>
        <table:table-row table:style-name="ro2">
          <table:table-cell table:formula="of:=[.A51]+0.01" office:value-type="float" office:value="0.5">
            <text:p>0,5</text:p>
          </table:table-cell>
          <table:table-cell table:formula="of:=POWER([.A52];3)*3.9+0.1" office:value-type="float" office:value="0.587500000000001">
            <text:p>0,59</text:p>
          </table:table-cell>
          <table:table-cell table:formula="of:=0-(POWER([.A52];3)*3.9+0.1)" office:value-type="float" office:value="-0.587500000000001">
            <text:p>-0,59</text:p>
          </table:table-cell>
          <table:table-cell table:formula="of:=1-POWER([.A52];4)" office:value-type="float" office:value="0.9375">
            <text:p>0,94</text:p>
          </table:table-cell>
          <table:table-cell table:formula="of:=ABS(([.A52]-0.99/2)/(0.99/2))*10" office:value-type="float" office:value="0.101010101010106">
            <text:p>0,1</text:p>
          </table:table-cell>
          <table:table-cell/>
        </table:table-row>
        <table:table-row table:style-name="ro2">
          <table:table-cell table:formula="of:=[.A52]+0.01" office:value-type="float" office:value="0.51">
            <text:p>0,51</text:p>
          </table:table-cell>
          <table:table-cell table:formula="of:=POWER([.A53];3)*3.9+0.1" office:value-type="float" office:value="0.617338900000001">
            <text:p>0,62</text:p>
          </table:table-cell>
          <table:table-cell table:formula="of:=0-(POWER([.A53];3)*3.9+0.1)" office:value-type="float" office:value="-0.617338900000001">
            <text:p>-0,62</text:p>
          </table:table-cell>
          <table:table-cell table:formula="of:=1-POWER([.A53];4)" office:value-type="float" office:value="0.93234799">
            <text:p>0,93</text:p>
          </table:table-cell>
          <table:table-cell table:formula="of:=ABS(([.A53]-0.99/2)/(0.99/2))*10" office:value-type="float" office:value="0.303030303030308">
            <text:p>0,3</text:p>
          </table:table-cell>
          <table:table-cell/>
        </table:table-row>
        <table:table-row table:style-name="ro2">
          <table:table-cell table:formula="of:=[.A53]+0.01" office:value-type="float" office:value="0.52">
            <text:p>0,52</text:p>
          </table:table-cell>
          <table:table-cell table:formula="of:=POWER([.A54];3)*3.9+0.1" office:value-type="float" office:value="0.648371200000001">
            <text:p>0,65</text:p>
          </table:table-cell>
          <table:table-cell table:formula="of:=0-(POWER([.A54];3)*3.9+0.1)" office:value-type="float" office:value="-0.648371200000001">
            <text:p>-0,65</text:p>
          </table:table-cell>
          <table:table-cell table:formula="of:=1-POWER([.A54];4)" office:value-type="float" office:value="0.92688384">
            <text:p>0,93</text:p>
          </table:table-cell>
          <table:table-cell table:formula="of:=ABS(([.A54]-0.99/2)/(0.99/2))*10" office:value-type="float" office:value="0.50505050505051">
            <text:p>0,51</text:p>
          </table:table-cell>
          <table:table-cell/>
        </table:table-row>
        <table:table-row table:style-name="ro2">
          <table:table-cell table:formula="of:=[.A54]+0.01" office:value-type="float" office:value="0.53">
            <text:p>0,53</text:p>
          </table:table-cell>
          <table:table-cell table:formula="of:=POWER([.A55];3)*3.9+0.1" office:value-type="float" office:value="0.680620300000001">
            <text:p>0,68</text:p>
          </table:table-cell>
          <table:table-cell table:formula="of:=0-(POWER([.A55];3)*3.9+0.1)" office:value-type="float" office:value="-0.680620300000001">
            <text:p>-0,68</text:p>
          </table:table-cell>
          <table:table-cell table:formula="of:=1-POWER([.A55];4)" office:value-type="float" office:value="0.92109519">
            <text:p>0,92</text:p>
          </table:table-cell>
          <table:table-cell table:formula="of:=ABS(([.A55]-0.99/2)/(0.99/2))*10" office:value-type="float" office:value="0.707070707070712">
            <text:p>0,71</text:p>
          </table:table-cell>
          <table:table-cell/>
        </table:table-row>
        <table:table-row table:style-name="ro2">
          <table:table-cell table:formula="of:=[.A55]+0.01" office:value-type="float" office:value="0.54">
            <text:p>0,54</text:p>
          </table:table-cell>
          <table:table-cell table:formula="of:=POWER([.A56];3)*3.9+0.1" office:value-type="float" office:value="0.714109600000001">
            <text:p>0,71</text:p>
          </table:table-cell>
          <table:table-cell table:formula="of:=0-(POWER([.A56];3)*3.9+0.1)" office:value-type="float" office:value="-0.714109600000001">
            <text:p>-0,71</text:p>
          </table:table-cell>
          <table:table-cell table:formula="of:=1-POWER([.A56];4)" office:value-type="float" office:value="0.91496944">
            <text:p>0,91</text:p>
          </table:table-cell>
          <table:table-cell table:formula="of:=ABS(([.A56]-0.99/2)/(0.99/2))*10" office:value-type="float" office:value="0.909090909090914">
            <text:p>0,91</text:p>
          </table:table-cell>
          <table:table-cell/>
        </table:table-row>
        <table:table-row table:style-name="ro2">
          <table:table-cell table:formula="of:=[.A56]+0.01" office:value-type="float" office:value="0.55">
            <text:p>0,55</text:p>
          </table:table-cell>
          <table:table-cell table:formula="of:=POWER([.A57];3)*3.9+0.1" office:value-type="float" office:value="0.748862500000001">
            <text:p>0,75</text:p>
          </table:table-cell>
          <table:table-cell table:formula="of:=0-(POWER([.A57];3)*3.9+0.1)" office:value-type="float" office:value="-0.748862500000001">
            <text:p>-0,75</text:p>
          </table:table-cell>
          <table:table-cell table:formula="of:=1-POWER([.A57];4)" office:value-type="float" office:value="0.90849375">
            <text:p>0,91</text:p>
          </table:table-cell>
          <table:table-cell table:formula="of:=ABS(([.A57]-0.99/2)/(0.99/2))*10" office:value-type="float" office:value="1.11111111111112">
            <text:p>1,11</text:p>
          </table:table-cell>
          <table:table-cell/>
        </table:table-row>
        <table:table-row table:style-name="ro2">
          <table:table-cell table:formula="of:=[.A57]+0.01" office:value-type="float" office:value="0.56">
            <text:p>0,56</text:p>
          </table:table-cell>
          <table:table-cell table:formula="of:=POWER([.A58];3)*3.9+0.1" office:value-type="float" office:value="0.784902400000001">
            <text:p>0,78</text:p>
          </table:table-cell>
          <table:table-cell table:formula="of:=0-(POWER([.A58];3)*3.9+0.1)" office:value-type="float" office:value="-0.784902400000001">
            <text:p>-0,78</text:p>
          </table:table-cell>
          <table:table-cell table:formula="of:=1-POWER([.A58];4)" office:value-type="float" office:value="0.90165504">
            <text:p>0,9</text:p>
          </table:table-cell>
          <table:table-cell table:formula="of:=ABS(([.A58]-0.99/2)/(0.99/2))*10" office:value-type="float" office:value="1.31313131313132">
            <text:p>1,31</text:p>
          </table:table-cell>
          <table:table-cell/>
        </table:table-row>
        <table:table-row table:style-name="ro2">
          <table:table-cell table:formula="of:=[.A58]+0.01" office:value-type="float" office:value="0.57">
            <text:p>0,57</text:p>
          </table:table-cell>
          <table:table-cell table:formula="of:=POWER([.A59];3)*3.9+0.1" office:value-type="float" office:value="0.822252700000001">
            <text:p>0,82</text:p>
          </table:table-cell>
          <table:table-cell table:formula="of:=0-(POWER([.A59];3)*3.9+0.1)" office:value-type="float" office:value="-0.822252700000001">
            <text:p>-0,82</text:p>
          </table:table-cell>
          <table:table-cell table:formula="of:=1-POWER([.A59];4)" office:value-type="float" office:value="0.89443999">
            <text:p>0,89</text:p>
          </table:table-cell>
          <table:table-cell table:formula="of:=ABS(([.A59]-0.99/2)/(0.99/2))*10" office:value-type="float" office:value="1.51515151515152">
            <text:p>1,52</text:p>
          </table:table-cell>
          <table:table-cell/>
        </table:table-row>
        <table:table-row table:style-name="ro2">
          <table:table-cell table:formula="of:=[.A59]+0.01" office:value-type="float" office:value="0.58">
            <text:p>0,58</text:p>
          </table:table-cell>
          <table:table-cell table:formula="of:=POWER([.A60];3)*3.9+0.1" office:value-type="float" office:value="0.860936800000001">
            <text:p>0,86</text:p>
          </table:table-cell>
          <table:table-cell table:formula="of:=0-(POWER([.A60];3)*3.9+0.1)" office:value-type="float" office:value="-0.860936800000001">
            <text:p>-0,86</text:p>
          </table:table-cell>
          <table:table-cell table:formula="of:=1-POWER([.A60];4)" office:value-type="float" office:value="0.88683504">
            <text:p>0,89</text:p>
          </table:table-cell>
          <table:table-cell table:formula="of:=ABS(([.A60]-0.99/2)/(0.99/2))*10" office:value-type="float" office:value="1.71717171717172">
            <text:p>1,72</text:p>
          </table:table-cell>
          <table:table-cell/>
        </table:table-row>
        <table:table-row table:style-name="ro2">
          <table:table-cell table:formula="of:=[.A60]+0.01" office:value-type="float" office:value="0.59">
            <text:p>0,59</text:p>
          </table:table-cell>
          <table:table-cell table:formula="of:=POWER([.A61];3)*3.9+0.1" office:value-type="float" office:value="0.900978100000001">
            <text:p>0,9</text:p>
          </table:table-cell>
          <table:table-cell table:formula="of:=0-(POWER([.A61];3)*3.9+0.1)" office:value-type="float" office:value="-0.900978100000001">
            <text:p>-0,9</text:p>
          </table:table-cell>
          <table:table-cell table:formula="of:=1-POWER([.A61];4)" office:value-type="float" office:value="0.87882639">
            <text:p>0,88</text:p>
          </table:table-cell>
          <table:table-cell table:formula="of:=ABS(([.A61]-0.99/2)/(0.99/2))*10" office:value-type="float" office:value="1.91919191919193">
            <text:p>1,92</text:p>
          </table:table-cell>
          <table:table-cell/>
        </table:table-row>
        <table:table-row table:style-name="ro2">
          <table:table-cell table:formula="of:=[.A61]+0.01" office:value-type="float" office:value="0.6">
            <text:p>0,6</text:p>
          </table:table-cell>
          <table:table-cell table:formula="of:=POWER([.A62];3)*3.9+0.1" office:value-type="float" office:value="0.942400000000001">
            <text:p>0,94</text:p>
          </table:table-cell>
          <table:table-cell table:formula="of:=0-(POWER([.A62];3)*3.9+0.1)" office:value-type="float" office:value="-0.942400000000001">
            <text:p>-0,94</text:p>
          </table:table-cell>
          <table:table-cell table:formula="of:=1-POWER([.A62];4)" office:value-type="float" office:value="0.8704">
            <text:p>0,87</text:p>
          </table:table-cell>
          <table:table-cell table:formula="of:=ABS(([.A62]-0.99/2)/(0.99/2))*10" office:value-type="float" office:value="2.12121212121213">
            <text:p>2,12</text:p>
          </table:table-cell>
          <table:table-cell/>
        </table:table-row>
        <table:table-row table:style-name="ro2">
          <table:table-cell table:formula="of:=[.A62]+0.01" office:value-type="float" office:value="0.61">
            <text:p>0,61</text:p>
          </table:table-cell>
          <table:table-cell table:formula="of:=POWER([.A63];3)*3.9+0.1" office:value-type="float" office:value="0.985225900000001">
            <text:p>0,99</text:p>
          </table:table-cell>
          <table:table-cell table:formula="of:=0-(POWER([.A63];3)*3.9+0.1)" office:value-type="float" office:value="-0.985225900000001">
            <text:p>-0,99</text:p>
          </table:table-cell>
          <table:table-cell table:formula="of:=1-POWER([.A63];4)" office:value-type="float" office:value="0.86154159">
            <text:p>0,86</text:p>
          </table:table-cell>
          <table:table-cell table:formula="of:=ABS(([.A63]-0.99/2)/(0.99/2))*10" office:value-type="float" office:value="2.32323232323233">
            <text:p>2,32</text:p>
          </table:table-cell>
          <table:table-cell/>
        </table:table-row>
        <table:table-row table:style-name="ro2">
          <table:table-cell table:formula="of:=[.A63]+0.01" office:value-type="float" office:value="0.62">
            <text:p>0,62</text:p>
          </table:table-cell>
          <table:table-cell table:formula="of:=POWER([.A64];3)*3.9+0.1" office:value-type="float" office:value="1.0294792">
            <text:p>1,03</text:p>
          </table:table-cell>
          <table:table-cell table:formula="of:=0-(POWER([.A64];3)*3.9+0.1)" office:value-type="float" office:value="-1.0294792">
            <text:p>-1,03</text:p>
          </table:table-cell>
          <table:table-cell table:formula="of:=1-POWER([.A64];4)" office:value-type="float" office:value="0.85223664">
            <text:p>0,85</text:p>
          </table:table-cell>
          <table:table-cell table:formula="of:=ABS(([.A64]-0.99/2)/(0.99/2))*10" office:value-type="float" office:value="2.52525252525253">
            <text:p>2,53</text:p>
          </table:table-cell>
          <table:table-cell/>
        </table:table-row>
        <table:table-row table:style-name="ro2">
          <table:table-cell table:formula="of:=[.A64]+0.01" office:value-type="float" office:value="0.63">
            <text:p>0,63</text:p>
          </table:table-cell>
          <table:table-cell table:formula="of:=POWER([.A65];3)*3.9+0.1" office:value-type="float" office:value="1.0751833">
            <text:p>1,08</text:p>
          </table:table-cell>
          <table:table-cell table:formula="of:=0-(POWER([.A65];3)*3.9+0.1)" office:value-type="float" office:value="-1.0751833">
            <text:p>-1,08</text:p>
          </table:table-cell>
          <table:table-cell table:formula="of:=1-POWER([.A65];4)" office:value-type="float" office:value="0.84247039">
            <text:p>0,84</text:p>
          </table:table-cell>
          <table:table-cell table:formula="of:=ABS(([.A65]-0.99/2)/(0.99/2))*10" office:value-type="float" office:value="2.72727272727273">
            <text:p>2,73</text:p>
          </table:table-cell>
          <table:table-cell/>
        </table:table-row>
        <table:table-row table:style-name="ro2">
          <table:table-cell table:formula="of:=[.A65]+0.01" office:value-type="float" office:value="0.64">
            <text:p>0,64</text:p>
          </table:table-cell>
          <table:table-cell table:formula="of:=POWER([.A66];3)*3.9+0.1" office:value-type="float" office:value="1.1223616">
            <text:p>1,12</text:p>
          </table:table-cell>
          <table:table-cell table:formula="of:=0-(POWER([.A66];3)*3.9+0.1)" office:value-type="float" office:value="-1.1223616">
            <text:p>-1,12</text:p>
          </table:table-cell>
          <table:table-cell table:formula="of:=1-POWER([.A66];4)" office:value-type="float" office:value="0.83222784">
            <text:p>0,83</text:p>
          </table:table-cell>
          <table:table-cell table:formula="of:=ABS(([.A66]-0.99/2)/(0.99/2))*10" office:value-type="float" office:value="2.92929292929294">
            <text:p>2,93</text:p>
          </table:table-cell>
          <table:table-cell/>
        </table:table-row>
        <table:table-row table:style-name="ro2">
          <table:table-cell table:formula="of:=[.A66]+0.01" office:value-type="float" office:value="0.65">
            <text:p>0,65</text:p>
          </table:table-cell>
          <table:table-cell table:formula="of:=POWER([.A67];3)*3.9+0.1" office:value-type="float" office:value="1.1710375">
            <text:p>1,17</text:p>
          </table:table-cell>
          <table:table-cell table:formula="of:=0-(POWER([.A67];3)*3.9+0.1)" office:value-type="float" office:value="-1.1710375">
            <text:p>-1,17</text:p>
          </table:table-cell>
          <table:table-cell table:formula="of:=1-POWER([.A67];4)" office:value-type="float" office:value="0.82149375">
            <text:p>0,82</text:p>
          </table:table-cell>
          <table:table-cell table:formula="of:=ABS(([.A67]-0.99/2)/(0.99/2))*10" office:value-type="float" office:value="3.13131313131314">
            <text:p>3,13</text:p>
          </table:table-cell>
          <table:table-cell/>
        </table:table-row>
        <table:table-row table:style-name="ro2">
          <table:table-cell table:formula="of:=[.A67]+0.01" office:value-type="float" office:value="0.66">
            <text:p>0,66</text:p>
          </table:table-cell>
          <table:table-cell table:formula="of:=POWER([.A68];3)*3.9+0.1" office:value-type="float" office:value="1.2212344">
            <text:p>1,22</text:p>
          </table:table-cell>
          <table:table-cell table:formula="of:=0-(POWER([.A68];3)*3.9+0.1)" office:value-type="float" office:value="-1.2212344">
            <text:p>-1,22</text:p>
          </table:table-cell>
          <table:table-cell table:formula="of:=1-POWER([.A68];4)" office:value-type="float" office:value="0.81025264">
            <text:p>0,81</text:p>
          </table:table-cell>
          <table:table-cell table:formula="of:=ABS(([.A68]-0.99/2)/(0.99/2))*10" office:value-type="float" office:value="3.33333333333334">
            <text:p>3,33</text:p>
          </table:table-cell>
          <table:table-cell/>
        </table:table-row>
        <table:table-row table:style-name="ro2">
          <table:table-cell table:formula="of:=[.A68]+0.01" office:value-type="float" office:value="0.67">
            <text:p>0,67</text:p>
          </table:table-cell>
          <table:table-cell table:formula="of:=POWER([.A69];3)*3.9+0.1" office:value-type="float" office:value="1.2729757">
            <text:p>1,27</text:p>
          </table:table-cell>
          <table:table-cell table:formula="of:=0-(POWER([.A69];3)*3.9+0.1)" office:value-type="float" office:value="-1.2729757">
            <text:p>-1,27</text:p>
          </table:table-cell>
          <table:table-cell table:formula="of:=1-POWER([.A69];4)" office:value-type="float" office:value="0.79848879">
            <text:p>0,8</text:p>
          </table:table-cell>
          <table:table-cell table:formula="of:=ABS(([.A69]-0.99/2)/(0.99/2))*10" office:value-type="float" office:value="3.53535353535354">
            <text:p>3,54</text:p>
          </table:table-cell>
          <table:table-cell/>
        </table:table-row>
        <table:table-row table:style-name="ro2">
          <table:table-cell table:formula="of:=[.A69]+0.01" office:value-type="float" office:value="0.68">
            <text:p>0,68</text:p>
          </table:table-cell>
          <table:table-cell table:formula="of:=POWER([.A70];3)*3.9+0.1" office:value-type="float" office:value="1.3262848">
            <text:p>1,33</text:p>
          </table:table-cell>
          <table:table-cell table:formula="of:=0-(POWER([.A70];3)*3.9+0.1)" office:value-type="float" office:value="-1.3262848">
            <text:p>-1,33</text:p>
          </table:table-cell>
          <table:table-cell table:formula="of:=1-POWER([.A70];4)" office:value-type="float" office:value="0.786186239999999">
            <text:p>0,79</text:p>
          </table:table-cell>
          <table:table-cell table:formula="of:=ABS(([.A70]-0.99/2)/(0.99/2))*10" office:value-type="float" office:value="3.73737373737375">
            <text:p>3,74</text:p>
          </table:table-cell>
          <table:table-cell/>
        </table:table-row>
        <table:table-row table:style-name="ro2">
          <table:table-cell table:formula="of:=[.A70]+0.01" office:value-type="float" office:value="0.69">
            <text:p>0,69</text:p>
          </table:table-cell>
          <table:table-cell table:formula="of:=POWER([.A71];3)*3.9+0.1" office:value-type="float" office:value="1.3811851">
            <text:p>1,38</text:p>
          </table:table-cell>
          <table:table-cell table:formula="of:=0-(POWER([.A71];3)*3.9+0.1)" office:value-type="float" office:value="-1.3811851">
            <text:p>-1,38</text:p>
          </table:table-cell>
          <table:table-cell table:formula="of:=1-POWER([.A71];4)" office:value-type="float" office:value="0.773328789999999">
            <text:p>0,77</text:p>
          </table:table-cell>
          <table:table-cell table:formula="of:=ABS(([.A71]-0.99/2)/(0.99/2))*10" office:value-type="float" office:value="3.93939393939395">
            <text:p>3,94</text:p>
          </table:table-cell>
          <table:table-cell/>
        </table:table-row>
        <table:table-row table:style-name="ro2">
          <table:table-cell table:formula="of:=[.A71]+0.01" office:value-type="float" office:value="0.7">
            <text:p>0,7</text:p>
          </table:table-cell>
          <table:table-cell table:formula="of:=POWER([.A72];3)*3.9+0.1" office:value-type="float" office:value="1.4377">
            <text:p>1,44</text:p>
          </table:table-cell>
          <table:table-cell table:formula="of:=0-(POWER([.A72];3)*3.9+0.1)" office:value-type="float" office:value="-1.4377">
            <text:p>-1,44</text:p>
          </table:table-cell>
          <table:table-cell table:formula="of:=1-POWER([.A72];4)" office:value-type="float" office:value="0.759899999999999">
            <text:p>0,76</text:p>
          </table:table-cell>
          <table:table-cell table:formula="of:=ABS(([.A72]-0.99/2)/(0.99/2))*10" office:value-type="float" office:value="4.14141414141415">
            <text:p>4,14</text:p>
          </table:table-cell>
          <table:table-cell/>
        </table:table-row>
        <table:table-row table:style-name="ro2">
          <table:table-cell table:formula="of:=[.A72]+0.01" office:value-type="float" office:value="0.71">
            <text:p>0,71</text:p>
          </table:table-cell>
          <table:table-cell table:formula="of:=POWER([.A73];3)*3.9+0.1" office:value-type="float" office:value="1.4958529">
            <text:p>1,5</text:p>
          </table:table-cell>
          <table:table-cell table:formula="of:=0-(POWER([.A73];3)*3.9+0.1)" office:value-type="float" office:value="-1.4958529">
            <text:p>-1,5</text:p>
          </table:table-cell>
          <table:table-cell table:formula="of:=1-POWER([.A73];4)" office:value-type="float" office:value="0.745883189999999">
            <text:p>0,75</text:p>
          </table:table-cell>
          <table:table-cell table:formula="of:=ABS(([.A73]-0.99/2)/(0.99/2))*10" office:value-type="float" office:value="4.34343434343435">
            <text:p>4,34</text:p>
          </table:table-cell>
          <table:table-cell/>
        </table:table-row>
        <table:table-row table:style-name="ro2">
          <table:table-cell table:formula="of:=[.A73]+0.01" office:value-type="float" office:value="0.72">
            <text:p>0,72</text:p>
          </table:table-cell>
          <table:table-cell table:formula="of:=POWER([.A74];3)*3.9+0.1" office:value-type="float" office:value="1.5556672">
            <text:p>1,56</text:p>
          </table:table-cell>
          <table:table-cell table:formula="of:=0-(POWER([.A74];3)*3.9+0.1)" office:value-type="float" office:value="-1.5556672">
            <text:p>-1,56</text:p>
          </table:table-cell>
          <table:table-cell table:formula="of:=1-POWER([.A74];4)" office:value-type="float" office:value="0.731261439999999">
            <text:p>0,73</text:p>
          </table:table-cell>
          <table:table-cell table:formula="of:=ABS(([.A74]-0.99/2)/(0.99/2))*10" office:value-type="float" office:value="4.54545454545455">
            <text:p>4,55</text:p>
          </table:table-cell>
          <table:table-cell/>
        </table:table-row>
        <table:table-row table:style-name="ro2">
          <table:table-cell table:formula="of:=[.A74]+0.01" office:value-type="float" office:value="0.73">
            <text:p>0,73</text:p>
          </table:table-cell>
          <table:table-cell table:formula="of:=POWER([.A75];3)*3.9+0.1" office:value-type="float" office:value="1.6171663">
            <text:p>1,62</text:p>
          </table:table-cell>
          <table:table-cell table:formula="of:=0-(POWER([.A75];3)*3.9+0.1)" office:value-type="float" office:value="-1.6171663">
            <text:p>-1,62</text:p>
          </table:table-cell>
          <table:table-cell table:formula="of:=1-POWER([.A75];4)" office:value-type="float" office:value="0.716017589999999">
            <text:p>0,72</text:p>
          </table:table-cell>
          <table:table-cell table:formula="of:=ABS(([.A75]-0.99/2)/(0.99/2))*10" office:value-type="float" office:value="4.74747474747476">
            <text:p>4,75</text:p>
          </table:table-cell>
          <table:table-cell/>
        </table:table-row>
        <table:table-row table:style-name="ro2">
          <table:table-cell table:formula="of:=[.A75]+0.01" office:value-type="float" office:value="0.74">
            <text:p>0,74</text:p>
          </table:table-cell>
          <table:table-cell table:formula="of:=POWER([.A76];3)*3.9+0.1" office:value-type="float" office:value="1.6803736">
            <text:p>1,68</text:p>
          </table:table-cell>
          <table:table-cell table:formula="of:=0-(POWER([.A76];3)*3.9+0.1)" office:value-type="float" office:value="-1.6803736">
            <text:p>-1,68</text:p>
          </table:table-cell>
          <table:table-cell table:formula="of:=1-POWER([.A76];4)" office:value-type="float" office:value="0.700134239999999">
            <text:p>0,7</text:p>
          </table:table-cell>
          <table:table-cell table:formula="of:=ABS(([.A76]-0.99/2)/(0.99/2))*10" office:value-type="float" office:value="4.94949494949496">
            <text:p>4,95</text:p>
          </table:table-cell>
          <table:table-cell/>
        </table:table-row>
        <table:table-row table:style-name="ro2">
          <table:table-cell table:formula="of:=[.A76]+0.01" office:value-type="float" office:value="0.75">
            <text:p>0,75</text:p>
          </table:table-cell>
          <table:table-cell table:formula="of:=POWER([.A77];3)*3.9+0.1" office:value-type="float" office:value="1.7453125">
            <text:p>1,75</text:p>
          </table:table-cell>
          <table:table-cell table:formula="of:=0-(POWER([.A77];3)*3.9+0.1)" office:value-type="float" office:value="-1.7453125">
            <text:p>-1,75</text:p>
          </table:table-cell>
          <table:table-cell table:formula="of:=1-POWER([.A77];4)" office:value-type="float" office:value="0.683593749999999">
            <text:p>0,68</text:p>
          </table:table-cell>
          <table:table-cell table:formula="of:=ABS(([.A77]-0.99/2)/(0.99/2))*10" office:value-type="float" office:value="5.15151515151516">
            <text:p>5,15</text:p>
          </table:table-cell>
          <table:table-cell/>
        </table:table-row>
        <table:table-row table:style-name="ro2">
          <table:table-cell table:formula="of:=[.A77]+0.01" office:value-type="float" office:value="0.76">
            <text:p>0,76</text:p>
          </table:table-cell>
          <table:table-cell table:formula="of:=POWER([.A78];3)*3.9+0.1" office:value-type="float" office:value="1.8120064">
            <text:p>1,81</text:p>
          </table:table-cell>
          <table:table-cell table:formula="of:=0-(POWER([.A78];3)*3.9+0.1)" office:value-type="float" office:value="-1.8120064">
            <text:p>-1,81</text:p>
          </table:table-cell>
          <table:table-cell table:formula="of:=1-POWER([.A78];4)" office:value-type="float" office:value="0.666378239999999">
            <text:p>0,67</text:p>
          </table:table-cell>
          <table:table-cell table:formula="of:=ABS(([.A78]-0.99/2)/(0.99/2))*10" office:value-type="float" office:value="5.35353535353536">
            <text:p>5,35</text:p>
          </table:table-cell>
          <table:table-cell/>
        </table:table-row>
        <table:table-row table:style-name="ro2">
          <table:table-cell table:formula="of:=[.A78]+0.01" office:value-type="float" office:value="0.77">
            <text:p>0,77</text:p>
          </table:table-cell>
          <table:table-cell table:formula="of:=POWER([.A79];3)*3.9+0.1" office:value-type="float" office:value="1.8804787">
            <text:p>1,88</text:p>
          </table:table-cell>
          <table:table-cell table:formula="of:=0-(POWER([.A79];3)*3.9+0.1)" office:value-type="float" office:value="-1.8804787">
            <text:p>-1,88</text:p>
          </table:table-cell>
          <table:table-cell table:formula="of:=1-POWER([.A79];4)" office:value-type="float" office:value="0.648469589999999">
            <text:p>0,65</text:p>
          </table:table-cell>
          <table:table-cell table:formula="of:=ABS(([.A79]-0.99/2)/(0.99/2))*10" office:value-type="float" office:value="5.55555555555556">
            <text:p>5,56</text:p>
          </table:table-cell>
          <table:table-cell/>
        </table:table-row>
        <table:table-row table:style-name="ro2">
          <table:table-cell table:formula="of:=[.A79]+0.01" office:value-type="float" office:value="0.78">
            <text:p>0,78</text:p>
          </table:table-cell>
          <table:table-cell table:formula="of:=POWER([.A80];3)*3.9+0.1" office:value-type="float" office:value="1.9507528">
            <text:p>1,95</text:p>
          </table:table-cell>
          <table:table-cell table:formula="of:=0-(POWER([.A80];3)*3.9+0.1)" office:value-type="float" office:value="-1.9507528">
            <text:p>-1,95</text:p>
          </table:table-cell>
          <table:table-cell table:formula="of:=1-POWER([.A80];4)" office:value-type="float" office:value="0.629849439999999">
            <text:p>0,63</text:p>
          </table:table-cell>
          <table:table-cell table:formula="of:=ABS(([.A80]-0.99/2)/(0.99/2))*10" office:value-type="float" office:value="5.75757575757577">
            <text:p>5,76</text:p>
          </table:table-cell>
          <table:table-cell/>
        </table:table-row>
        <table:table-row table:style-name="ro2">
          <table:table-cell table:formula="of:=[.A80]+0.01" office:value-type="float" office:value="0.790000000000001">
            <text:p>0,79</text:p>
          </table:table-cell>
          <table:table-cell table:formula="of:=POWER([.A81];3)*3.9+0.1" office:value-type="float" office:value="2.0228521">
            <text:p>2,02</text:p>
          </table:table-cell>
          <table:table-cell table:formula="of:=0-(POWER([.A81];3)*3.9+0.1)" office:value-type="float" office:value="-2.0228521">
            <text:p>-2,02</text:p>
          </table:table-cell>
          <table:table-cell table:formula="of:=1-POWER([.A81];4)" office:value-type="float" office:value="0.610499189999999">
            <text:p>0,61</text:p>
          </table:table-cell>
          <table:table-cell table:formula="of:=ABS(([.A81]-0.99/2)/(0.99/2))*10" office:value-type="float" office:value="5.95959595959597">
            <text:p>5,96</text:p>
          </table:table-cell>
          <table:table-cell/>
        </table:table-row>
        <table:table-row table:style-name="ro2">
          <table:table-cell table:formula="of:=[.A81]+0.01" office:value-type="float" office:value="0.8">
            <text:p>0,8</text:p>
          </table:table-cell>
          <table:table-cell table:formula="of:=POWER([.A82];3)*3.9+0.1" office:value-type="float" office:value="2.0968">
            <text:p>2,1</text:p>
          </table:table-cell>
          <table:table-cell table:formula="of:=0-(POWER([.A82];3)*3.9+0.1)" office:value-type="float" office:value="-2.0968">
            <text:p>-2,1</text:p>
          </table:table-cell>
          <table:table-cell table:formula="of:=1-POWER([.A82];4)" office:value-type="float" office:value="0.590399999999999">
            <text:p>0,59</text:p>
          </table:table-cell>
          <table:table-cell table:formula="of:=ABS(([.A82]-0.99/2)/(0.99/2))*10" office:value-type="float" office:value="6.16161616161617">
            <text:p>6,16</text:p>
          </table:table-cell>
          <table:table-cell/>
        </table:table-row>
        <table:table-row table:style-name="ro2">
          <table:table-cell table:formula="of:=[.A82]+0.01" office:value-type="float" office:value="0.810000000000001">
            <text:p>0,81</text:p>
          </table:table-cell>
          <table:table-cell table:formula="of:=POWER([.A83];3)*3.9+0.1" office:value-type="float" office:value="2.1726199">
            <text:p>2,17</text:p>
          </table:table-cell>
          <table:table-cell table:formula="of:=0-(POWER([.A83];3)*3.9+0.1)" office:value-type="float" office:value="-2.1726199">
            <text:p>-2,17</text:p>
          </table:table-cell>
          <table:table-cell table:formula="of:=1-POWER([.A83];4)" office:value-type="float" office:value="0.569532789999999">
            <text:p>0,57</text:p>
          </table:table-cell>
          <table:table-cell table:formula="of:=ABS(([.A83]-0.99/2)/(0.99/2))*10" office:value-type="float" office:value="6.36363636363637">
            <text:p>6,36</text:p>
          </table:table-cell>
          <table:table-cell/>
        </table:table-row>
        <table:table-row table:style-name="ro2">
          <table:table-cell table:formula="of:=[.A83]+0.01" office:value-type="float" office:value="0.82">
            <text:p>0,82</text:p>
          </table:table-cell>
          <table:table-cell table:formula="of:=POWER([.A84];3)*3.9+0.1" office:value-type="float" office:value="2.2503352">
            <text:p>2,25</text:p>
          </table:table-cell>
          <table:table-cell table:formula="of:=0-(POWER([.A84];3)*3.9+0.1)" office:value-type="float" office:value="-2.2503352">
            <text:p>-2,25</text:p>
          </table:table-cell>
          <table:table-cell table:formula="of:=1-POWER([.A84];4)" office:value-type="float" office:value="0.547878239999999">
            <text:p>0,55</text:p>
          </table:table-cell>
          <table:table-cell table:formula="of:=ABS(([.A84]-0.99/2)/(0.99/2))*10" office:value-type="float" office:value="6.56565656565658">
            <text:p>6,57</text:p>
          </table:table-cell>
          <table:table-cell/>
        </table:table-row>
        <table:table-row table:style-name="ro2">
          <table:table-cell table:formula="of:=[.A84]+0.01" office:value-type="float" office:value="0.83">
            <text:p>0,83</text:p>
          </table:table-cell>
          <table:table-cell table:formula="of:=POWER([.A85];3)*3.9+0.1" office:value-type="float" office:value="2.3299693">
            <text:p>2,33</text:p>
          </table:table-cell>
          <table:table-cell table:formula="of:=0-(POWER([.A85];3)*3.9+0.1)" office:value-type="float" office:value="-2.3299693">
            <text:p>-2,33</text:p>
          </table:table-cell>
          <table:table-cell table:formula="of:=1-POWER([.A85];4)" office:value-type="float" office:value="0.525416789999999">
            <text:p>0,53</text:p>
          </table:table-cell>
          <table:table-cell table:formula="of:=ABS(([.A85]-0.99/2)/(0.99/2))*10" office:value-type="float" office:value="6.76767676767678">
            <text:p>6,77</text:p>
          </table:table-cell>
          <table:table-cell/>
        </table:table-row>
        <table:table-row table:style-name="ro2">
          <table:table-cell table:formula="of:=[.A85]+0.01" office:value-type="float" office:value="0.84">
            <text:p>0,84</text:p>
          </table:table-cell>
          <table:table-cell table:formula="of:=POWER([.A86];3)*3.9+0.1" office:value-type="float" office:value="2.4115456">
            <text:p>2,41</text:p>
          </table:table-cell>
          <table:table-cell table:formula="of:=0-(POWER([.A86];3)*3.9+0.1)" office:value-type="float" office:value="-2.4115456">
            <text:p>-2,41</text:p>
          </table:table-cell>
          <table:table-cell table:formula="of:=1-POWER([.A86];4)" office:value-type="float" office:value="0.502128639999999">
            <text:p>0,5</text:p>
          </table:table-cell>
          <table:table-cell table:formula="of:=ABS(([.A86]-0.99/2)/(0.99/2))*10" office:value-type="float" office:value="6.96969696969698">
            <text:p>6,97</text:p>
          </table:table-cell>
          <table:table-cell/>
        </table:table-row>
        <table:table-row table:style-name="ro2">
          <table:table-cell table:formula="of:=[.A86]+0.01" office:value-type="float" office:value="0.850000000000001">
            <text:p>0,85</text:p>
          </table:table-cell>
          <table:table-cell table:formula="of:=POWER([.A87];3)*3.9+0.1" office:value-type="float" office:value="2.4950875">
            <text:p>2,5</text:p>
          </table:table-cell>
          <table:table-cell table:formula="of:=0-(POWER([.A87];3)*3.9+0.1)" office:value-type="float" office:value="-2.4950875">
            <text:p>-2,5</text:p>
          </table:table-cell>
          <table:table-cell table:formula="of:=1-POWER([.A87];4)" office:value-type="float" office:value="0.477993749999999">
            <text:p>0,48</text:p>
          </table:table-cell>
          <table:table-cell table:formula="of:=ABS(([.A87]-0.99/2)/(0.99/2))*10" office:value-type="float" office:value="7.17171717171718">
            <text:p>7,17</text:p>
          </table:table-cell>
          <table:table-cell/>
        </table:table-row>
        <table:table-row table:style-name="ro2">
          <table:table-cell table:formula="of:=[.A87]+0.01" office:value-type="float" office:value="0.860000000000001">
            <text:p>0,86</text:p>
          </table:table-cell>
          <table:table-cell table:formula="of:=POWER([.A88];3)*3.9+0.1" office:value-type="float" office:value="2.5806184">
            <text:p>2,58</text:p>
          </table:table-cell>
          <table:table-cell table:formula="of:=0-(POWER([.A88];3)*3.9+0.1)" office:value-type="float" office:value="-2.5806184">
            <text:p>-2,58</text:p>
          </table:table-cell>
          <table:table-cell table:formula="of:=1-POWER([.A88];4)" office:value-type="float" office:value="0.452991839999999">
            <text:p>0,45</text:p>
          </table:table-cell>
          <table:table-cell table:formula="of:=ABS(([.A88]-0.99/2)/(0.99/2))*10" office:value-type="float" office:value="7.37373737373738">
            <text:p>7,37</text:p>
          </table:table-cell>
          <table:table-cell/>
        </table:table-row>
        <table:table-row table:style-name="ro2">
          <table:table-cell table:formula="of:=[.A88]+0.01" office:value-type="float" office:value="0.87">
            <text:p>0,87</text:p>
          </table:table-cell>
          <table:table-cell table:formula="of:=POWER([.A89];3)*3.9+0.1" office:value-type="float" office:value="2.6681617">
            <text:p>2,67</text:p>
          </table:table-cell>
          <table:table-cell table:formula="of:=0-(POWER([.A89];3)*3.9+0.1)" office:value-type="float" office:value="-2.6681617">
            <text:p>-2,67</text:p>
          </table:table-cell>
          <table:table-cell table:formula="of:=1-POWER([.A89];4)" office:value-type="float" office:value="0.427102389999999">
            <text:p>0,43</text:p>
          </table:table-cell>
          <table:table-cell table:formula="of:=ABS(([.A89]-0.99/2)/(0.99/2))*10" office:value-type="float" office:value="7.57575757575759">
            <text:p>7,58</text:p>
          </table:table-cell>
          <table:table-cell/>
        </table:table-row>
        <table:table-row table:style-name="ro2">
          <table:table-cell table:formula="of:=[.A89]+0.01" office:value-type="float" office:value="0.88">
            <text:p>0,88</text:p>
          </table:table-cell>
          <table:table-cell table:formula="of:=POWER([.A90];3)*3.9+0.1" office:value-type="float" office:value="2.7577408">
            <text:p>2,76</text:p>
          </table:table-cell>
          <table:table-cell table:formula="of:=0-(POWER([.A90];3)*3.9+0.1)" office:value-type="float" office:value="-2.7577408">
            <text:p>-2,76</text:p>
          </table:table-cell>
          <table:table-cell table:formula="of:=1-POWER([.A90];4)" office:value-type="float" office:value="0.400304639999998">
            <text:p>0,4</text:p>
          </table:table-cell>
          <table:table-cell table:formula="of:=ABS(([.A90]-0.99/2)/(0.99/2))*10" office:value-type="float" office:value="7.77777777777779">
            <text:p>7,78</text:p>
          </table:table-cell>
          <table:table-cell/>
        </table:table-row>
        <table:table-row table:style-name="ro2">
          <table:table-cell table:formula="of:=[.A90]+0.01" office:value-type="float" office:value="0.890000000000001">
            <text:p>0,89</text:p>
          </table:table-cell>
          <table:table-cell table:formula="of:=POWER([.A91];3)*3.9+0.1" office:value-type="float" office:value="2.84937910000001">
            <text:p>2,85</text:p>
          </table:table-cell>
          <table:table-cell table:formula="of:=0-(POWER([.A91];3)*3.9+0.1)" office:value-type="float" office:value="-2.84937910000001">
            <text:p>-2,85</text:p>
          </table:table-cell>
          <table:table-cell table:formula="of:=1-POWER([.A91];4)" office:value-type="float" office:value="0.372577589999998">
            <text:p>0,37</text:p>
          </table:table-cell>
          <table:table-cell table:formula="of:=ABS(([.A91]-0.99/2)/(0.99/2))*10" office:value-type="float" office:value="7.97979797979799">
            <text:p>7,98</text:p>
          </table:table-cell>
          <table:table-cell/>
        </table:table-row>
        <table:table-row table:style-name="ro2">
          <table:table-cell table:formula="of:=[.A91]+0.01" office:value-type="float" office:value="0.900000000000001">
            <text:p>0,9</text:p>
          </table:table-cell>
          <table:table-cell table:formula="of:=POWER([.A92];3)*3.9+0.1" office:value-type="float" office:value="2.94310000000001">
            <text:p>2,94</text:p>
          </table:table-cell>
          <table:table-cell table:formula="of:=0-(POWER([.A92];3)*3.9+0.1)" office:value-type="float" office:value="-2.94310000000001">
            <text:p>-2,94</text:p>
          </table:table-cell>
          <table:table-cell table:formula="of:=1-POWER([.A92];4)" office:value-type="float" office:value="0.343899999999998">
            <text:p>0,34</text:p>
          </table:table-cell>
          <table:table-cell table:formula="of:=ABS(([.A92]-0.99/2)/(0.99/2))*10" office:value-type="float" office:value="8.18181818181819">
            <text:p>8,18</text:p>
          </table:table-cell>
          <table:table-cell/>
        </table:table-row>
        <table:table-row table:style-name="ro2">
          <table:table-cell table:formula="of:=[.A92]+0.01" office:value-type="float" office:value="0.910000000000001">
            <text:p>0,91</text:p>
          </table:table-cell>
          <table:table-cell table:formula="of:=POWER([.A93];3)*3.9+0.1" office:value-type="float" office:value="3.03892690000001">
            <text:p>3,04</text:p>
          </table:table-cell>
          <table:table-cell table:formula="of:=0-(POWER([.A93];3)*3.9+0.1)" office:value-type="float" office:value="-3.03892690000001">
            <text:p>-3,04</text:p>
          </table:table-cell>
          <table:table-cell table:formula="of:=1-POWER([.A93];4)" office:value-type="float" office:value="0.314250389999998">
            <text:p>0,31</text:p>
          </table:table-cell>
          <table:table-cell table:formula="of:=ABS(([.A93]-0.99/2)/(0.99/2))*10" office:value-type="float" office:value="8.3838383838384">
            <text:p>8,38</text:p>
          </table:table-cell>
          <table:table-cell/>
        </table:table-row>
        <table:table-row table:style-name="ro2">
          <table:table-cell table:formula="of:=[.A93]+0.01" office:value-type="float" office:value="0.92">
            <text:p>0,92</text:p>
          </table:table-cell>
          <table:table-cell table:formula="of:=POWER([.A94];3)*3.9+0.1" office:value-type="float" office:value="3.13688320000001">
            <text:p>3,14</text:p>
          </table:table-cell>
          <table:table-cell table:formula="of:=0-(POWER([.A94];3)*3.9+0.1)" office:value-type="float" office:value="-3.13688320000001">
            <text:p>-3,14</text:p>
          </table:table-cell>
          <table:table-cell table:formula="of:=1-POWER([.A94];4)" office:value-type="float" office:value="0.283607039999998">
            <text:p>0,28</text:p>
          </table:table-cell>
          <table:table-cell table:formula="of:=ABS(([.A94]-0.99/2)/(0.99/2))*10" office:value-type="float" office:value="8.5858585858586">
            <text:p>8,59</text:p>
          </table:table-cell>
          <table:table-cell/>
        </table:table-row>
        <table:table-row table:style-name="ro2">
          <table:table-cell table:formula="of:=[.A94]+0.01" office:value-type="float" office:value="0.930000000000001">
            <text:p>0,93</text:p>
          </table:table-cell>
          <table:table-cell table:formula="of:=POWER([.A95];3)*3.9+0.1" office:value-type="float" office:value="3.23699230000001">
            <text:p>3,24</text:p>
          </table:table-cell>
          <table:table-cell table:formula="of:=0-(POWER([.A95];3)*3.9+0.1)" office:value-type="float" office:value="-3.23699230000001">
            <text:p>-3,24</text:p>
          </table:table-cell>
          <table:table-cell table:formula="of:=1-POWER([.A95];4)" office:value-type="float" office:value="0.251947989999998">
            <text:p>0,25</text:p>
          </table:table-cell>
          <table:table-cell table:formula="of:=ABS(([.A95]-0.99/2)/(0.99/2))*10" office:value-type="float" office:value="8.7878787878788">
            <text:p>8,79</text:p>
          </table:table-cell>
          <table:table-cell/>
        </table:table-row>
        <table:table-row table:style-name="ro2">
          <table:table-cell table:formula="of:=[.A95]+0.01" office:value-type="float" office:value="0.940000000000001">
            <text:p>0,94</text:p>
          </table:table-cell>
          <table:table-cell table:formula="of:=POWER([.A96];3)*3.9+0.1" office:value-type="float" office:value="3.33927760000001">
            <text:p>3,34</text:p>
          </table:table-cell>
          <table:table-cell table:formula="of:=0-(POWER([.A96];3)*3.9+0.1)" office:value-type="float" office:value="-3.33927760000001">
            <text:p>-3,34</text:p>
          </table:table-cell>
          <table:table-cell table:formula="of:=1-POWER([.A96];4)" office:value-type="float" office:value="0.219251039999998">
            <text:p>0,22</text:p>
          </table:table-cell>
          <table:table-cell table:formula="of:=ABS(([.A96]-0.99/2)/(0.99/2))*10" office:value-type="float" office:value="8.989898989899">
            <text:p>8,99</text:p>
          </table:table-cell>
          <table:table-cell/>
        </table:table-row>
        <table:table-row table:style-name="ro2">
          <table:table-cell table:formula="of:=[.A96]+0.01" office:value-type="float" office:value="0.950000000000001">
            <text:p>0,95</text:p>
          </table:table-cell>
          <table:table-cell table:formula="of:=POWER([.A97];3)*3.9+0.1" office:value-type="float" office:value="3.44376250000001">
            <text:p>3,44</text:p>
          </table:table-cell>
          <table:table-cell table:formula="of:=0-(POWER([.A97];3)*3.9+0.1)" office:value-type="float" office:value="-3.44376250000001">
            <text:p>-3,44</text:p>
          </table:table-cell>
          <table:table-cell table:formula="of:=1-POWER([.A97];4)" office:value-type="float" office:value="0.185493749999998">
            <text:p>0,19</text:p>
          </table:table-cell>
          <table:table-cell table:formula="of:=ABS(([.A97]-0.99/2)/(0.99/2))*10" office:value-type="float" office:value="9.1919191919192">
            <text:p>9,19</text:p>
          </table:table-cell>
          <table:table-cell/>
        </table:table-row>
        <table:table-row table:style-name="ro2">
          <table:table-cell table:formula="of:=[.A97]+0.01" office:value-type="float" office:value="0.960000000000001">
            <text:p>0,96</text:p>
          </table:table-cell>
          <table:table-cell table:formula="of:=POWER([.A98];3)*3.9+0.1" office:value-type="float" office:value="3.55047040000001">
            <text:p>3,55</text:p>
          </table:table-cell>
          <table:table-cell table:formula="of:=0-(POWER([.A98];3)*3.9+0.1)" office:value-type="float" office:value="-3.55047040000001">
            <text:p>-3,55</text:p>
          </table:table-cell>
          <table:table-cell table:formula="of:=1-POWER([.A98];4)" office:value-type="float" office:value="0.150653439999998">
            <text:p>0,15</text:p>
          </table:table-cell>
          <table:table-cell table:formula="of:=ABS(([.A98]-0.99/2)/(0.99/2))*10" office:value-type="float" office:value="9.39393939393941">
            <text:p>9,39</text:p>
          </table:table-cell>
          <table:table-cell/>
        </table:table-row>
        <table:table-row table:style-name="ro2">
          <table:table-cell table:formula="of:=[.A98]+0.01" office:value-type="float" office:value="0.970000000000001">
            <text:p>0,97</text:p>
          </table:table-cell>
          <table:table-cell table:formula="of:=POWER([.A99];3)*3.9+0.1" office:value-type="float" office:value="3.65942470000001">
            <text:p>3,66</text:p>
          </table:table-cell>
          <table:table-cell table:formula="of:=0-(POWER([.A99];3)*3.9+0.1)" office:value-type="float" office:value="-3.65942470000001">
            <text:p>-3,66</text:p>
          </table:table-cell>
          <table:table-cell table:formula="of:=1-POWER([.A99];4)" office:value-type="float" office:value="0.114707189999998">
            <text:p>0,11</text:p>
          </table:table-cell>
          <table:table-cell table:formula="of:=ABS(([.A99]-0.99/2)/(0.99/2))*10" office:value-type="float" office:value="9.59595959595961">
            <text:p>9,6</text:p>
          </table:table-cell>
          <table:table-cell/>
        </table:table-row>
        <table:table-row table:style-name="ro2">
          <table:table-cell table:formula="of:=[.A99]+0.01" office:value-type="float" office:value="0.980000000000001">
            <text:p>0,98</text:p>
          </table:table-cell>
          <table:table-cell table:formula="of:=POWER([.A100];3)*3.9+0.1" office:value-type="float" office:value="3.77064880000001">
            <text:p>3,77</text:p>
          </table:table-cell>
          <table:table-cell table:formula="of:=0-(POWER([.A100];3)*3.9+0.1)" office:value-type="float" office:value="-3.77064880000001">
            <text:p>-3,77</text:p>
          </table:table-cell>
          <table:table-cell table:formula="of:=1-POWER([.A100];4)" office:value-type="float" office:value="0.0776318399999976">
            <text:p>0,08</text:p>
          </table:table-cell>
          <table:table-cell table:formula="of:=ABS(([.A100]-0.99/2)/(0.99/2))*10" office:value-type="float" office:value="9.79797979797981">
            <text:p>9,8</text:p>
          </table:table-cell>
          <table:table-cell/>
        </table:table-row>
        <table:table-row table:style-name="ro2">
          <table:table-cell table:formula="of:=[.A100]+0.01" office:value-type="float" office:value="0.990000000000001">
            <text:p>0,99</text:p>
          </table:table-cell>
          <table:table-cell table:formula="of:=POWER([.A101];3)*3.9+0.1" office:value-type="float" office:value="3.88416610000001">
            <text:p>3,88</text:p>
          </table:table-cell>
          <table:table-cell table:formula="of:=0-(POWER([.A101];3)*3.9+0.1)" office:value-type="float" office:value="-3.88416610000001">
            <text:p>-3,88</text:p>
          </table:table-cell>
          <table:table-cell table:formula="of:=1-POWER([.A101];4)" office:value-type="float" office:value="0.0394039899999974">
            <text:p>0,04</text:p>
          </table:table-cell>
          <table:table-cell table:formula="of:=ABS(([.A101]-0.99/2)/(0.99/2))*10" office:value-type="float" office:value="10">
            <text:p>10</text:p>
          </table:table-cell>
          <table:table-cell/>
        </table:table-row>
        <table:table-row table:style-name="ro2">
          <table:table-cell table:formula="of:=[.A101]+0.01" office:value-type="float" office:value="1">
            <text:p>1</text:p>
          </table:table-cell>
          <table:table-cell table:formula="of:=POWER([.A102];3)*3.9+0.1" office:value-type="float" office:value="4.00000000000001">
            <text:p>4</text:p>
          </table:table-cell>
          <table:table-cell table:formula="of:=0-(POWER([.A102];3)*3.9+0.1)" office:value-type="float" office:value="-4.00000000000001">
            <text:p>-4</text:p>
          </table:table-cell>
          <table:table-cell table:formula="of:=1-POWER([.A102];4)" office:value-type="float" office:value="0">
            <text:p>0</text:p>
          </table:table-cell>
          <table:table-cell table:formula="of:=ABS(([.A102]-0.99/2)/(0.99/2))*10" office:value-type="float" office:value="10.2020202020202">
            <text:p>10,2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uk" fo:country="UA" style:font-name-asian="DejaVu Sans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uk" fo:country="U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р.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р.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15P0"/>
    </number:currency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8">08.05.2010</text:date>, <text:time>20:5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1-13T10:55:17</meta:creation-date>
    <dc:date>2010-05-08T20:54:01</dc:date>
    <meta:editing-duration>PT53H27M30S</meta:editing-duration>
    <meta:editing-cycles>24</meta:editing-cycles>
    <meta:generator>OpenOffice.org/3.2$Unix OpenOffice.org_project/320m12$Build-9483</meta:generator>
    <meta:document-statistic meta:table-count="6" meta:cell-count="2627" meta:object-count="1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056cm" svg:height="7.492cm" xlink:href=".." chart:class="chart:bar" chart:style-name="ch1">
        <chart:legend chart:legend-position="end" svg:x="23.421cm" svg:y="3.256cm" chart:style-name="ch2"/>
        <chart:plot-area chart:style-name="ch3" table:cell-range-address="Sheet1.B1:Sheet1.C101" chart:data-source-has-labels="row" svg:x="0.5cm" svg:y="0.149cm" svg:width="22.42cm" svg:height="7.045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01" chart:label-cell-address="Sheet1.B1:Sheet1.B1" chart:class="chart:bar">
            <chart:data-point chart:repeated="100"/>
          </chart:series>
          <chart:series chart:style-name="ch8" chart:values-cell-range-address="Sheet1.C2:Sheet1.C101" chart:label-cell-address="Sheet1.C1:Sheet1.C1" chart:class="chart:ba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1st</text:p>
              </table:table-cell>
              <table:table-cell office:value-type="string">
                <text:p text:id="Sheet1.C1:Sheet1.C1">2n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B2:Sheet1.B101">0</text:p>
              </table:table-cell>
              <table:table-cell office:value-type="float" office:value="-1">
                <text:p text:id="Sheet1.C2:Sheet1.C101">-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103061015212836">
                <text:p>0.00000103061015212836</text:p>
              </table:table-cell>
              <table:table-cell office:value-type="float" office:value="-0.97979797979798">
                <text:p>-0.979797979797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824488121702692">
                <text:p>0.00000824488121702692</text:p>
              </table:table-cell>
              <table:table-cell office:value-type="float" office:value="-0.95959595959596">
                <text:p>-0.959595959595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78264741074658">
                <text:p>0.0000278264741074658</text:p>
              </table:table-cell>
              <table:table-cell office:value-type="float" office:value="-0.939393939393939">
                <text:p>-0.9393939393939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659590497362153">
                <text:p>0.0000659590497362153</text:p>
              </table:table-cell>
              <table:table-cell office:value-type="float" office:value="-0.919191919191919">
                <text:p>-0.9191919191919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28826269016046">
                <text:p>0.000128826269016046</text:p>
              </table:table-cell>
              <table:table-cell office:value-type="float" office:value="-0.898989898989899">
                <text:p>-0.898989898989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222611792859727">
                <text:p>0.000222611792859727</text:p>
              </table:table-cell>
              <table:table-cell office:value-type="float" office:value="-0.878787878787879">
                <text:p>-0.8787878787878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353499282180029">
                <text:p>0.000353499282180029</text:p>
              </table:table-cell>
              <table:table-cell office:value-type="float" office:value="-0.858585858585859">
                <text:p>-0.8585858585858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527672397889723">
                <text:p>0.000527672397889723</text:p>
              </table:table-cell>
              <table:table-cell office:value-type="float" office:value="-0.838383838383838">
                <text:p>-0.8383838383838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751314800901578">
                <text:p>0.000751314800901578</text:p>
              </table:table-cell>
              <table:table-cell office:value-type="float" office:value="-0.818181818181818">
                <text:p>-0.8181818181818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03061015212836">
                <text:p>0.00103061015212836</text:p>
              </table:table-cell>
              <table:table-cell office:value-type="float" office:value="-0.797979797979798">
                <text:p>-0.7979797979797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37174211248285">
                <text:p>0.00137174211248285</text:p>
              </table:table-cell>
              <table:table-cell office:value-type="float" office:value="-0.777777777777778">
                <text:p>-0.7777777777777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78089434287781">
                <text:p>0.00178089434287781</text:p>
              </table:table-cell>
              <table:table-cell office:value-type="float" office:value="-0.757575757575758">
                <text:p>-0.7575757575757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26425050422602">
                <text:p>0.00226425050422602</text:p>
              </table:table-cell>
              <table:table-cell office:value-type="float" office:value="-0.737373737373737">
                <text:p>-0.7373737373737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82799425744023">
                <text:p>0.00282799425744023</text:p>
              </table:table-cell>
              <table:table-cell office:value-type="float" office:value="-0.717171717171717">
                <text:p>-0.7171717171717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347830926343323">
                <text:p>0.00347830926343323</text:p>
              </table:table-cell>
              <table:table-cell office:value-type="float" office:value="-0.696969696969697">
                <text:p>-0.6969696969696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422137918311778">
                <text:p>0.00422137918311778</text:p>
              </table:table-cell>
              <table:table-cell office:value-type="float" office:value="-0.676767676767677">
                <text:p>-0.6767676767676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06338767740666">
                <text:p>0.00506338767740666</text:p>
              </table:table-cell>
              <table:table-cell office:value-type="float" office:value="-0.656565656565657">
                <text:p>-0.6565656565656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01051840721262">
                <text:p>0.00601051840721262</text:p>
              </table:table-cell>
              <table:table-cell office:value-type="float" office:value="-0.636363636363636">
                <text:p>-0.6363636363636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706895503344845">
                <text:p>0.00706895503344845</text:p>
              </table:table-cell>
              <table:table-cell office:value-type="float" office:value="-0.616161616161616">
                <text:p>-0.6161616161616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824488121702692">
                <text:p>0.00824488121702692</text:p>
              </table:table-cell>
              <table:table-cell office:value-type="float" office:value="-0.595959595959596">
                <text:p>-0.5959595959595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954448061886079">
                <text:p>0.00954448061886079</text:p>
              </table:table-cell>
              <table:table-cell office:value-type="float" office:value="-0.575757575757576">
                <text:p>-0.5757575757575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09739368998628">
                <text:p>0.0109739368998628</text:p>
              </table:table-cell>
              <table:table-cell office:value-type="float" office:value="-0.555555555555556">
                <text:p>-0.5555555555555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25394337209458">
                <text:p>0.0125394337209458</text:p>
              </table:table-cell>
              <table:table-cell office:value-type="float" office:value="-0.535353535353535">
                <text:p>-0.5353535353535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42471547430225">
                <text:p>0.0142471547430225</text:p>
              </table:table-cell>
              <table:table-cell office:value-type="float" office:value="-0.515151515151515">
                <text:p>-0.5151515151515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61032836270057">
                <text:p>0.0161032836270057</text:p>
              </table:table-cell>
              <table:table-cell office:value-type="float" office:value="-0.494949494949495">
                <text:p>-0.4949494949494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81140040338081">
                <text:p>0.0181140040338081</text:p>
              </table:table-cell>
              <table:table-cell office:value-type="float" office:value="-0.474747474747475">
                <text:p>-0.4747474747474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02854996243426">
                <text:p>0.0202854996243426</text:p>
              </table:table-cell>
              <table:table-cell office:value-type="float" office:value="-0.454545454545455">
                <text:p>-0.4545454545454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26239540595219">
                <text:p>0.0226239540595219</text:p>
              </table:table-cell>
              <table:table-cell office:value-type="float" office:value="-0.434343434343434">
                <text:p>-0.4343434343434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51355510002587">
                <text:p>0.0251355510002587</text:p>
              </table:table-cell>
              <table:table-cell office:value-type="float" office:value="-0.414141414141414">
                <text:p>-0.4141414141414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78264741074658">
                <text:p>0.0278264741074658</text:p>
              </table:table-cell>
              <table:table-cell office:value-type="float" office:value="-0.393939393939394">
                <text:p>-0.3939393939393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07029070420561">
                <text:p>0.0307029070420561</text:p>
              </table:table-cell>
              <table:table-cell office:value-type="float" office:value="-0.373737373737374">
                <text:p>-0.3737373737373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37710334649423">
                <text:p>0.0337710334649423</text:p>
              </table:table-cell>
              <table:table-cell office:value-type="float" office:value="-0.353535353535353">
                <text:p>-0.3535353535353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-0.333333333333333">
                <text:p>-0.33333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05071014192532">
                <text:p>0.0405071014192532</text:p>
              </table:table-cell>
              <table:table-cell office:value-type="float" office:value="-0.313131313131313">
                <text:p>-0.3131313131313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41874102725036">
                <text:p>0.0441874102725036</text:p>
              </table:table-cell>
              <table:table-cell office:value-type="float" office:value="-0.292929292929293">
                <text:p>-0.2929292929292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8084147257701">
                <text:p>0.048084147257701</text:p>
              </table:table-cell>
              <table:table-cell office:value-type="float" office:value="-0.272727272727273">
                <text:p>-0.2727272727272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22034960357581">
                <text:p>0.0522034960357581</text:p>
              </table:table-cell>
              <table:table-cell office:value-type="float" office:value="-0.252525252525252">
                <text:p>-0.2525252525252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65516402675876">
                <text:p>0.0565516402675876</text:p>
              </table:table-cell>
              <table:table-cell office:value-type="float" office:value="-0.232323232323232">
                <text:p>-0.2323232323232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611347636141025">
                <text:p>0.0611347636141025</text:p>
              </table:table-cell>
              <table:table-cell office:value-type="float" office:value="-0.212121212121212">
                <text:p>-0.2121212121212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59590497362153">
                <text:p>0.0659590497362153</text:p>
              </table:table-cell>
              <table:table-cell office:value-type="float" office:value="-0.191919191919192">
                <text:p>-0.1919191919191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1030682294839">
                <text:p>0.071030682294839</text:p>
              </table:table-cell>
              <table:table-cell office:value-type="float" office:value="-0.171717171717172">
                <text:p>-0.1717171717171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63558449508863">
                <text:p>0.0763558449508863</text:p>
              </table:table-cell>
              <table:table-cell office:value-type="float" office:value="-0.151515151515152">
                <text:p>-0.1515151515151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19407213652699">
                <text:p>0.0819407213652699</text:p>
              </table:table-cell>
              <table:table-cell office:value-type="float" office:value="-0.131313131313131">
                <text:p>-0.1313131313131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77914951989026">
                <text:p>0.0877914951989026</text:p>
              </table:table-cell>
              <table:table-cell office:value-type="float" office:value="-0.111111111111111">
                <text:p>-0.1111111111111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39143501126972">
                <text:p>0.0939143501126972</text:p>
              </table:table-cell>
              <table:table-cell office:value-type="float" office:value="-0.0909090909090909">
                <text:p>-0.09090909090909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00315469767567">
                <text:p>0.100315469767567</text:p>
              </table:table-cell>
              <table:table-cell office:value-type="float" office:value="-0.0707070707070707">
                <text:p>-0.07070707070707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07001037824423">
                <text:p>0.107001037824423</text:p>
              </table:table-cell>
              <table:table-cell office:value-type="float" office:value="-0.0505050505050505">
                <text:p>-0.05050505050505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1397723794418">
                <text:p>0.11397723794418</text:p>
              </table:table-cell>
              <table:table-cell office:value-type="float" office:value="-0.0303030303030303">
                <text:p>-0.03030303030303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2125025378775">
                <text:p>0.12125025378775</text:p>
              </table:table-cell>
              <table:table-cell office:value-type="float" office:value="-0.0101010101010101">
                <text:p>-0.0101010101010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28826269016046">
                <text:p>0.128826269016046</text:p>
              </table:table-cell>
              <table:table-cell office:value-type="float" office:value="0.0101010101010101">
                <text:p>0.01010101010101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3671146728998">
                <text:p>0.13671146728998</text:p>
              </table:table-cell>
              <table:table-cell office:value-type="float" office:value="0.0303030303030303">
                <text:p>0.03030303030303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44912032270465">
                <text:p>0.144912032270465</text:p>
              </table:table-cell>
              <table:table-cell office:value-type="float" office:value="0.0505050505050505">
                <text:p>0.05050505050505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53434147618415">
                <text:p>0.153434147618415</text:p>
              </table:table-cell>
              <table:table-cell office:value-type="float" office:value="0.0707070707070707">
                <text:p>0.07070707070707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62283996994741">
                <text:p>0.162283996994741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71467764060357">
                <text:p>0.171467764060357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80991632476175">
                <text:p>0.180991632476175</text:p>
              </table:table-cell>
              <table:table-cell office:value-type="float" office:value="0.131313131313131">
                <text:p>0.1313131313131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90861785903108">
                <text:p>0.190861785903108</text:p>
              </table:table-cell>
              <table:table-cell office:value-type="float" office:value="0.151515151515152">
                <text:p>0.1515151515151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01084408002069">
                <text:p>0.201084408002069</text:p>
              </table:table-cell>
              <table:table-cell office:value-type="float" office:value="0.171717171717172">
                <text:p>0.1717171717171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11665682433971">
                <text:p>0.211665682433971</text:p>
              </table:table-cell>
              <table:table-cell office:value-type="float" office:value="0.191919191919192">
                <text:p>0.1919191919191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22611792859727">
                <text:p>0.222611792859727</text:p>
              </table:table-cell>
              <table:table-cell office:value-type="float" office:value="0.212121212121212">
                <text:p>0.2121212121212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33928922940248">
                <text:p>0.233928922940248</text:p>
              </table:table-cell>
              <table:table-cell office:value-type="float" office:value="0.232323232323232">
                <text:p>0.2323232323232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45623256336449">
                <text:p>0.245623256336449</text:p>
              </table:table-cell>
              <table:table-cell office:value-type="float" office:value="0.252525252525252">
                <text:p>0.2525252525252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57700976709241">
                <text:p>0.257700976709241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70168267719538">
                <text:p>0.270168267719538</text:p>
              </table:table-cell>
              <table:table-cell office:value-type="float" office:value="0.292929292929293">
                <text:p>0.2929292929292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83031313028252">
                <text:p>0.283031313028252</text:p>
              </table:table-cell>
              <table:table-cell office:value-type="float" office:value="0.313131313131313">
                <text:p>0.3131313131313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96296296296296">
                <text:p>0.29629629629629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09969401184583">
                <text:p>0.309969401184583</text:p>
              </table:table-cell>
              <table:table-cell office:value-type="float" office:value="0.353535353535353">
                <text:p>0.3535353535353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24056811354026">
                <text:p>0.324056811354026</text:p>
              </table:table-cell>
              <table:table-cell office:value-type="float" office:value="0.373737373737374">
                <text:p>0.3737373737373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38564710465537">
                <text:p>0.338564710465537</text:p>
              </table:table-cell>
              <table:table-cell office:value-type="float" office:value="0.393939393939394">
                <text:p>0.3939393939393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53499282180029">
                <text:p>0.353499282180029</text:p>
              </table:table-cell>
              <table:table-cell office:value-type="float" office:value="0.414141414141414">
                <text:p>0.4141414141414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68866710158415">
                <text:p>0.368866710158415</text:p>
              </table:table-cell>
              <table:table-cell office:value-type="float" office:value="0.434343434343434">
                <text:p>0.4343434343434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84673178061608">
                <text:p>0.384673178061608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0092486955052">
                <text:p>0.40092486955052</text:p>
              </table:table-cell>
              <table:table-cell office:value-type="float" office:value="0.474747474747475">
                <text:p>0.4747474747474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17627968286064">
                <text:p>0.417627968286064</text:p>
              </table:table-cell>
              <table:table-cell office:value-type="float" office:value="0.494949494949495">
                <text:p>0.4949494949494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34788657929154">
                <text:p>0.434788657929154</text:p>
              </table:table-cell>
              <table:table-cell office:value-type="float" office:value="0.515151515151515">
                <text:p>0.5151515151515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52413122140701">
                <text:p>0.452413122140701</text:p>
              </table:table-cell>
              <table:table-cell office:value-type="float" office:value="0.535353535353535">
                <text:p>0.5353535353535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70507544581619">
                <text:p>0.470507544581619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8907810891282">
                <text:p>0.48907810891282</text:p>
              </table:table-cell>
              <table:table-cell office:value-type="float" office:value="0.575757575757576">
                <text:p>0.5757575757575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08130998795217">
                <text:p>0.508130998795217</text:p>
              </table:table-cell>
              <table:table-cell office:value-type="float" office:value="0.595959595959596">
                <text:p>0.5959595959595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27672397889723">
                <text:p>0.527672397889723</text:p>
              </table:table-cell>
              <table:table-cell office:value-type="float" office:value="0.616161616161616">
                <text:p>0.6161616161616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4770848985725">
                <text:p>0.54770848985725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68245458358712">
                <text:p>0.568245458358712</text:p>
              </table:table-cell>
              <table:table-cell office:value-type="float" office:value="0.656565656565657">
                <text:p>0.6565656565656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89289487055021">
                <text:p>0.589289487055021</text:p>
              </table:table-cell>
              <table:table-cell office:value-type="float" office:value="0.676767676767677">
                <text:p>0.6767676767676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1084675960709">
                <text:p>0.61084675960709</text:p>
              </table:table-cell>
              <table:table-cell office:value-type="float" office:value="0.696969696969697">
                <text:p>0.6969696969696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32923459675832">
                <text:p>0.632923459675832</text:p>
              </table:table-cell>
              <table:table-cell office:value-type="float" office:value="0.717171717171717">
                <text:p>0.7171717171717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55525770922159">
                <text:p>0.655525770922159</text:p>
              </table:table-cell>
              <table:table-cell office:value-type="float" office:value="0.737373737373737">
                <text:p>0.7373737373737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78659877006984">
                <text:p>0.678659877006984</text:p>
              </table:table-cell>
              <table:table-cell office:value-type="float" office:value="0.757575757575758">
                <text:p>0.7575757575757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02331961591221">
                <text:p>0.702331961591221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26548208335781">
                <text:p>0.726548208335781</text:p>
              </table:table-cell>
              <table:table-cell office:value-type="float" office:value="0.797979797979798">
                <text:p>0.7979797979797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51314800901578">
                <text:p>0.751314800901578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76637922949524">
                <text:p>0.776637922949524</text:p>
              </table:table-cell>
              <table:table-cell office:value-type="float" office:value="0.838383838383838">
                <text:p>0.8383838383838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02523758140532">
                <text:p>0.802523758140532</text:p>
              </table:table-cell>
              <table:table-cell office:value-type="float" office:value="0.858585858585859">
                <text:p>0.8585858585858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28978490135515">
                <text:p>0.828978490135515</text:p>
              </table:table-cell>
              <table:table-cell office:value-type="float" office:value="0.878787878787879">
                <text:p>0.8787878787878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56008302595386">
                <text:p>0.856008302595386</text:p>
              </table:table-cell>
              <table:table-cell office:value-type="float" office:value="0.898989898989899">
                <text:p>0.8989898989898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83619379181056">
                <text:p>0.883619379181056</text:p>
              </table:table-cell>
              <table:table-cell office:value-type="float" office:value="0.919191919191919">
                <text:p>0.9191919191919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11817903553441">
                <text:p>0.911817903553441</text:p>
              </table:table-cell>
              <table:table-cell office:value-type="float" office:value="0.939393939393939">
                <text:p>0.9393939393939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40610059373451">
                <text:p>0.940610059373451</text:p>
              </table:table-cell>
              <table:table-cell office:value-type="float" office:value="0.95959595959596">
                <text:p>0.959595959595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70002030302">
                <text:p>0.970002030302</text:p>
              </table:table-cell>
              <table:table-cell office:value-type="float" office:value="0.97979797979798">
                <text:p>0.979797979797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27cm" svg:height="7cm" xlink:href=".." chart:class="chart:bar" chart:style-name="ch1">
        <chart:legend chart:legend-position="end" svg:x="21.006cm" svg:y="3.01cm" chart:style-name="ch2"/>
        <chart:plot-area chart:style-name="ch3" table:cell-range-address="Sheet5.B1:Sheet5.C101" chart:data-source-has-labels="row" svg:x="0.445cm" svg:y="0.14cm" svg:width="20.117cm" svg:height="6.5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5.B2:Sheet5.B101" chart:label-cell-address="Sheet5.B1:Sheet5.B1" chart:class="chart:bar">
            <chart:data-point chart:repeated="100"/>
          </chart:series>
          <chart:series chart:style-name="ch8" chart:values-cell-range-address="Sheet5.C2:Sheet5.C101" chart:label-cell-address="Sheet5.C1:Sheet5.C1" chart:class="chart:ba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5.B1:Sheet5.B1">b</text:p>
              </table:table-cell>
              <table:table-cell office:value-type="string">
                <text:p text:id="Sheet5.C1:Sheet5.C1"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5.B2:Sheet5.B101">0</text:p>
              </table:table-cell>
              <table:table-cell office:value-type="float" office:value="0">
                <text:p text:id="Sheet5.C2:Sheet5.C101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10306101521284">
                <text:p>0.0000010306101521284</text:p>
              </table:table-cell>
              <table:table-cell office:value-type="float" office:value="0.00010203040488368">
                <text:p>0.00010203040488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82448812170269">
                <text:p>0.0000082448812170269</text:p>
              </table:table-cell>
              <table:table-cell office:value-type="float" office:value="0.00040812160891315">
                <text:p>0.000408121608913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7826474107466">
                <text:p>0.000027826474107466</text:p>
              </table:table-cell>
              <table:table-cell office:value-type="float" office:value="0.00091827351649427">
                <text:p>0.00091827351649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65959049736215">
                <text:p>0.000065959049736215</text:p>
              </table:table-cell>
              <table:table-cell office:value-type="float" office:value="0.0016324857558721">
                <text:p>0.00163248575587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2882626901605">
                <text:p>0.00012882626901605</text:p>
              </table:table-cell>
              <table:table-cell office:value-type="float" office:value="0.002550757360484">
                <text:p>0.0025507573604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22261179285973">
                <text:p>0.00022261179285973</text:p>
              </table:table-cell>
              <table:table-cell office:value-type="float" office:value="0.003673086322856">
                <text:p>0.0036730863228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35349928218003">
                <text:p>0.00035349928218003</text:p>
              </table:table-cell>
              <table:table-cell office:value-type="float" office:value="0.0049994690210436">
                <text:p>0.00499946902104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52767239788972">
                <text:p>0.00052767239788972</text:p>
              </table:table-cell>
              <table:table-cell office:value-type="float" office:value="0.0065298995176243">
                <text:p>0.0065298995176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75131480090158">
                <text:p>0.00075131480090158</text:p>
              </table:table-cell>
              <table:table-cell office:value-type="float" office:value="0.0082643687312503">
                <text:p>0.00826436873125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0306101521284">
                <text:p>0.0010306101521284</text:p>
              </table:table-cell>
              <table:table-cell office:value-type="float" office:value="0.010202863480778">
                <text:p>0.0102028634807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3717421124829">
                <text:p>0.0013717421124829</text:p>
              </table:table-cell>
              <table:table-cell office:value-type="float" office:value="0.012345365401998">
                <text:p>0.0123453654019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7808943428778">
                <text:p>0.0017808943428778</text:p>
              </table:table-cell>
              <table:table-cell office:value-type="float" office:value="0.014691849737004">
                <text:p>0.0146918497370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264250504226">
                <text:p>0.002264250504226</text:p>
              </table:table-cell>
              <table:table-cell office:value-type="float" office:value="0.017242283996238">
                <text:p>0.0172422839962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8279942574402">
                <text:p>0.0028279942574402</text:p>
              </table:table-cell>
              <table:table-cell office:value-type="float" office:value="0.019996626493298">
                <text:p>0.0199966264932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34783092634332">
                <text:p>0.0034783092634332</text:p>
              </table:table-cell>
              <table:table-cell office:value-type="float" office:value="0.022954824752571">
                <text:p>0.0229548247525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42213791831178">
                <text:p>0.0042213791831178</text:p>
              </table:table-cell>
              <table:table-cell office:value-type="float" office:value="0.026116813789818">
                <text:p>0.0261168137898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0633876774067">
                <text:p>0.0050633876774067</text:p>
              </table:table-cell>
              <table:table-cell office:value-type="float" office:value="0.02948251426584">
                <text:p>0.029482514265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0105184072126">
                <text:p>0.0060105184072126</text:p>
              </table:table-cell>
              <table:table-cell office:value-type="float" office:value="0.033051830513404">
                <text:p>0.0330518305134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70689550334485">
                <text:p>0.0070689550334485</text:p>
              </table:table-cell>
              <table:table-cell office:value-type="float" office:value="0.036824648437627">
                <text:p>0.0368246484376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82448812170269">
                <text:p>0.0082448812170269</text:p>
              </table:table-cell>
              <table:table-cell office:value-type="float" office:value="0.040800833290086">
                <text:p>0.0408008332900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95444806188608">
                <text:p>0.0095444806188608</text:p>
              </table:table-cell>
              <table:table-cell office:value-type="float" office:value="0.044980227316934">
                <text:p>0.0449802273169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0973936899863">
                <text:p>0.010973936899863</text:p>
              </table:table-cell>
              <table:table-cell office:value-type="float" office:value="0.049362647281396">
                <text:p>0.0493626472813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2539433720946">
                <text:p>0.012539433720946</text:p>
              </table:table-cell>
              <table:table-cell office:value-type="float" office:value="0.053947881861045">
                <text:p>0.0539478818610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4247154743023">
                <text:p>0.014247154743023</text:p>
              </table:table-cell>
              <table:table-cell office:value-type="float" office:value="0.058735688920347">
                <text:p>0.0587356889203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6103283627006">
                <text:p>0.016103283627006</text:p>
              </table:table-cell>
              <table:table-cell office:value-type="float" office:value="0.063725792659028">
                <text:p>0.0637257926590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8114004033808">
                <text:p>0.018114004033808</text:p>
              </table:table-cell>
              <table:table-cell office:value-type="float" office:value="0.068917880636903">
                <text:p>0.0689178806369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0285499624343">
                <text:p>0.020285499624343</text:p>
              </table:table-cell>
              <table:table-cell office:value-type="float" office:value="0.074311600675877">
                <text:p>0.0743116006758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2623954059522">
                <text:p>0.022623954059522</text:p>
              </table:table-cell>
              <table:table-cell office:value-type="float" office:value="0.079906557639962">
                <text:p>0.079906557639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5135551000259">
                <text:p>0.025135551000259</text:p>
              </table:table-cell>
              <table:table-cell office:value-type="float" office:value="0.085702310094204">
                <text:p>0.0857023100942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7826474107466">
                <text:p>0.027826474107466</text:p>
              </table:table-cell>
              <table:table-cell office:value-type="float" office:value="0.091698366843585">
                <text:p>0.0916983668435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0702907042056">
                <text:p>0.030702907042056</text:p>
              </table:table-cell>
              <table:table-cell office:value-type="float" office:value="0.097894183353034">
                <text:p>0.0978941833530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3771033464942">
                <text:p>0.033771033464942</text:p>
              </table:table-cell>
              <table:table-cell office:value-type="float" office:value="0.10428915804985">
                <text:p>0.104289158049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11088262850995">
                <text:p>0.110882628509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0507101419253">
                <text:p>0.040507101419253</text:p>
              </table:table-cell>
              <table:table-cell office:value-type="float" office:value="0.11767386752953">
                <text:p>0.117673867529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4187410272504">
                <text:p>0.044187410272504</text:p>
              </table:table-cell>
              <table:table-cell office:value-type="float" office:value="0.12466207908385">
                <text:p>0.124662079083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8084147257701">
                <text:p>0.048084147257701</text:p>
              </table:table-cell>
              <table:table-cell office:value-type="float" office:value="0.13184639417508">
                <text:p>0.131846394175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2203496035758">
                <text:p>0.052203496035758</text:p>
              </table:table-cell>
              <table:table-cell office:value-type="float" office:value="0.13922586657122">
                <text:p>0.139225866571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6551640267588">
                <text:p>0.056551640267588</text:p>
              </table:table-cell>
              <table:table-cell office:value-type="float" office:value="0.14679946843849">
                <text:p>0.146799468438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61134763614102">
                <text:p>0.061134763614102</text:p>
              </table:table-cell>
              <table:table-cell office:value-type="float" office:value="0.15456608586948">
                <text:p>0.154566085869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5959049736215">
                <text:p>0.065959049736215</text:p>
              </table:table-cell>
              <table:table-cell office:value-type="float" office:value="0.1625245143099">
                <text:p>0.16252451430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1030682294839">
                <text:p>0.071030682294839</text:p>
              </table:table-cell>
              <table:table-cell office:value-type="float" office:value="0.17067345388673">
                <text:p>0.170673453886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6355844950886">
                <text:p>0.076355844950886</text:p>
              </table:table-cell>
              <table:table-cell office:value-type="float" office:value="0.17901150464094">
                <text:p>0.179011504640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194072136527">
                <text:p>0.08194072136527</text:p>
              </table:table-cell>
              <table:table-cell office:value-type="float" office:value="0.18753716166824">
                <text:p>0.187537161668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7791495198903">
                <text:p>0.087791495198903</text:p>
              </table:table-cell>
              <table:table-cell office:value-type="float" office:value="0.19624881017125">
                <text:p>0.196248810171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3914350112697">
                <text:p>0.093914350112697</text:p>
              </table:table-cell>
              <table:table-cell office:value-type="float" office:value="0.20514472042732">
                <text:p>0.205144720427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0031546976757">
                <text:p>0.10031546976757</text:p>
              </table:table-cell>
              <table:table-cell office:value-type="float" office:value="0.21422304267593">
                <text:p>0.214223042675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0700103782442">
                <text:p>0.10700103782442</text:p>
              </table:table-cell>
              <table:table-cell office:value-type="float" office:value="0.22348180193026">
                <text:p>0.223481801930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1397723794418">
                <text:p>0.11397723794418</text:p>
              </table:table-cell>
              <table:table-cell office:value-type="float" office:value="0.23291889271768">
                <text:p>0.232918892717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2125025378775">
                <text:p>0.12125025378775</text:p>
              </table:table-cell>
              <table:table-cell office:value-type="float" office:value="0.24253207375425">
                <text:p>0.242532073754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2882626901605">
                <text:p>0.12882626901605</text:p>
              </table:table-cell>
              <table:table-cell office:value-type="float" office:value="0.25231896255871">
                <text:p>0.252318962558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3671146728998">
                <text:p>0.13671146728998</text:p>
              </table:table-cell>
              <table:table-cell office:value-type="float" office:value="0.26227703001154">
                <text:p>0.262277030011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4491203227047">
                <text:p>0.14491203227047</text:p>
              </table:table-cell>
              <table:table-cell office:value-type="float" office:value="0.27240359486554">
                <text:p>0.272403594865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5343414761841">
                <text:p>0.15343414761841</text:p>
              </table:table-cell>
              <table:table-cell office:value-type="float" office:value="0.282695818214">
                <text:p>0.2826958182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6228399699474">
                <text:p>0.16228399699474</text:p>
              </table:table-cell>
              <table:table-cell office:value-type="float" office:value="0.29315069792364">
                <text:p>0.293150697923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7146776406036">
                <text:p>0.17146776406036</text:p>
              </table:table-cell>
              <table:table-cell office:value-type="float" office:value="0.30376506303939">
                <text:p>0.303765063039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8099163247617">
                <text:p>0.18099163247617</text:p>
              </table:table-cell>
              <table:table-cell office:value-type="float" office:value="0.31453556816871">
                <text:p>0.314535568168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9086178590311">
                <text:p>0.19086178590311</text:p>
              </table:table-cell>
              <table:table-cell office:value-type="float" office:value="0.32545868785347">
                <text:p>0.325458687853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0108440800207">
                <text:p>0.20108440800207</text:p>
              </table:table-cell>
              <table:table-cell office:value-type="float" office:value="0.33653071093785">
                <text:p>0.336530710937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1166568243397">
                <text:p>0.21166568243397</text:p>
              </table:table-cell>
              <table:table-cell office:value-type="float" office:value="0.34774773494118">
                <text:p>0.347747734941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2261179285973">
                <text:p>0.22261179285973</text:p>
              </table:table-cell>
              <table:table-cell office:value-type="float" office:value="0.3591056604451">
                <text:p>0.35910566044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3392892294025">
                <text:p>0.23392892294025</text:p>
              </table:table-cell>
              <table:table-cell office:value-type="float" office:value="0.37060018550469">
                <text:p>0.370600185504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4562325633645">
                <text:p>0.24562325633645</text:p>
              </table:table-cell>
              <table:table-cell office:value-type="float" office:value="0.38222680009399">
                <text:p>0.382226800093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5770097670924">
                <text:p>0.25770097670924</text:p>
              </table:table-cell>
              <table:table-cell office:value-type="float" office:value="0.39398078059649">
                <text:p>0.393980780596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7016826771954">
                <text:p>0.27016826771954</text:p>
              </table:table-cell>
              <table:table-cell office:value-type="float" office:value="0.40585718435185">
                <text:p>0.405857184351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8303131302825">
                <text:p>0.28303131302825</text:p>
              </table:table-cell>
              <table:table-cell office:value-type="float" office:value="0.4178508442705">
                <text:p>0.41785084427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962962962963">
                <text:p>0.2962962962963</text:p>
              </table:table-cell>
              <table:table-cell office:value-type="float" office:value="0.42995636352836">
                <text:p>0.429956363528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0996940118458">
                <text:p>0.30996940118458</text:p>
              </table:table-cell>
              <table:table-cell office:value-type="float" office:value="0.44216811035413">
                <text:p>0.442168110354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2405681135403">
                <text:p>0.32405681135403</text:p>
              </table:table-cell>
              <table:table-cell office:value-type="float" office:value="0.45448021292264">
                <text:p>0.454480212922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3856471046554">
                <text:p>0.33856471046554</text:p>
              </table:table-cell>
              <table:table-cell office:value-type="float" office:value="0.46688655436762">
                <text:p>0.466886554367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5349928218003">
                <text:p>0.35349928218003</text:p>
              </table:table-cell>
              <table:table-cell office:value-type="float" office:value="0.47938076792823">
                <text:p>0.479380767928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6886671015842">
                <text:p>0.36886671015842</text:p>
              </table:table-cell>
              <table:table-cell office:value-type="float" office:value="0.49195623224401">
                <text:p>0.491956232244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8467317806161">
                <text:p>0.38467317806161</text:p>
              </table:table-cell>
              <table:table-cell office:value-type="float" office:value="0.50460606681344">
                <text:p>0.504606066813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0092486955052">
                <text:p>0.40092486955052</text:p>
              </table:table-cell>
              <table:table-cell office:value-type="float" office:value="0.51732312763182">
                <text:p>0.517323127631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1762796828606">
                <text:p>0.41762796828606</text:p>
              </table:table-cell>
              <table:table-cell office:value-type="float" office:value="0.53010000302462">
                <text:p>0.530100003024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3478865792915">
                <text:p>0.43478865792915</text:p>
              </table:table-cell>
              <table:table-cell office:value-type="float" office:value="0.54292900969323">
                <text:p>0.542929009693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524131221407">
                <text:p>0.4524131221407</text:p>
              </table:table-cell>
              <table:table-cell office:value-type="float" office:value="0.55580218899005">
                <text:p>0.555802188990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7050754458162">
                <text:p>0.47050754458162</text:p>
              </table:table-cell>
              <table:table-cell office:value-type="float" office:value="0.56871130344091">
                <text:p>0.568711303440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8907810891282">
                <text:p>0.48907810891282</text:p>
              </table:table-cell>
              <table:table-cell office:value-type="float" office:value="0.58164783353284">
                <text:p>0.581647833532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0813099879522">
                <text:p>0.50813099879522</text:p>
              </table:table-cell>
              <table:table-cell office:value-type="float" office:value="0.59460297478602">
                <text:p>0.594602974786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2767239788972">
                <text:p>0.52767239788972</text:p>
              </table:table-cell>
              <table:table-cell office:value-type="float" office:value="0.60756763512896">
                <text:p>0.607567635128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4770848985725">
                <text:p>0.54770848985725</text:p>
              </table:table-cell>
              <table:table-cell office:value-type="float" office:value="0.62053243259661">
                <text:p>0.620532432596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6824545835871">
                <text:p>0.56824545835871</text:p>
              </table:table-cell>
              <table:table-cell office:value-type="float" office:value="0.63348769337142">
                <text:p>0.633487693371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8928948705502">
                <text:p>0.58928948705502</text:p>
              </table:table-cell>
              <table:table-cell office:value-type="float" office:value="0.64642345018787">
                <text:p>0.646423450187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1084675960709">
                <text:p>0.61084675960709</text:p>
              </table:table-cell>
              <table:table-cell office:value-type="float" office:value="0.65932944112128">
                <text:p>0.659329441121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3292345967583">
                <text:p>0.63292345967583</text:p>
              </table:table-cell>
              <table:table-cell office:value-type="float" office:value="0.67219510878223">
                <text:p>0.672195108782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5552577092216">
                <text:p>0.65552577092216</text:p>
              </table:table-cell>
              <table:table-cell office:value-type="float" office:value="0.68500959993828">
                <text:p>0.685009599938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7865987700698">
                <text:p>0.67865987700698</text:p>
              </table:table-cell>
              <table:table-cell office:value-type="float" office:value="0.69776176558481">
                <text:p>0.697761765584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0233196159122">
                <text:p>0.70233196159122</text:p>
              </table:table-cell>
              <table:table-cell office:value-type="float" office:value="0.71044016148735">
                <text:p>0.710440161487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2654820833578">
                <text:p>0.72654820833578</text:p>
              </table:table-cell>
              <table:table-cell office:value-type="float" office:value="0.72303304921797">
                <text:p>0.723033049217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5131480090158">
                <text:p>0.75131480090158</text:p>
              </table:table-cell>
              <table:table-cell office:value-type="float" office:value="0.73552839770843">
                <text:p>0.735528397708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7663792294952">
                <text:p>0.77663792294952</text:p>
              </table:table-cell>
              <table:table-cell office:value-type="float" office:value="0.74791388534318">
                <text:p>0.747913885343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0252375814053">
                <text:p>0.80252375814053</text:p>
              </table:table-cell>
              <table:table-cell office:value-type="float" office:value="0.76017690261523">
                <text:p>0.760176902615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2897849013552">
                <text:p>0.82897849013552</text:p>
              </table:table-cell>
              <table:table-cell office:value-type="float" office:value="0.77230455536839">
                <text:p>0.772304555368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5600830259539">
                <text:p>0.85600830259539</text:p>
              </table:table-cell>
              <table:table-cell office:value-type="float" office:value="0.78428366864895">
                <text:p>0.784283668648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8361937918106">
                <text:p>0.88361937918106</text:p>
              </table:table-cell>
              <table:table-cell office:value-type="float" office:value="0.79610079119048">
                <text:p>0.796100791190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1181790355344">
                <text:p>0.91181790355344</text:p>
              </table:table-cell>
              <table:table-cell office:value-type="float" office:value="0.80774220055491">
                <text:p>0.807742200554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4061005937345">
                <text:p>0.94061005937345</text:p>
              </table:table-cell>
              <table:table-cell office:value-type="float" office:value="0.81919390895324">
                <text:p>0.819193908953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70002030302">
                <text:p>0.970002030302</text:p>
              </table:table-cell>
              <table:table-cell office:value-type="float" office:value="0.83044166976907">
                <text:p>0.830441669769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8414709848079">
                <text:p>0.841470984807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886cm" svg:height="7.005cm" xlink:href=".." chart:class="chart:line" chart:style-name="ch1">
        <chart:legend chart:legend-position="end" svg:x="19.807cm" svg:y="2.48cm" chart:style-name="ch2"/>
        <chart:plot-area chart:style-name="ch3" table:cell-range-address="Sheet6.A1:Sheet6.E102" chart:data-source-has-labels="row" svg:x="0.437cm" svg:y="0.14cm" svg:width="18.934cm" svg:height="6.58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A2:Sheet6.A102" chart:label-cell-address="Sheet6.A1:Sheet6.A1" chart:class="chart:line">
            <chart:data-point chart:repeated="101"/>
          </chart:series>
          <chart:series chart:style-name="ch7" chart:values-cell-range-address="Sheet6.B2:Sheet6.B102" chart:label-cell-address="Sheet6.B1:Sheet6.B1" chart:class="chart:line">
            <chart:data-point chart:repeated="101"/>
          </chart:series>
          <chart:series chart:style-name="ch8" chart:values-cell-range-address="Sheet6.C2:Sheet6.C102" chart:label-cell-address="Sheet6.C1:Sheet6.C1" chart:class="chart:line">
            <chart:data-point chart:repeated="101"/>
          </chart:series>
          <chart:series chart:style-name="ch9" chart:values-cell-range-address="Sheet6.D2:Sheet6.D102" chart:label-cell-address="Sheet6.D1:Sheet6.D1" chart:class="chart:line">
            <chart:data-point chart:repeated="101"/>
          </chart:series>
          <chart:series chart:style-name="ch10" chart:values-cell-range-address="Sheet6.E2:Sheet6.E102" chart:label-cell-address="Sheet6.E1:Sheet6.E1" chart:class="chart:line"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A1:Sheet6.A1">destruct</text:p>
              </table:table-cell>
              <table:table-cell office:value-type="string">
                <text:p text:id="Sheet6.B1:Sheet6.B1">Rate +</text:p>
              </table:table-cell>
              <table:table-cell office:value-type="string">
                <text:p text:id="Sheet6.C1:Sheet6.C1">Rate -</text:p>
              </table:table-cell>
              <table:table-cell office:value-type="string">
                <text:p text:id="Sheet6.D1:Sheet6.D1">amp</text:p>
              </table:table-cell>
              <table:table-cell office:value-type="string">
                <text:p text:id="Sheet6.E1:Sheet6.E1">tri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6.A2:Sheet6.A102">0</text:p>
              </table:table-cell>
              <table:table-cell office:value-type="float" office:value="0.1">
                <text:p text:id="Sheet6.B2:Sheet6.B102">0.1</text:p>
              </table:table-cell>
              <table:table-cell office:value-type="float" office:value="-0.1">
                <text:p text:id="Sheet6.C2:Sheet6.C102">-0.1</text:p>
              </table:table-cell>
              <table:table-cell office:value-type="float" office:value="1">
                <text:p text:id="Sheet6.D2:Sheet6.D102">1</text:p>
              </table:table-cell>
              <table:table-cell office:value-type="float" office:value="10">
                <text:p text:id="Sheet6.E2:Sheet6.E102">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1000039">
                <text:p>0.1000039</text:p>
              </table:table-cell>
              <table:table-cell office:value-type="float" office:value="-0.1000039">
                <text:p>-0.1000039</text:p>
              </table:table-cell>
              <table:table-cell office:value-type="float" office:value="0.99999999">
                <text:p>0.99999999</text:p>
              </table:table-cell>
              <table:table-cell office:value-type="float" office:value="9.7979797979798">
                <text:p>9.79797979797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1000312">
                <text:p>0.1000312</text:p>
              </table:table-cell>
              <table:table-cell office:value-type="float" office:value="-0.1000312">
                <text:p>-0.1000312</text:p>
              </table:table-cell>
              <table:table-cell office:value-type="float" office:value="0.99999984">
                <text:p>0.99999984</text:p>
              </table:table-cell>
              <table:table-cell office:value-type="float" office:value="9.5959595959596">
                <text:p>9.59595959595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1001053">
                <text:p>0.1001053</text:p>
              </table:table-cell>
              <table:table-cell office:value-type="float" office:value="-0.1001053">
                <text:p>-0.1001053</text:p>
              </table:table-cell>
              <table:table-cell office:value-type="float" office:value="0.99999919">
                <text:p>0.99999919</text:p>
              </table:table-cell>
              <table:table-cell office:value-type="float" office:value="9.39393939393939">
                <text:p>9.393939393939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1002496">
                <text:p>0.1002496</text:p>
              </table:table-cell>
              <table:table-cell office:value-type="float" office:value="-0.1002496">
                <text:p>-0.1002496</text:p>
              </table:table-cell>
              <table:table-cell office:value-type="float" office:value="0.99999744">
                <text:p>0.99999744</text:p>
              </table:table-cell>
              <table:table-cell office:value-type="float" office:value="9.19191919191919">
                <text:p>9.191919191919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1004875">
                <text:p>0.1004875</text:p>
              </table:table-cell>
              <table:table-cell office:value-type="float" office:value="-0.1004875">
                <text:p>-0.1004875</text:p>
              </table:table-cell>
              <table:table-cell office:value-type="float" office:value="0.99999375">
                <text:p>0.99999375</text:p>
              </table:table-cell>
              <table:table-cell office:value-type="float" office:value="8.98989898989899">
                <text:p>8.98989898989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1008424">
                <text:p>0.1008424</text:p>
              </table:table-cell>
              <table:table-cell office:value-type="float" office:value="-0.1008424">
                <text:p>-0.1008424</text:p>
              </table:table-cell>
              <table:table-cell office:value-type="float" office:value="0.99998704">
                <text:p>0.99998704</text:p>
              </table:table-cell>
              <table:table-cell office:value-type="float" office:value="8.78787878787879">
                <text:p>8.787878787878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1013377">
                <text:p>0.1013377</text:p>
              </table:table-cell>
              <table:table-cell office:value-type="float" office:value="-0.1013377">
                <text:p>-0.1013377</text:p>
              </table:table-cell>
              <table:table-cell office:value-type="float" office:value="0.99997599">
                <text:p>0.99997599</text:p>
              </table:table-cell>
              <table:table-cell office:value-type="float" office:value="8.58585858585859">
                <text:p>8.585858585858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1019968">
                <text:p>0.1019968</text:p>
              </table:table-cell>
              <table:table-cell office:value-type="float" office:value="-0.1019968">
                <text:p>-0.1019968</text:p>
              </table:table-cell>
              <table:table-cell office:value-type="float" office:value="0.99995904">
                <text:p>0.99995904</text:p>
              </table:table-cell>
              <table:table-cell office:value-type="float" office:value="8.38383838383838">
                <text:p>8.383838383838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1028431">
                <text:p>0.1028431</text:p>
              </table:table-cell>
              <table:table-cell office:value-type="float" office:value="-0.1028431">
                <text:p>-0.1028431</text:p>
              </table:table-cell>
              <table:table-cell office:value-type="float" office:value="0.99993439">
                <text:p>0.99993439</text:p>
              </table:table-cell>
              <table:table-cell office:value-type="float" office:value="8.18181818181818">
                <text:p>8.181818181818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1039">
                <text:p>0.1039</text:p>
              </table:table-cell>
              <table:table-cell office:value-type="float" office:value="-0.1039">
                <text:p>-0.1039</text:p>
              </table:table-cell>
              <table:table-cell office:value-type="float" office:value="0.9999">
                <text:p>0.9999</text:p>
              </table:table-cell>
              <table:table-cell office:value-type="float" office:value="7.97979797979798">
                <text:p>7.979797979797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1051909">
                <text:p>0.1051909</text:p>
              </table:table-cell>
              <table:table-cell office:value-type="float" office:value="-0.1051909">
                <text:p>-0.1051909</text:p>
              </table:table-cell>
              <table:table-cell office:value-type="float" office:value="0.99985359">
                <text:p>0.99985359</text:p>
              </table:table-cell>
              <table:table-cell office:value-type="float" office:value="7.77777777777778">
                <text:p>7.777777777777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1067392">
                <text:p>0.1067392</text:p>
              </table:table-cell>
              <table:table-cell office:value-type="float" office:value="-0.1067392">
                <text:p>-0.1067392</text:p>
              </table:table-cell>
              <table:table-cell office:value-type="float" office:value="0.99979264">
                <text:p>0.99979264</text:p>
              </table:table-cell>
              <table:table-cell office:value-type="float" office:value="7.57575757575758">
                <text:p>7.575757575757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1085683">
                <text:p>0.1085683</text:p>
              </table:table-cell>
              <table:table-cell office:value-type="float" office:value="-0.1085683">
                <text:p>-0.1085683</text:p>
              </table:table-cell>
              <table:table-cell office:value-type="float" office:value="0.99971439">
                <text:p>0.99971439</text:p>
              </table:table-cell>
              <table:table-cell office:value-type="float" office:value="7.37373737373737">
                <text:p>7.373737373737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1107016">
                <text:p>0.1107016</text:p>
              </table:table-cell>
              <table:table-cell office:value-type="float" office:value="-0.1107016">
                <text:p>-0.1107016</text:p>
              </table:table-cell>
              <table:table-cell office:value-type="float" office:value="0.99961584">
                <text:p>0.99961584</text:p>
              </table:table-cell>
              <table:table-cell office:value-type="float" office:value="7.17171717171717">
                <text:p>7.171717171717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1131625">
                <text:p>0.1131625</text:p>
              </table:table-cell>
              <table:table-cell office:value-type="float" office:value="-0.1131625">
                <text:p>-0.1131625</text:p>
              </table:table-cell>
              <table:table-cell office:value-type="float" office:value="0.99949375">
                <text:p>0.99949375</text:p>
              </table:table-cell>
              <table:table-cell office:value-type="float" office:value="6.96969696969697">
                <text:p>6.969696969696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1159744">
                <text:p>0.1159744</text:p>
              </table:table-cell>
              <table:table-cell office:value-type="float" office:value="-0.1159744">
                <text:p>-0.1159744</text:p>
              </table:table-cell>
              <table:table-cell office:value-type="float" office:value="0.99934464">
                <text:p>0.99934464</text:p>
              </table:table-cell>
              <table:table-cell office:value-type="float" office:value="6.76767676767677">
                <text:p>6.767676767676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1191607">
                <text:p>0.1191607</text:p>
              </table:table-cell>
              <table:table-cell office:value-type="float" office:value="-0.1191607">
                <text:p>-0.1191607</text:p>
              </table:table-cell>
              <table:table-cell office:value-type="float" office:value="0.99916479">
                <text:p>0.99916479</text:p>
              </table:table-cell>
              <table:table-cell office:value-type="float" office:value="6.56565656565657">
                <text:p>6.565656565656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1227448">
                <text:p>0.1227448</text:p>
              </table:table-cell>
              <table:table-cell office:value-type="float" office:value="-0.1227448">
                <text:p>-0.1227448</text:p>
              </table:table-cell>
              <table:table-cell office:value-type="float" office:value="0.99895024">
                <text:p>0.99895024</text:p>
              </table:table-cell>
              <table:table-cell office:value-type="float" office:value="6.36363636363636">
                <text:p>6.363636363636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1267501">
                <text:p>0.1267501</text:p>
              </table:table-cell>
              <table:table-cell office:value-type="float" office:value="-0.1267501">
                <text:p>-0.1267501</text:p>
              </table:table-cell>
              <table:table-cell office:value-type="float" office:value="0.99869679">
                <text:p>0.99869679</text:p>
              </table:table-cell>
              <table:table-cell office:value-type="float" office:value="6.16161616161616">
                <text:p>6.161616161616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1312">
                <text:p>0.1312</text:p>
              </table:table-cell>
              <table:table-cell office:value-type="float" office:value="-0.1312">
                <text:p>-0.1312</text:p>
              </table:table-cell>
              <table:table-cell office:value-type="float" office:value="0.9984">
                <text:p>0.9984</text:p>
              </table:table-cell>
              <table:table-cell office:value-type="float" office:value="5.95959595959596">
                <text:p>5.959595959595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1361179">
                <text:p>0.1361179</text:p>
              </table:table-cell>
              <table:table-cell office:value-type="float" office:value="-0.1361179">
                <text:p>-0.1361179</text:p>
              </table:table-cell>
              <table:table-cell office:value-type="float" office:value="0.99805519">
                <text:p>0.99805519</text:p>
              </table:table-cell>
              <table:table-cell office:value-type="float" office:value="5.75757575757576">
                <text:p>5.757575757575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1415272">
                <text:p>0.1415272</text:p>
              </table:table-cell>
              <table:table-cell office:value-type="float" office:value="-0.1415272">
                <text:p>-0.1415272</text:p>
              </table:table-cell>
              <table:table-cell office:value-type="float" office:value="0.99765744">
                <text:p>0.99765744</text:p>
              </table:table-cell>
              <table:table-cell office:value-type="float" office:value="5.55555555555555">
                <text:p>5.555555555555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1474513">
                <text:p>0.1474513</text:p>
              </table:table-cell>
              <table:table-cell office:value-type="float" office:value="-0.1474513">
                <text:p>-0.1474513</text:p>
              </table:table-cell>
              <table:table-cell office:value-type="float" office:value="0.99720159">
                <text:p>0.99720159</text:p>
              </table:table-cell>
              <table:table-cell office:value-type="float" office:value="5.35353535353535">
                <text:p>5.353535353535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1539136">
                <text:p>0.1539136</text:p>
              </table:table-cell>
              <table:table-cell office:value-type="float" office:value="-0.1539136">
                <text:p>-0.1539136</text:p>
              </table:table-cell>
              <table:table-cell office:value-type="float" office:value="0.99668224">
                <text:p>0.99668224</text:p>
              </table:table-cell>
              <table:table-cell office:value-type="float" office:value="5.15151515151515">
                <text:p>5.151515151515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1609375">
                <text:p>0.1609375</text:p>
              </table:table-cell>
              <table:table-cell office:value-type="float" office:value="-0.1609375">
                <text:p>-0.1609375</text:p>
              </table:table-cell>
              <table:table-cell office:value-type="float" office:value="0.99609375">
                <text:p>0.99609375</text:p>
              </table:table-cell>
              <table:table-cell office:value-type="float" office:value="4.94949494949495">
                <text:p>4.949494949494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1685464">
                <text:p>0.1685464</text:p>
              </table:table-cell>
              <table:table-cell office:value-type="float" office:value="-0.1685464">
                <text:p>-0.1685464</text:p>
              </table:table-cell>
              <table:table-cell office:value-type="float" office:value="0.99543024">
                <text:p>0.99543024</text:p>
              </table:table-cell>
              <table:table-cell office:value-type="float" office:value="4.74747474747475">
                <text:p>4.747474747474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1767637">
                <text:p>0.1767637</text:p>
              </table:table-cell>
              <table:table-cell office:value-type="float" office:value="-0.1767637">
                <text:p>-0.1767637</text:p>
              </table:table-cell>
              <table:table-cell office:value-type="float" office:value="0.99468559">
                <text:p>0.99468559</text:p>
              </table:table-cell>
              <table:table-cell office:value-type="float" office:value="4.54545454545454">
                <text:p>4.545454545454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1856128">
                <text:p>0.1856128</text:p>
              </table:table-cell>
              <table:table-cell office:value-type="float" office:value="-0.1856128">
                <text:p>-0.1856128</text:p>
              </table:table-cell>
              <table:table-cell office:value-type="float" office:value="0.99385344">
                <text:p>0.99385344</text:p>
              </table:table-cell>
              <table:table-cell office:value-type="float" office:value="4.34343434343434">
                <text:p>4.343434343434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1951171">
                <text:p>0.1951171</text:p>
              </table:table-cell>
              <table:table-cell office:value-type="float" office:value="-0.1951171">
                <text:p>-0.1951171</text:p>
              </table:table-cell>
              <table:table-cell office:value-type="float" office:value="0.99292719">
                <text:p>0.99292719</text:p>
              </table:table-cell>
              <table:table-cell office:value-type="float" office:value="4.14141414141414">
                <text:p>4.141414141414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2053">
                <text:p>0.2053</text:p>
              </table:table-cell>
              <table:table-cell office:value-type="float" office:value="-0.2053">
                <text:p>-0.2053</text:p>
              </table:table-cell>
              <table:table-cell office:value-type="float" office:value="0.9919">
                <text:p>0.9919</text:p>
              </table:table-cell>
              <table:table-cell office:value-type="float" office:value="3.93939393939394">
                <text:p>3.939393939393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2161849">
                <text:p>0.2161849</text:p>
              </table:table-cell>
              <table:table-cell office:value-type="float" office:value="-0.2161849">
                <text:p>-0.2161849</text:p>
              </table:table-cell>
              <table:table-cell office:value-type="float" office:value="0.99076479">
                <text:p>0.99076479</text:p>
              </table:table-cell>
              <table:table-cell office:value-type="float" office:value="3.73737373737374">
                <text:p>3.737373737373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2277952">
                <text:p>0.2277952</text:p>
              </table:table-cell>
              <table:table-cell office:value-type="float" office:value="-0.2277952">
                <text:p>-0.2277952</text:p>
              </table:table-cell>
              <table:table-cell office:value-type="float" office:value="0.98951424">
                <text:p>0.98951424</text:p>
              </table:table-cell>
              <table:table-cell office:value-type="float" office:value="3.53535353535353">
                <text:p>3.535353535353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2401543">
                <text:p>0.2401543</text:p>
              </table:table-cell>
              <table:table-cell office:value-type="float" office:value="-0.2401543">
                <text:p>-0.2401543</text:p>
              </table:table-cell>
              <table:table-cell office:value-type="float" office:value="0.98814079">
                <text:p>0.98814079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2532856">
                <text:p>0.2532856</text:p>
              </table:table-cell>
              <table:table-cell office:value-type="float" office:value="-0.2532856">
                <text:p>-0.2532856</text:p>
              </table:table-cell>
              <table:table-cell office:value-type="float" office:value="0.98663664">
                <text:p>0.98663664</text:p>
              </table:table-cell>
              <table:table-cell office:value-type="float" office:value="3.13131313131313">
                <text:p>3.131313131313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2672125">
                <text:p>0.2672125</text:p>
              </table:table-cell>
              <table:table-cell office:value-type="float" office:value="-0.2672125">
                <text:p>-0.2672125</text:p>
              </table:table-cell>
              <table:table-cell office:value-type="float" office:value="0.98499375">
                <text:p>0.98499375</text:p>
              </table:table-cell>
              <table:table-cell office:value-type="float" office:value="2.92929292929293">
                <text:p>2.929292929292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2819584">
                <text:p>0.2819584</text:p>
              </table:table-cell>
              <table:table-cell office:value-type="float" office:value="-0.2819584">
                <text:p>-0.2819584</text:p>
              </table:table-cell>
              <table:table-cell office:value-type="float" office:value="0.98320384">
                <text:p>0.98320384</text:p>
              </table:table-cell>
              <table:table-cell office:value-type="float" office:value="2.72727272727272">
                <text:p>2.727272727272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2975467">
                <text:p>0.2975467</text:p>
              </table:table-cell>
              <table:table-cell office:value-type="float" office:value="-0.2975467">
                <text:p>-0.2975467</text:p>
              </table:table-cell>
              <table:table-cell office:value-type="float" office:value="0.98125839">
                <text:p>0.98125839</text:p>
              </table:table-cell>
              <table:table-cell office:value-type="float" office:value="2.52525252525252">
                <text:p>2.525252525252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3140008">
                <text:p>0.3140008</text:p>
              </table:table-cell>
              <table:table-cell office:value-type="float" office:value="-0.3140008">
                <text:p>-0.3140008</text:p>
              </table:table-cell>
              <table:table-cell office:value-type="float" office:value="0.97914864">
                <text:p>0.97914864</text:p>
              </table:table-cell>
              <table:table-cell office:value-type="float" office:value="2.32323232323232">
                <text:p>2.323232323232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3313441">
                <text:p>0.3313441</text:p>
              </table:table-cell>
              <table:table-cell office:value-type="float" office:value="-0.3313441">
                <text:p>-0.3313441</text:p>
              </table:table-cell>
              <table:table-cell office:value-type="float" office:value="0.97686559">
                <text:p>0.97686559</text:p>
              </table:table-cell>
              <table:table-cell office:value-type="float" office:value="2.12121212121212">
                <text:p>2.121212121212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3496">
                <text:p>0.3496</text:p>
              </table:table-cell>
              <table:table-cell office:value-type="float" office:value="-0.3496">
                <text:p>-0.3496</text:p>
              </table:table-cell>
              <table:table-cell office:value-type="float" office:value="0.9744">
                <text:p>0.9744</text:p>
              </table:table-cell>
              <table:table-cell office:value-type="float" office:value="1.91919191919192">
                <text:p>1.919191919191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3687919">
                <text:p>0.3687919</text:p>
              </table:table-cell>
              <table:table-cell office:value-type="float" office:value="-0.3687919">
                <text:p>-0.3687919</text:p>
              </table:table-cell>
              <table:table-cell office:value-type="float" office:value="0.97174239">
                <text:p>0.97174239</text:p>
              </table:table-cell>
              <table:table-cell office:value-type="float" office:value="1.71717171717171">
                <text:p>1.717171717171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3889432">
                <text:p>0.3889432</text:p>
              </table:table-cell>
              <table:table-cell office:value-type="float" office:value="-0.3889432">
                <text:p>-0.3889432</text:p>
              </table:table-cell>
              <table:table-cell office:value-type="float" office:value="0.96888304">
                <text:p>0.96888304</text:p>
              </table:table-cell>
              <table:table-cell office:value-type="float" office:value="1.51515151515151">
                <text:p>1.515151515151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4100773">
                <text:p>0.4100773</text:p>
              </table:table-cell>
              <table:table-cell office:value-type="float" office:value="-0.4100773">
                <text:p>-0.4100773</text:p>
              </table:table-cell>
              <table:table-cell office:value-type="float" office:value="0.96581199">
                <text:p>0.96581199</text:p>
              </table:table-cell>
              <table:table-cell office:value-type="float" office:value="1.31313131313131">
                <text:p>1.313131313131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4322176">
                <text:p>0.4322176</text:p>
              </table:table-cell>
              <table:table-cell office:value-type="float" office:value="-0.4322176">
                <text:p>-0.4322176</text:p>
              </table:table-cell>
              <table:table-cell office:value-type="float" office:value="0.96251904">
                <text:p>0.96251904</text:p>
              </table:table-cell>
              <table:table-cell office:value-type="float" office:value="1.11111111111111">
                <text:p>1.111111111111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455387500000001">
                <text:p>0.455387500000001</text:p>
              </table:table-cell>
              <table:table-cell office:value-type="float" office:value="-0.455387500000001">
                <text:p>-0.455387500000001</text:p>
              </table:table-cell>
              <table:table-cell office:value-type="float" office:value="0.95899375">
                <text:p>0.95899375</text:p>
              </table:table-cell>
              <table:table-cell office:value-type="float" office:value="0.909090909090904">
                <text:p>0.9090909090909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479610400000001">
                <text:p>0.479610400000001</text:p>
              </table:table-cell>
              <table:table-cell office:value-type="float" office:value="-0.479610400000001">
                <text:p>-0.479610400000001</text:p>
              </table:table-cell>
              <table:table-cell office:value-type="float" office:value="0.95522544">
                <text:p>0.95522544</text:p>
              </table:table-cell>
              <table:table-cell office:value-type="float" office:value="0.707070707070702">
                <text:p>0.7070707070707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504909700000001">
                <text:p>0.504909700000001</text:p>
              </table:table-cell>
              <table:table-cell office:value-type="float" office:value="-0.504909700000001">
                <text:p>-0.504909700000001</text:p>
              </table:table-cell>
              <table:table-cell office:value-type="float" office:value="0.95120319">
                <text:p>0.95120319</text:p>
              </table:table-cell>
              <table:table-cell office:value-type="float" office:value="0.5050505050505">
                <text:p>0.50505050505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531308800000001">
                <text:p>0.531308800000001</text:p>
              </table:table-cell>
              <table:table-cell office:value-type="float" office:value="-0.531308800000001">
                <text:p>-0.531308800000001</text:p>
              </table:table-cell>
              <table:table-cell office:value-type="float" office:value="0.94691584">
                <text:p>0.94691584</text:p>
              </table:table-cell>
              <table:table-cell office:value-type="float" office:value="0.303030303030298">
                <text:p>0.3030303030302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558831100000001">
                <text:p>0.558831100000001</text:p>
              </table:table-cell>
              <table:table-cell office:value-type="float" office:value="-0.558831100000001">
                <text:p>-0.558831100000001</text:p>
              </table:table-cell>
              <table:table-cell office:value-type="float" office:value="0.94235199">
                <text:p>0.94235199</text:p>
              </table:table-cell>
              <table:table-cell office:value-type="float" office:value="0.101010101010095">
                <text:p>0.1010101010100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587500000000001">
                <text:p>0.587500000000001</text:p>
              </table:table-cell>
              <table:table-cell office:value-type="float" office:value="-0.587500000000001">
                <text:p>-0.587500000000001</text:p>
              </table:table-cell>
              <table:table-cell office:value-type="float" office:value="0.9375">
                <text:p>0.9375</text:p>
              </table:table-cell>
              <table:table-cell office:value-type="float" office:value="0.101010101010106">
                <text:p>0.1010101010101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617338900000001">
                <text:p>0.617338900000001</text:p>
              </table:table-cell>
              <table:table-cell office:value-type="float" office:value="-0.617338900000001">
                <text:p>-0.617338900000001</text:p>
              </table:table-cell>
              <table:table-cell office:value-type="float" office:value="0.93234799">
                <text:p>0.93234799</text:p>
              </table:table-cell>
              <table:table-cell office:value-type="float" office:value="0.303030303030308">
                <text:p>0.3030303030303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648371200000001">
                <text:p>0.648371200000001</text:p>
              </table:table-cell>
              <table:table-cell office:value-type="float" office:value="-0.648371200000001">
                <text:p>-0.648371200000001</text:p>
              </table:table-cell>
              <table:table-cell office:value-type="float" office:value="0.92688384">
                <text:p>0.92688384</text:p>
              </table:table-cell>
              <table:table-cell office:value-type="float" office:value="0.50505050505051">
                <text:p>0.505050505050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680620300000001">
                <text:p>0.680620300000001</text:p>
              </table:table-cell>
              <table:table-cell office:value-type="float" office:value="-0.680620300000001">
                <text:p>-0.680620300000001</text:p>
              </table:table-cell>
              <table:table-cell office:value-type="float" office:value="0.92109519">
                <text:p>0.92109519</text:p>
              </table:table-cell>
              <table:table-cell office:value-type="float" office:value="0.707070707070712">
                <text:p>0.7070707070707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714109600000001">
                <text:p>0.714109600000001</text:p>
              </table:table-cell>
              <table:table-cell office:value-type="float" office:value="-0.714109600000001">
                <text:p>-0.714109600000001</text:p>
              </table:table-cell>
              <table:table-cell office:value-type="float" office:value="0.91496944">
                <text:p>0.91496944</text:p>
              </table:table-cell>
              <table:table-cell office:value-type="float" office:value="0.909090909090914">
                <text:p>0.9090909090909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748862500000001">
                <text:p>0.748862500000001</text:p>
              </table:table-cell>
              <table:table-cell office:value-type="float" office:value="-0.748862500000001">
                <text:p>-0.748862500000001</text:p>
              </table:table-cell>
              <table:table-cell office:value-type="float" office:value="0.90849375">
                <text:p>0.90849375</text:p>
              </table:table-cell>
              <table:table-cell office:value-type="float" office:value="1.11111111111112">
                <text:p>1.111111111111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784902400000001">
                <text:p>0.784902400000001</text:p>
              </table:table-cell>
              <table:table-cell office:value-type="float" office:value="-0.784902400000001">
                <text:p>-0.784902400000001</text:p>
              </table:table-cell>
              <table:table-cell office:value-type="float" office:value="0.90165504">
                <text:p>0.90165504</text:p>
              </table:table-cell>
              <table:table-cell office:value-type="float" office:value="1.31313131313132">
                <text:p>1.313131313131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822252700000001">
                <text:p>0.822252700000001</text:p>
              </table:table-cell>
              <table:table-cell office:value-type="float" office:value="-0.822252700000001">
                <text:p>-0.822252700000001</text:p>
              </table:table-cell>
              <table:table-cell office:value-type="float" office:value="0.89443999">
                <text:p>0.89443999</text:p>
              </table:table-cell>
              <table:table-cell office:value-type="float" office:value="1.51515151515152">
                <text:p>1.515151515151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860936800000001">
                <text:p>0.860936800000001</text:p>
              </table:table-cell>
              <table:table-cell office:value-type="float" office:value="-0.860936800000001">
                <text:p>-0.860936800000001</text:p>
              </table:table-cell>
              <table:table-cell office:value-type="float" office:value="0.88683504">
                <text:p>0.88683504</text:p>
              </table:table-cell>
              <table:table-cell office:value-type="float" office:value="1.71717171717172">
                <text:p>1.717171717171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900978100000001">
                <text:p>0.900978100000001</text:p>
              </table:table-cell>
              <table:table-cell office:value-type="float" office:value="-0.900978100000001">
                <text:p>-0.900978100000001</text:p>
              </table:table-cell>
              <table:table-cell office:value-type="float" office:value="0.87882639">
                <text:p>0.87882639</text:p>
              </table:table-cell>
              <table:table-cell office:value-type="float" office:value="1.91919191919193">
                <text:p>1.919191919191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942400000000001">
                <text:p>0.942400000000001</text:p>
              </table:table-cell>
              <table:table-cell office:value-type="float" office:value="-0.942400000000001">
                <text:p>-0.942400000000001</text:p>
              </table:table-cell>
              <table:table-cell office:value-type="float" office:value="0.8704">
                <text:p>0.8704</text:p>
              </table:table-cell>
              <table:table-cell office:value-type="float" office:value="2.12121212121213">
                <text:p>2.121212121212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985225900000001">
                <text:p>0.985225900000001</text:p>
              </table:table-cell>
              <table:table-cell office:value-type="float" office:value="-0.985225900000001">
                <text:p>-0.985225900000001</text:p>
              </table:table-cell>
              <table:table-cell office:value-type="float" office:value="0.86154159">
                <text:p>0.86154159</text:p>
              </table:table-cell>
              <table:table-cell office:value-type="float" office:value="2.32323232323233">
                <text:p>2.323232323232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1.0294792">
                <text:p>1.0294792</text:p>
              </table:table-cell>
              <table:table-cell office:value-type="float" office:value="-1.0294792">
                <text:p>-1.0294792</text:p>
              </table:table-cell>
              <table:table-cell office:value-type="float" office:value="0.85223664">
                <text:p>0.85223664</text:p>
              </table:table-cell>
              <table:table-cell office:value-type="float" office:value="2.52525252525253">
                <text:p>2.525252525252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1.0751833">
                <text:p>1.0751833</text:p>
              </table:table-cell>
              <table:table-cell office:value-type="float" office:value="-1.0751833">
                <text:p>-1.0751833</text:p>
              </table:table-cell>
              <table:table-cell office:value-type="float" office:value="0.84247039">
                <text:p>0.84247039</text:p>
              </table:table-cell>
              <table:table-cell office:value-type="float" office:value="2.72727272727273">
                <text:p>2.727272727272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1.1223616">
                <text:p>1.1223616</text:p>
              </table:table-cell>
              <table:table-cell office:value-type="float" office:value="-1.1223616">
                <text:p>-1.1223616</text:p>
              </table:table-cell>
              <table:table-cell office:value-type="float" office:value="0.83222784">
                <text:p>0.83222784</text:p>
              </table:table-cell>
              <table:table-cell office:value-type="float" office:value="2.92929292929294">
                <text:p>2.929292929292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1.1710375">
                <text:p>1.1710375</text:p>
              </table:table-cell>
              <table:table-cell office:value-type="float" office:value="-1.1710375">
                <text:p>-1.1710375</text:p>
              </table:table-cell>
              <table:table-cell office:value-type="float" office:value="0.82149375">
                <text:p>0.82149375</text:p>
              </table:table-cell>
              <table:table-cell office:value-type="float" office:value="3.13131313131314">
                <text:p>3.131313131313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1.2212344">
                <text:p>1.2212344</text:p>
              </table:table-cell>
              <table:table-cell office:value-type="float" office:value="-1.2212344">
                <text:p>-1.2212344</text:p>
              </table:table-cell>
              <table:table-cell office:value-type="float" office:value="0.81025264">
                <text:p>0.81025264</text:p>
              </table:table-cell>
              <table:table-cell office:value-type="float" office:value="3.33333333333334">
                <text:p>3.333333333333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1.2729757">
                <text:p>1.2729757</text:p>
              </table:table-cell>
              <table:table-cell office:value-type="float" office:value="-1.2729757">
                <text:p>-1.2729757</text:p>
              </table:table-cell>
              <table:table-cell office:value-type="float" office:value="0.79848879">
                <text:p>0.79848879</text:p>
              </table:table-cell>
              <table:table-cell office:value-type="float" office:value="3.53535353535354">
                <text:p>3.535353535353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1.3262848">
                <text:p>1.3262848</text:p>
              </table:table-cell>
              <table:table-cell office:value-type="float" office:value="-1.3262848">
                <text:p>-1.3262848</text:p>
              </table:table-cell>
              <table:table-cell office:value-type="float" office:value="0.786186239999999">
                <text:p>0.786186239999999</text:p>
              </table:table-cell>
              <table:table-cell office:value-type="float" office:value="3.73737373737375">
                <text:p>3.73737373737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1.3811851">
                <text:p>1.3811851</text:p>
              </table:table-cell>
              <table:table-cell office:value-type="float" office:value="-1.3811851">
                <text:p>-1.3811851</text:p>
              </table:table-cell>
              <table:table-cell office:value-type="float" office:value="0.773328789999999">
                <text:p>0.773328789999999</text:p>
              </table:table-cell>
              <table:table-cell office:value-type="float" office:value="3.93939393939395">
                <text:p>3.939393939393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1.4377">
                <text:p>1.4377</text:p>
              </table:table-cell>
              <table:table-cell office:value-type="float" office:value="-1.4377">
                <text:p>-1.4377</text:p>
              </table:table-cell>
              <table:table-cell office:value-type="float" office:value="0.759899999999999">
                <text:p>0.759899999999999</text:p>
              </table:table-cell>
              <table:table-cell office:value-type="float" office:value="4.14141414141415">
                <text:p>4.141414141414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1.4958529">
                <text:p>1.4958529</text:p>
              </table:table-cell>
              <table:table-cell office:value-type="float" office:value="-1.4958529">
                <text:p>-1.4958529</text:p>
              </table:table-cell>
              <table:table-cell office:value-type="float" office:value="0.745883189999999">
                <text:p>0.745883189999999</text:p>
              </table:table-cell>
              <table:table-cell office:value-type="float" office:value="4.34343434343435">
                <text:p>4.343434343434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1.5556672">
                <text:p>1.5556672</text:p>
              </table:table-cell>
              <table:table-cell office:value-type="float" office:value="-1.5556672">
                <text:p>-1.5556672</text:p>
              </table:table-cell>
              <table:table-cell office:value-type="float" office:value="0.731261439999999">
                <text:p>0.731261439999999</text:p>
              </table:table-cell>
              <table:table-cell office:value-type="float" office:value="4.54545454545455">
                <text:p>4.545454545454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1.6171663">
                <text:p>1.6171663</text:p>
              </table:table-cell>
              <table:table-cell office:value-type="float" office:value="-1.6171663">
                <text:p>-1.6171663</text:p>
              </table:table-cell>
              <table:table-cell office:value-type="float" office:value="0.716017589999999">
                <text:p>0.716017589999999</text:p>
              </table:table-cell>
              <table:table-cell office:value-type="float" office:value="4.74747474747476">
                <text:p>4.747474747474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1.6803736">
                <text:p>1.6803736</text:p>
              </table:table-cell>
              <table:table-cell office:value-type="float" office:value="-1.6803736">
                <text:p>-1.6803736</text:p>
              </table:table-cell>
              <table:table-cell office:value-type="float" office:value="0.700134239999999">
                <text:p>0.700134239999999</text:p>
              </table:table-cell>
              <table:table-cell office:value-type="float" office:value="4.94949494949496">
                <text:p>4.949494949494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1.7453125">
                <text:p>1.7453125</text:p>
              </table:table-cell>
              <table:table-cell office:value-type="float" office:value="-1.7453125">
                <text:p>-1.7453125</text:p>
              </table:table-cell>
              <table:table-cell office:value-type="float" office:value="0.683593749999999">
                <text:p>0.683593749999999</text:p>
              </table:table-cell>
              <table:table-cell office:value-type="float" office:value="5.15151515151516">
                <text:p>5.151515151515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1.8120064">
                <text:p>1.8120064</text:p>
              </table:table-cell>
              <table:table-cell office:value-type="float" office:value="-1.8120064">
                <text:p>-1.8120064</text:p>
              </table:table-cell>
              <table:table-cell office:value-type="float" office:value="0.666378239999999">
                <text:p>0.666378239999999</text:p>
              </table:table-cell>
              <table:table-cell office:value-type="float" office:value="5.35353535353536">
                <text:p>5.353535353535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1.8804787">
                <text:p>1.8804787</text:p>
              </table:table-cell>
              <table:table-cell office:value-type="float" office:value="-1.8804787">
                <text:p>-1.8804787</text:p>
              </table:table-cell>
              <table:table-cell office:value-type="float" office:value="0.648469589999999">
                <text:p>0.648469589999999</text:p>
              </table:table-cell>
              <table:table-cell office:value-type="float" office:value="5.55555555555556">
                <text:p>5.555555555555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1.9507528">
                <text:p>1.9507528</text:p>
              </table:table-cell>
              <table:table-cell office:value-type="float" office:value="-1.9507528">
                <text:p>-1.9507528</text:p>
              </table:table-cell>
              <table:table-cell office:value-type="float" office:value="0.629849439999999">
                <text:p>0.629849439999999</text:p>
              </table:table-cell>
              <table:table-cell office:value-type="float" office:value="5.75757575757577">
                <text:p>5.757575757575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2.0228521">
                <text:p>2.0228521</text:p>
              </table:table-cell>
              <table:table-cell office:value-type="float" office:value="-2.0228521">
                <text:p>-2.0228521</text:p>
              </table:table-cell>
              <table:table-cell office:value-type="float" office:value="0.610499189999999">
                <text:p>0.610499189999999</text:p>
              </table:table-cell>
              <table:table-cell office:value-type="float" office:value="5.95959595959597">
                <text:p>5.959595959595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2.0968">
                <text:p>2.0968</text:p>
              </table:table-cell>
              <table:table-cell office:value-type="float" office:value="-2.0968">
                <text:p>-2.0968</text:p>
              </table:table-cell>
              <table:table-cell office:value-type="float" office:value="0.590399999999999">
                <text:p>0.590399999999999</text:p>
              </table:table-cell>
              <table:table-cell office:value-type="float" office:value="6.16161616161617">
                <text:p>6.161616161616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2.1726199">
                <text:p>2.1726199</text:p>
              </table:table-cell>
              <table:table-cell office:value-type="float" office:value="-2.1726199">
                <text:p>-2.1726199</text:p>
              </table:table-cell>
              <table:table-cell office:value-type="float" office:value="0.569532789999999">
                <text:p>0.569532789999999</text:p>
              </table:table-cell>
              <table:table-cell office:value-type="float" office:value="6.36363636363637">
                <text:p>6.363636363636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2.2503352">
                <text:p>2.2503352</text:p>
              </table:table-cell>
              <table:table-cell office:value-type="float" office:value="-2.2503352">
                <text:p>-2.2503352</text:p>
              </table:table-cell>
              <table:table-cell office:value-type="float" office:value="0.547878239999999">
                <text:p>0.547878239999999</text:p>
              </table:table-cell>
              <table:table-cell office:value-type="float" office:value="6.56565656565658">
                <text:p>6.565656565656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2.3299693">
                <text:p>2.3299693</text:p>
              </table:table-cell>
              <table:table-cell office:value-type="float" office:value="-2.3299693">
                <text:p>-2.3299693</text:p>
              </table:table-cell>
              <table:table-cell office:value-type="float" office:value="0.525416789999999">
                <text:p>0.525416789999999</text:p>
              </table:table-cell>
              <table:table-cell office:value-type="float" office:value="6.76767676767678">
                <text:p>6.767676767676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2.4115456">
                <text:p>2.4115456</text:p>
              </table:table-cell>
              <table:table-cell office:value-type="float" office:value="-2.4115456">
                <text:p>-2.4115456</text:p>
              </table:table-cell>
              <table:table-cell office:value-type="float" office:value="0.502128639999999">
                <text:p>0.502128639999999</text:p>
              </table:table-cell>
              <table:table-cell office:value-type="float" office:value="6.96969696969698">
                <text:p>6.969696969696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2.4950875">
                <text:p>2.4950875</text:p>
              </table:table-cell>
              <table:table-cell office:value-type="float" office:value="-2.4950875">
                <text:p>-2.4950875</text:p>
              </table:table-cell>
              <table:table-cell office:value-type="float" office:value="0.477993749999999">
                <text:p>0.477993749999999</text:p>
              </table:table-cell>
              <table:table-cell office:value-type="float" office:value="7.17171717171718">
                <text:p>7.171717171717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2.5806184">
                <text:p>2.5806184</text:p>
              </table:table-cell>
              <table:table-cell office:value-type="float" office:value="-2.5806184">
                <text:p>-2.5806184</text:p>
              </table:table-cell>
              <table:table-cell office:value-type="float" office:value="0.452991839999999">
                <text:p>0.452991839999999</text:p>
              </table:table-cell>
              <table:table-cell office:value-type="float" office:value="7.37373737373738">
                <text:p>7.373737373737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2.6681617">
                <text:p>2.6681617</text:p>
              </table:table-cell>
              <table:table-cell office:value-type="float" office:value="-2.6681617">
                <text:p>-2.6681617</text:p>
              </table:table-cell>
              <table:table-cell office:value-type="float" office:value="0.427102389999999">
                <text:p>0.427102389999999</text:p>
              </table:table-cell>
              <table:table-cell office:value-type="float" office:value="7.57575757575759">
                <text:p>7.575757575757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2.7577408">
                <text:p>2.7577408</text:p>
              </table:table-cell>
              <table:table-cell office:value-type="float" office:value="-2.7577408">
                <text:p>-2.7577408</text:p>
              </table:table-cell>
              <table:table-cell office:value-type="float" office:value="0.400304639999998">
                <text:p>0.400304639999998</text:p>
              </table:table-cell>
              <table:table-cell office:value-type="float" office:value="7.77777777777779">
                <text:p>7.777777777777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2.84937910000001">
                <text:p>2.84937910000001</text:p>
              </table:table-cell>
              <table:table-cell office:value-type="float" office:value="-2.84937910000001">
                <text:p>-2.84937910000001</text:p>
              </table:table-cell>
              <table:table-cell office:value-type="float" office:value="0.372577589999998">
                <text:p>0.372577589999998</text:p>
              </table:table-cell>
              <table:table-cell office:value-type="float" office:value="7.97979797979799">
                <text:p>7.979797979797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2.94310000000001">
                <text:p>2.94310000000001</text:p>
              </table:table-cell>
              <table:table-cell office:value-type="float" office:value="-2.94310000000001">
                <text:p>-2.94310000000001</text:p>
              </table:table-cell>
              <table:table-cell office:value-type="float" office:value="0.343899999999998">
                <text:p>0.343899999999998</text:p>
              </table:table-cell>
              <table:table-cell office:value-type="float" office:value="8.18181818181819">
                <text:p>8.181818181818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3.03892690000001">
                <text:p>3.03892690000001</text:p>
              </table:table-cell>
              <table:table-cell office:value-type="float" office:value="-3.03892690000001">
                <text:p>-3.03892690000001</text:p>
              </table:table-cell>
              <table:table-cell office:value-type="float" office:value="0.314250389999998">
                <text:p>0.314250389999998</text:p>
              </table:table-cell>
              <table:table-cell office:value-type="float" office:value="8.3838383838384">
                <text:p>8.38383838383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3.13688320000001">
                <text:p>3.13688320000001</text:p>
              </table:table-cell>
              <table:table-cell office:value-type="float" office:value="-3.13688320000001">
                <text:p>-3.13688320000001</text:p>
              </table:table-cell>
              <table:table-cell office:value-type="float" office:value="0.283607039999998">
                <text:p>0.283607039999998</text:p>
              </table:table-cell>
              <table:table-cell office:value-type="float" office:value="8.5858585858586">
                <text:p>8.58585858585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3.23699230000001">
                <text:p>3.23699230000001</text:p>
              </table:table-cell>
              <table:table-cell office:value-type="float" office:value="-3.23699230000001">
                <text:p>-3.23699230000001</text:p>
              </table:table-cell>
              <table:table-cell office:value-type="float" office:value="0.251947989999998">
                <text:p>0.251947989999998</text:p>
              </table:table-cell>
              <table:table-cell office:value-type="float" office:value="8.7878787878788">
                <text:p>8.78787878787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3.33927760000001">
                <text:p>3.33927760000001</text:p>
              </table:table-cell>
              <table:table-cell office:value-type="float" office:value="-3.33927760000001">
                <text:p>-3.33927760000001</text:p>
              </table:table-cell>
              <table:table-cell office:value-type="float" office:value="0.219251039999998">
                <text:p>0.219251039999998</text:p>
              </table:table-cell>
              <table:table-cell office:value-type="float" office:value="8.989898989899">
                <text:p>8.9898989898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3.44376250000001">
                <text:p>3.44376250000001</text:p>
              </table:table-cell>
              <table:table-cell office:value-type="float" office:value="-3.44376250000001">
                <text:p>-3.44376250000001</text:p>
              </table:table-cell>
              <table:table-cell office:value-type="float" office:value="0.185493749999998">
                <text:p>0.185493749999998</text:p>
              </table:table-cell>
              <table:table-cell office:value-type="float" office:value="9.1919191919192">
                <text:p>9.19191919191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3.55047040000001">
                <text:p>3.55047040000001</text:p>
              </table:table-cell>
              <table:table-cell office:value-type="float" office:value="-3.55047040000001">
                <text:p>-3.55047040000001</text:p>
              </table:table-cell>
              <table:table-cell office:value-type="float" office:value="0.150653439999998">
                <text:p>0.150653439999998</text:p>
              </table:table-cell>
              <table:table-cell office:value-type="float" office:value="9.39393939393941">
                <text:p>9.393939393939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3.65942470000001">
                <text:p>3.65942470000001</text:p>
              </table:table-cell>
              <table:table-cell office:value-type="float" office:value="-3.65942470000001">
                <text:p>-3.65942470000001</text:p>
              </table:table-cell>
              <table:table-cell office:value-type="float" office:value="0.114707189999998">
                <text:p>0.114707189999998</text:p>
              </table:table-cell>
              <table:table-cell office:value-type="float" office:value="9.59595959595961">
                <text:p>9.595959595959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3.77064880000001">
                <text:p>3.77064880000001</text:p>
              </table:table-cell>
              <table:table-cell office:value-type="float" office:value="-3.77064880000001">
                <text:p>-3.77064880000001</text:p>
              </table:table-cell>
              <table:table-cell office:value-type="float" office:value="0.0776318399999976">
                <text:p>0.0776318399999976</text:p>
              </table:table-cell>
              <table:table-cell office:value-type="float" office:value="9.79797979797981">
                <text:p>9.797979797979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3.88416610000001">
                <text:p>3.88416610000001</text:p>
              </table:table-cell>
              <table:table-cell office:value-type="float" office:value="-3.88416610000001">
                <text:p>-3.88416610000001</text:p>
              </table:table-cell>
              <table:table-cell office:value-type="float" office:value="0.0394039899999974">
                <text:p>0.03940398999999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4.00000000000001">
                <text:p>4.00000000000001</text:p>
              </table:table-cell>
              <table:table-cell office:value-type="float" office:value="-4.00000000000001">
                <text:p>-4.00000000000001</text:p>
              </table:table-cell>
              <table:table-cell office:value-type="float" office:value="0">
                <text:p>0</text:p>
              </table:table-cell>
              <table:table-cell office:value-type="float" office:value="10.2020202020202">
                <text:p>10.202020202020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099cm" svg:height="7.006cm" xlink:href=".." chart:class="chart:bar" chart:style-name="ch1">
        <chart:legend chart:legend-position="end" svg:x="23.537cm" svg:y="3.013cm" chart:style-name="ch2"/>
        <chart:plot-area chart:style-name="ch3" table:cell-range-address="Sheet1.D1:Sheet1.E101" chart:data-source-has-labels="row" svg:x="0.5cm" svg:y="0.14cm" svg:width="22.536cm" svg:height="6.58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101" chart:label-cell-address="Sheet1.D1:Sheet1.D1" chart:class="chart:bar">
            <chart:data-point chart:repeated="100"/>
          </chart:series>
          <chart:series chart:style-name="ch8" chart:values-cell-range-address="Sheet1.E2:Sheet1.E101" chart:label-cell-address="Sheet1.E1:Sheet1.E1" chart:class="chart:ba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1:Sheet1.D1">3rd</text:p>
              </table:table-cell>
              <table:table-cell office:value-type="string">
                <text:p text:id="Sheet1.E1:Sheet1.E1">4t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1.D2:Sheet1.D101">1</text:p>
              </table:table-cell>
              <table:table-cell office:value-type="float" office:value="1">
                <text:p text:id="Sheet1.E2:Sheet1.E101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9998969389848">
                <text:p>0.999998969389848</text:p>
              </table:table-cell>
              <table:table-cell office:value-type="float" office:value="0.97979797979798">
                <text:p>0.979797979797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9991755118783">
                <text:p>0.999991755118783</text:p>
              </table:table-cell>
              <table:table-cell office:value-type="float" office:value="0.95959595959596">
                <text:p>0.959595959595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9972173525893">
                <text:p>0.999972173525893</text:p>
              </table:table-cell>
              <table:table-cell office:value-type="float" office:value="0.939393939393939">
                <text:p>0.9393939393939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9934040950264">
                <text:p>0.999934040950264</text:p>
              </table:table-cell>
              <table:table-cell office:value-type="float" office:value="0.919191919191919">
                <text:p>0.9191919191919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9871173730984">
                <text:p>0.999871173730984</text:p>
              </table:table-cell>
              <table:table-cell office:value-type="float" office:value="0.898989898989899">
                <text:p>0.898989898989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977738820714">
                <text:p>0.99977738820714</text:p>
              </table:table-cell>
              <table:table-cell office:value-type="float" office:value="0.878787878787879">
                <text:p>0.8787878787878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964650071782">
                <text:p>0.99964650071782</text:p>
              </table:table-cell>
              <table:table-cell office:value-type="float" office:value="0.858585858585859">
                <text:p>0.8585858585858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947232760211">
                <text:p>0.99947232760211</text:p>
              </table:table-cell>
              <table:table-cell office:value-type="float" office:value="0.838383838383838">
                <text:p>0.8383838383838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9248685199098">
                <text:p>0.999248685199098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8969389847872">
                <text:p>0.998969389847872</text:p>
              </table:table-cell>
              <table:table-cell office:value-type="float" office:value="0.797979797979798">
                <text:p>0.7979797979797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8628257887517">
                <text:p>0.998628257887517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8219105657122">
                <text:p>0.998219105657122</text:p>
              </table:table-cell>
              <table:table-cell office:value-type="float" office:value="0.757575757575758">
                <text:p>0.7575757575757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7735749495774">
                <text:p>0.997735749495774</text:p>
              </table:table-cell>
              <table:table-cell office:value-type="float" office:value="0.737373737373737">
                <text:p>0.7373737373737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717200574256">
                <text:p>0.99717200574256</text:p>
              </table:table-cell>
              <table:table-cell office:value-type="float" office:value="0.717171717171717">
                <text:p>0.7171717171717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6521690736567">
                <text:p>0.996521690736567</text:p>
              </table:table-cell>
              <table:table-cell office:value-type="float" office:value="0.696969696969697">
                <text:p>0.6969696969696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5778620816882">
                <text:p>0.995778620816882</text:p>
              </table:table-cell>
              <table:table-cell office:value-type="float" office:value="0.676767676767677">
                <text:p>0.6767676767676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4936612322593">
                <text:p>0.994936612322593</text:p>
              </table:table-cell>
              <table:table-cell office:value-type="float" office:value="0.656565656565657">
                <text:p>0.6565656565656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3989481592787">
                <text:p>0.993989481592787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2931044966552">
                <text:p>0.992931044966552</text:p>
              </table:table-cell>
              <table:table-cell office:value-type="float" office:value="0.616161616161616">
                <text:p>0.6161616161616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1755118782973">
                <text:p>0.991755118782973</text:p>
              </table:table-cell>
              <table:table-cell office:value-type="float" office:value="0.595959595959596">
                <text:p>0.5959595959595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0455519381139">
                <text:p>0.990455519381139</text:p>
              </table:table-cell>
              <table:table-cell office:value-type="float" office:value="0.575757575757576">
                <text:p>0.5757575757575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89026063100137">
                <text:p>0.989026063100137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87460566279054">
                <text:p>0.987460566279054</text:p>
              </table:table-cell>
              <table:table-cell office:value-type="float" office:value="0.535353535353535">
                <text:p>0.5353535353535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85752845256977">
                <text:p>0.985752845256977</text:p>
              </table:table-cell>
              <table:table-cell office:value-type="float" office:value="0.515151515151515">
                <text:p>0.5151515151515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83896716372994">
                <text:p>0.983896716372994</text:p>
              </table:table-cell>
              <table:table-cell office:value-type="float" office:value="0.494949494949495">
                <text:p>0.4949494949494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81885995966192">
                <text:p>0.981885995966192</text:p>
              </table:table-cell>
              <table:table-cell office:value-type="float" office:value="0.474747474747475">
                <text:p>0.4747474747474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79714500375657">
                <text:p>0.979714500375657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77376045940478">
                <text:p>0.977376045940478</text:p>
              </table:table-cell>
              <table:table-cell office:value-type="float" office:value="0.434343434343434">
                <text:p>0.4343434343434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74864448999741">
                <text:p>0.974864448999741</text:p>
              </table:table-cell>
              <table:table-cell office:value-type="float" office:value="0.414141414141414">
                <text:p>0.4141414141414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72173525892534">
                <text:p>0.972173525892534</text:p>
              </table:table-cell>
              <table:table-cell office:value-type="float" office:value="0.393939393939394">
                <text:p>0.3939393939393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69297092957944">
                <text:p>0.969297092957944</text:p>
              </table:table-cell>
              <table:table-cell office:value-type="float" office:value="0.373737373737374">
                <text:p>0.3737373737373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66228966535058">
                <text:p>0.966228966535058</text:p>
              </table:table-cell>
              <table:table-cell office:value-type="float" office:value="0.353535353535353">
                <text:p>0.3535353535353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62962962962963">
                <text:p>0.96296296296296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59492898580747">
                <text:p>0.959492898580747</text:p>
              </table:table-cell>
              <table:table-cell office:value-type="float" office:value="0.313131313131313">
                <text:p>0.3131313131313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55812589727496">
                <text:p>0.955812589727496</text:p>
              </table:table-cell>
              <table:table-cell office:value-type="float" office:value="0.292929292929293">
                <text:p>0.2929292929292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51915852742299">
                <text:p>0.951915852742299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47796503964242">
                <text:p>0.947796503964242</text:p>
              </table:table-cell>
              <table:table-cell office:value-type="float" office:value="0.252525252525252">
                <text:p>0.2525252525252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43448359732412">
                <text:p>0.943448359732412</text:p>
              </table:table-cell>
              <table:table-cell office:value-type="float" office:value="0.232323232323232">
                <text:p>0.2323232323232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38865236385898">
                <text:p>0.938865236385898</text:p>
              </table:table-cell>
              <table:table-cell office:value-type="float" office:value="0.212121212121212">
                <text:p>0.2121212121212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34040950263785">
                <text:p>0.934040950263785</text:p>
              </table:table-cell>
              <table:table-cell office:value-type="float" office:value="0.191919191919192">
                <text:p>0.1919191919191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28969317705161">
                <text:p>0.928969317705161</text:p>
              </table:table-cell>
              <table:table-cell office:value-type="float" office:value="0.171717171717172">
                <text:p>0.1717171717171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23644155049114">
                <text:p>0.923644155049114</text:p>
              </table:table-cell>
              <table:table-cell office:value-type="float" office:value="0.151515151515152">
                <text:p>0.1515151515151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1805927863473">
                <text:p>0.91805927863473</text:p>
              </table:table-cell>
              <table:table-cell office:value-type="float" office:value="0.131313131313131">
                <text:p>0.1313131313131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12208504801097">
                <text:p>0.912208504801097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06085649887303">
                <text:p>0.906085649887303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99684530232434">
                <text:p>0.899684530232434</text:p>
              </table:table-cell>
              <table:table-cell office:value-type="float" office:value="0.0707070707070707">
                <text:p>0.07070707070707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92998962175577">
                <text:p>0.892998962175577</text:p>
              </table:table-cell>
              <table:table-cell office:value-type="float" office:value="0.0505050505050505">
                <text:p>0.05050505050505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8602276205582">
                <text:p>0.88602276205582</text:p>
              </table:table-cell>
              <table:table-cell office:value-type="float" office:value="0.0303030303030303">
                <text:p>0.03030303030303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7874974621225">
                <text:p>0.87874974621225</text:p>
              </table:table-cell>
              <table:table-cell office:value-type="float" office:value="0.0101010101010101">
                <text:p>0.0101010101010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71173730983954">
                <text:p>0.871173730983954</text:p>
              </table:table-cell>
              <table:table-cell office:value-type="float" office:value="-0.0101010101010101">
                <text:p>-0.01010101010101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6328853271002">
                <text:p>0.86328853271002</text:p>
              </table:table-cell>
              <table:table-cell office:value-type="float" office:value="-0.0303030303030303">
                <text:p>-0.03030303030303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55087967729535">
                <text:p>0.855087967729535</text:p>
              </table:table-cell>
              <table:table-cell office:value-type="float" office:value="-0.0505050505050505">
                <text:p>-0.05050505050505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46565852381585">
                <text:p>0.846565852381585</text:p>
              </table:table-cell>
              <table:table-cell office:value-type="float" office:value="-0.0707070707070707">
                <text:p>-0.07070707070707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37716003005259">
                <text:p>0.837716003005259</text:p>
              </table:table-cell>
              <table:table-cell office:value-type="float" office:value="-0.0909090909090909">
                <text:p>-0.09090909090909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28532235939643">
                <text:p>0.828532235939643</text:p>
              </table:table-cell>
              <table:table-cell office:value-type="float" office:value="-0.111111111111111">
                <text:p>-0.1111111111111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19008367523825">
                <text:p>0.819008367523825</text:p>
              </table:table-cell>
              <table:table-cell office:value-type="float" office:value="-0.131313131313131">
                <text:p>-0.1313131313131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09138214096892">
                <text:p>0.809138214096892</text:p>
              </table:table-cell>
              <table:table-cell office:value-type="float" office:value="-0.151515151515152">
                <text:p>-0.1515151515151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891559199793">
                <text:p>0.79891559199793</text:p>
              </table:table-cell>
              <table:table-cell office:value-type="float" office:value="-0.171717171717172">
                <text:p>-0.1717171717171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88334317566029">
                <text:p>0.788334317566029</text:p>
              </table:table-cell>
              <table:table-cell office:value-type="float" office:value="-0.191919191919192">
                <text:p>-0.1919191919191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77388207140273">
                <text:p>0.777388207140273</text:p>
              </table:table-cell>
              <table:table-cell office:value-type="float" office:value="-0.212121212121212">
                <text:p>-0.2121212121212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66071077059752">
                <text:p>0.766071077059752</text:p>
              </table:table-cell>
              <table:table-cell office:value-type="float" office:value="-0.232323232323232">
                <text:p>-0.2323232323232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54376743663551">
                <text:p>0.754376743663551</text:p>
              </table:table-cell>
              <table:table-cell office:value-type="float" office:value="-0.252525252525252">
                <text:p>-0.2525252525252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42299023290759">
                <text:p>0.742299023290759</text:p>
              </table:table-cell>
              <table:table-cell office:value-type="float" office:value="-0.272727272727273">
                <text:p>-0.2727272727272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29831732280462">
                <text:p>0.729831732280462</text:p>
              </table:table-cell>
              <table:table-cell office:value-type="float" office:value="-0.292929292929293">
                <text:p>-0.2929292929292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16968686971748">
                <text:p>0.716968686971748</text:p>
              </table:table-cell>
              <table:table-cell office:value-type="float" office:value="-0.313131313131313">
                <text:p>-0.3131313131313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03703703703704">
                <text:p>0.703703703703704</text:p>
              </table:table-cell>
              <table:table-cell office:value-type="float" office:value="-0.333333333333333">
                <text:p>-0.333333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90030598815417">
                <text:p>0.690030598815417</text:p>
              </table:table-cell>
              <table:table-cell office:value-type="float" office:value="-0.353535353535353">
                <text:p>-0.3535353535353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75943188645974">
                <text:p>0.675943188645974</text:p>
              </table:table-cell>
              <table:table-cell office:value-type="float" office:value="-0.373737373737374">
                <text:p>-0.3737373737373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61435289534463">
                <text:p>0.661435289534463</text:p>
              </table:table-cell>
              <table:table-cell office:value-type="float" office:value="-0.393939393939394">
                <text:p>-0.3939393939393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46500717819971">
                <text:p>0.646500717819971</text:p>
              </table:table-cell>
              <table:table-cell office:value-type="float" office:value="-0.414141414141414">
                <text:p>-0.4141414141414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31133289841585">
                <text:p>0.631133289841585</text:p>
              </table:table-cell>
              <table:table-cell office:value-type="float" office:value="-0.434343434343434">
                <text:p>-0.4343434343434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15326821938392">
                <text:p>0.615326821938392</text:p>
              </table:table-cell>
              <table:table-cell office:value-type="float" office:value="-0.454545454545455">
                <text:p>-0.4545454545454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9907513044948">
                <text:p>0.59907513044948</text:p>
              </table:table-cell>
              <table:table-cell office:value-type="float" office:value="-0.474747474747475">
                <text:p>-0.4747474747474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82372031713936">
                <text:p>0.582372031713936</text:p>
              </table:table-cell>
              <table:table-cell office:value-type="float" office:value="-0.494949494949495">
                <text:p>-0.4949494949494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65211342070846">
                <text:p>0.565211342070846</text:p>
              </table:table-cell>
              <table:table-cell office:value-type="float" office:value="-0.515151515151515">
                <text:p>-0.5151515151515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47586877859299">
                <text:p>0.547586877859299</text:p>
              </table:table-cell>
              <table:table-cell office:value-type="float" office:value="-0.535353535353535">
                <text:p>-0.5353535353535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29492455418381">
                <text:p>0.529492455418381</text:p>
              </table:table-cell>
              <table:table-cell office:value-type="float" office:value="-0.555555555555556">
                <text:p>-0.5555555555555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1092189108718">
                <text:p>0.51092189108718</text:p>
              </table:table-cell>
              <table:table-cell office:value-type="float" office:value="-0.575757575757576">
                <text:p>-0.5757575757575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91869001204783">
                <text:p>0.491869001204783</text:p>
              </table:table-cell>
              <table:table-cell office:value-type="float" office:value="-0.595959595959596">
                <text:p>-0.5959595959595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72327602110277">
                <text:p>0.472327602110277</text:p>
              </table:table-cell>
              <table:table-cell office:value-type="float" office:value="-0.616161616161616">
                <text:p>-0.6161616161616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5229151014275">
                <text:p>0.45229151014275</text:p>
              </table:table-cell>
              <table:table-cell office:value-type="float" office:value="-0.636363636363636">
                <text:p>-0.6363636363636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31754541641288">
                <text:p>0.431754541641288</text:p>
              </table:table-cell>
              <table:table-cell office:value-type="float" office:value="-0.656565656565657">
                <text:p>-0.6565656565656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10710512944979">
                <text:p>0.410710512944979</text:p>
              </table:table-cell>
              <table:table-cell office:value-type="float" office:value="-0.676767676767677">
                <text:p>-0.6767676767676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8915324039291">
                <text:p>0.38915324039291</text:p>
              </table:table-cell>
              <table:table-cell office:value-type="float" office:value="-0.696969696969697">
                <text:p>-0.6969696969696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67076540324168">
                <text:p>0.367076540324168</text:p>
              </table:table-cell>
              <table:table-cell office:value-type="float" office:value="-0.717171717171717">
                <text:p>-0.7171717171717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44474229077841">
                <text:p>0.344474229077841</text:p>
              </table:table-cell>
              <table:table-cell office:value-type="float" office:value="-0.737373737373737">
                <text:p>-0.7373737373737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21340122993016">
                <text:p>0.321340122993016</text:p>
              </table:table-cell>
              <table:table-cell office:value-type="float" office:value="-0.757575757575758">
                <text:p>-0.7575757575757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97668038408779">
                <text:p>0.297668038408779</text:p>
              </table:table-cell>
              <table:table-cell office:value-type="float" office:value="-0.777777777777778">
                <text:p>-0.7777777777777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73451791664219">
                <text:p>0.273451791664219</text:p>
              </table:table-cell>
              <table:table-cell office:value-type="float" office:value="-0.797979797979798">
                <text:p>-0.7979797979797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48685199098422">
                <text:p>0.248685199098422</text:p>
              </table:table-cell>
              <table:table-cell office:value-type="float" office:value="-0.818181818181818">
                <text:p>-0.8181818181818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23362077050476">
                <text:p>0.223362077050476</text:p>
              </table:table-cell>
              <table:table-cell office:value-type="float" office:value="-0.838383838383838">
                <text:p>-0.8383838383838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97476241859468">
                <text:p>0.197476241859468</text:p>
              </table:table-cell>
              <table:table-cell office:value-type="float" office:value="-0.858585858585859">
                <text:p>-0.8585858585858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71021509864485">
                <text:p>0.171021509864485</text:p>
              </table:table-cell>
              <table:table-cell office:value-type="float" office:value="-0.878787878787879">
                <text:p>-0.8787878787878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43991697404614">
                <text:p>0.143991697404614</text:p>
              </table:table-cell>
              <table:table-cell office:value-type="float" office:value="-0.898989898989899">
                <text:p>-0.8989898989898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16380620818944">
                <text:p>0.116380620818944</text:p>
              </table:table-cell>
              <table:table-cell office:value-type="float" office:value="-0.919191919191919">
                <text:p>-0.9191919191919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881820964465592">
                <text:p>0.0881820964465592</text:p>
              </table:table-cell>
              <table:table-cell office:value-type="float" office:value="-0.939393939393939">
                <text:p>-0.9393939393939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593899406265492">
                <text:p>0.0593899406265492</text:p>
              </table:table-cell>
              <table:table-cell office:value-type="float" office:value="-0.95959595959596">
                <text:p>-0.959595959595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99979696980002">
                <text:p>0.0299979696980002</text:p>
              </table:table-cell>
              <table:table-cell office:value-type="float" office:value="-0.97979797979798">
                <text:p>-0.979797979797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565cm" svg:height="6.588cm" xlink:href=".." chart:class="chart:bar" chart:style-name="ch1">
        <chart:legend chart:legend-position="end" svg:x="24.017cm" svg:y="2.804cm" chart:style-name="ch2"/>
        <chart:plot-area chart:style-name="ch3" table:cell-range-address="Sheet3.B1:Sheet3.C101" chart:data-source-has-labels="row" svg:x="0.511cm" svg:y="0.131cm" svg:width="22.996cm" svg:height="6.195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B2:Sheet3.B101" chart:label-cell-address="Sheet3.B1:Sheet3.B1" chart:class="chart:bar">
            <chart:data-point chart:repeated="100"/>
          </chart:series>
          <chart:series chart:style-name="ch8" chart:values-cell-range-address="Sheet3.C2:Sheet3.C101" chart:label-cell-address="Sheet3.C1:Sheet3.C1" chart:class="chart:ba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3.B1:Sheet3.B1">b</text:p>
              </table:table-cell>
              <table:table-cell office:value-type="string">
                <text:p text:id="Sheet3.C1:Sheet3.C1">1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3.B2:Sheet3.B101">0</text:p>
              </table:table-cell>
              <table:table-cell office:value-type="float" office:value="-1">
                <text:p text:id="Sheet3.C2:Sheet3.C101">-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-0.88">
                <text:p>-0.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-0.0999999999999996">
                <text:p>-0.09999999999999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-0.0799999999999996">
                <text:p>-0.07999999999999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-0.0599999999999994">
                <text:p>-0.05999999999999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-0.0399999999999994">
                <text:p>-0.03999999999999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-0.0199999999999994">
                <text:p>-0.01999999999999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200000000000004">
                <text:p>0.02000000000000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400000000000004">
                <text:p>0.04000000000000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600000000000006">
                <text:p>0.06000000000000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800000000000006">
                <text:p>0.08000000000000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120000000000001">
                <text:p>0.120000000000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140000000000001">
                <text:p>0.140000000000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160000000000001">
                <text:p>0.160000000000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180000000000001">
                <text:p>0.180000000000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200000000000001">
                <text:p>0.200000000000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220000000000001">
                <text:p>0.220000000000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240000000000001">
                <text:p>0.2400000000000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260000000000001">
                <text:p>0.2600000000000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280000000000001">
                <text:p>0.2800000000000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300000000000001">
                <text:p>0.3000000000000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320000000000001">
                <text:p>0.320000000000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340000000000001">
                <text:p>0.340000000000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360000000000001">
                <text:p>0.360000000000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380000000000001">
                <text:p>0.380000000000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400000000000001">
                <text:p>0.40000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420000000000001">
                <text:p>0.420000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440000000000001">
                <text:p>0.440000000000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460000000000001">
                <text:p>0.460000000000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480000000000001">
                <text:p>0.480000000000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500000000000001">
                <text:p>0.500000000000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520000000000001">
                <text:p>0.520000000000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540000000000001">
                <text:p>0.540000000000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560000000000001">
                <text:p>0.5600000000000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580000000000001">
                <text:p>0.580000000000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600000000000001">
                <text:p>0.600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620000000000001">
                <text:p>0.6200000000000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640000000000001">
                <text:p>0.640000000000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660000000000001">
                <text:p>0.660000000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680000000000001">
                <text:p>0.680000000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700000000000001">
                <text:p>0.70000000000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720000000000001">
                <text:p>0.7200000000000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740000000000001">
                <text:p>0.7400000000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760000000000001">
                <text:p>0.760000000000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780000000000001">
                <text:p>0.780000000000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800000000000001">
                <text:p>0.8000000000000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820000000000001">
                <text:p>0.820000000000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840000000000001">
                <text:p>0.840000000000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860000000000001">
                <text:p>0.860000000000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880000000000001">
                <text:p>0.880000000000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900000000000001">
                <text:p>0.9000000000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920000000000001">
                <text:p>0.92000000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940000000000001">
                <text:p>0.940000000000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382cm" svg:height="5.446cm" xlink:href=".." chart:class="chart:bar" chart:style-name="ch1">
        <chart:legend chart:legend-position="end" svg:x="21.963cm" svg:y="2.431cm" chart:style-name="ch2"/>
        <chart:plot-area chart:style-name="ch3" table:cell-range-address="Sheet3.D2:Sheet3.D101" svg:x="0.487cm" svg:y="0.108cm" svg:width="20.99cm" svg:height="5.122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D2:Sheet3.D101" chart:class="chart:ba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3.D2:Sheet3.D101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882384">
                <text:p>-1.8823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769472">
                <text:p>-1.7694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661168">
                <text:p>-1.6611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557376">
                <text:p>-1.557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458">
                <text:p>-1.4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362944">
                <text:p>-1.3629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272112">
                <text:p>-1.2721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185408">
                <text:p>-1.185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102736">
                <text:p>-1.1027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024">
                <text:p>-1.0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949104">
                <text:p>-0.9491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77952">
                <text:p>-0.8779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10448">
                <text:p>-0.8104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746496">
                <text:p>-0.7464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686">
                <text:p>-0.6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628864">
                <text:p>-0.6288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574992">
                <text:p>-0.5749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524288">
                <text:p>-0.5242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476656">
                <text:p>-0.4766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432">
                <text:p>-0.4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390224">
                <text:p>-0.3902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351232">
                <text:p>-0.3512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314928">
                <text:p>-0.3149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281216">
                <text:p>-0.2812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221184">
                <text:p>-0.2211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94672">
                <text:p>-0.1946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70368">
                <text:p>-0.1703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148176">
                <text:p>-0.1481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128">
                <text:p>-0.1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109744">
                <text:p>-0.1097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933119999999998">
                <text:p>-0.09331199999999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786079999999998">
                <text:p>-0.07860799999999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655359999999998">
                <text:p>-0.06553599999999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539999999999998">
                <text:p>-0.05399999999999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439039999999999">
                <text:p>-0.04390399999999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351519999999999">
                <text:p>-0.03515199999999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276479999999999">
                <text:p>-0.02764799999999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212959999999999">
                <text:p>-0.0212959999999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159999999999999">
                <text:p>-0.0159999999999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116639999999999">
                <text:p>-0.01166399999999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819199999999994">
                <text:p>-0.008191999999999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548799999999995">
                <text:p>-0.005487999999999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345599999999996">
                <text:p>-0.003455999999999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199999999999997">
                <text:p>-0.001999999999999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102399999999998">
                <text:p>-0.001023999999999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0431999999999988">
                <text:p>-0.0004319999999999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0127999999999995">
                <text:p>-0.0001279999999999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00159999999999986">
                <text:p>-0.00001599999999999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16000000000001">
                <text:p>0.000016000000000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128000000000004">
                <text:p>0.0001280000000000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432000000000012">
                <text:p>0.0004320000000000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102400000000002">
                <text:p>0.001024000000000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200000000000003">
                <text:p>0.002000000000000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345600000000005">
                <text:p>0.003456000000000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548800000000007">
                <text:p>0.005488000000000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819200000000009">
                <text:p>0.008192000000000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16640000000001">
                <text:p>0.0116640000000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60000000000001">
                <text:p>0.0160000000000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12960000000002">
                <text:p>0.02129600000000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76480000000002">
                <text:p>0.02764800000000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51520000000003">
                <text:p>0.03515200000000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39040000000003">
                <text:p>0.04390400000000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540000000000003">
                <text:p>0.05400000000000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55360000000005">
                <text:p>0.06553600000000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786080000000006">
                <text:p>0.07860800000000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933120000000007">
                <text:p>0.09331200000000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09744000000001">
                <text:p>0.109744000000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28000000000001">
                <text:p>0.12800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48176000000001">
                <text:p>0.148176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70368000000001">
                <text:p>0.170368000000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94672000000001">
                <text:p>0.194672000000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21184000000001">
                <text:p>0.221184000000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50000000000001">
                <text:p>0.250000000000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81216000000001">
                <text:p>0.281216000000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14928000000001">
                <text:p>0.314928000000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51232000000002">
                <text:p>0.3512320000000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90224000000002">
                <text:p>0.3902240000000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32000000000002">
                <text:p>0.4320000000000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76656000000003">
                <text:p>0.4766560000000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24288000000003">
                <text:p>0.5242880000000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74992000000003">
                <text:p>0.5749920000000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28864000000003">
                <text:p>0.6288640000000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86000000000004">
                <text:p>0.6860000000000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46496000000003">
                <text:p>0.7464960000000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10448000000004">
                <text:p>0.8104480000000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77952000000004">
                <text:p>0.8779520000000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49104000000004">
                <text:p>0.9491040000000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24">
                <text:p>1.0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102736">
                <text:p>1.1027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18540800000001">
                <text:p>1.18540800000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27211200000001">
                <text:p>1.27211200000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36294400000001">
                <text:p>1.36294400000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45800000000001">
                <text:p>1.458000000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5737600000001">
                <text:p>1.5573760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66116800000001">
                <text:p>1.66116800000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882384">
                <text:p>1.8823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927cm" svg:height="7.226cm" xlink:href=".." chart:class="chart:bar" chart:style-name="ch1">
        <chart:legend chart:legend-position="end" svg:x="21.335cm" svg:y="3.123cm" chart:style-name="ch2"/>
        <chart:plot-area chart:style-name="ch3" table:cell-range-address="Sheet2.B1:Sheet2.C101" chart:data-source-has-labels="row" svg:x="0.458cm" svg:y="0.144cm" svg:width="20.42cm" svg:height="6.794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101" chart:label-cell-address="Sheet2.B1:Sheet2.B1" chart:class="chart:bar">
            <chart:data-point chart:repeated="100"/>
          </chart:series>
          <chart:series chart:style-name="ch8" chart:values-cell-range-address="Sheet2.C2:Sheet2.C101" chart:label-cell-address="Sheet2.C1:Sheet2.C1" chart:class="chart:ba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2.B1:Sheet2.B1">1st</text:p>
              </table:table-cell>
              <table:table-cell office:value-type="string">
                <text:p text:id="Sheet2.C1:Sheet2.C1">2n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2.B2:Sheet2.B101">1</text:p>
              </table:table-cell>
              <table:table-cell office:value-type="float" office:value="0">
                <text:p text:id="Sheet2.C2:Sheet2.C101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9998969389848">
                <text:p>0.999998969389848</text:p>
              </table:table-cell>
              <table:table-cell office:value-type="float" office:value="0.100503781525921">
                <text:p>0.1005037815259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9991755118783">
                <text:p>0.999991755118783</text:p>
              </table:table-cell>
              <table:table-cell office:value-type="float" office:value="0.14213381090374">
                <text:p>0.142133810903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9972173525893">
                <text:p>0.999972173525893</text:p>
              </table:table-cell>
              <table:table-cell office:value-type="float" office:value="0.174077655955698">
                <text:p>0.1740776559556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9934040950264">
                <text:p>0.999934040950264</text:p>
              </table:table-cell>
              <table:table-cell office:value-type="float" office:value="0.201007563051842">
                <text:p>0.2010075630518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9871173730984">
                <text:p>0.999871173730984</text:p>
              </table:table-cell>
              <table:table-cell office:value-type="float" office:value="0.224733287487747">
                <text:p>0.2247332874877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977738820714">
                <text:p>0.99977738820714</text:p>
              </table:table-cell>
              <table:table-cell office:value-type="float" office:value="0.246182981958665">
                <text:p>0.2461829819586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964650071782">
                <text:p>0.99964650071782</text:p>
              </table:table-cell>
              <table:table-cell office:value-type="float" office:value="0.265908011739155">
                <text:p>0.2659080117391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947232760211">
                <text:p>0.99947232760211</text:p>
              </table:table-cell>
              <table:table-cell office:value-type="float" office:value="0.284267621807481">
                <text:p>0.2842676218074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9248685199098">
                <text:p>0.999248685199098</text:p>
              </table:table-cell>
              <table:table-cell office:value-type="float" office:value="0.301511344577764">
                <text:p>0.3015113445777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8969389847872">
                <text:p>0.998969389847872</text:p>
              </table:table-cell>
              <table:table-cell office:value-type="float" office:value="0.317820863081864">
                <text:p>0.3178208630818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8628257887517">
                <text:p>0.99862825788751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8219105657122">
                <text:p>0.998219105657122</text:p>
              </table:table-cell>
              <table:table-cell office:value-type="float" office:value="0.348155311911396">
                <text:p>0.3481553119113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7735749495774">
                <text:p>0.997735749495774</text:p>
              </table:table-cell>
              <table:table-cell office:value-type="float" office:value="0.362371537669739">
                <text:p>0.3623715376697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717200574256">
                <text:p>0.99717200574256</text:p>
              </table:table-cell>
              <table:table-cell office:value-type="float" office:value="0.376050716545177">
                <text:p>0.3760507165451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6521690736567">
                <text:p>0.996521690736567</text:p>
              </table:table-cell>
              <table:table-cell office:value-type="float" office:value="0.389249472080761">
                <text:p>0.3892494720807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5778620816882">
                <text:p>0.995778620816882</text:p>
              </table:table-cell>
              <table:table-cell office:value-type="float" office:value="0.402015126103685">
                <text:p>0.4020151261036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4936612322593">
                <text:p>0.994936612322593</text:p>
              </table:table-cell>
              <table:table-cell office:value-type="float" office:value="0.414387707005374">
                <text:p>0.4143877070053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3989481592787">
                <text:p>0.993989481592787</text:p>
              </table:table-cell>
              <table:table-cell office:value-type="float" office:value="0.426401432711221">
                <text:p>0.4264014327112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2931044966552">
                <text:p>0.992931044966552</text:p>
              </table:table-cell>
              <table:table-cell office:value-type="float" office:value="0.438085827115181">
                <text:p>0.4380858271151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1755118782973">
                <text:p>0.991755118782973</text:p>
              </table:table-cell>
              <table:table-cell office:value-type="float" office:value="0.449466574975495">
                <text:p>0.449466574975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0455519381139">
                <text:p>0.990455519381139</text:p>
              </table:table-cell>
              <table:table-cell office:value-type="float" office:value="0.460566186471838">
                <text:p>0.4605661864718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89026063100137">
                <text:p>0.989026063100137</text:p>
              </table:table-cell>
              <table:table-cell office:value-type="float" office:value="0.471404520791032">
                <text:p>0.4714045207910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87460566279054">
                <text:p>0.987460566279054</text:p>
              </table:table-cell>
              <table:table-cell office:value-type="float" office:value="0.481999203654147">
                <text:p>0.4819992036541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85752845256977">
                <text:p>0.985752845256977</text:p>
              </table:table-cell>
              <table:table-cell office:value-type="float" office:value="0.492365963917331">
                <text:p>0.4923659639173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83896716372994">
                <text:p>0.983896716372994</text:p>
              </table:table-cell>
              <table:table-cell office:value-type="float" office:value="0.502518907629606">
                <text:p>0.5025189076296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81885995966192">
                <text:p>0.981885995966192</text:p>
              </table:table-cell>
              <table:table-cell office:value-type="float" office:value="0.512470743190538">
                <text:p>0.5124707431905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79714500375657">
                <text:p>0.979714500375657</text:p>
              </table:table-cell>
              <table:table-cell office:value-type="float" office:value="0.522232967867094">
                <text:p>0.5222329678670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77376045940478">
                <text:p>0.977376045940478</text:p>
              </table:table-cell>
              <table:table-cell office:value-type="float" office:value="0.531816023478311">
                <text:p>0.5318160234783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74864448999741">
                <text:p>0.974864448999741</text:p>
              </table:table-cell>
              <table:table-cell office:value-type="float" office:value="0.541229427257326">
                <text:p>0.5412294272573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72173525892534">
                <text:p>0.972173525892534</text:p>
              </table:table-cell>
              <table:table-cell office:value-type="float" office:value="0.55048188256318">
                <text:p>0.550481882563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69297092957944">
                <text:p>0.969297092957944</text:p>
              </table:table-cell>
              <table:table-cell office:value-type="float" office:value="0.559581373109678">
                <text:p>0.5595813731096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66228966535058">
                <text:p>0.966228966535058</text:p>
              </table:table-cell>
              <table:table-cell office:value-type="float" office:value="0.568535243614961">
                <text:p>0.5685352436149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62962962962963">
                <text:p>0.962962962962963</text:p>
              </table:table-cell>
              <table:table-cell office:value-type="float" office:value="0.577350269189626">
                <text:p>0.5773502691896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59492898580747">
                <text:p>0.959492898580747</text:p>
              </table:table-cell>
              <table:table-cell office:value-type="float" office:value="0.586032715327688">
                <text:p>0.5860327153276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55812589727496">
                <text:p>0.955812589727496</text:p>
              </table:table-cell>
              <table:table-cell office:value-type="float" office:value="0.594588390010563">
                <text:p>0.5945883900105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51915852742299">
                <text:p>0.951915852742299</text:p>
              </table:table-cell>
              <table:table-cell office:value-type="float" office:value="0.603022689155527">
                <text:p>0.6030226891555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47796503964242">
                <text:p>0.947796503964242</text:p>
              </table:table-cell>
              <table:table-cell office:value-type="float" office:value="0.611340636419152">
                <text:p>0.6113406364191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43448359732412">
                <text:p>0.943448359732412</text:p>
              </table:table-cell>
              <table:table-cell office:value-type="float" office:value="0.619546918189723">
                <text:p>0.6195469181897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38865236385898">
                <text:p>0.938865236385898</text:p>
              </table:table-cell>
              <table:table-cell office:value-type="float" office:value="0.627645914460848">
                <text:p>0.6276459144608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34040950263785">
                <text:p>0.934040950263785</text:p>
              </table:table-cell>
              <table:table-cell office:value-type="float" office:value="0.635641726163728">
                <text:p>0.6356417261637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28969317705161">
                <text:p>0.928969317705161</text:p>
              </table:table-cell>
              <table:table-cell office:value-type="float" office:value="0.643538199442282">
                <text:p>0.6435381994422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23644155049114">
                <text:p>0.923644155049114</text:p>
              </table:table-cell>
              <table:table-cell office:value-type="float" office:value="0.65133894727893">
                <text:p>0.651338947278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1805927863473">
                <text:p>0.91805927863473</text:p>
              </table:table-cell>
              <table:table-cell office:value-type="float" office:value="0.659047368816107">
                <text:p>0.6590473688161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12208504801097">
                <text:p>0.91220850480109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06085649887303">
                <text:p>0.906085649887303</text:p>
              </table:table-cell>
              <table:table-cell office:value-type="float" office:value="0.674199862463242">
                <text:p>0.6741998624632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99684530232434">
                <text:p>0.899684530232434</text:p>
              </table:table-cell>
              <table:table-cell office:value-type="float" office:value="0.681649810860727">
                <text:p>0.6816498108607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92998962175577">
                <text:p>0.892998962175577</text:p>
              </table:table-cell>
              <table:table-cell office:value-type="float" office:value="0.689019212175883">
                <text:p>0.6890192121758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8602276205582">
                <text:p>0.88602276205582</text:p>
              </table:table-cell>
              <table:table-cell office:value-type="float" office:value="0.696310623822791">
                <text:p>0.6963106238227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7874974621225">
                <text:p>0.87874974621225</text:p>
              </table:table-cell>
              <table:table-cell office:value-type="float" office:value="0.703526470681448">
                <text:p>0.7035264706814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71173730983954">
                <text:p>0.871173730983954</text:p>
              </table:table-cell>
              <table:table-cell office:value-type="float" office:value="0.710669054518701">
                <text:p>0.7106690545187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6328853271002">
                <text:p>0.86328853271002</text:p>
              </table:table-cell>
              <table:table-cell office:value-type="float" office:value="0.717740562565273">
                <text:p>0.7177405625652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55087967729535">
                <text:p>0.855087967729535</text:p>
              </table:table-cell>
              <table:table-cell office:value-type="float" office:value="0.724743075339479">
                <text:p>0.7247430753394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46565852381585">
                <text:p>0.846565852381585</text:p>
              </table:table-cell>
              <table:table-cell office:value-type="float" office:value="0.731678573796948">
                <text:p>0.7316785737969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37716003005259">
                <text:p>0.837716003005259</text:p>
              </table:table-cell>
              <table:table-cell office:value-type="float" office:value="0.738548945875996">
                <text:p>0.7385489458759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28532235939643">
                <text:p>0.828532235939643</text:p>
              </table:table-cell>
              <table:table-cell office:value-type="float" office:value="0.74535599249993">
                <text:p>0.745355992499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19008367523825">
                <text:p>0.819008367523825</text:p>
              </table:table-cell>
              <table:table-cell office:value-type="float" office:value="0.752101433090355">
                <text:p>0.7521014330903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09138214096892">
                <text:p>0.809138214096892</text:p>
              </table:table-cell>
              <table:table-cell office:value-type="float" office:value="0.758786910639328">
                <text:p>0.7587869106393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891559199793">
                <text:p>0.79891559199793</text:p>
              </table:table-cell>
              <table:table-cell office:value-type="float" office:value="0.765413996382733">
                <text:p>0.7654139963827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88334317566029">
                <text:p>0.788334317566029</text:p>
              </table:table-cell>
              <table:table-cell office:value-type="float" office:value="0.771984194112545">
                <text:p>0.7719841941125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77388207140273">
                <text:p>0.777388207140273</text:p>
              </table:table-cell>
              <table:table-cell office:value-type="float" office:value="0.778498944161523">
                <text:p>0.7784989441615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66071077059752">
                <text:p>0.766071077059752</text:p>
              </table:table-cell>
              <table:table-cell office:value-type="float" office:value="0.784959627090219">
                <text:p>0.7849596270902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54376743663551">
                <text:p>0.754376743663551</text:p>
              </table:table-cell>
              <table:table-cell office:value-type="float" office:value="0.791367567103066">
                <text:p>0.7913675671030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42299023290759">
                <text:p>0.742299023290759</text:p>
              </table:table-cell>
              <table:table-cell office:value-type="float" office:value="0.797724035217466">
                <text:p>0.7977240352174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29831732280462">
                <text:p>0.729831732280462</text:p>
              </table:table-cell>
              <table:table-cell office:value-type="float" office:value="0.80403025220737">
                <text:p>0.804030252207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16968686971748">
                <text:p>0.716968686971748</text:p>
              </table:table-cell>
              <table:table-cell office:value-type="float" office:value="0.810287391340663">
                <text:p>0.8102873913406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03703703703704">
                <text:p>0.703703703703704</text:p>
              </table:table-cell>
              <table:table-cell office:value-type="float" office:value="0.816496580927726">
                <text:p>0.8164965809277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90030598815417">
                <text:p>0.690030598815417</text:p>
              </table:table-cell>
              <table:table-cell office:value-type="float" office:value="0.822658906696862">
                <text:p>0.8226589066968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75943188645974">
                <text:p>0.675943188645974</text:p>
              </table:table-cell>
              <table:table-cell office:value-type="float" office:value="0.828775414010748">
                <text:p>0.8287754140107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61435289534463">
                <text:p>0.661435289534463</text:p>
              </table:table-cell>
              <table:table-cell office:value-type="float" office:value="0.834847109936722">
                <text:p>0.8348471099367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46500717819971">
                <text:p>0.646500717819971</text:p>
              </table:table-cell>
              <table:table-cell office:value-type="float" office:value="0.840874965182522">
                <text:p>0.8408749651825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31133289841585">
                <text:p>0.631133289841585</text:p>
              </table:table-cell>
              <table:table-cell office:value-type="float" office:value="0.846859915908007">
                <text:p>0.8468599159080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15326821938392">
                <text:p>0.615326821938392</text:p>
              </table:table-cell>
              <table:table-cell office:value-type="float" office:value="0.852802865422442">
                <text:p>0.8528028654224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9907513044948">
                <text:p>0.59907513044948</text:p>
              </table:table-cell>
              <table:table-cell office:value-type="float" office:value="0.858704685776046">
                <text:p>0.8587046857760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82372031713936">
                <text:p>0.582372031713936</text:p>
              </table:table-cell>
              <table:table-cell office:value-type="float" office:value="0.864566219253764">
                <text:p>0.8645662192537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65211342070846">
                <text:p>0.565211342070846</text:p>
              </table:table-cell>
              <table:table-cell office:value-type="float" office:value="0.870388279778489">
                <text:p>0.8703882797784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47586877859299">
                <text:p>0.547586877859299</text:p>
              </table:table-cell>
              <table:table-cell office:value-type="float" office:value="0.876171654230361">
                <text:p>0.8761716542303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29492455418381">
                <text:p>0.529492455418381</text:p>
              </table:table-cell>
              <table:table-cell office:value-type="float" office:value="0.881917103688197">
                <text:p>0.8819171036881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1092189108718">
                <text:p>0.51092189108718</text:p>
              </table:table-cell>
              <table:table-cell office:value-type="float" office:value="0.887625364598594">
                <text:p>0.8876253645985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91869001204783">
                <text:p>0.491869001204783</text:p>
              </table:table-cell>
              <table:table-cell office:value-type="float" office:value="0.893297149877798">
                <text:p>0.8932971498777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72327602110277">
                <text:p>0.472327602110277</text:p>
              </table:table-cell>
              <table:table-cell office:value-type="float" office:value="0.898933149950989">
                <text:p>0.8989331499509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5229151014275">
                <text:p>0.45229151014275</text:p>
              </table:table-cell>
              <table:table-cell office:value-type="float" office:value="0.904534033733291">
                <text:p>0.9045340337332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31754541641288">
                <text:p>0.431754541641288</text:p>
              </table:table-cell>
              <table:table-cell office:value-type="float" office:value="0.910100449556437">
                <text:p>0.9101004495564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10710512944979">
                <text:p>0.410710512944979</text:p>
              </table:table-cell>
              <table:table-cell office:value-type="float" office:value="0.915633026044735">
                <text:p>0.9156330260447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8915324039291">
                <text:p>0.38915324039291</text:p>
              </table:table-cell>
              <table:table-cell office:value-type="float" office:value="0.921132372943677">
                <text:p>0.9211323729436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67076540324168">
                <text:p>0.367076540324168</text:p>
              </table:table-cell>
              <table:table-cell office:value-type="float" office:value="0.926599081904282">
                <text:p>0.9265990819042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44474229077841">
                <text:p>0.344474229077841</text:p>
              </table:table-cell>
              <table:table-cell office:value-type="float" office:value="0.932033727226042">
                <text:p>0.9320337272260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21340122993016">
                <text:p>0.321340122993016</text:p>
              </table:table-cell>
              <table:table-cell office:value-type="float" office:value="0.937436866561092">
                <text:p>0.9374368665610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97668038408779">
                <text:p>0.297668038408779</text:p>
              </table:table-cell>
              <table:table-cell office:value-type="float" office:value="0.942809041582063">
                <text:p>0.9428090415820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73451791664219">
                <text:p>0.273451791664219</text:p>
              </table:table-cell>
              <table:table-cell office:value-type="float" office:value="0.94815077861588">
                <text:p>0.948150778615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48685199098422">
                <text:p>0.248685199098422</text:p>
              </table:table-cell>
              <table:table-cell office:value-type="float" office:value="0.953462589245592">
                <text:p>0.9534625892455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23362077050476">
                <text:p>0.223362077050476</text:p>
              </table:table-cell>
              <table:table-cell office:value-type="float" office:value="0.958744970882205">
                <text:p>0.9587449708822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97476241859468">
                <text:p>0.197476241859468</text:p>
              </table:table-cell>
              <table:table-cell office:value-type="float" office:value="0.963998407308295">
                <text:p>0.9639984073082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71021509864485">
                <text:p>0.171021509864485</text:p>
              </table:table-cell>
              <table:table-cell office:value-type="float" office:value="0.96922336919512">
                <text:p>0.969223369195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43991697404614">
                <text:p>0.143991697404614</text:p>
              </table:table-cell>
              <table:table-cell office:value-type="float" office:value="0.974420314594759">
                <text:p>0.9744203145947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16380620818944">
                <text:p>0.116380620818944</text:p>
              </table:table-cell>
              <table:table-cell office:value-type="float" office:value="0.979589689408764">
                <text:p>0.9795896894087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881820964465592">
                <text:p>0.0881820964465592</text:p>
              </table:table-cell>
              <table:table-cell office:value-type="float" office:value="0.984731927834662">
                <text:p>0.9847319278346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593899406265492">
                <text:p>0.0593899406265492</text:p>
              </table:table-cell>
              <table:table-cell office:value-type="float" office:value="0.98984745279158">
                <text:p>0.989847452791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99979696980002">
                <text:p>0.0299979696980002</text:p>
              </table:table-cell>
              <table:table-cell office:value-type="float" office:value="0.994936676326182">
                <text:p>0.9949366763261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479cm" svg:height="6.981cm" xlink:href=".." chart:class="chart:bar" chart:style-name="ch1">
        <chart:legend chart:legend-position="end" svg:x="22.929cm" svg:y="3cm" chart:style-name="ch2"/>
        <chart:plot-area chart:style-name="ch3" table:cell-range-address="Sheet2.D1:Sheet2.E101" chart:data-source-has-labels="row" svg:x="0.489cm" svg:y="0.139cm" svg:width="21.952cm" svg:height="6.564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D2:Sheet2.D101" chart:label-cell-address="Sheet2.D1:Sheet2.D1" chart:class="chart:bar">
            <chart:data-point chart:repeated="100"/>
          </chart:series>
          <chart:series chart:style-name="ch8" chart:values-cell-range-address="Sheet2.E2:Sheet2.E101" chart:label-cell-address="Sheet2.E1:Sheet2.E1" chart:class="chart:ba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2.D1:Sheet2.D1">3rd</text:p>
              </table:table-cell>
              <table:table-cell office:value-type="string">
                <text:p text:id="Sheet2.E1:Sheet2.E1">4t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2.D2:Sheet2.D101">0</text:p>
              </table:table-cell>
              <table:table-cell office:value-type="float" office:value="1">
                <text:p text:id="Sheet2.E2:Sheet2.E101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6026898480464">
                <text:p>0.00016026898480464</text:p>
              </table:table-cell>
              <table:table-cell office:value-type="float" office:value="0.899496218474079">
                <text:p>0.8994962184740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641075898051634">
                <text:p>0.000641075898051634</text:p>
              </table:table-cell>
              <table:table-cell office:value-type="float" office:value="0.85786618909626">
                <text:p>0.857866189096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44242036923867">
                <text:p>0.00144242036923867</text:p>
              </table:table-cell>
              <table:table-cell office:value-type="float" office:value="0.825922344044302">
                <text:p>0.8259223440443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56430095752404">
                <text:p>0.00256430095752404</text:p>
              </table:table-cell>
              <table:table-cell office:value-type="float" office:value="0.798992436948158">
                <text:p>0.798992436948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00671391672324">
                <text:p>0.00400671391672324</text:p>
              </table:table-cell>
              <table:table-cell office:value-type="float" office:value="0.775266712512253">
                <text:p>0.7752667125122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5769651466317">
                <text:p>0.005769651466317</text:p>
              </table:table-cell>
              <table:table-cell office:value-type="float" office:value="0.753817018041335">
                <text:p>0.7538170180413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85309956849672">
                <text:p>0.00785309956849672</text:p>
              </table:table-cell>
              <table:table-cell office:value-type="float" office:value="0.734091988260845">
                <text:p>0.7340919882608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02570352113001">
                <text:p>0.0102570352113001</text:p>
              </table:table-cell>
              <table:table-cell office:value-type="float" office:value="0.715732378192519">
                <text:p>0.7157323781925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29814231979309">
                <text:p>0.0129814231979309</text:p>
              </table:table-cell>
              <table:table-cell office:value-type="float" office:value="0.698488655422236">
                <text:p>0.698488655422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60262124424149">
                <text:p>0.0160262124424149</text:p>
              </table:table-cell>
              <table:table-cell office:value-type="float" office:value="0.682179136918136">
                <text:p>0.6821791369181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93913317718244">
                <text:p>0.0193913317718244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30766852354058">
                <text:p>0.0230766852354058</text:p>
              </table:table-cell>
              <table:table-cell office:value-type="float" office:value="0.651844688088604">
                <text:p>0.6518446880886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70821469210767">
                <text:p>0.0270821469210767</text:p>
              </table:table-cell>
              <table:table-cell office:value-type="float" office:value="0.637628462330261">
                <text:p>0.6376284623302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14075552799185">
                <text:p>0.0314075552799185</text:p>
              </table:table-cell>
              <table:table-cell office:value-type="float" office:value="0.623949283454823">
                <text:p>0.6239492834548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60527069594856">
                <text:p>0.0360527069594856</text:p>
              </table:table-cell>
              <table:table-cell office:value-type="float" office:value="0.610750527919238">
                <text:p>0.6107505279192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10173501469836">
                <text:p>0.0410173501469836</text:p>
              </table:table-cell>
              <table:table-cell office:value-type="float" office:value="0.597984873896315">
                <text:p>0.5979848738963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63011774236394">
                <text:p>0.0463011774236394</text:p>
              </table:table-cell>
              <table:table-cell office:value-type="float" office:value="0.585612292994626">
                <text:p>0.5856122929946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19038181318997">
                <text:p>0.0519038181318997</text:p>
              </table:table-cell>
              <table:table-cell office:value-type="float" office:value="0.573598567288779">
                <text:p>0.5735985672887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78248302574556">
                <text:p>0.0578248302574556</text:p>
              </table:table-cell>
              <table:table-cell office:value-type="float" office:value="0.561914172884819">
                <text:p>0.5619141728848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40636918284984">
                <text:p>0.0640636918284984</text:p>
              </table:table-cell>
              <table:table-cell office:value-type="float" office:value="0.550533425024505">
                <text:p>0.5505334250245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06197918350757">
                <text:p>0.0706197918350757</text:p>
              </table:table-cell>
              <table:table-cell office:value-type="float" office:value="0.539433813528162">
                <text:p>0.5394338135281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774924206719309">
                <text:p>0.0774924206719309</text:p>
              </table:table-cell>
              <table:table-cell office:value-type="float" office:value="0.528595479208968">
                <text:p>0.5285954792089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46807601087869">
                <text:p>0.0846807601087869</text:p>
              </table:table-cell>
              <table:table-cell office:value-type="float" office:value="0.518000796345853">
                <text:p>0.5180007963458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2183872792668">
                <text:p>0.092183872792668</text:p>
              </table:table-cell>
              <table:table-cell office:value-type="float" office:value="0.507634036082669">
                <text:p>0.5076340360826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0000691287559">
                <text:p>0.100000691287559</text:p>
              </table:table-cell>
              <table:table-cell office:value-type="float" office:value="0.497481092370394">
                <text:p>0.4974810923703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8130006657463">
                <text:p>0.108130006657463</text:p>
              </table:table-cell>
              <table:table-cell office:value-type="float" office:value="0.487529256809462">
                <text:p>0.4875292568094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6570456599759">
                <text:p>0.116570456599759</text:p>
              </table:table-cell>
              <table:table-cell office:value-type="float" office:value="0.477767032132906">
                <text:p>0.4777670321329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5320513136669">
                <text:p>0.125320513136669</text:p>
              </table:table-cell>
              <table:table-cell office:value-type="float" office:value="0.46818397652169">
                <text:p>0.468183976521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34378469873631">
                <text:p>0.134378469873631</text:p>
              </table:table-cell>
              <table:table-cell office:value-type="float" office:value="0.458770572742674">
                <text:p>0.4587705727426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43742428834431">
                <text:p>0.143742428834431</text:p>
              </table:table-cell>
              <table:table-cell office:value-type="float" office:value="0.44951811743682">
                <text:p>0.449518117436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3410286884089">
                <text:p>0.153410286884089</text:p>
              </table:table-cell>
              <table:table-cell office:value-type="float" office:value="0.440418626890321">
                <text:p>0.4404186268903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3379721751727">
                <text:p>0.163379721751727</text:p>
              </table:table-cell>
              <table:table-cell office:value-type="float" office:value="0.431464756385039">
                <text:p>0.4314647563850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422649730810374">
                <text:p>0.4226497308103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84212850624539">
                <text:p>0.184212850624539</text:p>
              </table:table-cell>
              <table:table-cell office:value-type="float" office:value="0.413967284672312">
                <text:p>0.4139672846723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95070673294246">
                <text:p>0.195070673294246</text:p>
              </table:table-cell>
              <table:table-cell office:value-type="float" office:value="0.405411609989437">
                <text:p>0.4054116099894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06218299592988">
                <text:p>0.206218299592988</text:p>
              </table:table-cell>
              <table:table-cell office:value-type="float" office:value="0.396977310844473">
                <text:p>0.3969773108444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17652088939736">
                <text:p>0.217652088939736</text:p>
              </table:table-cell>
              <table:table-cell office:value-type="float" office:value="0.388659363580848">
                <text:p>0.3886593635808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29368090214063">
                <text:p>0.229368090214063</text:p>
              </table:table-cell>
              <table:table-cell office:value-type="float" office:value="0.380453081810277">
                <text:p>0.3804530818102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41362025441706">
                <text:p>0.241362025441706</text:p>
              </table:table-cell>
              <table:table-cell office:value-type="float" office:value="0.372354085539152">
                <text:p>0.3723540855391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3629273232247">
                <text:p>0.253629273232247</text:p>
              </table:table-cell>
              <table:table-cell office:value-type="float" office:value="0.364358273836272">
                <text:p>0.3643582738362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66164851996103">
                <text:p>0.266164851996103</text:p>
              </table:table-cell>
              <table:table-cell office:value-type="float" office:value="0.356461800557718">
                <text:p>0.3564618005577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78963402970081">
                <text:p>0.278963402970081</text:p>
              </table:table-cell>
              <table:table-cell office:value-type="float" office:value="0.34866105272107">
                <text:p>0.348661052721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92019173082993">
                <text:p>0.292019173082993</text:p>
              </table:table-cell>
              <table:table-cell office:value-type="float" office:value="0.340952631183892">
                <text:p>0.3409526311838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05325997695113">
                <text:p>0.30532599769511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18877283247619">
                <text:p>0.318877283247619</text:p>
              </table:table-cell>
              <table:table-cell office:value-type="float" office:value="0.325800137536758">
                <text:p>0.3258001375367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32665989860664">
                <text:p>0.332665989860664</text:p>
              </table:table-cell>
              <table:table-cell office:value-type="float" office:value="0.318350189139273">
                <text:p>0.3183501891392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46684613921246">
                <text:p>0.346684613921246</text:p>
              </table:table-cell>
              <table:table-cell office:value-type="float" office:value="0.310980787824117">
                <text:p>0.3109807878241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60925170704672">
                <text:p>0.360925170704672</text:p>
              </table:table-cell>
              <table:table-cell office:value-type="float" office:value="0.303689376177209">
                <text:p>0.3036893761772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75379177076144">
                <text:p>0.375379177076144</text:p>
              </table:table-cell>
              <table:table-cell office:value-type="float" office:value="0.296473529318551">
                <text:p>0.2964735293185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90037634321751">
                <text:p>0.390037634321751</text:p>
              </table:table-cell>
              <table:table-cell office:value-type="float" office:value="0.289330945481299">
                <text:p>0.2893309454812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04891011160991">
                <text:p>0.404891011160991</text:p>
              </table:table-cell>
              <table:table-cell office:value-type="float" office:value="0.282259437434727">
                <text:p>0.2822594374347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19929226995875">
                <text:p>0.419929226995875</text:p>
              </table:table-cell>
              <table:table-cell office:value-type="float" office:value="0.275256924660521">
                <text:p>0.2752569246605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35141635454603">
                <text:p>0.435141635454603</text:p>
              </table:table-cell>
              <table:table-cell office:value-type="float" office:value="0.268321426203052">
                <text:p>0.2683214262030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50517008290827">
                <text:p>0.450517008290827</text:p>
              </table:table-cell>
              <table:table-cell office:value-type="float" office:value="0.261451054124004">
                <text:p>0.2614510541240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66043519702539">
                <text:p>0.466043519702539</text:p>
              </table:table-cell>
              <table:table-cell office:value-type="float" office:value="0.25464400750007">
                <text:p>0.254644007500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81708731137737">
                <text:p>0.481708731137737</text:p>
              </table:table-cell>
              <table:table-cell office:value-type="float" office:value="0.247898566909645">
                <text:p>0.2478985669096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97499576657085">
                <text:p>0.497499576657085</text:p>
              </table:table-cell>
              <table:table-cell office:value-type="float" office:value="0.241213089360672">
                <text:p>0.2412130893606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13402348926915">
                <text:p>0.513402348926915</text:p>
              </table:table-cell>
              <table:table-cell office:value-type="float" office:value="0.234586003617267">
                <text:p>0.2345860036172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29402685919026">
                <text:p>0.529402685919026</text:p>
              </table:table-cell>
              <table:table-cell office:value-type="float" office:value="0.228015805887455">
                <text:p>0.2280158058874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45485558396833">
                <text:p>0.545485558396833</text:p>
              </table:table-cell>
              <table:table-cell office:value-type="float" office:value="0.221501055838477">
                <text:p>0.2215010558384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61635258270485">
                <text:p>0.561635258270485</text:p>
              </table:table-cell>
              <table:table-cell office:value-type="float" office:value="0.215040372909781">
                <text:p>0.2150403729097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77835387906619">
                <text:p>0.577835387906619</text:p>
              </table:table-cell>
              <table:table-cell office:value-type="float" office:value="0.208632432896934">
                <text:p>0.2086324328969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94068850481366">
                <text:p>0.594068850481366</text:p>
              </table:table-cell>
              <table:table-cell office:value-type="float" office:value="0.202275964782534">
                <text:p>0.2022759647825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1031784146818">
                <text:p>0.61031784146818</text:p>
              </table:table-cell>
              <table:table-cell office:value-type="float" office:value="0.19596974779263">
                <text:p>0.195969747792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26563841354814">
                <text:p>0.626563841354814</text:p>
              </table:table-cell>
              <table:table-cell office:value-type="float" office:value="0.189712608659337">
                <text:p>0.1897126086593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183503419072274">
                <text:p>0.1835034190722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58969180535249">
                <text:p>0.658969180535249</text:p>
              </table:table-cell>
              <table:table-cell office:value-type="float" office:value="0.177341093303138">
                <text:p>0.1773410933031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75087859496536">
                <text:p>0.675087859496536</text:p>
              </table:table-cell>
              <table:table-cell office:value-type="float" office:value="0.171224585989252">
                <text:p>0.1712245859892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1122222319118">
                <text:p>0.691122222319118</text:p>
              </table:table-cell>
              <table:table-cell office:value-type="float" office:value="0.165152890063278">
                <text:p>0.1651528900632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07050115273025">
                <text:p>0.707050115273025</text:p>
              </table:table-cell>
              <table:table-cell office:value-type="float" office:value="0.159125034817478">
                <text:p>0.1591250348174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284865736488">
                <text:p>0.72284865736488</text:p>
              </table:table-cell>
              <table:table-cell office:value-type="float" office:value="0.153140084091993">
                <text:p>0.1531400840919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8494244510177">
                <text:p>0.738494244510177</text:p>
              </table:table-cell>
              <table:table-cell office:value-type="float" office:value="0.147197134577558">
                <text:p>0.1471971345775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53962555773856">
                <text:p>0.753962555773856</text:p>
              </table:table-cell>
              <table:table-cell office:value-type="float" office:value="0.141295314223954">
                <text:p>0.1412953142239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69228561791517">
                <text:p>0.769228561791517</text:p>
              </table:table-cell>
              <table:table-cell office:value-type="float" office:value="0.135433780746236">
                <text:p>0.1354337807462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84266535484392">
                <text:p>0.784266535484392</text:p>
              </table:table-cell>
              <table:table-cell office:value-type="float" office:value="0.129611720221511">
                <text:p>0.1296117202215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99050065181564">
                <text:p>0.799050065181564</text:p>
              </table:table-cell>
              <table:table-cell office:value-type="float" office:value="0.123828345769639">
                <text:p>0.1238283457696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13552070262968">
                <text:p>0.813552070262968</text:p>
              </table:table-cell>
              <table:table-cell office:value-type="float" office:value="0.118082896311803">
                <text:p>0.1180828963118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27744819436312">
                <text:p>0.827744819436312</text:p>
              </table:table-cell>
              <table:table-cell office:value-type="float" office:value="0.112374635401405">
                <text:p>0.1123746354014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41599951760261">
                <text:p>0.841599951760261</text:p>
              </table:table-cell>
              <table:table-cell office:value-type="float" office:value="0.106702850122201">
                <text:p>0.1067028501222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55088500524884">
                <text:p>0.855088500524884</text:p>
              </table:table-cell>
              <table:table-cell office:value-type="float" office:value="0.101066850049011">
                <text:p>0.1010668500490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68180920098644">
                <text:p>0.868180920098644</text:p>
              </table:table-cell>
              <table:table-cell office:value-type="float" office:value="0.0954659662667091">
                <text:p>0.09546596626670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80847115848821">
                <text:p>0.880847115848821</text:p>
              </table:table-cell>
              <table:table-cell office:value-type="float" office:value="0.0898995504435632">
                <text:p>0.08989955044356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93056477239414">
                <text:p>0.893056477239414</text:p>
              </table:table-cell>
              <table:table-cell office:value-type="float" office:value="0.084366973955265">
                <text:p>0.0843669739552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04777914207053">
                <text:p>0.904777914207053</text:p>
              </table:table-cell>
              <table:table-cell office:value-type="float" office:value="0.0788676270563234">
                <text:p>0.07886762705632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15979896911352">
                <text:p>0.915979896911352</text:p>
              </table:table-cell>
              <table:table-cell office:value-type="float" office:value="0.0734009180957178">
                <text:p>0.07340091809571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26630498951339">
                <text:p>0.926630498951339</text:p>
              </table:table-cell>
              <table:table-cell office:value-type="float" office:value="0.0679662727739576">
                <text:p>0.06796627277395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36697444134119">
                <text:p>0.936697444134119</text:p>
              </table:table-cell>
              <table:table-cell office:value-type="float" office:value="0.062563133438908">
                <text:p>0.0625631334389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4614815687575">
                <text:p>0.94614815687575</text:p>
              </table:table-cell>
              <table:table-cell office:value-type="float" office:value="0.0571909584179366">
                <text:p>0.05719095841793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54949816307316">
                <text:p>0.954949816307316</text:p>
              </table:table-cell>
              <table:table-cell office:value-type="float" office:value="0.0518492213841203">
                <text:p>0.05184922138412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63069414151446">
                <text:p>0.963069414151446</text:p>
              </table:table-cell>
              <table:table-cell office:value-type="float" office:value="0.0465374107544077">
                <text:p>0.04653741075440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70473816425995">
                <text:p>0.970473816425995</text:p>
              </table:table-cell>
              <table:table-cell office:value-type="float" office:value="0.0412550291177954">
                <text:p>0.04125502911779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77129829022132">
                <text:p>0.977129829022132</text:p>
              </table:table-cell>
              <table:table-cell office:value-type="float" office:value="0.0360015926917051">
                <text:p>0.03600159269170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8300426719389">
                <text:p>0.98300426719389</text:p>
              </table:table-cell>
              <table:table-cell office:value-type="float" office:value="0.0307766308048802">
                <text:p>0.03077663080488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88064028984997">
                <text:p>0.988064028984997</text:p>
              </table:table-cell>
              <table:table-cell office:value-type="float" office:value="0.0255796854052408">
                <text:p>0.02557968540524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92276172606773">
                <text:p>0.992276172606773</text:p>
              </table:table-cell>
              <table:table-cell office:value-type="float" office:value="0.0204103105912355">
                <text:p>0.02041031059123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5607997767872">
                <text:p>0.995607997767872</text:p>
              </table:table-cell>
              <table:table-cell office:value-type="float" office:value="0.0152680721653381">
                <text:p>0.01526807216533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98027130942678">
                <text:p>0.998027130942678</text:p>
              </table:table-cell>
              <table:table-cell office:value-type="float" office:value="0.0101525472084197">
                <text:p>0.01015254720841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9501614550269">
                <text:p>0.999501614550269</text:p>
              </table:table-cell>
              <table:table-cell office:value-type="float" office:value="0.0050633236738179">
                <text:p>0.00506332367381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427cm" svg:height="7.174cm" xlink:href=".." chart:class="chart:bar" chart:style-name="ch1">
        <chart:legend chart:legend-position="end" svg:x="21.825cm" svg:y="3.097cm" chart:style-name="ch2"/>
        <chart:plot-area chart:style-name="ch3" table:cell-range-address="Sheet4.B1:Sheet4.C101" chart:data-source-has-labels="row" svg:x="0.468cm" svg:y="0.143cm" svg:width="20.89cm" svg:height="6.745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B2:Sheet4.B101" chart:label-cell-address="Sheet4.B1:Sheet4.B1" chart:class="chart:bar">
            <chart:data-point chart:repeated="100"/>
          </chart:series>
          <chart:series chart:style-name="ch8" chart:values-cell-range-address="Sheet4.C2:Sheet4.C101" chart:label-cell-address="Sheet4.C1:Sheet4.C1" chart:class="chart:ba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4.B1:Sheet4.B1">1st</text:p>
              </table:table-cell>
              <table:table-cell office:value-type="string">
                <text:p text:id="Sheet4.C1:Sheet4.C1">2n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4.B2:Sheet4.B101">0</text:p>
              </table:table-cell>
              <table:table-cell office:value-type="float" office:value="0">
                <text:p text:id="Sheet4.C2:Sheet4.C101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103061015212836">
                <text:p>0.00000103061015212836</text:p>
              </table:table-cell>
              <table:table-cell office:value-type="float" office:value="0.0101010101010101">
                <text:p>0.01010101010101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824488121702692">
                <text:p>0.00000824488121702692</text:p>
              </table:table-cell>
              <table:table-cell office:value-type="float" office:value="0.0202020202020202">
                <text:p>0.0202020202020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78264741074658">
                <text:p>0.0000278264741074658</text:p>
              </table:table-cell>
              <table:table-cell office:value-type="float" office:value="0.0303030303030303">
                <text:p>0.0303030303030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659590497362153">
                <text:p>0.0000659590497362153</text:p>
              </table:table-cell>
              <table:table-cell office:value-type="float" office:value="0.0404040404040404">
                <text:p>0.04040404040404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28826269016046">
                <text:p>0.000128826269016046</text:p>
              </table:table-cell>
              <table:table-cell office:value-type="float" office:value="0.0505050505050505">
                <text:p>0.05050505050505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222611792859727">
                <text:p>0.000222611792859727</text:p>
              </table:table-cell>
              <table:table-cell office:value-type="float" office:value="0.0606060606060606">
                <text:p>0.06060606060606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353499282180029">
                <text:p>0.000353499282180029</text:p>
              </table:table-cell>
              <table:table-cell office:value-type="float" office:value="0.0707070707070707">
                <text:p>0.07070707070707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527672397889723">
                <text:p>0.000527672397889723</text:p>
              </table:table-cell>
              <table:table-cell office:value-type="float" office:value="0.0808080808080808">
                <text:p>0.08080808080808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751314800901578">
                <text:p>0.000751314800901578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03061015212836">
                <text:p>0.00103061015212836</text:p>
              </table:table-cell>
              <table:table-cell office:value-type="float" office:value="0.101010101010101">
                <text:p>0.1010101010101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37174211248285">
                <text:p>0.00137174211248285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78089434287781">
                <text:p>0.00178089434287781</text:p>
              </table:table-cell>
              <table:table-cell office:value-type="float" office:value="0.121212121212121">
                <text:p>0.1212121212121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26425050422602">
                <text:p>0.00226425050422602</text:p>
              </table:table-cell>
              <table:table-cell office:value-type="float" office:value="0.131313131313131">
                <text:p>0.131313131313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82799425744023">
                <text:p>0.00282799425744023</text:p>
              </table:table-cell>
              <table:table-cell office:value-type="float" office:value="0.141414141414141">
                <text:p>0.1414141414141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347830926343323">
                <text:p>0.00347830926343323</text:p>
              </table:table-cell>
              <table:table-cell office:value-type="float" office:value="0.151515151515152">
                <text:p>0.1515151515151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422137918311778">
                <text:p>0.00422137918311778</text:p>
              </table:table-cell>
              <table:table-cell office:value-type="float" office:value="0.161616161616162">
                <text:p>0.1616161616161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06338767740666">
                <text:p>0.00506338767740666</text:p>
              </table:table-cell>
              <table:table-cell office:value-type="float" office:value="0.171717171717172">
                <text:p>0.1717171717171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01051840721262">
                <text:p>0.00601051840721262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706895503344845">
                <text:p>0.00706895503344845</text:p>
              </table:table-cell>
              <table:table-cell office:value-type="float" office:value="0.191919191919192">
                <text:p>0.1919191919191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824488121702692">
                <text:p>0.00824488121702692</text:p>
              </table:table-cell>
              <table:table-cell office:value-type="float" office:value="0.202020202020202">
                <text:p>0.2020202020202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954448061886079">
                <text:p>0.00954448061886079</text:p>
              </table:table-cell>
              <table:table-cell office:value-type="float" office:value="0.212121212121212">
                <text:p>0.2121212121212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09739368998628">
                <text:p>0.0109739368998628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25394337209458">
                <text:p>0.0125394337209458</text:p>
              </table:table-cell>
              <table:table-cell office:value-type="float" office:value="0.232323232323232">
                <text:p>0.2323232323232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42471547430225">
                <text:p>0.0142471547430225</text:p>
              </table:table-cell>
              <table:table-cell office:value-type="float" office:value="0.242424242424242">
                <text:p>0.2424242424242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61032836270057">
                <text:p>0.0161032836270057</text:p>
              </table:table-cell>
              <table:table-cell office:value-type="float" office:value="0.252525252525252">
                <text:p>0.2525252525252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81140040338081">
                <text:p>0.0181140040338081</text:p>
              </table:table-cell>
              <table:table-cell office:value-type="float" office:value="0.262626262626263">
                <text:p>0.2626262626262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02854996243426">
                <text:p>0.0202854996243426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26239540595219">
                <text:p>0.0226239540595219</text:p>
              </table:table-cell>
              <table:table-cell office:value-type="float" office:value="0.282828282828283">
                <text:p>0.2828282828282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51355510002587">
                <text:p>0.0251355510002587</text:p>
              </table:table-cell>
              <table:table-cell office:value-type="float" office:value="0.292929292929293">
                <text:p>0.2929292929292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78264741074658">
                <text:p>0.0278264741074658</text:p>
              </table:table-cell>
              <table:table-cell office:value-type="float" office:value="0.303030303030303">
                <text:p>0.3030303030303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07029070420561">
                <text:p>0.0307029070420561</text:p>
              </table:table-cell>
              <table:table-cell office:value-type="float" office:value="0.313131313131313">
                <text:p>0.3131313131313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37710334649423">
                <text:p>0.0337710334649423</text:p>
              </table:table-cell>
              <table:table-cell office:value-type="float" office:value="0.323232323232323">
                <text:p>0.3232323232323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05071014192532">
                <text:p>0.0405071014192532</text:p>
              </table:table-cell>
              <table:table-cell office:value-type="float" office:value="0.343434343434343">
                <text:p>0.3434343434343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41874102725036">
                <text:p>0.0441874102725036</text:p>
              </table:table-cell>
              <table:table-cell office:value-type="float" office:value="0.353535353535353">
                <text:p>0.3535353535353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8084147257701">
                <text:p>0.048084147257701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22034960357581">
                <text:p>0.0522034960357581</text:p>
              </table:table-cell>
              <table:table-cell office:value-type="float" office:value="0.373737373737374">
                <text:p>0.3737373737373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65516402675876">
                <text:p>0.0565516402675876</text:p>
              </table:table-cell>
              <table:table-cell office:value-type="float" office:value="0.383838383838384">
                <text:p>0.3838383838383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611347636141025">
                <text:p>0.0611347636141025</text:p>
              </table:table-cell>
              <table:table-cell office:value-type="float" office:value="0.393939393939394">
                <text:p>0.3939393939393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59590497362153">
                <text:p>0.0659590497362153</text:p>
              </table:table-cell>
              <table:table-cell office:value-type="float" office:value="0.404040404040404">
                <text:p>0.4040404040404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1030682294839">
                <text:p>0.071030682294839</text:p>
              </table:table-cell>
              <table:table-cell office:value-type="float" office:value="0.414141414141414">
                <text:p>0.4141414141414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63558449508863">
                <text:p>0.0763558449508863</text:p>
              </table:table-cell>
              <table:table-cell office:value-type="float" office:value="0.424242424242424">
                <text:p>0.4242424242424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19407213652699">
                <text:p>0.0819407213652699</text:p>
              </table:table-cell>
              <table:table-cell office:value-type="float" office:value="0.434343434343434">
                <text:p>0.4343434343434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77914951989026">
                <text:p>0.0877914951989026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39143501126972">
                <text:p>0.0939143501126972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00315469767567">
                <text:p>0.100315469767567</text:p>
              </table:table-cell>
              <table:table-cell office:value-type="float" office:value="0.464646464646465">
                <text:p>0.4646464646464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07001037824423">
                <text:p>0.107001037824423</text:p>
              </table:table-cell>
              <table:table-cell office:value-type="float" office:value="0.474747474747475">
                <text:p>0.4747474747474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1397723794418">
                <text:p>0.11397723794418</text:p>
              </table:table-cell>
              <table:table-cell office:value-type="float" office:value="0.484848484848485">
                <text:p>0.4848484848484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2125025378775">
                <text:p>0.12125025378775</text:p>
              </table:table-cell>
              <table:table-cell office:value-type="float" office:value="0.494949494949495">
                <text:p>0.4949494949494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28826269016046">
                <text:p>0.128826269016046</text:p>
              </table:table-cell>
              <table:table-cell office:value-type="float" office:value="0.505050505050505">
                <text:p>0.5050505050505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3671146728998">
                <text:p>0.13671146728998</text:p>
              </table:table-cell>
              <table:table-cell office:value-type="float" office:value="0.515151515151515">
                <text:p>0.5151515151515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44912032270465">
                <text:p>0.144912032270465</text:p>
              </table:table-cell>
              <table:table-cell office:value-type="float" office:value="0.525252525252525">
                <text:p>0.5252525252525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53434147618415">
                <text:p>0.153434147618415</text:p>
              </table:table-cell>
              <table:table-cell office:value-type="float" office:value="0.535353535353535">
                <text:p>0.5353535353535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62283996994741">
                <text:p>0.162283996994741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71467764060357">
                <text:p>0.171467764060357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80991632476175">
                <text:p>0.180991632476175</text:p>
              </table:table-cell>
              <table:table-cell office:value-type="float" office:value="0.565656565656566">
                <text:p>0.5656565656565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90861785903108">
                <text:p>0.190861785903108</text:p>
              </table:table-cell>
              <table:table-cell office:value-type="float" office:value="0.575757575757576">
                <text:p>0.5757575757575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01084408002069">
                <text:p>0.201084408002069</text:p>
              </table:table-cell>
              <table:table-cell office:value-type="float" office:value="0.585858585858586">
                <text:p>0.5858585858585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11665682433971">
                <text:p>0.211665682433971</text:p>
              </table:table-cell>
              <table:table-cell office:value-type="float" office:value="0.595959595959596">
                <text:p>0.5959595959595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22611792859727">
                <text:p>0.222611792859727</text:p>
              </table:table-cell>
              <table:table-cell office:value-type="float" office:value="0.606060606060606">
                <text:p>0.6060606060606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33928922940248">
                <text:p>0.233928922940248</text:p>
              </table:table-cell>
              <table:table-cell office:value-type="float" office:value="0.616161616161616">
                <text:p>0.6161616161616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45623256336449">
                <text:p>0.245623256336449</text:p>
              </table:table-cell>
              <table:table-cell office:value-type="float" office:value="0.626262626262626">
                <text:p>0.6262626262626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57700976709241">
                <text:p>0.257700976709241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70168267719538">
                <text:p>0.270168267719538</text:p>
              </table:table-cell>
              <table:table-cell office:value-type="float" office:value="0.646464646464646">
                <text:p>0.6464646464646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83031313028252">
                <text:p>0.283031313028252</text:p>
              </table:table-cell>
              <table:table-cell office:value-type="float" office:value="0.656565656565657">
                <text:p>0.6565656565656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96296296296296">
                <text:p>0.29629629629629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09969401184583">
                <text:p>0.309969401184583</text:p>
              </table:table-cell>
              <table:table-cell office:value-type="float" office:value="0.676767676767677">
                <text:p>0.6767676767676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24056811354026">
                <text:p>0.324056811354026</text:p>
              </table:table-cell>
              <table:table-cell office:value-type="float" office:value="0.686868686868687">
                <text:p>0.6868686868686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38564710465537">
                <text:p>0.338564710465537</text:p>
              </table:table-cell>
              <table:table-cell office:value-type="float" office:value="0.696969696969697">
                <text:p>0.6969696969696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53499282180029">
                <text:p>0.353499282180029</text:p>
              </table:table-cell>
              <table:table-cell office:value-type="float" office:value="0.707070707070707">
                <text:p>0.7070707070707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68866710158415">
                <text:p>0.368866710158415</text:p>
              </table:table-cell>
              <table:table-cell office:value-type="float" office:value="0.717171717171717">
                <text:p>0.7171717171717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84673178061608">
                <text:p>0.384673178061608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0092486955052">
                <text:p>0.40092486955052</text:p>
              </table:table-cell>
              <table:table-cell office:value-type="float" office:value="0.737373737373737">
                <text:p>0.7373737373737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17627968286064">
                <text:p>0.417627968286064</text:p>
              </table:table-cell>
              <table:table-cell office:value-type="float" office:value="0.747474747474748">
                <text:p>0.7474747474747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34788657929154">
                <text:p>0.434788657929154</text:p>
              </table:table-cell>
              <table:table-cell office:value-type="float" office:value="0.757575757575758">
                <text:p>0.7575757575757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52413122140701">
                <text:p>0.452413122140701</text:p>
              </table:table-cell>
              <table:table-cell office:value-type="float" office:value="0.767676767676768">
                <text:p>0.7676767676767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70507544581619">
                <text:p>0.470507544581619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8907810891282">
                <text:p>0.48907810891282</text:p>
              </table:table-cell>
              <table:table-cell office:value-type="float" office:value="0.787878787878788">
                <text:p>0.7878787878787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08130998795217">
                <text:p>0.508130998795217</text:p>
              </table:table-cell>
              <table:table-cell office:value-type="float" office:value="0.797979797979798">
                <text:p>0.7979797979797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27672397889723">
                <text:p>0.527672397889723</text:p>
              </table:table-cell>
              <table:table-cell office:value-type="float" office:value="0.808080808080808">
                <text:p>0.8080808080808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4770848985725">
                <text:p>0.54770848985725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68245458358712">
                <text:p>0.568245458358712</text:p>
              </table:table-cell>
              <table:table-cell office:value-type="float" office:value="0.828282828282828">
                <text:p>0.8282828282828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89289487055021">
                <text:p>0.589289487055021</text:p>
              </table:table-cell>
              <table:table-cell office:value-type="float" office:value="0.838383838383838">
                <text:p>0.8383838383838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1084675960709">
                <text:p>0.61084675960709</text:p>
              </table:table-cell>
              <table:table-cell office:value-type="float" office:value="0.848484848484848">
                <text:p>0.8484848484848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32923459675832">
                <text:p>0.632923459675832</text:p>
              </table:table-cell>
              <table:table-cell office:value-type="float" office:value="0.858585858585859">
                <text:p>0.8585858585858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55525770922159">
                <text:p>0.655525770922159</text:p>
              </table:table-cell>
              <table:table-cell office:value-type="float" office:value="0.868686868686869">
                <text:p>0.8686868686868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78659877006984">
                <text:p>0.678659877006984</text:p>
              </table:table-cell>
              <table:table-cell office:value-type="float" office:value="0.878787878787879">
                <text:p>0.8787878787878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02331961591221">
                <text:p>0.702331961591221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26548208335781">
                <text:p>0.726548208335781</text:p>
              </table:table-cell>
              <table:table-cell office:value-type="float" office:value="0.898989898989899">
                <text:p>0.8989898989898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51314800901578">
                <text:p>0.751314800901578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76637922949524">
                <text:p>0.776637922949524</text:p>
              </table:table-cell>
              <table:table-cell office:value-type="float" office:value="0.919191919191919">
                <text:p>0.9191919191919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02523758140532">
                <text:p>0.802523758140532</text:p>
              </table:table-cell>
              <table:table-cell office:value-type="float" office:value="0.929292929292929">
                <text:p>0.9292929292929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28978490135515">
                <text:p>0.828978490135515</text:p>
              </table:table-cell>
              <table:table-cell office:value-type="float" office:value="0.939393939393939">
                <text:p>0.9393939393939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56008302595386">
                <text:p>0.856008302595386</text:p>
              </table:table-cell>
              <table:table-cell office:value-type="float" office:value="0.94949494949495">
                <text:p>0.949494949494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83619379181056">
                <text:p>0.883619379181056</text:p>
              </table:table-cell>
              <table:table-cell office:value-type="float" office:value="0.95959595959596">
                <text:p>0.959595959595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11817903553441">
                <text:p>0.911817903553441</text:p>
              </table:table-cell>
              <table:table-cell office:value-type="float" office:value="0.96969696969697">
                <text:p>0.969696969696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40610059373451">
                <text:p>0.940610059373451</text:p>
              </table:table-cell>
              <table:table-cell office:value-type="float" office:value="0.97979797979798">
                <text:p>0.979797979797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70002030302">
                <text:p>0.970002030302</text:p>
              </table:table-cell>
              <table:table-cell office:value-type="float" office:value="0.98989898989899">
                <text:p>0.989898989898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358cm" svg:height="7cm" xlink:href=".." chart:class="chart:bar" chart:style-name="ch1">
        <chart:legend chart:legend-position="end" svg:x="21.83cm" svg:y="3.01cm" chart:style-name="ch2"/>
        <chart:plot-area chart:style-name="ch3" table:cell-range-address="Sheet4.D1:Sheet4.E101" chart:data-source-has-labels="row" svg:x="0.467cm" svg:y="0.14cm" svg:width="20.897cm" svg:height="6.5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D2:Sheet4.D101" chart:label-cell-address="Sheet4.D1:Sheet4.D1" chart:class="chart:bar">
            <chart:data-point chart:repeated="100"/>
          </chart:series>
          <chart:series chart:style-name="ch8" chart:values-cell-range-address="Sheet4.E2:Sheet4.E101" chart:label-cell-address="Sheet4.E1:Sheet4.E1" chart:class="chart:ba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4.D1:Sheet4.D1">3rd</text:p>
              </table:table-cell>
              <table:table-cell office:value-type="string">
                <text:p text:id="Sheet4.E1:Sheet4.E1">4t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4.D2:Sheet4.D101">1</text:p>
              </table:table-cell>
              <table:table-cell office:value-type="float" office:value="0">
                <text:p text:id="Sheet4.E2:Sheet4.E101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9998969389848">
                <text:p>0.999998969389848</text:p>
              </table:table-cell>
              <table:table-cell office:value-type="float" office:value="0.00016026898480464">
                <text:p>0.000160268984804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9991755118783">
                <text:p>0.999991755118783</text:p>
              </table:table-cell>
              <table:table-cell office:value-type="float" office:value="0.000641075898051634">
                <text:p>0.0006410758980516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9972173525893">
                <text:p>0.999972173525893</text:p>
              </table:table-cell>
              <table:table-cell office:value-type="float" office:value="0.00144242036923867">
                <text:p>0.001442420369238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9934040950264">
                <text:p>0.999934040950264</text:p>
              </table:table-cell>
              <table:table-cell office:value-type="float" office:value="0.00256430095752404">
                <text:p>0.002564300957524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9871173730984">
                <text:p>0.999871173730984</text:p>
              </table:table-cell>
              <table:table-cell office:value-type="float" office:value="0.00400671391672324">
                <text:p>0.004006713916723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977738820714">
                <text:p>0.99977738820714</text:p>
              </table:table-cell>
              <table:table-cell office:value-type="float" office:value="0.005769651466317">
                <text:p>0.0057696514663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964650071782">
                <text:p>0.99964650071782</text:p>
              </table:table-cell>
              <table:table-cell office:value-type="float" office:value="0.00785309956849672">
                <text:p>0.007853099568496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947232760211">
                <text:p>0.99947232760211</text:p>
              </table:table-cell>
              <table:table-cell office:value-type="float" office:value="0.0102570352113001">
                <text:p>0.0102570352113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9248685199098">
                <text:p>0.999248685199098</text:p>
              </table:table-cell>
              <table:table-cell office:value-type="float" office:value="0.0129814231979309">
                <text:p>0.01298142319793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8969389847872">
                <text:p>0.998969389847872</text:p>
              </table:table-cell>
              <table:table-cell office:value-type="float" office:value="0.0160262124424149">
                <text:p>0.0160262124424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8628257887517">
                <text:p>0.998628257887517</text:p>
              </table:table-cell>
              <table:table-cell office:value-type="float" office:value="0.0193913317718244">
                <text:p>0.01939133177182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8219105657122">
                <text:p>0.998219105657122</text:p>
              </table:table-cell>
              <table:table-cell office:value-type="float" office:value="0.0230766852354058">
                <text:p>0.02307668523540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7735749495774">
                <text:p>0.997735749495774</text:p>
              </table:table-cell>
              <table:table-cell office:value-type="float" office:value="0.0270821469210767">
                <text:p>0.02708214692107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717200574256">
                <text:p>0.99717200574256</text:p>
              </table:table-cell>
              <table:table-cell office:value-type="float" office:value="0.0314075552799185">
                <text:p>0.03140755527991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6521690736567">
                <text:p>0.996521690736567</text:p>
              </table:table-cell>
              <table:table-cell office:value-type="float" office:value="0.0360527069594856">
                <text:p>0.03605270695948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5778620816882">
                <text:p>0.995778620816882</text:p>
              </table:table-cell>
              <table:table-cell office:value-type="float" office:value="0.0410173501469836">
                <text:p>0.04101735014698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4936612322593">
                <text:p>0.994936612322593</text:p>
              </table:table-cell>
              <table:table-cell office:value-type="float" office:value="0.0463011774236394">
                <text:p>0.04630117742363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3989481592787">
                <text:p>0.993989481592787</text:p>
              </table:table-cell>
              <table:table-cell office:value-type="float" office:value="0.0519038181318997">
                <text:p>0.05190381813189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2931044966552">
                <text:p>0.992931044966552</text:p>
              </table:table-cell>
              <table:table-cell office:value-type="float" office:value="0.0578248302574556">
                <text:p>0.05782483025745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1755118782973">
                <text:p>0.991755118782973</text:p>
              </table:table-cell>
              <table:table-cell office:value-type="float" office:value="0.0640636918284984">
                <text:p>0.06406369182849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0455519381139">
                <text:p>0.990455519381139</text:p>
              </table:table-cell>
              <table:table-cell office:value-type="float" office:value="0.0706197918350757">
                <text:p>0.07061979183507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89026063100137">
                <text:p>0.989026063100137</text:p>
              </table:table-cell>
              <table:table-cell office:value-type="float" office:value="0.0774924206719309">
                <text:p>0.07749242067193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87460566279054">
                <text:p>0.987460566279054</text:p>
              </table:table-cell>
              <table:table-cell office:value-type="float" office:value="0.0846807601087869">
                <text:p>0.08468076010878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85752845256977">
                <text:p>0.985752845256977</text:p>
              </table:table-cell>
              <table:table-cell office:value-type="float" office:value="0.092183872792668">
                <text:p>0.0921838727926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83896716372994">
                <text:p>0.983896716372994</text:p>
              </table:table-cell>
              <table:table-cell office:value-type="float" office:value="0.100000691287559">
                <text:p>0.1000006912875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81885995966192">
                <text:p>0.981885995966192</text:p>
              </table:table-cell>
              <table:table-cell office:value-type="float" office:value="0.108130006657463">
                <text:p>0.1081300066574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79714500375657">
                <text:p>0.979714500375657</text:p>
              </table:table-cell>
              <table:table-cell office:value-type="float" office:value="0.116570456599759">
                <text:p>0.1165704565997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77376045940478">
                <text:p>0.977376045940478</text:p>
              </table:table-cell>
              <table:table-cell office:value-type="float" office:value="0.125320513136669">
                <text:p>0.1253205131366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74864448999741">
                <text:p>0.974864448999741</text:p>
              </table:table-cell>
              <table:table-cell office:value-type="float" office:value="0.134378469873631">
                <text:p>0.1343784698736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72173525892534">
                <text:p>0.972173525892534</text:p>
              </table:table-cell>
              <table:table-cell office:value-type="float" office:value="0.143742428834431">
                <text:p>0.1437424288344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69297092957944">
                <text:p>0.969297092957944</text:p>
              </table:table-cell>
              <table:table-cell office:value-type="float" office:value="0.153410286884089">
                <text:p>0.1534102868840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66228966535058">
                <text:p>0.966228966535058</text:p>
              </table:table-cell>
              <table:table-cell office:value-type="float" office:value="0.163379721751727">
                <text:p>0.1633797217517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62962962962963">
                <text:p>0.962962962962963</text:p>
              </table:table-cell>
              <table:table-cell office:value-type="float" office:value="0.17364817766693">
                <text:p>0.173648177666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59492898580747">
                <text:p>0.959492898580747</text:p>
              </table:table-cell>
              <table:table-cell office:value-type="float" office:value="0.184212850624539">
                <text:p>0.1842128506245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55812589727496">
                <text:p>0.955812589727496</text:p>
              </table:table-cell>
              <table:table-cell office:value-type="float" office:value="0.195070673294246">
                <text:p>0.1950706732942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51915852742299">
                <text:p>0.951915852742299</text:p>
              </table:table-cell>
              <table:table-cell office:value-type="float" office:value="0.206218299592988">
                <text:p>0.2062182995929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47796503964242">
                <text:p>0.947796503964242</text:p>
              </table:table-cell>
              <table:table-cell office:value-type="float" office:value="0.217652088939736">
                <text:p>0.2176520889397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43448359732412">
                <text:p>0.943448359732412</text:p>
              </table:table-cell>
              <table:table-cell office:value-type="float" office:value="0.229368090214063">
                <text:p>0.2293680902140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38865236385898">
                <text:p>0.938865236385898</text:p>
              </table:table-cell>
              <table:table-cell office:value-type="float" office:value="0.241362025441706">
                <text:p>0.2413620254417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34040950263785">
                <text:p>0.934040950263785</text:p>
              </table:table-cell>
              <table:table-cell office:value-type="float" office:value="0.253629273232247">
                <text:p>0.2536292732322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28969317705161">
                <text:p>0.928969317705161</text:p>
              </table:table-cell>
              <table:table-cell office:value-type="float" office:value="0.266164851996103">
                <text:p>0.2661648519961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23644155049114">
                <text:p>0.923644155049114</text:p>
              </table:table-cell>
              <table:table-cell office:value-type="float" office:value="0.278963402970081">
                <text:p>0.2789634029700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1805927863473">
                <text:p>0.91805927863473</text:p>
              </table:table-cell>
              <table:table-cell office:value-type="float" office:value="0.292019173082993">
                <text:p>0.2920191730829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12208504801097">
                <text:p>0.912208504801097</text:p>
              </table:table-cell>
              <table:table-cell office:value-type="float" office:value="0.305325997695113">
                <text:p>0.3053259976951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06085649887303">
                <text:p>0.906085649887303</text:p>
              </table:table-cell>
              <table:table-cell office:value-type="float" office:value="0.318877283247619">
                <text:p>0.3188772832476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99684530232434">
                <text:p>0.899684530232434</text:p>
              </table:table-cell>
              <table:table-cell office:value-type="float" office:value="0.332665989860664">
                <text:p>0.3326659898606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92998962175577">
                <text:p>0.892998962175577</text:p>
              </table:table-cell>
              <table:table-cell office:value-type="float" office:value="0.346684613921246">
                <text:p>0.3466846139212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8602276205582">
                <text:p>0.88602276205582</text:p>
              </table:table-cell>
              <table:table-cell office:value-type="float" office:value="0.360925170704672">
                <text:p>0.3609251707046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7874974621225">
                <text:p>0.87874974621225</text:p>
              </table:table-cell>
              <table:table-cell office:value-type="float" office:value="0.375379177076144">
                <text:p>0.3753791770761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71173730983954">
                <text:p>0.871173730983954</text:p>
              </table:table-cell>
              <table:table-cell office:value-type="float" office:value="0.390037634321751">
                <text:p>0.3900376343217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6328853271002">
                <text:p>0.86328853271002</text:p>
              </table:table-cell>
              <table:table-cell office:value-type="float" office:value="0.404891011160991">
                <text:p>0.4048910111609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55087967729535">
                <text:p>0.855087967729535</text:p>
              </table:table-cell>
              <table:table-cell office:value-type="float" office:value="0.419929226995875">
                <text:p>0.4199292269958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46565852381585">
                <text:p>0.846565852381585</text:p>
              </table:table-cell>
              <table:table-cell office:value-type="float" office:value="0.435141635454603">
                <text:p>0.4351416354546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37716003005259">
                <text:p>0.837716003005259</text:p>
              </table:table-cell>
              <table:table-cell office:value-type="float" office:value="0.450517008290827">
                <text:p>0.4505170082908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28532235939643">
                <text:p>0.828532235939643</text:p>
              </table:table-cell>
              <table:table-cell office:value-type="float" office:value="0.466043519702539">
                <text:p>0.4660435197025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19008367523825">
                <text:p>0.819008367523825</text:p>
              </table:table-cell>
              <table:table-cell office:value-type="float" office:value="0.481708731137737">
                <text:p>0.4817087311377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09138214096892">
                <text:p>0.809138214096892</text:p>
              </table:table-cell>
              <table:table-cell office:value-type="float" office:value="0.497499576657085">
                <text:p>0.4974995766570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891559199793">
                <text:p>0.79891559199793</text:p>
              </table:table-cell>
              <table:table-cell office:value-type="float" office:value="0.513402348926915">
                <text:p>0.5134023489269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88334317566029">
                <text:p>0.788334317566029</text:p>
              </table:table-cell>
              <table:table-cell office:value-type="float" office:value="0.529402685919026">
                <text:p>0.5294026859190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77388207140273">
                <text:p>0.777388207140273</text:p>
              </table:table-cell>
              <table:table-cell office:value-type="float" office:value="0.545485558396833">
                <text:p>0.5454855583968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66071077059752">
                <text:p>0.766071077059752</text:p>
              </table:table-cell>
              <table:table-cell office:value-type="float" office:value="0.561635258270485">
                <text:p>0.5616352582704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54376743663551">
                <text:p>0.754376743663551</text:p>
              </table:table-cell>
              <table:table-cell office:value-type="float" office:value="0.577835387906619">
                <text:p>0.5778353879066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42299023290759">
                <text:p>0.742299023290759</text:p>
              </table:table-cell>
              <table:table-cell office:value-type="float" office:value="0.594068850481366">
                <text:p>0.5940688504813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29831732280462">
                <text:p>0.729831732280462</text:p>
              </table:table-cell>
              <table:table-cell office:value-type="float" office:value="0.61031784146818">
                <text:p>0.610317841468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16968686971748">
                <text:p>0.716968686971748</text:p>
              </table:table-cell>
              <table:table-cell office:value-type="float" office:value="0.626563841354814">
                <text:p>0.6265638413548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03703703703704">
                <text:p>0.703703703703704</text:p>
              </table:table-cell>
              <table:table-cell office:value-type="float" office:value="0.642787609686539">
                <text:p>0.6427876096865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90030598815417">
                <text:p>0.690030598815417</text:p>
              </table:table-cell>
              <table:table-cell office:value-type="float" office:value="0.658969180535249">
                <text:p>0.6589691805352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75943188645974">
                <text:p>0.675943188645974</text:p>
              </table:table-cell>
              <table:table-cell office:value-type="float" office:value="0.675087859496536">
                <text:p>0.6750878594965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61435289534463">
                <text:p>0.661435289534463</text:p>
              </table:table-cell>
              <table:table-cell office:value-type="float" office:value="0.691122222319118">
                <text:p>0.6911222223191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46500717819971">
                <text:p>0.646500717819971</text:p>
              </table:table-cell>
              <table:table-cell office:value-type="float" office:value="0.707050115273025">
                <text:p>0.7070501152730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31133289841585">
                <text:p>0.631133289841585</text:p>
              </table:table-cell>
              <table:table-cell office:value-type="float" office:value="0.72284865736488">
                <text:p>0.722848657364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15326821938392">
                <text:p>0.615326821938392</text:p>
              </table:table-cell>
              <table:table-cell office:value-type="float" office:value="0.738494244510177">
                <text:p>0.7384942445101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9907513044948">
                <text:p>0.59907513044948</text:p>
              </table:table-cell>
              <table:table-cell office:value-type="float" office:value="0.753962555773856">
                <text:p>0.7539625557738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82372031713936">
                <text:p>0.582372031713936</text:p>
              </table:table-cell>
              <table:table-cell office:value-type="float" office:value="0.769228561791517">
                <text:p>0.7692285617915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65211342070846">
                <text:p>0.565211342070846</text:p>
              </table:table-cell>
              <table:table-cell office:value-type="float" office:value="0.784266535484392">
                <text:p>0.7842665354843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47586877859299">
                <text:p>0.547586877859299</text:p>
              </table:table-cell>
              <table:table-cell office:value-type="float" office:value="0.799050065181564">
                <text:p>0.7990500651815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29492455418381">
                <text:p>0.529492455418381</text:p>
              </table:table-cell>
              <table:table-cell office:value-type="float" office:value="0.813552070262968">
                <text:p>0.8135520702629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1092189108718">
                <text:p>0.51092189108718</text:p>
              </table:table-cell>
              <table:table-cell office:value-type="float" office:value="0.827744819436312">
                <text:p>0.8277448194363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91869001204783">
                <text:p>0.491869001204783</text:p>
              </table:table-cell>
              <table:table-cell office:value-type="float" office:value="0.841599951760261">
                <text:p>0.8415999517602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72327602110277">
                <text:p>0.472327602110277</text:p>
              </table:table-cell>
              <table:table-cell office:value-type="float" office:value="0.855088500524884">
                <text:p>0.8550885005248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5229151014275">
                <text:p>0.45229151014275</text:p>
              </table:table-cell>
              <table:table-cell office:value-type="float" office:value="0.868180920098644">
                <text:p>0.8681809200986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31754541641288">
                <text:p>0.431754541641288</text:p>
              </table:table-cell>
              <table:table-cell office:value-type="float" office:value="0.880847115848821">
                <text:p>0.8808471158488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10710512944979">
                <text:p>0.410710512944979</text:p>
              </table:table-cell>
              <table:table-cell office:value-type="float" office:value="0.893056477239414">
                <text:p>0.8930564772394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8915324039291">
                <text:p>0.38915324039291</text:p>
              </table:table-cell>
              <table:table-cell office:value-type="float" office:value="0.904777914207053">
                <text:p>0.9047779142070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67076540324168">
                <text:p>0.367076540324168</text:p>
              </table:table-cell>
              <table:table-cell office:value-type="float" office:value="0.915979896911352">
                <text:p>0.9159798969113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44474229077841">
                <text:p>0.344474229077841</text:p>
              </table:table-cell>
              <table:table-cell office:value-type="float" office:value="0.926630498951339">
                <text:p>0.9266304989513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21340122993016">
                <text:p>0.321340122993016</text:p>
              </table:table-cell>
              <table:table-cell office:value-type="float" office:value="0.936697444134119">
                <text:p>0.9366974441341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97668038408779">
                <text:p>0.297668038408779</text:p>
              </table:table-cell>
              <table:table-cell office:value-type="float" office:value="0.94614815687575">
                <text:p>0.946148156875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73451791664219">
                <text:p>0.273451791664219</text:p>
              </table:table-cell>
              <table:table-cell office:value-type="float" office:value="0.954949816307316">
                <text:p>0.9549498163073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48685199098422">
                <text:p>0.248685199098422</text:p>
              </table:table-cell>
              <table:table-cell office:value-type="float" office:value="0.963069414151446">
                <text:p>0.9630694141514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23362077050476">
                <text:p>0.223362077050476</text:p>
              </table:table-cell>
              <table:table-cell office:value-type="float" office:value="0.970473816425995">
                <text:p>0.9704738164259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97476241859468">
                <text:p>0.197476241859468</text:p>
              </table:table-cell>
              <table:table-cell office:value-type="float" office:value="0.977129829022132">
                <text:p>0.9771298290221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71021509864485">
                <text:p>0.171021509864485</text:p>
              </table:table-cell>
              <table:table-cell office:value-type="float" office:value="0.98300426719389">
                <text:p>0.983004267193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43991697404614">
                <text:p>0.143991697404614</text:p>
              </table:table-cell>
              <table:table-cell office:value-type="float" office:value="0.988064028984997">
                <text:p>0.9880640289849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16380620818944">
                <text:p>0.116380620818944</text:p>
              </table:table-cell>
              <table:table-cell office:value-type="float" office:value="0.992276172606773">
                <text:p>0.9922761726067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881820964465592">
                <text:p>0.0881820964465592</text:p>
              </table:table-cell>
              <table:table-cell office:value-type="float" office:value="0.995607997767872">
                <text:p>0.9956079977678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593899406265492">
                <text:p>0.0593899406265492</text:p>
              </table:table-cell>
              <table:table-cell office:value-type="float" office:value="0.998027130942678">
                <text:p>0.9980271309426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99979696980002">
                <text:p>0.0299979696980002</text:p>
              </table:table-cell>
              <table:table-cell office:value-type="float" office:value="0.999501614550269">
                <text:p>0.9995016145502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512cm" svg:height="7cm" xlink:href=".." chart:class="chart:bar" chart:style-name="ch1">
        <chart:legend chart:legend-position="end" svg:x="21.243cm" svg:y="3.208cm" chart:style-name="ch2"/>
        <chart:plot-area chart:style-name="ch3" table:cell-range-address="Sheet5.A1:Sheet5.A101" chart:data-source-has-labels="row" svg:x="0.45cm" svg:y="0.14cm" svg:width="20.344cm" svg:height="6.5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5.A2:Sheet5.A101" chart:label-cell-address="Sheet5.A1:Sheet5.A1" chart:class="chart:ba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5.A1:Sheet5.A1">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552212681868">
                <text:p text:id="Sheet5.A2:Sheet5.A101">0.955221268186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582568724086">
                <text:p>0.995825687240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495979937236">
                <text:p>0.994959799372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0604601375635">
                <text:p>0.806046013756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9907344297492">
                <text:p>0.799073442974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582568724086">
                <text:p>0.995825687240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9479268798506">
                <text:p>0.494792687985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572130273494">
                <text:p>0.45572130273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582568724086">
                <text:p>0.995825687240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7751256816259">
                <text:p>0.277512568162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582568724086">
                <text:p>0.995825687240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425813628175">
                <text:p>0.3425813628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887391018137">
                <text:p>0.108873910181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582568724086">
                <text:p>0.995825687240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729689298361">
                <text:p>0.137296892983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582568724086">
                <text:p>0.995825687240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4630884208237">
                <text:p>0.084630884208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9698890824747">
                <text:p>0.0696988908247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930803854205">
                <text:p>0.259308038542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0791047352622">
                <text:p>0.207910473526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582568724086">
                <text:p>0.995825687240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5186344870738">
                <text:p>0.0551863448707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7459623304239">
                <text:p>0.0374596233042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6734390244897">
                <text:p>0.267343902448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582568724086">
                <text:p>0.995825687240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8367150093304">
                <text:p>0.383671500933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5589131320026">
                <text:p>0.355891313200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582568724086">
                <text:p>0.995825687240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853240817201">
                <text:p>0.298532408172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7465810936313">
                <text:p>0.474658109363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582568724086">
                <text:p>0.995825687240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0005927342898">
                <text:p>0.300059273428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975611208693">
                <text:p>0.339756112086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582568724086">
                <text:p>0.995825687240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1428021751317">
                <text:p>0.314280217513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582568724086">
                <text:p>0.995825687240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360988710891">
                <text:p>0.83609887108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3356285231957">
                <text:p>0.733562852319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2134883665705">
                <text:p>0.721348836657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582568724086">
                <text:p>0.995825687240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2180773091764">
                <text:p>0.621807730917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955415801167">
                <text:p>0.59554158011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1284231963019">
                <text:p>0.512842319630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9875292075477">
                <text:p>0.398752920754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862673842397">
                <text:p>0.448626738423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9582568724086">
                <text:p>0.995825687240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1594256653676">
                <text:p>0.715942566536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582568724086">
                <text:p>0.995825687240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540343233798">
                <text:p>0.85403432337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1663623048104">
                <text:p>0.916636230481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5381957783239">
                <text:p>0.853819577832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9582568724086">
                <text:p>0.995825687240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8273766587415">
                <text:p>0.782737665874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2364440033382">
                <text:p>0.823644400333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0255292280633">
                <text:p>0.802552922806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582568724086">
                <text:p>0.995825687240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8670503543314">
                <text:p>0.686705035433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9582568724086">
                <text:p>0.995825687240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060069541881">
                <text:p>0.990600695418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582568724086">
                <text:p>0.995825687240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7104704385175">
                <text:p>0.771047043851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582568724086">
                <text:p>0.995825687240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6780371851056">
                <text:p>0.667803718510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582568724086">
                <text:p>0.995825687240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0638469338954">
                <text:p>0.706384693389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0323556813677">
                <text:p>0.603235568136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9582568724086">
                <text:p>0.995825687240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6891345362531">
                <text:p>0.568913453625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6655868071745">
                <text:p>0.566558680717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9316525651342">
                <text:p>0.793165256513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9582568724086">
                <text:p>0.995825687240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2232643472835">
                <text:p>0.222326434728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9582568724086">
                <text:p>0.995825687240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987750507345">
                <text:p>0.99877505073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6213743612703">
                <text:p>0.962137436127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9252234367123">
                <text:p>0.892522343671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9582568724086">
                <text:p>0.995825687240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8105489606895">
                <text:p>0.881054896068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9582568724086">
                <text:p>0.995825687240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1001993426671">
                <text:p>0.810019934266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7273259998912">
                <text:p>0.772732599989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9582568724086">
                <text:p>0.995825687240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1422860413154">
                <text:p>0.414228604131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9582568724086">
                <text:p>0.995825687240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9161022627303">
                <text:p>0.591610226273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582568724086">
                <text:p>0.995825687240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4522918089131">
                <text:p>0.645229180891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4781611771968">
                <text:p>0.647816117719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9425930327753">
                <text:p>0.794259303277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540317050898">
                <text:p>0.85403170508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6754497167318">
                <text:p>0.867544971673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9582568724086">
                <text:p>0.995825687240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74961636087533">
                <text:p>0.0749616360875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582568724086">
                <text:p>0.995825687240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43711947638627">
                <text:p>0.0437119476386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582568724086">
                <text:p>0.995825687240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6306486197136">
                <text:p>0.9630648619713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